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2.95pt"/>
    </style:style>
    <style:style style:name="co2" style:family="table-column">
      <style:table-column-properties fo:break-before="auto" style:column-width="68.14pt"/>
    </style:style>
    <style:style style:name="co3" style:family="table-column">
      <style:table-column-properties fo:break-before="auto" style:column-width="81.64pt"/>
    </style:style>
    <style:style style:name="co4" style:family="table-column">
      <style:table-column-properties fo:break-before="auto" style:column-width="182.21pt"/>
    </style:style>
    <style:style style:name="co5" style:family="table-column">
      <style:table-column-properties fo:break-before="auto" style:column-width="365.36pt"/>
    </style:style>
    <style:style style:name="co6" style:family="table-column">
      <style:table-column-properties fo:break-before="auto" style:column-width="46.91pt"/>
    </style:style>
    <style:style style:name="co7" style:family="table-column">
      <style:table-column-properties fo:break-before="auto" style:column-width="244.49pt"/>
    </style:style>
    <style:style style:name="co8" style:family="table-column">
      <style:table-column-properties fo:break-before="auto" style:column-width="144.5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72.91pt" fo:break-before="auto" style:use-optimal-row-height="true"/>
    </style:style>
    <style:style style:name="ro3" style:family="table-row">
      <style:table-row-properties style:row-height="100.91pt" fo:break-before="auto" style:use-optimal-row-height="true"/>
    </style:style>
    <style:style style:name="ro4" style:family="table-row">
      <style:table-row-properties style:row-height="230.46pt" fo:break-before="auto" style:use-optimal-row-height="true"/>
    </style:style>
    <style:style style:name="ro5" style:family="table-row">
      <style:table-row-properties style:row-height="43.14pt" fo:break-before="auto" style:use-optimal-row-height="true"/>
    </style:style>
    <style:style style:name="ro6" style:family="table-row">
      <style:table-row-properties style:row-height="14.46pt" fo:break-before="auto" style:use-optimal-row-height="true"/>
    </style:style>
    <style:style style:name="ro7" style:family="table-row">
      <style:table-row-properties style:row-height="57.6pt" fo:break-before="auto" style:use-optimal-row-height="true"/>
    </style:style>
    <style:style style:name="ro8" style:family="table-row">
      <style:table-row-properties style:row-height="28.91pt" fo:break-before="auto" style:use-optimal-row-height="true"/>
    </style:style>
    <style:style style:name="ro9" style:family="table-row">
      <style:table-row-properties style:row-height="72pt" fo:break-before="auto" style:use-optimal-row-height="true"/>
    </style:style>
    <style:style style:name="ro10" style:family="table-row">
      <style:table-row-properties style:row-height="86.46pt" fo:break-before="auto" style:use-optimal-row-height="true"/>
    </style:style>
    <style:style style:name="ro11" style:family="table-row">
      <style:table-row-properties style:row-height="16.89pt" fo:break-before="auto" style:use-optimal-row-height="false"/>
    </style:style>
    <style:style style:name="ro12" style:family="table-row">
      <style:table-row-properties style:row-height="60.01pt" fo:break-before="auto" style:use-optimal-row-height="true"/>
    </style:style>
    <style:style style:name="ro13" style:family="table-row">
      <style:table-row-properties style:row-height="29.99pt" fo:break-before="auto" style:use-optimal-row-height="true"/>
    </style:style>
    <style:style style:name="ro14" style:family="table-row">
      <style:table-row-properties style:row-height="45.01pt" fo:break-before="auto" style:use-optimal-row-height="true"/>
    </style:style>
    <style:style style:name="ro15" style:family="table-row">
      <style:table-row-properties style:row-height="90pt" fo:break-before="auto" style:use-optimal-row-height="true"/>
    </style:style>
    <style:style style:name="ro16" style:family="table-row">
      <style:table-row-properties style:row-height="75pt" fo:break-before="auto" style:use-optimal-row-height="true"/>
    </style:style>
    <style:style style:name="ro17" style:family="table-row">
      <style:table-row-properties style:row-height="57pt" fo:break-before="auto" style:use-optimal-row-height="true"/>
    </style:style>
    <style:style style:name="ro18" style:family="table-row">
      <style:table-row-properties style:row-height="10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0.5pt" fo:font-style="normal" fo:text-shadow="none" style:text-underline-style="none" fo:font-weight="normal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0.5pt" fo:font-style="normal" fo:text-shadow="none" style:text-underline-style="none" fo:font-weight="normal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loext:vertical-justify="auto"/>
      <style:paragraph-properties fo:text-align="start" css3t:text-justify="auto" fo:margin-left="0pt" style:writing-mode="page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0.5pt" fo:font-style="normal" fo:text-shadow="none" style:text-underline-style="none" fo:font-weight="bold" style:font-size-asian="10.5pt" style:font-style-asian="normal" style:font-weight-asian="bold" style:font-name-complex="Courier New" style:font-size-complex="10.5pt" style:font-style-complex="normal" style:font-weight-complex="bold"/>
    </style:style>
    <style:style style:name="ce8" style:family="table-cell" style:parent-style-name="Default" style:data-style-name="N61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0.5pt" fo:font-style="normal" fo:text-shadow="none" style:text-underline-style="none" fo:font-weight="normal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5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9" style:family="table-cell" style:parent-style-name="Default">
      <style:table-cell-properties fo:background-color="transparent" style:rotation-align="none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whole-number() and cell-content-is-between(0,1)" table:allow-empty-cell="true" table:base-cell-address="Sheet1.G2">
          <table:help-message table:display="true"/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2" table:default-cell-style-name="ce5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1012" table:default-cell-style-name="Default"/>
        <table:table-row table:style-name="ro1">
          <table:table-cell table:style-name="ce1" office:value-type="string" calcext:value-type="string">
            <text:p>FILE NUMBER</text:p>
          </table:table-cell>
          <table:table-cell table:style-name="ce1" office:value-type="string" calcext:value-type="string">
            <text:p>FIELD</text:p>
          </table:table-cell>
          <table:table-cell table:style-name="ce6" office:value-type="string" calcext:value-type="string">
            <text:p>TYPE</text:p>
          </table:table-cell>
          <table:table-cell table:style-name="ce7" office:value-type="string" calcext:value-type="string">
            <text:p>GLOBAL REFERENCE</text:p>
          </table:table-cell>
          <table:table-cell table:style-name="ce1" office:value-type="string" calcext:value-type="string">
            <text:p>SET</text:p>
          </table:table-cell>
          <table:table-cell table:style-name="ce1" office:value-type="string" calcext:value-type="string">
            <text:p>KILL</text:p>
          </table:table-cell>
          <table:table-cell table:style-name="ce11" office:value-type="string" calcext:value-type="string">
            <text:p>Valid</text:p>
          </table:table-cell>
          <table:table-cell table:style-name="ce11" office:value-type="string" calcext:value-type="string">
            <text:p>Set</text:p>
          </table:table-cell>
          <table:table-cell table:style-name="ce11" office:value-type="string" calcext:value-type="string">
            <text:p>Read</text:p>
          </table:table-cell>
          <table:table-cell table:style-name="ce11" office:value-type="string" calcext:value-type="string">
            <text:p>Kill</text:p>
          </table:table-cell>
          <table:table-cell table:style-name="ce17" office:value-type="string" calcext:value-type="string">
            <text:p>Comments</text:p>
          </table:table-cell>
          <table:table-cell table:number-columns-repeated="1013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DRUG("AUDAP"</text:p>
          </table:table-cell>
          <table:table-cell table:style-name="ce2" office:value-type="string" calcext:value-type="string">
            <text:p>I '$D(PSGINITF) S ^PSDRUG("AUDAP")=$S($D(^PS(59.7,1,20)):$P(^(20),"^"),1:"")</text:p>
          </table:table-cell>
          <table:table-cell table:style-name="Default"/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content-validation-name="val1" table:number-columns-repeated="3"/>
          <table:table-cell table:style-name="ce4" office:value-type="string" calcext:value-type="string">
            <text:p>Not a standard FileMan cross-reference</text:p>
            <text:p/>
            <text:p>This is used by the post-init process of the Unit Dose/Inpatient Medication packages' inits.  If this is not set, the post-init process will mark every entry for use with Inpatient Medications package through the APPLICATION PACKAGES' USE field.  In the form of: ^PSDRUG("AUDAP")</text:p>
          </table:table-cell>
          <table:table-cell table:number-columns-repeated="1013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DRUG("AIU"_value</text:p>
          </table:table-cell>
          <table:table-cell table:style-name="ce2" office:value-type="string" calcext:value-type="string">
            <text:p>I $D(X),$P($G(^PSDRUG(DA,2)),"^",3)]"" F Y(2)=1:1:$L($P(^PSDRUG(DA,2),"^",3)) S ^PSDRUG("AIU"_$E($P(^PSDRUG(DA,2),"^",3),Y(2)),X,DA)=""</text:p>
          </table:table-cell>
          <table:table-cell table:style-name="ce2" office:value-type="string" calcext:value-type="string">
            <text:p>I $D(X),$P($G(^PSDRUG(DA,2)),"^",3)]"" F Y(2)=1:1:$L($P(^PSDRUG(DA,2),"^",3)) K ^PSDRUG("AIU"_$E($P(^PSDRUG(DA,2),"^",3),Y(2)),X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 office:value-type="string" calcext:value-type="string">
            <text:p>Not a standard FileMan cross-reference</text:p>
            <text:p/>
            <text:p>This xref is used to update the 'AIU' xref.  This xref is used to keep the AIU xref in sync when the drug name is edited.</text:p>
          </table:table-cell>
          <table:table-cell table:number-columns-repeated="1013"/>
        </table:table-row>
        <table:table-row table:style-name="ro4">
          <table:table-cell table:style-name="ce2" office:value-type="float" office:value="50" calcext:value-type="float">
            <text:p>50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0.7,"A50",</text:p>
            <text:p>^PS(52.6,"AOI",</text:p>
          </table:table-cell>
          <table:table-cell table:style-name="ce2" office:value-type="string" calcext:value-type="string">
            <text:p>D SET1^PSSPOID1</text:p>
            <text:p/>
            <text:p>S ^PS(50.7,"A50",X,DA)=""</text:p>
            <text:p>S PSSCROSS=1 N PSPOINT,PSSZA,PSSZS,PSSTEST</text:p>
            <text:p>S PSSTEST=X D HOLD D EN1^PSSPOIDT D UNHOLD</text:p>
            <text:p>F PSSZA=0:0 S PSSZA=$O(^PS(52.6,"AC",DA,PSSZA)) Q:'PSSZA  D</text:p>
            <text:p>.S $P(^PS(52.6,PSSZA,0),"^",11)=X,^PS(52.6,"AOI",X,PSSZA)=""</text:p>
            <text:p>F PSSZS=0:0 S PSSZS=$O(^PS(52.7,"AC",DA,PSSZS)) Q:'PSSZS  D</text:p>
            <text:p>.S $P(^PS(52.7,PSSZS,0),"^",11)=X,^PS(52.7,"AOI",X,PSSZS)=""</text:p>
            <text:p>K PSSCROSS</text:p>
          </table:table-cell>
          <table:table-cell table:style-name="ce2" office:value-type="string" calcext:value-type="string">
            <text:p>D KILL1^PSSPOID1</text:p>
            <text:p/>
            <text:p>K ^PS(50.7,"A50",X,DA)</text:p>
            <text:p>S PSSCROSS=1 N PSPOINT,PSSZA,PSSZS,PSSZOI,PSSTEST</text:p>
            <text:p>S PSSTEST=X D HOLD D EN1^PSSPOIDT D UNHOLD</text:p>
            <text:p>F PSSZA=0:0 S PSSZA=$O(^PS(52.6,"AC",DA,PSSZA)) Q:'PSSZA  D</text:p>
            <text:p>.S PSSZOI=$P($G(^PS(52.6,PSSZA,0)),"^",11)</text:p>
            <text:p>.I PSSZOI S $P(^PS(52.6,PSSZA,0),"^",11)="" K ^PS(52.6,"AOI",PSSZOI,PSSZA)</text:p>
            <text:p>F PSSZS=0:0 S PSSZS=$O(^PS(52.7,"AC",DA,PSSZS)) Q:'PSSZS  D</text:p>
            <text:p>.S PSSZOI=$P($G(^PS(52.7,PSSZS,0)),"^",11)</text:p>
            <text:p>.I PSSZOI S $P(^PS(52.7,PSSZS,0),"^",11)="" K ^PS(52.7,"AOI",PSSZOI,PSSZS)</text:p>
            <text:p>K PSSCROSS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 office:value-type="string" calcext:value-type="string">
            <text:p>Sets data and multiple cross-references across files</text:p>
          </table:table-cell>
          <table:table-cell table:number-columns-repeated="1013"/>
        </table:table-row>
        <table:table-row table:style-name="ro5">
          <table:table-cell table:style-name="ce2" office:value-type="float" office:value="50" calcext:value-type="float">
            <text:p>5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number-columns-repeated="2" table:style-name="ce2" office:value-type="string" calcext:value-type="string">
            <text:p>I '$D(DIU(0)) N PSSTEST S PSSTEST=$P($G(^PSDRUG(DA,2)),"^") Q:'PSSTEST <text:s/>S PSSCROSS=1 D EN1^PSSPOIDT K PSSCROSS Q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 office:value-type="string" calcext:value-type="string">
            <text:p>Sets data</text:p>
          </table:table-cell>
          <table:table-cell table:number-columns-repeated="1013"/>
        </table:table-row>
        <table:table-row table:style-name="ro6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7.5" calcext:value-type="float">
            <text:p>17.5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Default"/>
          <table:table-cell table:style-name="ce2" office:value-type="string" calcext:value-type="string">
            <text:p>K ^PSDRUG("ACLOZ"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5"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DRUG("APN",</text:p>
          </table:table-cell>
          <table:table-cell table:style-name="ce2" office:value-type="string" calcext:value-type="string">
            <text:p>S X(1)=$P($G(^PSDRUG(DA,2)),"^",6) I X(1) S X(2)=$P($G(^("ND")),"^",3) I X(2)]"" S ^PSDRUG("APN",X(1),X_"A"_X(2),DA)=""</text:p>
          </table:table-cell>
          <table:table-cell table:style-name="ce2" office:value-type="string" calcext:value-type="string">
            <text:p>S X(1)=$P($G(^PSDRUG(DA,2)),"^",6) I X(1) S X(2)=$P($G(^("ND")),"^",3) I X(2)]"" K ^PSDRUG("APN",X(1),X_"A"_X(2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5">
          <table:table-cell table:style-name="ce2" office:value-type="float" office:value="50" calcext:value-type="float">
            <text:p>5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DRUG("APN",</text:p>
          </table:table-cell>
          <table:table-cell table:style-name="ce2" office:value-type="string" calcext:value-type="string">
            <text:p>S X(1)=$P($G(^PSDRUG(DA,2)),"^",6) I X(1) S X(2)=$P($G(^("ND")),"^") I X(2)]"" S ^PSDRUG("APN",X(1),X(2)_"A"_X,DA)=""</text:p>
          </table:table-cell>
          <table:table-cell table:style-name="ce2" office:value-type="string" calcext:value-type="string">
            <text:p>S X(1)=$P($G(^PSDRUG(DA,2)),"^",6) I X(1) S X(2)=$P($G(^("ND")),"^") I X(2)]"" K ^PSDRUG("APN",X(1),X(2)_"A"_X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0" calcext:value-type="float">
            <text:p>50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DRUG("AQ2",</text:p>
          </table:table-cell>
          <table:table-cell table:style-name="ce4" office:value-type="string" calcext:value-type="string">
            <text:p>S:X=1 ^PSDRUG("AQ2",DA)=""</text:p>
          </table:table-cell>
          <table:table-cell table:style-name="ce2" office:value-type="string" calcext:value-type="string">
            <text:p>K ^PSDRUG("AQ2"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5">
          <table:table-cell table:style-name="ce2" office:value-type="float" office:value="50" calcext:value-type="float">
            <text:p>5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DRUG("NDC",</text:p>
          </table:table-cell>
          <table:table-cell table:style-name="ce2" office:value-type="string" calcext:value-type="string">
            <text:p>S ^PSDRUG("NDC",$$RJ^XLFSTR($P(X,"-"),6,0)_$$RJ^XLFSTR($P(X,"-",2),4,0)_$$RJ^XLFSTR($P(X,"-",3),2,0),DA)=""</text:p>
          </table:table-cell>
          <table:table-cell table:style-name="ce2" office:value-type="string" calcext:value-type="string">
            <text:p>K ^PSDRUG("NDC",$$RJ^XLFSTR($P(X,"-"),6,0)_$$RJ^XLFSTR($P(X,"-",2),4,0)_$$RJ^XLFSTR($P(X,"-",3),2,0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5"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0.7,</text:p>
          </table:table-cell>
          <table:table-cell table:number-columns-repeated="2" table:style-name="ce2" office:value-type="string" calcext:value-type="string">
            <text:p>I '$D(DIU(0)) N PSSTEST S PSSTEST=$P($G(^PSDRUG(DA,2)),"^") Q:'PSSTEST <text:s/>S PSSCROSS=1 D EN1^PSSPOIDT K PSSCROSS Q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5">
          <table:table-cell table:style-name="ce2" office:value-type="float" office:value="50" calcext:value-type="float">
            <text:p>50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DRUG("AIU"_value,</text:p>
          </table:table-cell>
          <table:table-cell table:style-name="ce2" office:value-type="string" calcext:value-type="string">
            <text:p>S Y(1)=$P(^PSDRUG(DA,0),"^") I Y(1)]"" F Y(2)=1:1:$L(X) S ^PSDRUG("AIU"_$E(X,Y(2)),Y(1),DA)=""</text:p>
          </table:table-cell>
          <table:table-cell table:style-name="ce2" office:value-type="string" calcext:value-type="string">
            <text:p>S Y(1)=$P(^PSDRUG(DA,0),"^") I Y(1)]"" F Y(2)=1:1:$L(X) K ^PSDRUG("AIU"_$E(X,Y(2)),Y(1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7">
          <table:table-cell table:style-name="ce2" office:value-type="float" office:value="50" calcext:value-type="float">
            <text:p>50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DRUG("APN",</text:p>
          </table:table-cell>
          <table:table-cell table:style-name="ce2" office:value-type="string" calcext:value-type="string">
            <text:p>S X(1)=$G(^PSDRUG(DA,"ND")) I $P(X(1),"^")]"",$P(X(1),"^",3)]"" S ^PSDRUG("APN",X,$P(X(1),"^")_"A"_$P(X(1),"^",3),DA)=""</text:p>
          </table:table-cell>
          <table:table-cell table:style-name="ce2" office:value-type="string" calcext:value-type="string">
            <text:p>S X(1)=$G(^PSDRUG(DA,"ND")) I $P(X(1),"^")]"",$P(X(1),"^",3)]"" K ^PSDRUG("APN",X,$P(X(1),"^")_"A"_$P(X(1),"^",3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7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DRUG(DA,"I",</text:p>
          </table:table-cell>
          <table:table-cell table:style-name="ce2" office:value-type="string" calcext:value-type="string">
            <text:p>S ^PSDRUG(DA,"I")=X</text:p>
          </table:table-cell>
          <table:table-cell table:style-name="ce2" office:value-type="string" calcext:value-type="string">
            <text:p>K ^PSDRUG(DA,"I"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 office:value-type="string" calcext:value-type="string">
            <text:p>This kills the entire "I" node if the inactive date is deleted instead of leaving the "I" node with a blank field.</text:p>
          </table:table-cell>
          <table:table-cell table:number-columns-repeated="1013"/>
        </table:table-row>
        <table:table-row table:style-name="ro5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0.7,</text:p>
          </table:table-cell>
          <table:table-cell table:number-columns-repeated="2" table:style-name="ce2" office:value-type="string" calcext:value-type="string">
            <text:p>I '$D(DIU(0)) N PSSTEST S PSSTEST=$P($G(^PSDRUG(DA,2)),"^") Q:'PSSTEST <text:s/>S PSSCROSS=1 D EN1^PSSPOIDT K PSSCROSS Q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 office:value-type="string" calcext:value-type="string">
            <text:p>Direct setting of data in routine</text:p>
          </table:table-cell>
          <table:table-cell table:number-columns-repeated="1013"/>
        </table:table-row>
        <table:table-row table:style-name="ro6">
          <table:table-cell table:style-name="ce2" office:value-type="float" office:value="50" calcext:value-type="float">
            <text:p>50</text:p>
          </table:table-cell>
          <table:table-cell table:style-name="ce2" office:value-type="float" office:value="213" calcext:value-type="float">
            <text:p>213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DRUG("AQ",</text:p>
          </table:table-cell>
          <table:table-cell table:style-name="ce4" office:value-type="string" calcext:value-type="string">
            <text:p>S:X=1 ^PSDRUG("AQ",DA)=""</text:p>
          </table:table-cell>
          <table:table-cell table:style-name="ce2" office:value-type="string" calcext:value-type="string">
            <text:p>K ^PSDRUG("AQ"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0" calcext:value-type="float">
            <text:p>50</text:p>
          </table:table-cell>
          <table:table-cell table:style-name="ce2" office:value-type="float" office:value="213" calcext:value-type="float">
            <text:p>213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DRUG(DA,4,</text:p>
          </table:table-cell>
          <table:table-cell table:style-name="ce2" office:value-type="string" calcext:value-type="string">
            <text:p>S TMP=X N X S X="PSXREF" X ^%ZOSF("TEST") Q:'$T <text:s/>S X=TMP K TMP D ACT^PSXREF</text:p>
          </table:table-cell>
          <table:table-cell table:style-name="Default"/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 office:value-type="string" calcext:value-type="string">
            <text:p>Direct setting of data in routine</text:p>
          </table:table-cell>
          <table:table-cell table:number-columns-repeated="1013"/>
        </table:table-row>
        <table:table-row table:style-name="ro6">
          <table:table-cell table:style-name="ce2" office:value-type="float" office:value="50" calcext:value-type="float">
            <text:p>50</text:p>
          </table:table-cell>
          <table:table-cell table:style-name="ce2" office:value-type="float" office:value="901" calcext:value-type="float">
            <text:p>901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DRUG(DA,"DOS1",</text:p>
          </table:table-cell>
          <table:table-cell table:style-name="ce2" office:value-type="string" calcext:value-type="string">
            <text:p>D SETS^PSSDOSED</text:p>
          </table:table-cell>
          <table:table-cell table:style-name="ce2" office:value-type="string" calcext:value-type="string">
            <text:p>D KILLS^PSSDOSED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 office:value-type="string" calcext:value-type="string">
            <text:p>Direct setting of data in routine</text:p>
          </table:table-cell>
          <table:table-cell table:number-columns-repeated="1013"/>
        </table:table-row>
        <table:table-row table:style-name="ro5">
          <table:table-cell table:style-name="ce2" office:value-type="float" office:value="50.0212" calcext:value-type="float">
            <text:p>50.02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2" office:value-type="string" calcext:value-type="string">
            <text:p>S ^PSDRUG(DA(1),212,"AC",+^PSDRUG(DA(1),212,DA,0),X,DA)=""</text:p>
          </table:table-cell>
          <table:table-cell table:style-name="ce2" office:value-type="string" calcext:value-type="string">
            <text:p>K ^PSDRUG(DA(1),212,"AC",+^PSDRUG(DA(1),212,DA,0),X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0.065" calcext:value-type="float">
            <text:p>50.06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DRUG("AFA",</text:p>
          </table:table-cell>
          <table:table-cell table:style-name="ce2" office:value-type="string" calcext:value-type="string">
            <text:p>S ^PSDRUG("AFA",X,DA(1))=""</text:p>
          </table:table-cell>
          <table:table-cell table:style-name="ce2" office:value-type="string" calcext:value-type="string">
            <text:p>K ^PSDRUG("AFA",X,DA(1)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0.0903" calcext:value-type="float">
            <text:p>50.0903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DRUG(DA(1),"DOS1",</text:p>
          </table:table-cell>
          <table:table-cell table:style-name="ce2" office:value-type="string" calcext:value-type="string">
            <text:p>D SET^PSSDOSED</text:p>
          </table:table-cell>
          <table:table-cell table:style-name="ce2" office:value-type="string" calcext:value-type="string">
            <text:p>D KILL^PSSDOSED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 office:value-type="string" calcext:value-type="string">
            <text:p>Direct setting of data in routine</text:p>
          </table:table-cell>
          <table:table-cell table:number-columns-repeated="1013"/>
        </table:table-row>
        <table:table-row table:style-name="ro8">
          <table:table-cell table:style-name="ce2" office:value-type="float" office:value="50.21" calcext:value-type="float">
            <text:p>50.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0.2,"AD",</text:p>
          </table:table-cell>
          <table:table-cell table:style-name="ce2" office:value-type="string" calcext:value-type="string">
            <text:p>S ^PS(50.2,"AD",DA(1),X)=""</text:p>
          </table:table-cell>
          <table:table-cell table:style-name="ce2" office:value-type="string" calcext:value-type="string">
            <text:p>K ^PS(50.2,"AD",DA(1),X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 office:value-type="string" calcext:value-type="string">
            <text:p>Normal cross-reference format would be $E(X,1,30),DA(1),DA)</text:p>
          </table:table-cell>
          <table:table-cell table:number-columns-repeated="1013"/>
        </table:table-row>
        <table:table-row table:style-name="ro7">
          <table:table-cell table:style-name="ce2" office:value-type="float" office:value="50.31" calcext:value-type="float">
            <text:p>50.31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0.3,DA(1),1,"AFI",</text:p>
          </table:table-cell>
          <table:table-cell table:style-name="ce4" office:value-type="string" calcext:value-type="string">
            <text:p>S X(1)=$G(^PS(50.3,DA(1),1,DA,0)),^PS(50.3,DA(1),1,"AFI",X)='$P(X(1),"^",2)_$S($P(X(1),"^",3):"^"_$P(X(1),"^",3),1:"")</text:p>
          </table:table-cell>
          <table:table-cell table:style-name="ce2" office:value-type="string" calcext:value-type="string">
            <text:p>K ^PS(50.3,DA(1),1,"AFI",X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0.31" calcext:value-type="float">
            <text:p>50.31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0.3,"AIU"_value,</text:p>
          </table:table-cell>
          <table:table-cell table:style-name="ce2" office:value-type="string" calcext:value-type="string">
            <text:p>S X(1)=$P($G(^PS(50.3,DA(1),0)),"^") I X(1)]"" S ^PS(50.3,"AIU"_X,X(1),DA(1))=""</text:p>
          </table:table-cell>
          <table:table-cell table:style-name="ce2" office:value-type="string" calcext:value-type="string">
            <text:p>S X(1)=$P($G(^PS(50.3,DA(1),0)),"^") I X(1)]"" K ^PS(50.3,"AIU"_X,X(1),DA(1)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0.416" calcext:value-type="float">
            <text:p>50.416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2" office:value-type="string" calcext:value-type="string">
            <text:p>I $P(^PS(50.416,DA,0),"^",2)]"" S ^PS(50.416,"APS",$P(^PS(50.416,DA,0),"^",2),DA)=""</text:p>
          </table:table-cell>
          <table:table-cell table:style-name="ce2" office:value-type="string" calcext:value-type="string">
            <text:p>I $P(^PS(50.416,DA,0),"^",2)]"" K ^PS(50.416,"APS",$P(^PS(50.416,DA,0),"^",2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5">
          <table:table-cell table:style-name="ce2" office:value-type="float" office:value="50.4161" calcext:value-type="float">
            <text:p>50.4161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0.416,"APD",</text:p>
          </table:table-cell>
          <table:table-cell table:style-name="ce2" office:value-type="string" calcext:value-type="string">
            <text:p>S ^PS(50.416,"APD",X,$S(+$P(^PS(50.416,DA(1),0),"^",2):+$P(^(0),"^",2),1:DA(1)))=""</text:p>
          </table:table-cell>
          <table:table-cell table:style-name="ce2" office:value-type="string" calcext:value-type="string">
            <text:p>K ^PS(50.416,"APD",X,$S(+$P(^PS(50.416,DA(1),0),"^",2):+$P(^(0),"^",2),1:DA(1))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0.6" calcext:value-type="float">
            <text:p>50.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NDF(50.68,</text:p>
            <text:p>^PSNDF(50.67,</text:p>
          </table:table-cell>
          <table:table-cell table:style-name="ce2" office:value-type="string" calcext:value-type="string">
            <text:p>D GENER^PSNXREF</text:p>
          </table:table-cell>
          <table:table-cell table:style-name="ce2" office:value-type="string" calcext:value-type="string">
            <text:p>D KGENER^PSNXREF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 office:value-type="string" calcext:value-type="string">
            <text:p>Direct setting of data into two separate files</text:p>
          </table:table-cell>
          <table:table-cell table:number-columns-repeated="1013"/>
        </table:table-row>
        <table:table-row table:style-name="ro6">
          <table:table-cell table:style-name="ce2" office:value-type="float" office:value="50.605" calcext:value-type="float">
            <text:p>50.60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0.605,"C",</text:p>
          </table:table-cell>
          <table:table-cell table:style-name="ce2" office:value-type="string" calcext:value-type="string">
            <text:p>S ^PS(50.605,"C",$E(X,1,64),DA)=""</text:p>
          </table:table-cell>
          <table:table-cell table:style-name="ce2" office:value-type="string" calcext:value-type="string">
            <text:p>K ^PS(50.605,"C",$E(X,1,64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 office:value-type="string" calcext:value-type="string">
            <text:p>Normal size is $E(X,1,30)</text:p>
          </table:table-cell>
          <table:table-cell table:number-columns-repeated="1013"/>
        </table:table-row>
        <table:table-row table:style-name="ro7">
          <table:table-cell table:style-name="ce2" office:value-type="float" office:value="50.6068" calcext:value-type="float">
            <text:p>50.6068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0.606,"ACON"_value,</text:p>
          </table:table-cell>
          <table:table-cell table:style-name="ce2" office:value-type="string" calcext:value-type="string">
            <text:p>N PSSAP,PSSAPL S PSSAP=$P($G(^PS(50.606,DA(1),"UNIT",DA,0)),"^",2) I PSSAP'="" F PSSAPL=1:1:$L(PSSAP) S ^PS(50.606,"ACON"_$E(PSSAP,PSSAPL),DA(1),+$G(X))=""</text:p>
          </table:table-cell>
          <table:table-cell table:style-name="ce2" office:value-type="string" calcext:value-type="string">
            <text:p>N PSSAPX,PSSAPXL S PSSAPX=$P($G(^PS(50.606,DA(1),"UNIT",DA,0)),"^",2) I PSSAPX'="" F PSSAPXL=1:1:$L(PSSAPX) K ^PS(50.606,"ACON"_$E(PSSAPX,PSSAPXL),DA(1),+$G(X)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5">
          <table:table-cell table:style-name="ce2" office:value-type="float" office:value="50.6068" calcext:value-type="float">
            <text:p>50.606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0.606,"ACON"_value,</text:p>
          </table:table-cell>
          <table:table-cell table:style-name="ce2" office:value-type="string" calcext:value-type="string">
            <text:p>N PSSAU F PSSAU=1:1:$L(X) S ^PS(50.606,"ACON"_$E(X,PSSAU),DA(1),+$P($G(^PS(50.606,DA(1),"UNIT",DA,0)),"^"))=""</text:p>
          </table:table-cell>
          <table:table-cell table:style-name="ce2" office:value-type="string" calcext:value-type="string">
            <text:p>N PSSAUP F PSSAUP=1:1:$L(X) K ^PS(50.606,"ACON"_$E(X,PSSAUP),DA(1),+$P($G(^PS(50.606,DA(1),"UNIT",DA,0)),"^")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9">
          <table:table-cell table:style-name="ce2" office:value-type="float" office:value="50.6069" calcext:value-type="float">
            <text:p>50.6069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0.606,"ADUP"_value,</text:p>
          </table:table-cell>
          <table:table-cell table:style-name="ce2" office:value-type="string" calcext:value-type="string">
            <text:p>N PSSDUP,PSSDUPL S PSSDUP=$P($G(^PS(50.606,DA(1),"DUPD",DA,0)),"^",2) I PSSDUP'="" F PSSDUPL=1:1:$L(PSSDUP) S ^PS(50.606,"ADUP"_$E(PSSDUP,PSSDUPL),DA(1),$G(X))=""</text:p>
          </table:table-cell>
          <table:table-cell table:style-name="ce2" office:value-type="string" calcext:value-type="string">
            <text:p>N PSSDXP,PSSDXPL S PSSDXP=$P($G(^PS(50.606,DA(1),"DUPD",DA,0)),"^",2) I PSSDXP'="" F PSSDXPL=1:1:$L(PSSDXP) K ^PS(50.606,"ADUP"_$E(PSSDXP,PSSDXPL),DA(1),$G(X)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5">
          <table:table-cell table:style-name="ce2" office:value-type="float" office:value="50.6069" calcext:value-type="float">
            <text:p>50.606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0.606,"ADUP"_value,</text:p>
          </table:table-cell>
          <table:table-cell table:style-name="ce2" office:value-type="string" calcext:value-type="string">
            <text:p>N PSSDP F PSSDP=1:1:$L(X) S ^PS(50.606,"ADUP"_$E(X,PSSDP),DA(1),$P($G(^PS(50.606,DA(1),"DUPD",DA,0)),"^"))=""</text:p>
          </table:table-cell>
          <table:table-cell table:style-name="ce2" office:value-type="string" calcext:value-type="string">
            <text:p>N PSSDPK F PSSDPK=1:1:$L(X) K ^PS(50.606,"ADUP"_$E(X,PSSDPK),DA(1),$P($G(^PS(50.606,DA(1),"DUPD",DA,0)),"^")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0.67" calcext:value-type="float">
            <text:p>50.6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NDF(50.68,"ANDC",</text:p>
          </table:table-cell>
          <table:table-cell table:style-name="ce2" office:value-type="string" calcext:value-type="string">
            <text:p>S ^PSNDF(50.68,"ANDC",X,DA)=""</text:p>
          </table:table-cell>
          <table:table-cell table:style-name="ce2" office:value-type="string" calcext:value-type="string">
            <text:p>K ^PSNDF(50.68,"ANDC",X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0.68" calcext:value-type="float">
            <text:p>50.68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NDF(50.6,"APRO",</text:p>
          </table:table-cell>
          <table:table-cell table:style-name="ce2" office:value-type="string" calcext:value-type="string">
            <text:p>S ^PSNDF(50.6,"APRO",X,DA)=""</text:p>
          </table:table-cell>
          <table:table-cell table:style-name="ce2" office:value-type="string" calcext:value-type="string">
            <text:p>K ^PSNDF(50.6,"APRO",X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0.68" calcext:value-type="float">
            <text:p>50.68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0.416,</text:p>
          </table:table-cell>
          <table:table-cell table:style-name="ce2" office:value-type="string" calcext:value-type="string">
            <text:p>D ING2^PSNXREF</text:p>
          </table:table-cell>
          <table:table-cell table:style-name="ce2" office:value-type="string" calcext:value-type="string">
            <text:p>D KING2^PSNXREF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 office:value-type="string" calcext:value-type="string">
            <text:p>Direct setting of data in routine</text:p>
          </table:table-cell>
          <table:table-cell table:number-columns-repeated="1013"/>
        </table:table-row>
        <table:table-row table:style-name="ro6">
          <table:table-cell table:style-name="ce2" office:value-type="float" office:value="50.68" calcext:value-type="float">
            <text:p>50.6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NDF(50.7,</text:p>
          </table:table-cell>
          <table:table-cell table:style-name="ce2" office:value-type="string" calcext:value-type="string">
            <text:p>D PROD^PSNXREF</text:p>
          </table:table-cell>
          <table:table-cell table:style-name="ce2" office:value-type="string" calcext:value-type="string">
            <text:p>D KPROD^PSNXREF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 office:value-type="string" calcext:value-type="string">
            <text:p>Direct setting of data in routine</text:p>
          </table:table-cell>
          <table:table-cell table:number-columns-repeated="1013"/>
        </table:table-row>
        <table:table-row table:style-name="ro6">
          <table:table-cell table:style-name="ce2" office:value-type="float" office:value="50.6814" calcext:value-type="float">
            <text:p>50.6814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0.416,</text:p>
          </table:table-cell>
          <table:table-cell table:style-name="ce2" office:value-type="string" calcext:value-type="string">
            <text:p>D ING^PSNXREF</text:p>
          </table:table-cell>
          <table:table-cell table:style-name="ce2" office:value-type="string" calcext:value-type="string">
            <text:p>D KING^PSNXREF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 office:value-type="string" calcext:value-type="string">
            <text:p>Direct setting of data in routine</text:p>
          </table:table-cell>
          <table:table-cell table:number-columns-repeated="1013"/>
        </table:table-row>
        <table:table-row table:style-name="ro6">
          <table:table-cell table:style-name="ce2" office:value-type="float" office:value="50.7" calcext:value-type="float">
            <text:p>50.7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0.7,"B",</text:p>
          </table:table-cell>
          <table:table-cell table:style-name="ce2" office:value-type="string" calcext:value-type="string">
            <text:p>S ^PS(50.7,"B",$E(X,1,40),DA)=""</text:p>
          </table:table-cell>
          <table:table-cell table:style-name="ce2" office:value-type="string" calcext:value-type="string">
            <text:p>K ^PS(50.7,"B",$E(X,1,40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 office:value-type="string" calcext:value-type="string">
            <text:p>Normal size is $E(X,1,30)</text:p>
          </table:table-cell>
          <table:table-cell table:number-columns-repeated="1013"/>
        </table:table-row>
        <table:table-row table:style-name="ro8">
          <table:table-cell table:style-name="ce2" office:value-type="float" office:value="50.7" calcext:value-type="float">
            <text:p>50.7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0.7,"ADF",</text:p>
          </table:table-cell>
          <table:table-cell table:style-name="ce2" office:value-type="string" calcext:value-type="string">
            <text:p>S ^PS(50.7,"ADF",$P($G(^PS(50.7,DA,0)),"^"),X,DA)=""</text:p>
          </table:table-cell>
          <table:table-cell table:style-name="ce2" office:value-type="string" calcext:value-type="string">
            <text:p>K ^PS(50.7,"ADF",$P($G(^PS(50.7,DA,0)),"^"),X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0.7" calcext:value-type="float">
            <text:p>50.7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0.7,</text:p>
          </table:table-cell>
          <table:table-cell table:number-columns-repeated="2" table:style-name="ce2" office:value-type="string" calcext:value-type="string">
            <text:p>I '$D(DIU(0)) N PSSTEST S PSSTEST=DA,PSSCROSS=1 D EN1^PSSPOIDT K PSSCROSS Q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9">
          <table:table-cell table:style-name="ce2" office:value-type="float" office:value="50.72" calcext:value-type="float">
            <text:p>50.72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0.7,</text:p>
          </table:table-cell>
          <table:table-cell table:number-columns-repeated="2" table:style-name="ce2" office:value-type="string" calcext:value-type="string">
            <text:p>I '$D(DIU(0)),'$G(PSCREATE) N PSSTEST S PSSTEST=DA(1),PSSCROSS=1,ZTIO="",ZTDTH=$H,ZTDESC="Orderable Item Update",ZTRTN="EN1^PSSPOIDT",ZTSAVE("PSSCROSS")="",ZTSAVE("PSSTEST")="" D ^%ZTLOAD K PSSCROSS Q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0.76" calcext:value-type="float">
            <text:p>50.76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0.7,</text:p>
          </table:table-cell>
          <table:table-cell table:style-name="ce2" office:value-type="string" calcext:value-type="string">
            <text:p>D ASKSYN^PSSPOIMP</text:p>
          </table:table-cell>
          <table:table-cell table:style-name="ce10" office:value-type="string" calcext:value-type="string">
            <text:p>I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 office:value-type="string" calcext:value-type="string">
            <text:p>Contains a prompt</text:p>
          </table:table-cell>
          <table:table-cell table:number-columns-repeated="1013"/>
        </table:table-row>
        <table:table-row table:style-name="ro5">
          <table:table-cell table:style-name="ce2" office:value-type="float" office:value="50.8" calcext:value-type="float">
            <text:p>50.8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0.8,"AIVC",</text:p>
          </table:table-cell>
          <table:table-cell table:style-name="ce2" office:value-type="string" calcext:value-type="string">
            <text:p>S ^PS(50.8,"AIVC")=$S($D(^PS(59.7,1,20)):$P(^(20),"^"),1:"")</text:p>
          </table:table-cell>
          <table:table-cell table:style-name="Default"/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0.805" calcext:value-type="float">
            <text:p>50.8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0.8,DA(2),2,DA(1),2,"AC",</text:p>
          </table:table-cell>
          <table:table-cell table:style-name="ce2" office:value-type="string" calcext:value-type="string">
            <text:p>I '$D(PSIVV),$D(^PS(50.8)) D ^PSIVXREF Q</text:p>
          </table:table-cell>
          <table:table-cell table:style-name="Default"/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1" calcext:value-type="float">
            <text:p>51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1,"AI",</text:p>
          </table:table-cell>
          <table:table-cell table:style-name="ce2" office:value-type="string" calcext:value-type="string">
            <text:p>I $P(^PS(51,DA,0),"^",4) S ^PS(51,"AI",X,DA)=""</text:p>
          </table:table-cell>
          <table:table-cell table:style-name="ce2" office:value-type="string" calcext:value-type="string">
            <text:p>I $P(^PS(51,DA,0),"^",4) K ^PS(51,"AI",X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5">
          <table:table-cell table:style-name="ce2" office:value-type="float" office:value="51" calcext:value-type="float">
            <text:p>51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1,"A",</text:p>
          </table:table-cell>
          <table:table-cell table:style-name="ce2" office:value-type="string" calcext:value-type="string">
            <text:p>S X1=^PS(51,DA,0),%=$P(X1,"^",1) I %'="" S ^PS(51,"A",%)=$P(X1,"^",2)_"^"_$S($D(^PS(51,DA,9)):^(9),1:"")</text:p>
          </table:table-cell>
          <table:table-cell table:style-name="ce2" office:value-type="string" calcext:value-type="string">
            <text:p>K ^PS(51,"A",X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1" calcext:value-type="float">
            <text:p>5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1,"B",</text:p>
          </table:table-cell>
          <table:table-cell table:style-name="ce4" office:value-type="string" calcext:value-type="string">
            <text:p>S:'$D(^PS(51,"B",$E(X,1,9),DA)) ^(DA)=1</text:p>
          </table:table-cell>
          <table:table-cell table:style-name="ce2" office:value-type="string" calcext:value-type="string">
            <text:p>I $D(^PS(51,"B",$E(X,1,9),DA)),^(DA) K ^(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5">
          <table:table-cell table:style-name="ce2" office:value-type="float" office:value="51" calcext:value-type="float">
            <text:p>5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1,"A",</text:p>
          </table:table-cell>
          <table:table-cell table:style-name="ce2" office:value-type="string" calcext:value-type="string">
            <text:p>S X1=^PS(51,DA,0) I X'="" S ^PS(51,"A",X)=$P(X1,"^",2)_"^"_$S($D(^PS(51,DA,9)):^(9),1:"")</text:p>
          </table:table-cell>
          <table:table-cell table:style-name="ce2" office:value-type="string" calcext:value-type="string">
            <text:p>K ^PS(51,"A",X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5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1,"A",</text:p>
          </table:table-cell>
          <table:table-cell table:style-name="ce2" office:value-type="string" calcext:value-type="string">
            <text:p>S X1=^PS(51,DA,0),%=$P(X1,"^",1) I %'="" S ^PS(51,"A",%)=$P(X1,"^",2)_"^"_$S($D(^PS(51,DA,9)):^(9),1:"")</text:p>
          </table:table-cell>
          <table:table-cell table:style-name="ce2" office:value-type="string" calcext:value-type="string">
            <text:p>S X1=^PS(51,DA,0),%=$P(X1,"^",1) I %'="" K ^PS(51,"A",%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5">
          <table:table-cell table:style-name="ce2" office:value-type="float" office:value="51" calcext:value-type="float">
            <text:p>5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1,"A",</text:p>
          </table:table-cell>
          <table:table-cell table:style-name="ce2" office:value-type="string" calcext:value-type="string">
            <text:p>S X1=^PS(51,DA,0),%=$P(X1,"^",1) I %'="" S ^PS(51,"A",%)=$P(X1,"^",2)_"^"_$S($D(^PS(51,DA,9)):^(9),1:"")</text:p>
          </table:table-cell>
          <table:table-cell table:style-name="ce2" office:value-type="string" calcext:value-type="string">
            <text:p>S X1=^PS(51,DA,0),%=$P(X1,"^",1) I %'="" K ^PS(51,"A",%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1" calcext:value-type="float">
            <text:p>5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1,"AI",</text:p>
          </table:table-cell>
          <table:table-cell table:style-name="ce2" office:value-type="string" calcext:value-type="string">
            <text:p>I X S ^PS(51,"AI",$P(^PS(51,DA,0),"^"),DA)=""</text:p>
          </table:table-cell>
          <table:table-cell table:style-name="ce2" office:value-type="string" calcext:value-type="string">
            <text:p>I X K ^PS(51,"AI",$P(^PS(51,DA,0),"^"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5">
          <table:table-cell table:style-name="ce2" office:value-type="float" office:value="51.1" calcext:value-type="float">
            <text:p>51.1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1.1,"AUWD",</text:p>
          </table:table-cell>
          <table:table-cell table:style-name="ce2" office:value-type="string" calcext:value-type="string">
            <text:p>S ^PS(51.1,"AUWD")=$S($D(^PS(59.7,1,20)):$P(^(20),"^"),1:"")</text:p>
          </table:table-cell>
          <table:table-cell table:style-name="Default"/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1.1" calcext:value-type="float">
            <text:p>51.1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1.1,"AC",</text:p>
          </table:table-cell>
          <table:table-cell table:style-name="ce2" office:value-type="string" calcext:value-type="string">
            <text:p>I $D(^PS(51.1,DA,0)),$P(^(0),"^",4)]"" S ^PS(51.1,"AC",$P(^(0),"^",4),X,DA)=""</text:p>
          </table:table-cell>
          <table:table-cell table:style-name="ce2" office:value-type="string" calcext:value-type="string">
            <text:p>I $D(^PS(51.1,DA,0)),$P(^(0),"^",4)]"" K ^PS(51.1,"AC",$P(^(0),"^",4),X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1.1" calcext:value-type="float">
            <text:p>51.1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1.1,"AP",</text:p>
          </table:table-cell>
          <table:table-cell table:style-name="ce2" office:value-type="string" calcext:value-type="string">
            <text:p>I $D(^PS(51.1,DA,0)),$P(^(0),"^",4)]"" S ^PS(51.1,"AP"_$P(^(0),"^",4),X,DA)=""</text:p>
          </table:table-cell>
          <table:table-cell table:style-name="ce2" office:value-type="string" calcext:value-type="string">
            <text:p>I $D(^PS(51.1,DA,0)),$P(^(0),"^",4)]"" K ^PS(51.1,"AP"_$P(^(0),"^",4),X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1.1" calcext:value-type="float">
            <text:p>51.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1.1,"AC",</text:p>
          </table:table-cell>
          <table:table-cell table:style-name="ce2" office:value-type="string" calcext:value-type="string">
            <text:p>I $D(^PS(51.1,DA,0)),$P(^(0),"^")]"" S ^PS(51.1,"AC",X,$P(^(0),"^"),DA)=""</text:p>
          </table:table-cell>
          <table:table-cell table:style-name="ce2" office:value-type="string" calcext:value-type="string">
            <text:p>I $D(^PS(51.1,DA,0)),$P(^(0),"^")]"" K ^PS(51.1,"AC",X,$P(^(0),"^"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1.1" calcext:value-type="float">
            <text:p>51.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1.1,"AP"_value,</text:p>
          </table:table-cell>
          <table:table-cell table:style-name="ce2" office:value-type="string" calcext:value-type="string">
            <text:p>S ^PS(51.1,"AP"_X,$P(^PS(51.1,DA,0),"^"),DA)=""</text:p>
          </table:table-cell>
          <table:table-cell table:style-name="ce2" office:value-type="string" calcext:value-type="string">
            <text:p>K ^PS(51.1,"AP"_X,$P(^PS(51.1,DA,0),"^"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1.15" calcext:value-type="float">
            <text:p>51.1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1.15,"AC",</text:p>
          </table:table-cell>
          <table:table-cell table:style-name="ce2" office:value-type="string" calcext:value-type="string">
            <text:p>I $D(^PS(51.15,DA,0)),$P(^(0),"^",4)]"" S ^PS(51.15,"AC",$P(^(0),"^",4),X,DA)=""</text:p>
          </table:table-cell>
          <table:table-cell table:style-name="ce2" office:value-type="string" calcext:value-type="string">
            <text:p>I $D(^PS(51.15,DA,0)),$P(^(0),"^",4)]"" K ^PS(51.15,"AC",$P(^(0),"^",4),X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1.15" calcext:value-type="float">
            <text:p>51.1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1.1,"AP"_value,</text:p>
          </table:table-cell>
          <table:table-cell table:style-name="ce2" office:value-type="string" calcext:value-type="string">
            <text:p>I $D(^PS(51.15,DA,0)),$P(^(0),"^",4)]"" S ^PS(51.15,"AP"_$P(^(0),"^",4),X,DA)=""</text:p>
          </table:table-cell>
          <table:table-cell table:style-name="ce2" office:value-type="string" calcext:value-type="string">
            <text:p>I $D(^PS(51.15,DA,0)),$P(^(0),"^",4)]"" K ^PS(51.15,"AP"_$P(^(0),"^",4),X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1.15" calcext:value-type="float">
            <text:p>51.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1.15,"ACP",</text:p>
          </table:table-cell>
          <table:table-cell table:style-name="ce2" office:value-type="string" calcext:value-type="string">
            <text:p>I $D(^PS(51.15,DA,0)),$P(^(0),"^",4)]"" S ^PS(51.15,"ACP",$P(^(0),"^",4),X,DA)=""</text:p>
          </table:table-cell>
          <table:table-cell table:style-name="ce2" office:value-type="string" calcext:value-type="string">
            <text:p>I $D(^PS(51.15,DA,0)),$P(^(0),"^",4)]"" K ^PS(51.15,"ACP",$P(^(0),"^",4),X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1.15" calcext:value-type="float">
            <text:p>51.1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1.1,"AC",</text:p>
          </table:table-cell>
          <table:table-cell table:style-name="ce2" office:value-type="string" calcext:value-type="string">
            <text:p>I $D(^PS(51.15,DA,0)),$P(^(0),"^")]"" S ^PS(51.15,"AC",X,$P(^(0),"^"),DA)=""</text:p>
          </table:table-cell>
          <table:table-cell table:style-name="ce2" office:value-type="string" calcext:value-type="string">
            <text:p>I $D(^PS(51.15,DA,0)),$P(^(0),"^")]"" K ^PS(51.15,"AC",X,$P(^(0),"^"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1.15" calcext:value-type="float">
            <text:p>51.1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1.1,"AP"_value,</text:p>
          </table:table-cell>
          <table:table-cell table:style-name="ce2" office:value-type="string" calcext:value-type="string">
            <text:p>I $D(^PS(51.15,DA,0)),$P(^(0),"^")]"" S ^PS(51.15,"AP"_X,$P(^(0),"^"),DA)=""</text:p>
          </table:table-cell>
          <table:table-cell table:style-name="ce2" office:value-type="string" calcext:value-type="string">
            <text:p>I $D(^PS(51.15,DA,0)),$P(^(0),"^")]"" K ^PS(51.15,"AP"_X,$P(^(0),"^"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5">
          <table:table-cell table:style-name="ce2" office:value-type="float" office:value="51.2" calcext:value-type="float">
            <text:p>51.2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1.2,"AUDC",</text:p>
          </table:table-cell>
          <table:table-cell table:style-name="ce2" office:value-type="string" calcext:value-type="string">
            <text:p>I '$D(PSGINITF) S ^PS(51.2,"AUDC")=$S($D(^PS(59.7,1,20)):$P(^(20),"^"),1:"")</text:p>
          </table:table-cell>
          <table:table-cell table:style-name="Default"/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2" calcext:value-type="float">
            <text:p>5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RX("ADL",</text:p>
          </table:table-cell>
          <table:table-cell table:style-name="ce2" office:value-type="string" calcext:value-type="string">
            <text:p>I X,$P(^PSRX(DA,2),"^",2) S ^PSRX("ADL",$P(^PSRX(DA,2),"^",2),X,DA)=""</text:p>
          </table:table-cell>
          <table:table-cell table:style-name="ce2" office:value-type="string" calcext:value-type="string">
            <text:p>I X,$P(^PSRX(DA,2),"^",2) K ^PSRX("ADL",$P(^PSRX(DA,2),"^",2),X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10">
          <table:table-cell table:style-name="ce2" office:value-type="float" office:value="52" calcext:value-type="float">
            <text:p>5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MUMPS</text:p>
          </table:table-cell>
          <table:table-cell table:style-name="Default"/>
          <table:table-cell table:style-name="ce2" office:value-type="string" calcext:value-type="string">
            <text:p>S:'$D(PSOPAR) PSOPAR=$S($D(^PS(59,$O(^PS(59,0)),1)):^(1),1:"") S P(7)=$P(^PSRX(DA,0),U,8),P(5)=$P(^PSRX(DA,0),U,6),P(2)=$P(^(0),U,3) D MAX^PSOHELP K P(2),P(7),P(5) S:$P(^PSRX(DA,0),U,9)="" $P(^(0),U,9)=MAX K MIN,MAX,REF</text:p>
          </table:table-cell>
          <table:table-cell table:style-name="Default"/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 office:value-type="string" calcext:value-type="string">
            <text:p>Direct setting of data in routine, WRITEs and</text:p>
          </table:table-cell>
          <table:table-cell table:number-columns-repeated="1013"/>
        </table:table-row>
        <table:table-row table:style-name="ro8">
          <table:table-cell table:style-name="ce2" office:value-type="float" office:value="52" calcext:value-type="float">
            <text:p>5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2.5,"AS",</text:p>
            <text:p>^PS(52.5,"APR",</text:p>
          </table:table-cell>
          <table:table-cell table:style-name="ce4" office:value-type="string" calcext:value-type="string">
            <text:p>D SAS^PSOSUTL</text:p>
          </table:table-cell>
          <table:table-cell table:style-name="ce2" office:value-type="string" calcext:value-type="string">
            <text:p>D KAS^PSOSUTL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2" calcext:value-type="float">
            <text:p>52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RX("AD",</text:p>
          </table:table-cell>
          <table:table-cell table:style-name="ce4" office:value-type="string" calcext:value-type="string">
            <text:p>S ^PSRX("AD",X,DA,0)=""</text:p>
          </table:table-cell>
          <table:table-cell table:style-name="ce2" office:value-type="string" calcext:value-type="string">
            <text:p>K ^PSRX("AD",X,DA,0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5">
          <table:table-cell table:style-name="ce2" office:value-type="float" office:value="52" calcext:value-type="float">
            <text:p>52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2.5,"C",</text:p>
            <text:p>^PS(52.5,"AQ",</text:p>
            <text:p>^PS(52.5,"AC",</text:p>
          </table:table-cell>
          <table:table-cell table:style-name="ce4" office:value-type="string" calcext:value-type="string">
            <text:p>D SUSFDS^PSOUTLA</text:p>
          </table:table-cell>
          <table:table-cell table:style-name="ce2" office:value-type="string" calcext:value-type="string">
            <text:p>D SUSFDK^PSOUTLA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2" calcext:value-type="float">
            <text:p>52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RX("ADL",</text:p>
          </table:table-cell>
          <table:table-cell table:style-name="ce4" office:value-type="string" calcext:value-type="string">
            <text:p>I X,$P(^PSRX(DA,0),"^",6) S ^PSRX("ADL",X,$P(^PSRX(DA,0),"^",6),DA)=""</text:p>
          </table:table-cell>
          <table:table-cell table:style-name="ce2" office:value-type="string" calcext:value-type="string">
            <text:p>I X,$P(^PSRX(DA,0),"^",6) K ^PSRX("ADL",X,$P(^PSRX(DA,0),"^",6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7">
          <table:table-cell table:style-name="ce2" office:value-type="float" office:value="52" calcext:value-type="float">
            <text:p>52</text:p>
          </table:table-cell>
          <table:table-cell table:style-name="ce2" office:value-type="float" office:value="26.1" calcext:value-type="float">
            <text:p>26.1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5,DFN,"P","A",</text:p>
          </table:table-cell>
          <table:table-cell table:style-name="ce4" office:value-type="string" calcext:value-type="string">
            <text:p>I $P($G(^PSRX(DA,"STA")),"^")=12 S ^PS(55,+$P(^PSRX(DA,0),"^",2),"P","A",X,DA)="" K ^PS(55,+$P(^PSRX(DA,0),"^",2),"P","A",$P($G(^PSRX(DA,2)),"^",6),DA)</text:p>
          </table:table-cell>
          <table:table-cell table:style-name="ce2" office:value-type="string" calcext:value-type="string">
            <text:p>S ^PS(55,$P(^PSRX(DA,0),"^",2),"P","A",$P(^PSRX(DA,2),"^",6),DA)="" K ^PS(55,$P(^PSRX(DA,0),"^",2),"P","A",X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2" calcext:value-type="float">
            <text:p>5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RX("AL",</text:p>
          </table:table-cell>
          <table:table-cell table:style-name="ce4" office:value-type="string" calcext:value-type="string">
            <text:p>S ^PSRX("AL",X,DA,0)=""</text:p>
          </table:table-cell>
          <table:table-cell table:style-name="ce2" office:value-type="string" calcext:value-type="string">
            <text:p>K ^PSRX("AL",X,DA,0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2" calcext:value-type="float">
            <text:p>52</text:p>
          </table:table-cell>
          <table:table-cell table:style-name="ce2" office:value-type="float" office:value="32.1" calcext:value-type="float">
            <text:p>32.1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RAX("AJ",</text:p>
          </table:table-cell>
          <table:table-cell table:style-name="ce4" office:value-type="string" calcext:value-type="string">
            <text:p>S ^PSRX("AJ",X,DA,0)=""</text:p>
          </table:table-cell>
          <table:table-cell table:style-name="ce2" office:value-type="string" calcext:value-type="string">
            <text:p>K ^PSRX("AJ",X,DA,0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9">
          <table:table-cell table:style-name="ce2" office:value-type="float" office:value="52.01" calcext:value-type="float">
            <text:p>52.0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RX(DA(1),4,"A",</text:p>
          </table:table-cell>
          <table:table-cell table:style-name="ce4" office:value-type="string" calcext:value-type="string">
            <text:p>K:X'=0 ^PSRX(DA(1),4,"A",$P(^PSRX(DA(1),4,DA,0),"^",3),DA) S:X=0 ^PSRX(DA(1),4,"A",$P(^PSRX(DA(1),4,DA,0),"^",3),DA)=""</text:p>
          </table:table-cell>
          <table:table-cell table:style-name="ce2" office:value-type="string" calcext:value-type="string">
            <text:p>K ^PSRX(DA(1),4,"A",$P(^PSRX(DA(1),4,DA,0),"^",3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2.01" calcext:value-type="float">
            <text:p>52.0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RX("AR",</text:p>
          </table:table-cell>
          <table:table-cell table:style-name="ce4" office:value-type="string" calcext:value-type="string">
            <text:p>I X=1 N X S X="PSXREF" X ^%ZOSF("TEST") Q:'$T <text:s/>S X=1 D AR^PSXREF</text:p>
          </table:table-cell>
          <table:table-cell table:style-name="Default"/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2.01" calcext:value-type="float">
            <text:p>52.0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RX("AS",</text:p>
          </table:table-cell>
          <table:table-cell table:style-name="ce4" office:value-type="string" calcext:value-type="string">
            <text:p>I X=0 N X S X="PSXREF" X ^%ZOSF("TEST") Q:'$T <text:s/>S X=0 D AS^PSXREF</text:p>
          </table:table-cell>
          <table:table-cell table:style-name="ce2" office:value-type="string" calcext:value-type="string">
            <text:p>S TMP=X N X S X="PSXREF" X ^%ZOSF("TEST") Q:'$T <text:s/>S X=TMP D ASKILL^PSXREF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5">
          <table:table-cell table:style-name="ce2" office:value-type="float" office:value="52.1" calcext:value-type="float">
            <text:p>52.1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2.5,"C",</text:p>
            <text:p>^PS(52.5,"AQ",</text:p>
            <text:p>^PS(52.5,"AC",</text:p>
          </table:table-cell>
          <table:table-cell table:style-name="ce4" office:value-type="string" calcext:value-type="string">
            <text:p>D S52^PSOUTL</text:p>
          </table:table-cell>
          <table:table-cell table:style-name="ce2" office:value-type="string" calcext:value-type="string">
            <text:p>D K52^PSOUTL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2.1" calcext:value-type="float">
            <text:p>52.1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D SPR^PSOUTL</text:p>
          </table:table-cell>
          <table:table-cell table:style-name="ce2" office:value-type="string" calcext:value-type="string">
            <text:p>D KPR^PSOUTL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2.1" calcext:value-type="float">
            <text:p>52.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2.5,"AS",</text:p>
            <text:p>^PS(52.5,"APR",</text:p>
          </table:table-cell>
          <table:table-cell table:style-name="ce4" office:value-type="string" calcext:value-type="string">
            <text:p>D SAS1^PSOSUTL</text:p>
          </table:table-cell>
          <table:table-cell table:style-name="ce2" office:value-type="string" calcext:value-type="string">
            <text:p>D KAS1^PSOSUTL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2.1" calcext:value-type="float">
            <text:p>52.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RX("AJ",</text:p>
          </table:table-cell>
          <table:table-cell table:style-name="ce4" office:value-type="string" calcext:value-type="string">
            <text:p>S ^PSRX("AJ",$E(X,1,30),DA(1),DA)=""</text:p>
          </table:table-cell>
          <table:table-cell table:style-name="ce2" office:value-type="string" calcext:value-type="string">
            <text:p>K ^PSRX("AJ",$E(X,1,30),DA(1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2.1" calcext:value-type="float">
            <text:p>52.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RX("AL",</text:p>
          </table:table-cell>
          <table:table-cell table:style-name="ce4" office:value-type="string" calcext:value-type="string">
            <text:p>S ^PSRX("AL",$E(X,1,30),DA(1),DA)=""</text:p>
          </table:table-cell>
          <table:table-cell table:style-name="ce2" office:value-type="string" calcext:value-type="string">
            <text:p>K ^PSRX("AL",$E(X,1,30),DA(1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7">
          <table:table-cell table:style-name="ce2" office:value-type="float" office:value="52.11" calcext:value-type="float">
            <text:p>52.1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2.11,"ANAM",</text:p>
          </table:table-cell>
          <table:table-cell table:style-name="ce4" office:value-type="string" calcext:value-type="string">
            <text:p>S ^PS(52.11,"ANAM",+$P(^PS(52.11,DA,0),"^",3),$P(^(1),"^",3)_$P(^(1),"^",4)_" "_$P(^DPT(+$P(^PS(52.11,DA,0),"^"),0),"^"),DA)=""</text:p>
          </table:table-cell>
          <table:table-cell table:style-name="ce2" office:value-type="string" calcext:value-type="string">
            <text:p>K ^PS(52.11,"ANAM",+$P(^PS(52.11,DA,0),"^",3),$P(^(1),"^",3)_$P(^(1),"^",4)_" "_$P(^DPT(+$P(^PS(52.11,DA,0),"^"),0),"^"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2.11" calcext:value-type="float">
            <text:p>52.1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2.11,"ATIC",</text:p>
          </table:table-cell>
          <table:table-cell table:style-name="ce4" office:value-type="string" calcext:value-type="string">
            <text:p>D ATICSET^PSOBINGO</text:p>
          </table:table-cell>
          <table:table-cell table:style-name="ce2" office:value-type="string" calcext:value-type="string">
            <text:p>D ATICKIL^PSOBINGO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5">
          <table:table-cell table:style-name="ce2" office:value-type="float" office:value="52.11" calcext:value-type="float">
            <text:p>52.1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2.11,"ANAMK",</text:p>
          </table:table-cell>
          <table:table-cell table:style-name="ce4" office:value-type="string" calcext:value-type="string">
            <text:p>S ^PS(52.11,"ANAMK",DA,+$P(^PS(52.11,DA,0),"^",3),$P(^PS(52.11,DA,0),"^"))=""</text:p>
          </table:table-cell>
          <table:table-cell table:style-name="ce2" office:value-type="string" calcext:value-type="string">
            <text:p>K ^PS(52.11,"ANAMK",DA,+$P(^PS(52.11,DA,0),"^",3),$P(^PS(52.11,DA,0),"^")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5">
          <table:table-cell table:style-name="ce2" office:value-type="float" office:value="52.11" calcext:value-type="float">
            <text:p>52.1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2.11,"BA",</text:p>
          </table:table-cell>
          <table:table-cell table:style-name="ce4" office:value-type="string" calcext:value-type="string">
            <text:p>S ^PS(52.11,"BA",$E(X,1,30),DA,$P(^DPT($P(^PS(52.11,DA,0),U),0),U,9))=""</text:p>
          </table:table-cell>
          <table:table-cell table:style-name="ce2" office:value-type="string" calcext:value-type="string">
            <text:p>K ^PS(52.11,"BA",$E(X,1,30),DA,$P(^DPT($P(^PS(52.11,DA,0),U),0),U,9)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5">
          <table:table-cell table:style-name="ce2" office:value-type="float" office:value="52.11" calcext:value-type="float">
            <text:p>52.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2.11,"BI",</text:p>
          </table:table-cell>
          <table:table-cell table:style-name="ce4" office:value-type="string" calcext:value-type="string">
            <text:p>S ^PS(52.11,"BI",$P(^PS(52.11,DA,0),U),$P(^PS(52.11,DA,1),U,3),DA)=""</text:p>
          </table:table-cell>
          <table:table-cell table:style-name="ce2" office:value-type="string" calcext:value-type="string">
            <text:p>K ^PS(52.11,"BI",$P(^PS(52.11,DA,0),U),$P(^PS(52.11,DA,1),U,3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2.2" calcext:value-type="float">
            <text:p>52.2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2.5,"AS",</text:p>
            <text:p>^PS(52.5,"APR",</text:p>
          </table:table-cell>
          <table:table-cell table:style-name="ce4" office:value-type="string" calcext:value-type="string">
            <text:p>D SAS2^PSOSUTL</text:p>
          </table:table-cell>
          <table:table-cell table:style-name="ce2" office:value-type="string" calcext:value-type="string">
            <text:p>D KAS2^PSOSUTL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5">
          <table:table-cell table:style-name="ce2" office:value-type="float" office:value="52.41" calcext:value-type="float">
            <text:p>52.4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2.41,"PN",</text:p>
          </table:table-cell>
          <table:table-cell table:style-name="ce4" office:value-type="string" calcext:value-type="string">
            <text:p>S ^PS(52.41,"PN",$P(^DPT($P(^PS(52.41,DA,0),"^",2),0),"^"),DA)=""</text:p>
          </table:table-cell>
          <table:table-cell table:style-name="ce2" office:value-type="string" calcext:value-type="string">
            <text:p>K ^PS(52.41,"PN",$P(^DPT($P(^PS(52.41,DA,0),"^",2),0),"^"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2.41" calcext:value-type="float">
            <text:p>52.41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2.41,"HLP",</text:p>
          </table:table-cell>
          <table:table-cell table:style-name="ce4" office:value-type="string" calcext:value-type="string">
            <text:p>S ^PS(52.41,"HLP",X,$P(^PS(52.41,DA,0),"^",2),DA)=""</text:p>
          </table:table-cell>
          <table:table-cell table:style-name="ce2" office:value-type="string" calcext:value-type="string">
            <text:p>K ^PS(52.41,"HLP",X,$P(^PS(52.41,DA,0),"^",2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7">
          <table:table-cell table:style-name="ce2" office:value-type="float" office:value="52.41" calcext:value-type="float">
            <text:p>52.41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2.41,"ACL",</text:p>
          </table:table-cell>
          <table:table-cell table:style-name="ce4" office:value-type="string" calcext:value-type="string">
            <text:p>I $P(^PS(52.41,DA,0),"^",3)="NW"!($P(^(0),"^",3)="RNW")!($P(^(0),"^",3)="RF"),$P(^(0),"^",12) S ^PS(52.41,"ACL",X,$P(^PS(52.41,DA,0),"^",12),DA)=""</text:p>
          </table:table-cell>
          <table:table-cell table:style-name="ce2" office:value-type="string" calcext:value-type="string">
            <text:p>I $P(^PS(52.41,DA,0),"^",12) K ^PS(52.41,"ACL",X,$P(^PS(52.41,DA,0),"^",12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9">
          <table:table-cell table:style-name="ce2" office:value-type="float" office:value="52.41" calcext:value-type="float">
            <text:p>52.4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2.41,"AOR",</text:p>
          </table:table-cell>
          <table:table-cell table:style-name="ce4" office:value-type="string" calcext:value-type="string">
            <text:p>I X="NW"!(X="RNW")!(X="RF"),$P($G(^PS(52.41,DA,"INI")),"^") S ^PS(52.41,"AOR",$P(^PS(52.41,DA,0),"^",2),$P(^("INI"),"^"),DA)=""</text:p>
          </table:table-cell>
          <table:table-cell table:style-name="ce2" office:value-type="string" calcext:value-type="string">
            <text:p>I $P($G(^PS(52.41,DA,"INI")),"^") K ^PS(52.41,"AOR",$P(^PS(52.41,DA,0),"^",2),$P(^("INI"),"^"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7">
          <table:table-cell table:style-name="ce2" office:value-type="float" office:value="52.41" calcext:value-type="float">
            <text:p>52.4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2.41,"AD",</text:p>
          </table:table-cell>
          <table:table-cell table:style-name="ce4" office:value-type="string" calcext:value-type="string">
            <text:p>I $P(^PS(52.41,DA,0),"^",3)="NW"!($P(^(0),"^",3)="RNW")!($P(^(0),"^",3)="RF") S ^PS(52.41,"AD",X,$P(^PS(52.41,DA,"INI"),"^"),DA)=""</text:p>
          </table:table-cell>
          <table:table-cell table:style-name="ce2" office:value-type="string" calcext:value-type="string">
            <text:p>K ^PS(52.41,"AD",X,$P(^PS(52.41,DA,"INI"),"^"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7">
          <table:table-cell table:style-name="ce2" office:value-type="float" office:value="52.41" calcext:value-type="float">
            <text:p>52.4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2.41,"ACL",</text:p>
          </table:table-cell>
          <table:table-cell table:style-name="ce4" office:value-type="string" calcext:value-type="string">
            <text:p>I $P(^PS(52.41,DA,0),"^",3)="NW"!($P(^(0),"^",3)="RNW")!($P(^(0),"^",3)="RF"),$P(^(0),"^",13) S ^PS(52.41,"ACL",$P(^PS(52.41,DA,0),"^",13),X,DA)=""</text:p>
          </table:table-cell>
          <table:table-cell table:style-name="ce2" office:value-type="string" calcext:value-type="string">
            <text:p>I $P(^PS(52.41,DA,0),"^",13) K ^PS(52.41,"ACL",$P(^PS(52.41,DA,0),"^",13),X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2.41" calcext:value-type="float">
            <text:p>52.4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2.41,"AC",</text:p>
          </table:table-cell>
          <table:table-cell table:style-name="ce4" office:value-type="string" calcext:value-type="string">
            <text:p>S ^PS(52.41,"AC",$P(^PS(52.41,DA,0),"^",2),X,DA)=""</text:p>
          </table:table-cell>
          <table:table-cell table:style-name="ce2" office:value-type="string" calcext:value-type="string">
            <text:p>K ^PS(52.41,"AC",$P(^PS(52.41,DA,0),"^",2),X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5">
          <table:table-cell table:style-name="ce2" office:value-type="float" office:value="52.41" calcext:value-type="float">
            <text:p>52.41</text:p>
          </table:table-cell>
          <table:table-cell table:style-name="ce2" office:value-type="float" office:value="22.1" calcext:value-type="float">
            <text:p>22.1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2.41,"AOR",</text:p>
          </table:table-cell>
          <table:table-cell table:style-name="ce4" office:value-type="string" calcext:value-type="string">
            <text:p>:$P(^PS(52.41,DA,0),"^",3)="NW"!($P(^(0),"^",3)="RNW")!($P(^(0),"^",3)="RF") ^PS(52.41,"AOR",$P(^PS(52.41,DA,0),"^",2),X,DA)=""</text:p>
          </table:table-cell>
          <table:table-cell table:style-name="ce2" office:value-type="string" calcext:value-type="string">
            <text:p>K ^PS(52.41,"AQ",X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2.41" calcext:value-type="float">
            <text:p>52.4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2.41,"AP",</text:p>
          </table:table-cell>
          <table:table-cell table:style-name="ce4" office:value-type="string" calcext:value-type="string">
            <text:p>S ^PS(52.41,"AP",$P(^PS(52.41,DA,0),"^",2),X,DA)=""</text:p>
          </table:table-cell>
          <table:table-cell table:style-name="ce2" office:value-type="string" calcext:value-type="string">
            <text:p>K ^PS(52.41,"AP",$P(^PS(52.41,DA,0),"^",2),X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5">
          <table:table-cell table:style-name="ce2" office:value-type="float" office:value="52.41" calcext:value-type="float">
            <text:p>52.4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2.41,"AOR",</text:p>
          </table:table-cell>
          <table:table-cell table:style-name="ce4" office:value-type="string" calcext:value-type="string">
            <text:p>S:$P(^PS(52.41,DA,0),"^",3)="NW"!($P(^(0),"^",3)="RNW")!($P(^(0),"^",3)="RF") ^PS(52.41,"AOR",$P(^PS(52.41,DA,0),"^",2),X,DA)=""</text:p>
          </table:table-cell>
          <table:table-cell table:style-name="ce2" office:value-type="string" calcext:value-type="string">
            <text:p>K ^PS(52.41,"AOR",$P(^PS(52.41,DA,0),"^",2),X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7">
          <table:table-cell table:style-name="ce2" office:value-type="float" office:value="52.41" calcext:value-type="float">
            <text:p>52.4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2.41,"AD",</text:p>
          </table:table-cell>
          <table:table-cell table:style-name="ce4" office:value-type="string" calcext:value-type="string">
            <text:p>I $P(^PS(52.41,DA,0),"^",3)="NW"!($P(^(0),"^",3)="RNW")!($P(^(0),"^",3)="RF") S ^PS(52.41,"AD",$P(^PS(52.41,DA,0),"^",12),X,DA)=""</text:p>
          </table:table-cell>
          <table:table-cell table:style-name="ce2" office:value-type="string" calcext:value-type="string">
            <text:p>K ^PS(52.41,"AD",$P(^PS(52.41,DA,0),"^",12),X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2.43" calcext:value-type="float">
            <text:p>52.4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2.43,"AD",</text:p>
          </table:table-cell>
          <table:table-cell table:style-name="ce4" office:value-type="string" calcext:value-type="string">
            <text:p>S ^PS(52.43,"AD",X,DA)=""</text:p>
          </table:table-cell>
          <table:table-cell table:style-name="ce2" office:value-type="string" calcext:value-type="string">
            <text:p>K ^PS(52.43,"AD",X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2.5" calcext:value-type="float">
            <text:p>52.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2.5,</text:p>
          </table:table-cell>
          <table:table-cell table:style-name="ce4" office:value-type="string" calcext:value-type="string">
            <text:p>D SET^PSOSUTL</text:p>
          </table:table-cell>
          <table:table-cell table:style-name="ce2" office:value-type="string" calcext:value-type="string">
            <text:p>D KILL^PSOSUTL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9">
          <table:table-cell table:style-name="ce2" office:value-type="float" office:value="52.5" calcext:value-type="float">
            <text:p>52.5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2.5,"AC",</text:p>
          </table:table-cell>
          <table:table-cell table:style-name="ce4" office:value-type="string" calcext:value-type="string">
            <text:p>K:+$G(^("P"))=1 ^PS(52.5,"AC",+$P(^PS(52.5,DA,0),"^",3),X,DA) S:+$G(^PS(52.5,DA,"P"))'=1&amp;($P($G(^PS(52.5,DA,0)),"^",3))&amp;($P($G(^PS(52.5,DA,0)),"^",7)="") ^PS(52.5,"AC",$P(^PS(52.5,DA,0),"^",3),X,DA)=""</text:p>
          </table:table-cell>
          <table:table-cell table:style-name="ce2" office:value-type="string" calcext:value-type="string">
            <text:p>K ^PS(52.5,"AC",+$P(^PS(52.5,DA,0),"^",3),X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10">
          <table:table-cell table:style-name="ce2" office:value-type="float" office:value="52.5" calcext:value-type="float">
            <text:p>52.5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K:+$G(^("P"))=1 ^PS(52.5,"AC",X,+$P($G(^PS(52.5,DA,0)),"^",2),DA) S:+$G(^PS(52.5,DA,"P"))'=1&amp;($P($G(^PS(52.5,DA,0)),"^",2))&amp;($P($G(^PS(52.5,DA,0)),"^",7)="") ^PS(52.5,"AC",X,+$P($G(^PS(52.5,DA,0)),"^",2),DA)=""</text:p>
          </table:table-cell>
          <table:table-cell table:style-name="ce2" office:value-type="string" calcext:value-type="string">
            <text:p>K ^PS(52.5,"AC",X,+$P(^PS(52.5,DA,0),"^",2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2.5" calcext:value-type="float">
            <text:p>52.5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2.5,"AS",</text:p>
            <text:p>^PS(52.5,"APR",</text:p>
          </table:table-cell>
          <table:table-cell table:style-name="ce4" office:value-type="string" calcext:value-type="string">
            <text:p>D SDIVAS^PSOSUTL1</text:p>
          </table:table-cell>
          <table:table-cell table:style-name="ce2" office:value-type="string" calcext:value-type="string">
            <text:p>D KDIVAS^PSOSUTL1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2.5" calcext:value-type="float">
            <text:p>52.5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string" calcext:value-type="string">
            <text:p>MUMPS</text:p>
          </table:table-cell>
          <table:table-cell table:style-name="ce8" office:value-type="string" calcext:value-type="string">
            <text:p>^PSRX(</text:p>
          </table:table-cell>
          <table:table-cell table:style-name="ce4" office:value-type="string" calcext:value-type="string">
            <text:p>D SDIV^PSOSUTL</text:p>
          </table:table-cell>
          <table:table-cell table:style-name="Default"/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10">
          <table:table-cell table:style-name="ce2" office:value-type="float" office:value="52.5" calcext:value-type="float">
            <text:p>52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2.5,"AC",</text:p>
          </table:table-cell>
          <table:table-cell table:style-name="ce4" office:value-type="string" calcext:value-type="string">
            <text:p>K:X=1 ^PS(52.5,"AC",$P(^PS(52.5,DA,0),"^",3),$P(^PS(52.5,DA,0),"^",2),DA) S:X'=1&amp;($P($G(^PS(52.5,DA,0)),"^",7)="") ^PS(52.5,"AC",$P(^PS(52.5,DA,0),"^",3),$P(^PS(52.5,DA,0),"^",2),DA)=""</text:p>
          </table:table-cell>
          <table:table-cell table:style-name="ce2" office:value-type="string" calcext:value-type="string">
            <text:p>K ^PS(52.5,"AC",$P(^PS(52.5,DA,0),"^",3),$P(^(0),"^",2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2.5" calcext:value-type="float">
            <text:p>52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2.5,"ADL",</text:p>
          </table:table-cell>
          <table:table-cell table:style-name="ce4" office:value-type="string" calcext:value-type="string">
            <text:p>D SADL^PSOSUTL1</text:p>
          </table:table-cell>
          <table:table-cell table:style-name="ce2" office:value-type="string" calcext:value-type="string">
            <text:p>D KADL^PSOSUTL1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9">
          <table:table-cell table:style-name="ce2" office:value-type="float" office:value="52.5" calcext:value-type="float">
            <text:p>52.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2.5,"AQ",</text:p>
          </table:table-cell>
          <table:table-cell table:style-name="ce4" office:value-type="string" calcext:value-type="string">
            <text:p>S:X="Q" ^PS(52.5,"AQ",$P(^PS(52.5,DA,0),"^",2),$P(^PS(52.5,DA,0),"^",3),DA)="" K:X="Q" ^PS(52.5,"AC",+$P(^PS(52.5,DA,0),"^",3),+$P(^PS(52.5,DA,0),"^",2),DA)</text:p>
          </table:table-cell>
          <table:table-cell table:style-name="ce2" office:value-type="string" calcext:value-type="string">
            <text:p>K ^PS(52.5,"AQ",$P(^PS(52.5,DA,0),"^",2),$P(^PS(52.5,DA,0),"^",3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9">
          <table:table-cell table:style-name="ce2" office:value-type="float" office:value="52.5" calcext:value-type="float">
            <text:p>52.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2.5,"AX",</text:p>
          </table:table-cell>
          <table:table-cell table:style-name="ce4" office:value-type="string" calcext:value-type="string">
            <text:p>S:X="X" ^PS(52.5,"AX",$P(^PS(52.5,DA,0),"^",2),$P(^PS(52.5,DA,0),"^",3),DA)="" K:X="X" ^PS(52.5,"AC",+$P(^PS(52.5,DA,0),"^",3),+$P(^PS(52.5,DA,0),"^",2),DA)</text:p>
          </table:table-cell>
          <table:table-cell table:style-name="ce2" office:value-type="string" calcext:value-type="string">
            <text:p>K ^PS(52.5,"AX",$P(^PS(52.5,DA,0),"^",2),$P(^PS(52.5,DA,0),"^",3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9">
          <table:table-cell table:style-name="ce2" office:value-type="float" office:value="52.5" calcext:value-type="float">
            <text:p>52.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2.5,"AL",</text:p>
          </table:table-cell>
          <table:table-cell table:style-name="ce4" office:value-type="string" calcext:value-type="string">
            <text:p>S:X="L" ^PS(52.5,"AL",$P(^PS(52.5,DA,0),"^",2),$P(^PS(52.5,DA,0),"^",3),DA)="" K:X="L" ^PS(52.5,"AC",+$P(^PS(52.5,DA,0),"^",3),+$P(^PS(52.5,DA,0),"^",2),DA)</text:p>
          </table:table-cell>
          <table:table-cell table:style-name="ce2" office:value-type="string" calcext:value-type="string">
            <text:p>K ^PS(52.5,"AL",$P(^PS(52.5,DA,0),"^",2),$P(^PS(52.5,DA,0),"^",3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9">
          <table:table-cell table:style-name="ce2" office:value-type="float" office:value="52.5" calcext:value-type="float">
            <text:p>52.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2.5,"AP",</text:p>
          </table:table-cell>
          <table:table-cell table:style-name="ce4" office:value-type="string" calcext:value-type="string">
            <text:p>S:X="P" ^PS(52.5,"AP",$P(^PS(52.5,DA,0),"^",2),$P(^PS(52.5,DA,0),"^",3),DA)="" K:X="P" ^PS(52.5,"AC",+$P(^PS(52.5,DA,0),"^",3),+$P(^PS(52.5,DA,0),"^",2),DA)</text:p>
          </table:table-cell>
          <table:table-cell table:style-name="ce2" office:value-type="string" calcext:value-type="string">
            <text:p>K ^PS(52.5,"AP",$P(^PS(52.5,DA,0),"^",2),$P(^PS(52.5,DA,0),"^",3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9">
          <table:table-cell table:style-name="ce2" office:value-type="float" office:value="52.5" calcext:value-type="float">
            <text:p>52.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2.5,"AG",</text:p>
          </table:table-cell>
          <table:table-cell table:style-name="ce4" office:value-type="string" calcext:value-type="string">
            <text:p>S:$G(X)="P"!($G(X)="Q") ^PS(52.5,"AG",+$P(^PS(52.5,DA,0),"^",3),DA)="" K:$G(X)="Q"!($G(X)="P") ^PS(52.5,"AC",+$P(^PS(52.5,DA,0),"^",3),+$P(^PS(52.5,DA,0),"^",2),DA)</text:p>
          </table:table-cell>
          <table:table-cell table:style-name="ce2" office:value-type="string" calcext:value-type="string">
            <text:p>K ^PS(52.5,"AG",$P(^PS(52.5,DA,0),"^",3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2.5" calcext:value-type="float">
            <text:p>52.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2.5,"AS",</text:p>
            <text:p>^PS(52.5,"APR",</text:p>
          </table:table-cell>
          <table:table-cell table:style-name="ce4" office:value-type="string" calcext:value-type="string">
            <text:p>D SPDTAS^PSOSUTL1</text:p>
          </table:table-cell>
          <table:table-cell table:style-name="ce2" office:value-type="string" calcext:value-type="string">
            <text:p>D KPDTAS^PSOSUTL1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2.5" calcext:value-type="float">
            <text:p>52.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2.5,"AS",</text:p>
            <text:p>^PS(52.5,"APR",</text:p>
          </table:table-cell>
          <table:table-cell table:style-name="ce4" office:value-type="string" calcext:value-type="string">
            <text:p>D SPBYAS^PSOSUTL1</text:p>
          </table:table-cell>
          <table:table-cell table:style-name="ce2" office:value-type="string" calcext:value-type="string">
            <text:p>D KPBYAS^PSOSUTL1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2.5" calcext:value-type="float">
            <text:p>52.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2.5,"AS",</text:p>
            <text:p>^PS(52.5,"APR",</text:p>
          </table:table-cell>
          <table:table-cell table:style-name="ce4" office:value-type="string" calcext:value-type="string">
            <text:p>D SSEQAS^PSOSUTL1</text:p>
          </table:table-cell>
          <table:table-cell table:style-name="ce2" office:value-type="string" calcext:value-type="string">
            <text:p>D KSEQAS^PSOSUTL1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2.51" calcext:value-type="float">
            <text:p>52.5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2.51,"AS",</text:p>
          </table:table-cell>
          <table:table-cell table:style-name="ce4" office:value-type="string" calcext:value-type="string">
            <text:p>D SDATE^PSOEXREF</text:p>
          </table:table-cell>
          <table:table-cell table:style-name="ce2" office:value-type="string" calcext:value-type="string">
            <text:p>D KDATE^PSOEXREF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2.51" calcext:value-type="float">
            <text:p>52.5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2.51,"AS",</text:p>
          </table:table-cell>
          <table:table-cell table:style-name="ce4" office:value-type="string" calcext:value-type="string">
            <text:p>D SPER^PSOEXREF</text:p>
          </table:table-cell>
          <table:table-cell table:style-name="ce2" office:value-type="string" calcext:value-type="string">
            <text:p>D KPER^PSOEXREF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2.51" calcext:value-type="float">
            <text:p>52.5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2.51,"AM",</text:p>
          </table:table-cell>
          <table:table-cell table:style-name="ce4" office:value-type="string" calcext:value-type="string">
            <text:p>D SMES^PSOEXREF</text:p>
          </table:table-cell>
          <table:table-cell table:style-name="ce2" office:value-type="string" calcext:value-type="string">
            <text:p>D KMES^PSOEXREF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2.51" calcext:value-type="float">
            <text:p>52.5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2.51,"AS",</text:p>
          </table:table-cell>
          <table:table-cell table:style-name="ce4" office:value-type="string" calcext:value-type="string">
            <text:p>D SDIV^PSOEXREF</text:p>
          </table:table-cell>
          <table:table-cell table:style-name="ce2" office:value-type="string" calcext:value-type="string">
            <text:p>D KDIV^PSOEXREF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2.51" calcext:value-type="float">
            <text:p>52.5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2.51,"AM",</text:p>
          </table:table-cell>
          <table:table-cell table:style-name="ce4" office:value-type="string" calcext:value-type="string">
            <text:p>D SDIVM^PSOEXREF</text:p>
          </table:table-cell>
          <table:table-cell table:style-name="ce2" office:value-type="string" calcext:value-type="string">
            <text:p>D KDIVM^PSOEXREF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7">
          <table:table-cell table:style-name="ce2" office:value-type="float" office:value="52.6" calcext:value-type="float">
            <text:p>52.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DRUG("IU",</text:p>
            <text:p>^PSDRUG("AIU"_value,</text:p>
          </table:table-cell>
          <table:table-cell table:style-name="ce4" office:value-type="string" calcext:value-type="string">
            <text:p>I $P($G(^PSDRUG(X,2)),"^",3)'["I" S PSIUDA=X,PSIUX="I" D ENS^PSSGIU</text:p>
          </table:table-cell>
          <table:table-cell table:style-name="ce2" office:value-type="string" calcext:value-type="string">
            <text:p>I '$D(^PS(52.7,"AC",X)) S XX=$O(^PS(52.6,"AC",X,0)) S:XX=DA XX=$O(^(XX)) I XX,$P($G(^PSDRUG(X,2)),"^",3)["I" S PSIUDA=X,PSIUX="I" D END^PSSGIU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2.6" calcext:value-type="float">
            <text:p>52.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D S526^PSSPOID1</text:p>
          </table:table-cell>
          <table:table-cell table:style-name="ce2" office:value-type="string" calcext:value-type="string">
            <text:p>D K526^PSSPOID1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5">
          <table:table-cell table:style-name="ce2" office:value-type="float" office:value="52.6" calcext:value-type="float">
            <text:p>52.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'$D(DIU(0)) N PSSTEST S PSSTEST=$P($G(^PS(52.6,DA,0)),"^",11) Q:'PSSTEST <text:s/>S PSSCROSS=1 D EN1^PSSPOIDT K PSSCROSS Q</text:p>
          </table:table-cell>
          <table:table-cell table:style-name="ce2" office:value-type="string" calcext:value-type="string">
            <text:p>I '$D(DIU(0)) N PSSTEST S PSSTEST=$P($G(^PS(52.6,DA,0)),"^",11) Q:'PSSTEST <text:s/>S PSSCROSS=1 D EN1^PSSPOIDT K PSSCROSS Q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5">
          <table:table-cell table:style-name="ce2" office:value-type="float" office:value="52.6" calcext:value-type="float">
            <text:p>52.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'$D(DIU(0)) N PSSTEST S PSSTEST=$P($G(^PS(52.6,DA,0)),"^",11) Q:'PSSTEST <text:s/>S PSSCROSS=1 D EN1^PSSPOIDT K PSSCROSS Q</text:p>
          </table:table-cell>
          <table:table-cell table:style-name="ce2" office:value-type="string" calcext:value-type="string">
            <text:p>I '$D(DIU(0)) N PSSTEST S PSSTEST=$P($G(^PS(52.6,DA,0)),"^",11) Q:'PSSTEST <text:s/>S PSSCROSS=1 D EN1^PSSPOIDT K PSSCROSS Q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7">
          <table:table-cell table:style-name="ce2" office:value-type="float" office:value="52.7" calcext:value-type="float">
            <text:p>52.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DRUG("IU",</text:p>
            <text:p>^PSDRUG("AIU"_value,</text:p>
          </table:table-cell>
          <table:table-cell table:style-name="ce4" office:value-type="string" calcext:value-type="string">
            <text:p>I $P($G(^PSDRUG(X,2)),"^",3)'["I" S PSIUDA=X,PSIUX="I" D ENS^PSSGIU K PSIUDA,PSIUX</text:p>
          </table:table-cell>
          <table:table-cell table:style-name="ce2" office:value-type="string" calcext:value-type="string">
            <text:p>I '$D(^PS(52.6,"AC",X)) S XX=$O(^PS(52.7,"AC",X,0)) S:XX=DA XX=$O(^(XX)) I XX,$P($G(^PSDRUG(X,2)),"^",3)["I" S PSIUDA=X,PSIUX="I" D END^PSSGIU K PSIUDA,PSIUX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2.7" calcext:value-type="float">
            <text:p>52.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DRUG("A527"</text:p>
            <text:p>^PS(52.7,"AOI",</text:p>
          </table:table-cell>
          <table:table-cell table:style-name="ce4" office:value-type="string" calcext:value-type="string">
            <text:p>D S527^PSSPOID1</text:p>
          </table:table-cell>
          <table:table-cell table:style-name="ce2" office:value-type="string" calcext:value-type="string">
            <text:p>D K527^PSSPOID1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5">
          <table:table-cell table:style-name="ce2" office:value-type="float" office:value="52.7" calcext:value-type="float">
            <text:p>52.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'$D(DIU(0)) N PSSTEST S PSSTEST=$P($G(^PS(52.7,DA,0)),"^",11) Q:'PSSTEST <text:s/>S PSSCROSS=1 D EN1^PSSPOIDT K PSSCROSS Q</text:p>
          </table:table-cell>
          <table:table-cell table:style-name="ce2" office:value-type="string" calcext:value-type="string">
            <text:p>I '$D(DIU(0)) N PSSTEST S PSSTEST=$P($G(^PS(52.7,DA,0)),"^",11) Q:'PSSTEST <text:s/>S PSSCROSS=1 D EN1^PSSPOIDT K PSSCROSS Q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5">
          <table:table-cell table:style-name="ce2" office:value-type="float" office:value="52.7" calcext:value-type="float">
            <text:p>52.7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'$D(DIU(0)) N PSSTEST S PSSTEST=$P($G(^PS(52.7,DA,0)),"^",11) Q:'PSSTEST <text:s/>S PSSCROSS=1 D EN1^PSSPOIDT K PSSCROSS Q</text:p>
          </table:table-cell>
          <table:table-cell table:style-name="ce2" office:value-type="string" calcext:value-type="string">
            <text:p>I '$D(DIU(0)) N PSSTEST S PSSTEST=$P($G(^PS(52.7,DA,0)),"^",11) Q:'PSSTEST <text:s/>S PSSCROSS=1 D EN1^PSSPOIDT K PSSCROSS Q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5">
          <table:table-cell table:style-name="ce2" office:value-type="float" office:value="52.8" calcext:value-type="float">
            <text:p>52.8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OARC("B",</text:p>
          </table:table-cell>
          <table:table-cell table:style-name="ce4" office:value-type="string" calcext:value-type="string">
            <text:p>S ^PSOARC("B",$P(^DPT($P(^PSRX(X,0),U,2),0),U,1),$P(^(0),U,9),DA)=""</text:p>
          </table:table-cell>
          <table:table-cell table:style-name="ce2" office:value-type="string" calcext:value-type="string">
            <text:p>K ^PSOARC("B",$P(^DPT($P(^PSRX(X,0),U,2),0),U,1),$P(^(0),U,9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2.91" calcext:value-type="float">
            <text:p>52.9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655,</text:p>
          </table:table-cell>
          <table:table-cell table:style-name="ce4" office:value-type="string" calcext:value-type="string">
            <text:p>D RXPAT^PSOTPCAN</text:p>
          </table:table-cell>
          <table:table-cell table:style-name="Default"/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7">
          <table:table-cell table:style-name="ce2" office:value-type="float" office:value="53.1" calcext:value-type="float">
            <text:p>53.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3.1,"AS",</text:p>
            <text:p>^PS(53.1,"AC",</text:p>
            <text:p>^PS(53.1,"AV",</text:p>
            <text:p>^PS(53.1,"AOD",</text:p>
          </table:table-cell>
          <table:table-cell table:style-name="ce4" office:value-type="string" calcext:value-type="string">
            <text:p>S XX=X,X="PSGAXR" X ^%ZOSF("TEST") I <text:s/>S X=XX D ENNPS^PSGAXR</text:p>
          </table:table-cell>
          <table:table-cell table:style-name="ce2" office:value-type="string" calcext:value-type="string">
            <text:p>S XX=X,X="PSGAXR" X ^%ZOSF("TEST") I <text:s/>S X=XX D ENNPK^PSGAXR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3.1" calcext:value-type="float">
            <text:p>53.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3.1,"AV",</text:p>
          </table:table-cell>
          <table:table-cell table:style-name="ce4" office:value-type="string" calcext:value-type="string">
            <text:p>S XX=X,X="PSGAXR" X ^%ZOSF("TEST") I <text:s/>S X=XX D ENNACK^PSGAXR</text:p>
          </table:table-cell>
          <table:table-cell table:style-name="ce2" office:value-type="string" calcext:value-type="string">
            <text:p>S XX=X,X="PSGAXR" X ^%ZOSF("TEST") I <text:s/>S X=XX D ENNACKK^PSGAXR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7">
          <table:table-cell table:style-name="ce2" office:value-type="float" office:value="53.1" calcext:value-type="float">
            <text:p>53.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3.1,"AS",</text:p>
            <text:p>^PS(53.1,"AC",</text:p>
            <text:p>^PS(53.1,"AD",</text:p>
            <text:p>^PS(53.1,"AOD",</text:p>
          </table:table-cell>
          <table:table-cell table:style-name="ce4" office:value-type="string" calcext:value-type="string">
            <text:p>S XX=X,X="PSGAXR" X ^%ZOSF("TEST") I <text:s/>S X=XX D ENSS^PSGAXR</text:p>
          </table:table-cell>
          <table:table-cell table:style-name="ce2" office:value-type="string" calcext:value-type="string">
            <text:p>S XX=X,X="PSGAXR" X ^%ZOSF("TEST") I <text:s/>S X=XX D ENSK^PSGAXR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3.1" calcext:value-type="float">
            <text:p>53.1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3.1,"D",</text:p>
            <text:p>^PS(53.1,"AOD",</text:p>
          </table:table-cell>
          <table:table-cell table:style-name="ce4" office:value-type="string" calcext:value-type="string">
            <text:p>D ENNDS^PSGAXR</text:p>
          </table:table-cell>
          <table:table-cell table:style-name="ce2" office:value-type="string" calcext:value-type="string">
            <text:p>D ENNDK^PSGAXR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3.4" calcext:value-type="float">
            <text:p>53.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3.4,"AUD",</text:p>
          </table:table-cell>
          <table:table-cell table:style-name="ce4" office:value-type="string" calcext:value-type="string">
            <text:p>I ^PS(53.4,DA,0) S ^PS(53.4,"AUD",+^(0),+X,DA)=""</text:p>
          </table:table-cell>
          <table:table-cell table:style-name="ce2" office:value-type="string" calcext:value-type="string">
            <text:p>I ^PS(53.4,DA,0) K ^PS(53.4,"AUD",+^(0),+X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3.5" calcext:value-type="float">
            <text:p>53.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3.5,"AC",</text:p>
          </table:table-cell>
          <table:table-cell table:style-name="ce4" office:value-type="string" calcext:value-type="string">
            <text:p>D EN535^PSGPLXR(DA,"S","AC")</text:p>
          </table:table-cell>
          <table:table-cell table:style-name="ce2" office:value-type="string" calcext:value-type="string">
            <text:p>D EN535^PSGPLXR(DA,"K","AC"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3.5" calcext:value-type="float">
            <text:p>53.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3.5,"AB",</text:p>
          </table:table-cell>
          <table:table-cell table:style-name="ce4" office:value-type="string" calcext:value-type="string">
            <text:p>D ENABO^PSGPLXR(DA,"AB","S")</text:p>
          </table:table-cell>
          <table:table-cell table:style-name="ce2" office:value-type="string" calcext:value-type="string">
            <text:p>D ENABO^PSGPLXR(DA,"AB","K"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3.5" calcext:value-type="float">
            <text:p>53.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3.5,"AO",</text:p>
          </table:table-cell>
          <table:table-cell table:style-name="ce4" office:value-type="string" calcext:value-type="string">
            <text:p>D ENABO^PSGPLXR(DA,"AO","S")</text:p>
          </table:table-cell>
          <table:table-cell table:style-name="ce2" office:value-type="string" calcext:value-type="string">
            <text:p>D ENABO^PSGPLXR(DA,"AO","K"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3.5" calcext:value-type="float">
            <text:p>53.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3.5,"A",</text:p>
          </table:table-cell>
          <table:table-cell table:style-name="ce4" office:value-type="string" calcext:value-type="string">
            <text:p>D ENA^PSGPLXR(DA,"S")</text:p>
          </table:table-cell>
          <table:table-cell table:style-name="ce2" office:value-type="string" calcext:value-type="string">
            <text:p>D ENA^PSGPLXR(DA,"K"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3.5" calcext:value-type="float">
            <text:p>53.5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3.5,"A",</text:p>
          </table:table-cell>
          <table:table-cell table:style-name="ce4" office:value-type="string" calcext:value-type="string">
            <text:p>D ENA^PSGPLXR(DA,"S")</text:p>
          </table:table-cell>
          <table:table-cell table:style-name="ce2" office:value-type="string" calcext:value-type="string">
            <text:p>D ENA^PSGPLXR(DA,"K"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3.5" calcext:value-type="float">
            <text:p>53.5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3.5,"AB",</text:p>
          </table:table-cell>
          <table:table-cell table:style-name="ce4" office:value-type="string" calcext:value-type="string">
            <text:p>D:'$P(^(0),U,5) ENABO^PSGPLXR(DA,"AB","S")</text:p>
          </table:table-cell>
          <table:table-cell table:style-name="ce2" office:value-type="string" calcext:value-type="string">
            <text:p>D ENABO^PSGPLXR(DA,"AB","K"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3.5" calcext:value-type="float">
            <text:p>53.5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3.5,"AO",</text:p>
          </table:table-cell>
          <table:table-cell table:style-name="ce4" office:value-type="string" calcext:value-type="string">
            <text:p>D:$P(^(0),U,5)=2 ENABO^PSGPLXR(DA,"AO","S")</text:p>
          </table:table-cell>
          <table:table-cell table:style-name="ce2" office:value-type="string" calcext:value-type="string">
            <text:p>D ENABO^PSGPLXR(DA,"AO","K"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3.5" calcext:value-type="float">
            <text:p>53.5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3.5,"AB",</text:p>
          </table:table-cell>
          <table:table-cell table:style-name="ce4" office:value-type="string" calcext:value-type="string">
            <text:p>D:'$P(^(0),U,5) ENABO^PSGPLXR(DA,"AB","S")</text:p>
          </table:table-cell>
          <table:table-cell table:style-name="ce2" office:value-type="string" calcext:value-type="string">
            <text:p>D ENABO^PSGPLXR(DA,"AB","K"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3.5" calcext:value-type="float">
            <text:p>53.5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3.5,"AO",</text:p>
          </table:table-cell>
          <table:table-cell table:style-name="ce4" office:value-type="string" calcext:value-type="string">
            <text:p>D:$P(^(0),U,5)=2 ENABO^PSGPLXR(DA,"AO","S")</text:p>
          </table:table-cell>
          <table:table-cell table:style-name="ce2" office:value-type="string" calcext:value-type="string">
            <text:p>D ENABO^PSGPLXR(DA,"AO","K"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3.5" calcext:value-type="float">
            <text:p>53.5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3.5,"AF",</text:p>
          </table:table-cell>
          <table:table-cell table:style-name="ce4" office:value-type="string" calcext:value-type="string">
            <text:p>S:X=1 ^PS(53.5,"AF",DA)=""</text:p>
          </table:table-cell>
          <table:table-cell table:style-name="ce2" office:value-type="string" calcext:value-type="string">
            <text:p>K ^PS(53.5,"AF"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3.51" calcext:value-type="float">
            <text:p>53.51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3.5,"AC",</text:p>
          </table:table-cell>
          <table:table-cell table:style-name="ce4" office:value-type="string" calcext:value-type="string">
            <text:p>D EN5351^PSGPLXR(DA(1),DA,"S","AC")</text:p>
          </table:table-cell>
          <table:table-cell table:style-name="ce2" office:value-type="string" calcext:value-type="string">
            <text:p>D EN5351^PSGPLXR(DA(1),DA,"K","AC","PT",X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3.51" calcext:value-type="float">
            <text:p>53.51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3.5,"AU",</text:p>
          </table:table-cell>
          <table:table-cell table:style-name="ce4" office:value-type="string" calcext:value-type="string">
            <text:p>D EN5351^PSGPLXR(DA(1),DA,"S","AU")</text:p>
          </table:table-cell>
          <table:table-cell table:style-name="ce2" office:value-type="string" calcext:value-type="string">
            <text:p>D EN5351^PSGPLXR(DA(1),DA,"K","AU"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3.51" calcext:value-type="float">
            <text:p>53.51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3.5,"AC",</text:p>
          </table:table-cell>
          <table:table-cell table:style-name="ce4" office:value-type="string" calcext:value-type="string">
            <text:p>D EN5351^PSGPLXR(DA(1),DA,"S","AC")</text:p>
          </table:table-cell>
          <table:table-cell table:style-name="ce2" office:value-type="string" calcext:value-type="string">
            <text:p>D EN5351^PSGPLXR(DA(1),DA,"K","AC","AT",X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3.51" calcext:value-type="float">
            <text:p>53.51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3.5,"AU",</text:p>
          </table:table-cell>
          <table:table-cell table:style-name="ce4" office:value-type="string" calcext:value-type="string">
            <text:p>D EN5351^PSGPLXR(DA(1),DA,"S","AU")</text:p>
          </table:table-cell>
          <table:table-cell table:style-name="ce2" office:value-type="string" calcext:value-type="string">
            <text:p>D EN5351^PSGPLXR(DA(1),DA,"K","AU"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3.51" calcext:value-type="float">
            <text:p>53.51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3.5,"AC",</text:p>
          </table:table-cell>
          <table:table-cell table:style-name="ce4" office:value-type="string" calcext:value-type="string">
            <text:p>D EN5351^PSGPLXR(DA(1),DA,"S","AC")</text:p>
          </table:table-cell>
          <table:table-cell table:style-name="ce2" office:value-type="string" calcext:value-type="string">
            <text:p>D EN5351^PSGPLXR(DA(1),DA,"K","AC","WD",X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3.51" calcext:value-type="float">
            <text:p>53.51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3.5,"AU",</text:p>
          </table:table-cell>
          <table:table-cell table:style-name="ce4" office:value-type="string" calcext:value-type="string">
            <text:p>D EN5351^PSGPLXR(DA(1),DA,"S","AU")</text:p>
          </table:table-cell>
          <table:table-cell table:style-name="ce2" office:value-type="string" calcext:value-type="string">
            <text:p>D EN5351^PSGPLXR(DA(1),DA,"K","AU"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3.51" calcext:value-type="float">
            <text:p>53.51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3.5,"AC",</text:p>
          </table:table-cell>
          <table:table-cell table:style-name="ce4" office:value-type="string" calcext:value-type="string">
            <text:p>D EN5351^PSGPLXR(DA(1),DA,"S","AC")</text:p>
          </table:table-cell>
          <table:table-cell table:style-name="ce2" office:value-type="string" calcext:value-type="string">
            <text:p>D EN5351^PSGPLXR(DA(1),DA,"K","AC","RB",X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3.51" calcext:value-type="float">
            <text:p>53.51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3.5,"AU",</text:p>
          </table:table-cell>
          <table:table-cell table:style-name="ce4" office:value-type="string" calcext:value-type="string">
            <text:p>D EN5351^PSGPLXR(DA(1),DA,"S","AU")</text:p>
          </table:table-cell>
          <table:table-cell table:style-name="ce2" office:value-type="string" calcext:value-type="string">
            <text:p>D EN5351^PSGPLXR(DA(1),DA,"K","AU"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3.51" calcext:value-type="float">
            <text:p>53.51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3.5,"AU",</text:p>
          </table:table-cell>
          <table:table-cell table:style-name="ce4" office:value-type="string" calcext:value-type="string">
            <text:p>D EN5351^PSGPLXR(DA(1),DA,"S","AU")</text:p>
          </table:table-cell>
          <table:table-cell table:style-name="ce2" office:value-type="string" calcext:value-type="string">
            <text:p>D EN5351^PSGPLXR(DA(1),DA,"K","AU"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3.52" calcext:value-type="float">
            <text:p>53.52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3.5,"AC",</text:p>
          </table:table-cell>
          <table:table-cell table:style-name="ce4" office:value-type="string" calcext:value-type="string">
            <text:p>D EN5352^PSGPLXR(DA(2),DA(1),DA,"S","AC")</text:p>
          </table:table-cell>
          <table:table-cell table:style-name="ce2" office:value-type="string" calcext:value-type="string">
            <text:p>D EN5352^PSGPLXR(DA(2),DA(1),DA,"K","AC","ST",X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3.52" calcext:value-type="float">
            <text:p>53.52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3.5,"AU",</text:p>
          </table:table-cell>
          <table:table-cell table:style-name="ce4" office:value-type="string" calcext:value-type="string">
            <text:p>D EN5352^PSGPLXR(DA(2),DA(1),DA,"S","AU")</text:p>
          </table:table-cell>
          <table:table-cell table:style-name="ce2" office:value-type="string" calcext:value-type="string">
            <text:p>D EN5352^PSGPLXR(DA(2),DA(1),DA,"K","AU"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3.52" calcext:value-type="float">
            <text:p>53.52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3.5,"AU",</text:p>
          </table:table-cell>
          <table:table-cell table:style-name="ce4" office:value-type="string" calcext:value-type="string">
            <text:p>D EN5352^PSGPLXR(DA(2),DA(1),DA,"S","AU")</text:p>
          </table:table-cell>
          <table:table-cell table:style-name="ce2" office:value-type="string" calcext:value-type="string">
            <text:p>D EN5352^PSGPLXR(DA(2),DA(1),DA,"K","AU"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3.52" calcext:value-type="float">
            <text:p>53.52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3.5,"AC",</text:p>
          </table:table-cell>
          <table:table-cell table:style-name="ce4" office:value-type="string" calcext:value-type="string">
            <text:p>D EN5352^PSGPLXR(DA(2),DA(1),DA,"S","AC")</text:p>
          </table:table-cell>
          <table:table-cell table:style-name="ce2" office:value-type="string" calcext:value-type="string">
            <text:p>D EN5352^PSGPLXR(DA(2),DA(1),DA,"K","AC","PD",X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3.52" calcext:value-type="float">
            <text:p>53.52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3.5,"AU",</text:p>
          </table:table-cell>
          <table:table-cell table:style-name="ce4" office:value-type="string" calcext:value-type="string">
            <text:p>D EN5352^PSGPLXR(DA(2),DA(1),DA,"S","AU")</text:p>
          </table:table-cell>
          <table:table-cell table:style-name="ce2" office:value-type="string" calcext:value-type="string">
            <text:p>D EN5352^PSGPLXR(DA(2),DA(1),DA,"K","AU"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5">
          <table:table-cell table:style-name="ce2" office:value-type="float" office:value="53.53" calcext:value-type="float">
            <text:p>53.53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3.5,"AC",</text:p>
          </table:table-cell>
          <table:table-cell table:style-name="ce4" office:value-type="string" calcext:value-type="string">
            <text:p>D EN5353^PSGPLXR(DA(3),DA(2),DA(1),DA,"S","AC")</text:p>
          </table:table-cell>
          <table:table-cell table:style-name="ce2" office:value-type="string" calcext:value-type="string">
            <text:p>D EN5353^PSGPLXR(DA(3),DA(2),DA(1),DA,"K","AC","PDD",X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3.53" calcext:value-type="float">
            <text:p>53.53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3.5,"AU",</text:p>
          </table:table-cell>
          <table:table-cell table:style-name="ce4" office:value-type="string" calcext:value-type="string">
            <text:p>D EN5353^PSGPLXR(DA(3),DA(2),DA(1),DA,"S","AU")</text:p>
          </table:table-cell>
          <table:table-cell table:style-name="ce2" office:value-type="string" calcext:value-type="string">
            <text:p>D EN5353^PSGPLXR(DA(3),DA(2),DA(1),DA,"K","AU"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3.7" calcext:value-type="float">
            <text:p>53.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ALPB(53.7,</text:p>
          </table:table-cell>
          <table:table-cell table:style-name="ce4" office:value-type="string" calcext:value-type="string">
            <text:p>S ^ALPB(53.7,"BS",$E(X,6,9),DA)=""</text:p>
          </table:table-cell>
          <table:table-cell table:style-name="ce2" office:value-type="string" calcext:value-type="string">
            <text:p>K ^ALPB(53.7,"BS",$E(X,6,9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5">
          <table:table-cell table:style-name="ce2" office:value-type="float" office:value="53.7" calcext:value-type="float">
            <text:p>53.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ALPB(53.7,</text:p>
          </table:table-cell>
          <table:table-cell table:style-name="ce4" office:value-type="string" calcext:value-type="string">
            <text:p>S ^ALPB(53.7,"BS5",$E($P(^ALPB(53.7,DA,0),"^",1))_$E(X,6,9),DA)=""</text:p>
          </table:table-cell>
          <table:table-cell table:style-name="ce2" office:value-type="string" calcext:value-type="string">
            <text:p>K ^ALPB(53.7,"BS5",$E($P(^ALPB(53.7,DA,0),"^",1))_$E(X,6,9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3.702" calcext:value-type="float">
            <text:p>53.702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ALPB(53.7,</text:p>
          </table:table-cell>
          <table:table-cell table:style-name="ce4" office:value-type="string" calcext:value-type="string">
            <text:p>S ^ALPB(53.7,"AO",DA(1),X,DA)=""</text:p>
          </table:table-cell>
          <table:table-cell table:style-name="ce2" office:value-type="string" calcext:value-type="string">
            <text:p>K ^ALPB(53.7,"AO",DA(1),X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3.70213" calcext:value-type="float">
            <text:p>53.70213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ALPB(53.7,</text:p>
          </table:table-cell>
          <table:table-cell table:style-name="ce4" office:value-type="string" calcext:value-type="string">
            <text:p>S ^ALPB(53.7,DA(2),"AMLOG",X)=""</text:p>
          </table:table-cell>
          <table:table-cell table:style-name="ce2" office:value-type="string" calcext:value-type="string">
            <text:p>K ^ALPB(53.7,DA(2),"AMLOG",X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3.70213" calcext:value-type="float">
            <text:p>53.70213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ALPB(53.7,</text:p>
          </table:table-cell>
          <table:table-cell table:style-name="ce4" office:value-type="string" calcext:value-type="string">
            <text:p>S ^ALPB(53.7,DA(2),2,DA(1),10,"IMLOG",(9999999-X),DA)=""</text:p>
          </table:table-cell>
          <table:table-cell table:style-name="ce2" office:value-type="string" calcext:value-type="string">
            <text:p>K ^ALPB(53.7,DA(2),2,DA(1),10,"IMLOG",(9999999-X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3.79" calcext:value-type="float">
            <text:p>53.79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B(53.79,</text:p>
          </table:table-cell>
          <table:table-cell table:style-name="ce4" office:value-type="string" calcext:value-type="string">
            <text:p>S ^PSB(53.79,"AEDT",$P(^PSB(53.79,DA,0),U),X,DA)=""</text:p>
          </table:table-cell>
          <table:table-cell table:style-name="ce2" office:value-type="string" calcext:value-type="string">
            <text:p>K ^PSB(53.79,"AEDT",$P(^PSB(53.79,DA,0),U),X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3.79" calcext:value-type="float">
            <text:p>53.79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B(53.79,</text:p>
          </table:table-cell>
          <table:table-cell table:style-name="ce4" office:value-type="string" calcext:value-type="string">
            <text:p>S ^PSB(53.79,"AADT",$P(^PSB(53.79,DA,0),U),X,DA)=""</text:p>
          </table:table-cell>
          <table:table-cell table:style-name="ce2" office:value-type="string" calcext:value-type="string">
            <text:p>K ^PSB(53.79,"AADT",$P(^PSB(53.79,DA,0),U),X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5">
          <table:table-cell table:style-name="ce2" office:value-type="float" office:value="53.79" calcext:value-type="float">
            <text:p>53.79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B(53.79,</text:p>
          </table:table-cell>
          <table:table-cell table:style-name="ce4" office:value-type="string" calcext:value-type="string">
            <text:p>I $P(^PSB(53.79,DA,0),U,8) S ^PSB(53.79,"AOIP",$P(^PSB(53.79,DA,0),U),$P(^PSB(53.79,DA,0),U,8),X,DA)=""</text:p>
          </table:table-cell>
          <table:table-cell table:style-name="ce2" office:value-type="string" calcext:value-type="string">
            <text:p>I $P(^PSB(53.79,DA,0),U,8) K ^PSB(53.79,"AOIP",$P(^PSB(53.79,DA,0),U),$P(^PSB(53.79,DA,0),U,8),X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3.79" calcext:value-type="float">
            <text:p>53.79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B(53.79,</text:p>
          </table:table-cell>
          <table:table-cell table:style-name="ce4" office:value-type="string" calcext:value-type="string">
            <text:p>D AUDIT^PSBUTL(DA,53.79,.06,X,"S")</text:p>
          </table:table-cell>
          <table:table-cell table:style-name="ce2" office:value-type="string" calcext:value-type="string">
            <text:p>D AUDIT^PSBUTL(DA,53.79,.06,X,"K"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 office:value-type="string" calcext:value-type="string">
            <text:p>Direct setting of data in routine</text:p>
          </table:table-cell>
          <table:table-cell table:number-columns-repeated="1013"/>
        </table:table-row>
        <table:table-row table:style-name="ro5">
          <table:table-cell table:style-name="ce2" office:value-type="float" office:value="53.79" calcext:value-type="float">
            <text:p>53.79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B(53.79,</text:p>
          </table:table-cell>
          <table:table-cell table:style-name="ce4" office:value-type="string" calcext:value-type="string">
            <text:p>I $P(^PSB(53.79,DA,0),U,6) S ^PSB(53.79,"AOIP",$P(^PSB(53.79,DA,0),U),X,+$P(^PSB(53.79,DA,0),U,6),DA)=""</text:p>
          </table:table-cell>
          <table:table-cell table:style-name="ce2" office:value-type="string" calcext:value-type="string">
            <text:p>I $P(^PSB(53.79,DA,0),U,6) K ^PSB(53.79,"AOIP",$P(^PSB(53.79,DA,0),U),X,+$P(^PSB(53.79,DA,0),U,6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3.79" calcext:value-type="float">
            <text:p>53.79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B(53.79,</text:p>
          </table:table-cell>
          <table:table-cell table:style-name="ce4" office:value-type="string" calcext:value-type="string">
            <text:p>D AUDIT^PSBUTL(DA,53.79,.09,X,"S")</text:p>
          </table:table-cell>
          <table:table-cell table:style-name="ce2" office:value-type="string" calcext:value-type="string">
            <text:p>D AUDIT^PSBUTL(DA,53.79,.09,X,"K"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 office:value-type="string" calcext:value-type="string">
            <text:p>Direct setting of data in routine</text:p>
          </table:table-cell>
          <table:table-cell table:number-columns-repeated="1013"/>
        </table:table-row>
        <table:table-row table:style-name="ro5">
          <table:table-cell table:style-name="ce2" office:value-type="float" office:value="53.79" calcext:value-type="float">
            <text:p>53.79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B(53.79,</text:p>
          </table:table-cell>
          <table:table-cell table:style-name="ce4" office:value-type="string" calcext:value-type="string">
            <text:p>I $P($G(^PSB(53.79,DA,.1)),U,1)]"" S ^PSB(53.79,"AORD",$P(^PSB(53.79,DA,0),U),$P(^PSB(53.79,DA,.1),U),X,DA)=""</text:p>
          </table:table-cell>
          <table:table-cell table:style-name="ce2" office:value-type="string" calcext:value-type="string">
            <text:p>I $P($G(^PSB(53.79,DA,.1)),U,1)]"" K ^PSB(53.79,"AORD",$P(^PSB(53.79,DA,0),U),$P(^PSB(53.79,DA,.1),U),X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3.79" calcext:value-type="float">
            <text:p>53.79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B(53.78,</text:p>
          </table:table-cell>
          <table:table-cell table:style-name="ce4" office:value-type="string" calcext:value-type="string">
            <text:p>D CHECK^PSBVAR(+$G(^PSB(53.79,DA,0)),X,DA)</text:p>
          </table:table-cell>
          <table:table-cell table:style-name="ce10" office:value-type="string" calcext:value-type="string">
            <text:p>Q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 office:value-type="string" calcext:value-type="string">
            <text:p>Direct setting of data in routine</text:p>
          </table:table-cell>
          <table:table-cell table:number-columns-repeated="1013"/>
        </table:table-row>
        <table:table-row table:style-name="ro6">
          <table:table-cell table:style-name="ce2" office:value-type="float" office:value="53.79" calcext:value-type="float">
            <text:p>53.79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B(53.79,</text:p>
          </table:table-cell>
          <table:table-cell table:style-name="ce4" office:value-type="string" calcext:value-type="string">
            <text:p>D AUDIT^PSBUTL(DA,53.79,.16,X,"S")</text:p>
          </table:table-cell>
          <table:table-cell table:style-name="ce2" office:value-type="string" calcext:value-type="string">
            <text:p>D AUDIT^PSBUTL(DA,53.79,.16,X,"K"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3.79" calcext:value-type="float">
            <text:p>53.79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B(53.79,</text:p>
          </table:table-cell>
          <table:table-cell table:style-name="ce4" office:value-type="string" calcext:value-type="string">
            <text:p>D AUDIT^PSBUTL(DA,53.79,.21,X,"S")</text:p>
          </table:table-cell>
          <table:table-cell table:style-name="ce2" office:value-type="string" calcext:value-type="string">
            <text:p>D AUDIT^PSBUTL(DA,53.79,.21,X,"K"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3.79" calcext:value-type="float">
            <text:p>53.79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B(53.79,</text:p>
          </table:table-cell>
          <table:table-cell table:style-name="ce4" office:value-type="string" calcext:value-type="string">
            <text:p>D AUDIT^PSBUTL(DA,53.79,.22,X,"S")</text:p>
          </table:table-cell>
          <table:table-cell table:style-name="ce2" office:value-type="string" calcext:value-type="string">
            <text:p>D AUDIT^PSBUTL(DA,53.79,.22,X,"K"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3.79" calcext:value-type="float">
            <text:p>53.79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B(53.78,</text:p>
          </table:table-cell>
          <table:table-cell table:style-name="ce4" office:value-type="string" calcext:value-type="string">
            <text:p>D CHKPRN^PSBVAR(+$G(^PSB(53.79,DA,0)),X,DA)</text:p>
          </table:table-cell>
          <table:table-cell table:style-name="Default"/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 office:value-type="string" calcext:value-type="string">
            <text:p>Direct setting of data in routine</text:p>
          </table:table-cell>
          <table:table-cell table:number-columns-repeated="1013"/>
        </table:table-row>
        <table:table-row table:style-name="ro6">
          <table:table-cell table:style-name="ce2" office:value-type="float" office:value="53.79" calcext:value-type="float">
            <text:p>53.79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B(53.79,</text:p>
          </table:table-cell>
          <table:table-cell table:style-name="ce4" office:value-type="string" calcext:value-type="string">
            <text:p>D AUDIT^PSBUTL(DA,53.79,.28,X,"S")</text:p>
          </table:table-cell>
          <table:table-cell table:style-name="ce2" office:value-type="string" calcext:value-type="string">
            <text:p>D AUDIT^PSBUTL(DA,53.79,.28,X,"K"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3.79" calcext:value-type="float">
            <text:p>53.79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B(53.79,</text:p>
          </table:table-cell>
          <table:table-cell table:style-name="ce4" office:value-type="string" calcext:value-type="string">
            <text:p>D AUDIT^PSBUTL(DA,53.79,.29,X,"S")</text:p>
          </table:table-cell>
          <table:table-cell table:style-name="ce2" office:value-type="string" calcext:value-type="string">
            <text:p>D AUDIT^PSBUTL(DA,53.79,.29,X,"K"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3.79" calcext:value-type="float">
            <text:p>53.79</text:p>
          </table:table-cell>
          <table:table-cell table:style-name="ce2" office:value-type="float" office:value="0.32" calcext:value-type="float">
            <text:p>0.32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B(53.79,</text:p>
          </table:table-cell>
          <table:table-cell table:style-name="ce4" office:value-type="string" calcext:value-type="string">
            <text:p>D AUDIT^PSBUTL(DA,53.79,.32,X,"S")</text:p>
          </table:table-cell>
          <table:table-cell table:style-name="ce2" office:value-type="string" calcext:value-type="string">
            <text:p>D AUDIT^PSBUTL(DA,53.79,.32,X,"K"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3.79" calcext:value-type="float">
            <text:p>53.79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B(53.79,</text:p>
          </table:table-cell>
          <table:table-cell table:style-name="ce4" office:value-type="string" calcext:value-type="string">
            <text:p>D AUDIT^PSBUTL(DA,53.79,.33,X,"S")</text:p>
          </table:table-cell>
          <table:table-cell table:style-name="ce2" office:value-type="string" calcext:value-type="string">
            <text:p>D AUDIT^PSBUTL(DA,53.79,.33,X,"K"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3.795" calcext:value-type="float">
            <text:p>53.795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B(53.79,</text:p>
          </table:table-cell>
          <table:table-cell table:style-name="ce4" office:value-type="string" calcext:value-type="string">
            <text:p>D AUDIT^PSBUTL(DA(1),53.795,.03,X,"S")</text:p>
          </table:table-cell>
          <table:table-cell table:style-name="ce2" office:value-type="string" calcext:value-type="string">
            <text:p>D AUDIT^PSBUTL(DA(1),53.795,.03,X,"K"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3.795" calcext:value-type="float">
            <text:p>53.795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B(53.79,</text:p>
          </table:table-cell>
          <table:table-cell table:style-name="ce4" office:value-type="string" calcext:value-type="string">
            <text:p>D AUDIT^PSBUTL(DA(1),53.795,.04,X,"S")</text:p>
          </table:table-cell>
          <table:table-cell table:style-name="ce2" office:value-type="string" calcext:value-type="string">
            <text:p>D AUDIT^PSBUTL(DA(1),53.795,.04,X,"K"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5">
          <table:table-cell table:style-name="ce2" office:value-type="float" office:value="53.796" calcext:value-type="float">
            <text:p>53.796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B(53.79,</text:p>
          </table:table-cell>
          <table:table-cell table:style-name="ce4" office:value-type="string" calcext:value-type="string">
            <text:p>I $P(^PSB(53.79,DA,0),U,6) S ^PSB(53.79,"AOIP3",$P(^PSB(53.79,DA(1),0),U),DA(1),X)=""</text:p>
          </table:table-cell>
          <table:table-cell table:style-name="ce2" office:value-type="string" calcext:value-type="string">
            <text:p>I $P(^PSB(53.79,DA,0),U,6) K ^PSB(53.79,"AOIP3",$P(^PSB(53.79,DA(1),0),U),DA(1),X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3.796" calcext:value-type="float">
            <text:p>53.796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B(53.79,</text:p>
          </table:table-cell>
          <table:table-cell table:style-name="ce4" office:value-type="string" calcext:value-type="string">
            <text:p>D AUDIT^PSBUTL(DA(1),53.796,.03,X,"S")</text:p>
          </table:table-cell>
          <table:table-cell table:style-name="ce2" office:value-type="string" calcext:value-type="string">
            <text:p>D AUDIT^PSBUTL(DA(1),53.796,.03,X,"K"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3.796" calcext:value-type="float">
            <text:p>53.796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B(53.79,</text:p>
          </table:table-cell>
          <table:table-cell table:style-name="ce4" office:value-type="string" calcext:value-type="string">
            <text:p>D AUDIT^PSBUTL(DA(1),53.796,.04,X,"S")</text:p>
          </table:table-cell>
          <table:table-cell table:style-name="ce2" office:value-type="string" calcext:value-type="string">
            <text:p>D AUDIT^PSBUTL(DA(1),53.796,.04,X,"K"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5">
          <table:table-cell table:style-name="ce2" office:value-type="float" office:value="53.797" calcext:value-type="float">
            <text:p>53.797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B(53.79,</text:p>
          </table:table-cell>
          <table:table-cell table:style-name="ce4" office:value-type="string" calcext:value-type="string">
            <text:p>I $P(^PSB(53.79,DA,0),U,6) S ^PSB(53.79,"AOIP4",$P(^PSB(53.79,DA(1),0),U),DA(1),X)=""</text:p>
          </table:table-cell>
          <table:table-cell table:style-name="ce2" office:value-type="string" calcext:value-type="string">
            <text:p>I $P(^PSB(53.79,DA,0),U,6) K ^PSB(53.79,"AOIP4",$P(^PSB(53.79,DA(1),0),U),DA(1),X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3.797" calcext:value-type="float">
            <text:p>53.797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B(53.79,</text:p>
          </table:table-cell>
          <table:table-cell table:style-name="ce4" office:value-type="string" calcext:value-type="string">
            <text:p>D AUDIT^PSBUTL(DA(1),53.797,.03,X,"S")</text:p>
          </table:table-cell>
          <table:table-cell table:style-name="ce2" office:value-type="string" calcext:value-type="string">
            <text:p>D AUDIT^PSBUTL(DA(1),53.797,.03,X,"K"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3.797" calcext:value-type="float">
            <text:p>53.797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B(53.79,</text:p>
          </table:table-cell>
          <table:table-cell table:style-name="ce4" office:value-type="string" calcext:value-type="string">
            <text:p>D AUDIT^PSBUTL(DA(1),53.797,.04,X,"S")</text:p>
          </table:table-cell>
          <table:table-cell table:style-name="ce2" office:value-type="string" calcext:value-type="string">
            <text:p>D AUDIT^PSBUTL(DA(1),53.797,.04,X,"K"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5">
          <table:table-cell table:style-name="ce2" office:value-type="float" office:value="55" calcext:value-type="float">
            <text:p>5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8" office:value-type="string" calcext:value-type="string">
            <text:p>^PS(55,</text:p>
          </table:table-cell>
          <table:table-cell table:style-name="ce4" office:value-type="string" calcext:value-type="string">
            <text:p>I '$D(PSGINITF) S ^PS(55,"ALCNVRT")=$S($D(^PS(59.7,1,20)):$P(^(20),"^"),1:"")</text:p>
          </table:table-cell>
          <table:table-cell table:style-name="Default"/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 office:value-type="string" calcext:value-type="string">
            <text:p>Non-standard</text:p>
          </table:table-cell>
          <table:table-cell table:number-columns-repeated="1013"/>
        </table:table-row>
        <table:table-row table:style-name="ro5">
          <table:table-cell table:style-name="ce2" office:value-type="float" office:value="55" calcext:value-type="float">
            <text:p>5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5,</text:p>
          </table:table-cell>
          <table:table-cell table:style-name="ce4" office:value-type="string" calcext:value-type="string">
            <text:p>I '$D(PSGINITF) S ^PS(55,"AUDDD")=$S($D(^PS(59.7,1,20)):$P(^(20),"^"),1:"")</text:p>
          </table:table-cell>
          <table:table-cell table:style-name="Default"/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 office:value-type="string" calcext:value-type="string">
            <text:p>Non-standard</text:p>
          </table:table-cell>
          <table:table-cell table:number-columns-repeated="1013"/>
        </table:table-row>
        <table:table-row table:style-name="ro5">
          <table:table-cell table:style-name="ce2" office:value-type="float" office:value="55" calcext:value-type="float">
            <text:p>5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5,</text:p>
          </table:table-cell>
          <table:table-cell table:style-name="ce4" office:value-type="string" calcext:value-type="string">
            <text:p>I '$D(PSGINITF) S ^PS(55,"AUDAPM")=$S($D(^PS(59.7,1,20)):$P(^(20),"^"),1:"")</text:p>
          </table:table-cell>
          <table:table-cell table:style-name="Default"/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 office:value-type="string" calcext:value-type="string">
            <text:p>Non-standard</text:p>
          </table:table-cell>
          <table:table-cell table:number-columns-repeated="1013"/>
        </table:table-row>
        <table:table-row table:style-name="ro6">
          <table:table-cell table:style-name="ce2" office:value-type="float" office:value="55" calcext:value-type="float">
            <text:p>55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5,</text:p>
          </table:table-cell>
          <table:table-cell table:style-name="ce4" office:value-type="string" calcext:value-type="string">
            <text:p>S ^PS(55,"ASAND",DA)=""</text:p>
          </table:table-cell>
          <table:table-cell table:style-name="ce2" office:value-type="string" calcext:value-type="string">
            <text:p>K ^PS(55,"ASAND"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5.01" calcext:value-type="float">
            <text:p>55.01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5,</text:p>
          </table:table-cell>
          <table:table-cell table:style-name="ce4" office:value-type="string" calcext:value-type="string">
            <text:p>Q:$D(PSIVACT) <text:s/>I '$D(DIU(0)) S PSIVF1=55.01,PSIVF2=.02 D ENTO^PSIVAL</text:p>
          </table:table-cell>
          <table:table-cell table:style-name="ce2" office:value-type="string" calcext:value-type="string">
            <text:p>Q:$D(PSIVACT) <text:s/>I '$D(DIU(0)) S PSIVF1=55.01,PSIVF2=.02 D ENFR^PSIVAL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 office:value-type="string" calcext:value-type="string">
            <text:p>Direct setting of data in the routine</text:p>
          </table:table-cell>
          <table:table-cell table:number-columns-repeated="1013"/>
        </table:table-row>
        <table:table-row table:style-name="ro8">
          <table:table-cell table:style-name="ce2" office:value-type="float" office:value="55.01" calcext:value-type="float">
            <text:p>55.01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5,</text:p>
          </table:table-cell>
          <table:table-cell table:style-name="ce4" office:value-type="string" calcext:value-type="string">
            <text:p>Q:$D(PSIVACT) <text:s/>I '$D(DIU(0)) S PSIVF1=55.01,PSIVF2=.03 D ENTO^PSIVAL</text:p>
          </table:table-cell>
          <table:table-cell table:style-name="ce2" office:value-type="string" calcext:value-type="string">
            <text:p>Q:$D(PSIVACT) <text:s/>I '$D(DIU(0)) S PSIVF1=55.01,PSIVF2=.03 D ENFR^PSIVAL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5.01" calcext:value-type="float">
            <text:p>55.01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5,</text:p>
          </table:table-cell>
          <table:table-cell table:style-name="ce4" office:value-type="string" calcext:value-type="string">
            <text:p>I $P($G(^PS(55,DA(1),"IV",DA,0)),U,4)]"" S ^PS(55,DA(1),"IV","AIT",$P(^(0),U,4),+X,DA)=""</text:p>
          </table:table-cell>
          <table:table-cell table:style-name="ce2" office:value-type="string" calcext:value-type="string">
            <text:p>I $P($G(^PS(55,DA(1),"IV",DA,0)),U,4)]"" K ^PS(55,DA(1),"IV","AIT",$P(^(0),U,4),+X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5.01" calcext:value-type="float">
            <text:p>55.01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5,</text:p>
          </table:table-cell>
          <table:table-cell table:style-name="ce4" office:value-type="string" calcext:value-type="string">
            <text:p>Q:$D(PSIVACT) <text:s/>I '$D(DIU(0)) S PSIVF1=55.01,PSIVF2=.04 D ENTO^PSIVAL</text:p>
          </table:table-cell>
          <table:table-cell table:style-name="ce2" office:value-type="string" calcext:value-type="string">
            <text:p>Q:$D(PSIVACT) <text:s/>I '$D(DIU(0)) S PSIVF1=55.01,PSIVF2=.04 D ENFR^PSIVAL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5.01" calcext:value-type="float">
            <text:p>55.01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5,</text:p>
          </table:table-cell>
          <table:table-cell table:style-name="ce4" office:value-type="string" calcext:value-type="string">
            <text:p>Q:$D(PSIVACT) <text:s/>I '$D(DIU(0)) S PSIVF1=55.01,PSIVF2=.06 D ENTO^PSIVAL</text:p>
          </table:table-cell>
          <table:table-cell table:style-name="ce2" office:value-type="string" calcext:value-type="string">
            <text:p>Q:$D(PSIVACT) <text:s/>I '$D(DIU(0)) S PSIVF1=55.01,PSIVF2=.06 D ENFR^PSIVAL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5.01" calcext:value-type="float">
            <text:p>55.01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5,</text:p>
          </table:table-cell>
          <table:table-cell table:style-name="ce4" office:value-type="string" calcext:value-type="string">
            <text:p>Q:$D(PSIVACT) <text:s/>I '$D(DIU(0)) S PSIVF1=55.01,PSIVF2=.08 D ENTO^PSIVAL</text:p>
          </table:table-cell>
          <table:table-cell table:style-name="ce2" office:value-type="string" calcext:value-type="string">
            <text:p>Q:$D(PSIVACT) <text:s/>I '$D(DIU(0)) S PSIVF1=55.01,PSIVF2=.08 D ENFR^PSIVAL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5.01" calcext:value-type="float">
            <text:p>55.01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5,</text:p>
          </table:table-cell>
          <table:table-cell table:style-name="ce4" office:value-type="string" calcext:value-type="string">
            <text:p>Q:$D(PSIVACT) <text:s/>I '$D(DIU(0)) S PSIVF1=55.01,PSIVF2=.09 D ENTO^PSIVAL</text:p>
          </table:table-cell>
          <table:table-cell table:style-name="ce2" office:value-type="string" calcext:value-type="string">
            <text:p>Q:$D(PSIVACT) <text:s/>I '$D(DIU(0)) S PSIVF1=55.01,PSIVF2=.09 D ENFR^PSIVAL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5.01" calcext:value-type="float">
            <text:p>55.01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5,</text:p>
          </table:table-cell>
          <table:table-cell table:style-name="ce4" office:value-type="string" calcext:value-type="string">
            <text:p>Q:$D(PSIVACT) <text:s/>I '$D(DIU(0)) S PSIVF1=55.01,PSIVF2=.1 D ENTO^PSIVAL</text:p>
          </table:table-cell>
          <table:table-cell table:style-name="ce2" office:value-type="string" calcext:value-type="string">
            <text:p>Q:$D(PSIVACT) <text:s/>I '$D(DIU(0)) S PSIVF1=55.01,PSIVF2=.1 D ENFR^PSIVAL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5.01" calcext:value-type="float">
            <text:p>55.01</text:p>
          </table:table-cell>
          <table:table-cell table:style-name="ce2" office:value-type="float" office:value="0.12" calcext:value-type="float">
            <text:p>0.12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5,</text:p>
          </table:table-cell>
          <table:table-cell table:style-name="ce4" office:value-type="string" calcext:value-type="string">
            <text:p>Q:$D(PSIVACT) <text:s/>I '$D(DIU(0)) S PSIVF1=55.01,PSIVF2=.12 D ENTO^PSIVAL</text:p>
          </table:table-cell>
          <table:table-cell table:style-name="ce2" office:value-type="string" calcext:value-type="string">
            <text:p>Q:$D(PSIVACT) <text:s/>I '$D(DIU(0)) S PSIVF1=55.01,PSIVF2=.12 D ENFR^PSIVAL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5.01" calcext:value-type="float">
            <text:p>55.01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5,</text:p>
          </table:table-cell>
          <table:table-cell table:style-name="ce4" office:value-type="string" calcext:value-type="string">
            <text:p>Q:$D(PSIVACT) <text:s/>I '$D(DIU(0)) S PSIVF1=55.01,PSIVF2=31 D ENTO^PSIVAL</text:p>
          </table:table-cell>
          <table:table-cell table:style-name="ce2" office:value-type="string" calcext:value-type="string">
            <text:p>Q:$D(PSIVACT) <text:s/>I '$D(DIU(0)) S PSIVF1=55.01,PSIVF2=31 D ENFR^PSIVAL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5.01" calcext:value-type="float">
            <text:p>55.0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5,</text:p>
          </table:table-cell>
          <table:table-cell table:style-name="ce4" office:value-type="string" calcext:value-type="string">
            <text:p>Q:$D(PSIVACT) <text:s/>I '$D(DIU(0)) S PSIVF1=55.01,PSIVF2=100 D ENTO^PSIVAL</text:p>
          </table:table-cell>
          <table:table-cell table:style-name="ce2" office:value-type="string" calcext:value-type="string">
            <text:p>Q:$D(PSIVACT) <text:s/>I '$D(DIU(0)) S PSIVF1=55.01,PSIVF2=100 D ENFR^PSIVAL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5.01" calcext:value-type="float">
            <text:p>55.01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5,</text:p>
          </table:table-cell>
          <table:table-cell table:style-name="ce4" office:value-type="string" calcext:value-type="string">
            <text:p>Q:$D(PSIVACT) <text:s/>I '$D(DIU(0)) S PSIVF1=55.01,PSIVF2=142 D ENTO^PSIVAL</text:p>
          </table:table-cell>
          <table:table-cell table:style-name="ce2" office:value-type="string" calcext:value-type="string">
            <text:p>Q:$D(PSIVACT) <text:s/>I '$D(DIU(0)) S PSIVF1=55.01,PSIVF2=142 D ENFR^PSIVAL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5.01" calcext:value-type="float">
            <text:p>55.01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K:X ^PS(55,"APIV",DA(1),DA) S:'X ^PS(55,"APIV",DA(1),DA)=""</text:p>
          </table:table-cell>
          <table:table-cell table:style-name="ce2" office:value-type="string" calcext:value-type="string">
            <text:p>K ^PS(55,"APIV",DA(1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5.01" calcext:value-type="float">
            <text:p>55.01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5,</text:p>
          </table:table-cell>
          <table:table-cell table:style-name="ce4" office:value-type="string" calcext:value-type="string">
            <text:p>Q:$D(PSIVACT) <text:s/>I '$D(DIU(0)) S PSIVF1=55.01,PSIVF2=143 D ENTO^PSIVAL</text:p>
          </table:table-cell>
          <table:table-cell table:style-name="ce2" office:value-type="string" calcext:value-type="string">
            <text:p>Q:$D(PSIVACT) <text:s/>I '$D(DIU(0)) S PSIVF1=55.01,PSIVF2=143 D ENFR^PSIVAL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5.01" calcext:value-type="float">
            <text:p>55.01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K:X ^PS(55,"ANIV",DA(1),DA) S:'X ^PS(55,"ANIV",DA(1),DA)=""</text:p>
          </table:table-cell>
          <table:table-cell table:style-name="ce2" office:value-type="string" calcext:value-type="string">
            <text:p>K ^PS(55,"ANIV",DA(1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5.0105" calcext:value-type="float">
            <text:p>55.0105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 ^PS(55,DA(1),"IV",X,"BCMA",DA)=""</text:p>
          </table:table-cell>
          <table:table-cell table:style-name="ce2" office:value-type="string" calcext:value-type="string">
            <text:p>K ^PS(55,DA(1),"IV",X,"BCMA"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5.0108" calcext:value-type="float">
            <text:p>55.010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 ^PS(55,"ASTALK",DA(1))=X</text:p>
          </table:table-cell>
          <table:table-cell table:style-name="Default"/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5.02" calcext:value-type="float">
            <text:p>55.02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5,</text:p>
          </table:table-cell>
          <table:table-cell table:style-name="ce4" office:value-type="string" calcext:value-type="string">
            <text:p>Q:$D(PSIVACT) <text:s/>I '$D(DIU(0)) S PSIVF1=55.02,PSIVF2=.01 D ENTO^PSIVAL</text:p>
          </table:table-cell>
          <table:table-cell table:style-name="ce2" office:value-type="string" calcext:value-type="string">
            <text:p>Q:$D(PSIVACT) <text:s/>I '$D(DIU(0)) S PSIVF1=55.02,PSIVF2=.01 D ENFR^PSIVAL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5.02" calcext:value-type="float">
            <text:p>55.02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5,</text:p>
          </table:table-cell>
          <table:table-cell table:style-name="ce4" office:value-type="string" calcext:value-type="string">
            <text:p>Q:$D(PSIVACT) <text:s/>I '$D(DIU(0)) S PSIVF1=55.02,PSIVF2=.02 D ENTO^PSIVAL</text:p>
          </table:table-cell>
          <table:table-cell table:style-name="ce2" office:value-type="string" calcext:value-type="string">
            <text:p>Q:$D(PSIVACT) <text:s/>I '$D(DIU(0)) S PSIVF1=55.02,PSIVF2=.02 D ENFR^PSIVAL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5.02" calcext:value-type="float">
            <text:p>55.02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5,</text:p>
          </table:table-cell>
          <table:table-cell table:style-name="ce4" office:value-type="string" calcext:value-type="string">
            <text:p>Q:$D(PSIVACT) <text:s/>S PSIVF1=55.02,PSIVF2=.03 D ENTO^PSIVAL</text:p>
          </table:table-cell>
          <table:table-cell table:style-name="ce2" office:value-type="string" calcext:value-type="string">
            <text:p>Q:$D(PSIVACT) <text:s/>S PSIVF1=55.02,PSIVF2=.03 D ENFR^PSIVAL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5.03" calcext:value-type="float">
            <text:p>55.03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 office:value-type="string" calcext:value-type="string">
            <text:p>^PS(55,</text:p>
          </table:table-cell>
          <table:table-cell table:style-name="ce4" office:value-type="string" calcext:value-type="string">
            <text:p>D SREF^PSOHELP1</text:p>
          </table:table-cell>
          <table:table-cell table:style-name="ce2" office:value-type="string" calcext:value-type="string">
            <text:p>D KREF^PSOHELP1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5.06" calcext:value-type="float">
            <text:p>55.06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'$D(DIU(0)) D:$D(PSGAL(1))#2 KILL^PSGAL5:PSGAL(1)=X K PSGAL</text:p>
          </table:table-cell>
          <table:table-cell table:style-name="ce2" office:value-type="string" calcext:value-type="string">
            <text:p>I '$D(DIU(0)),'$D(PSGPO) S PSGAL(1)=X,PSGAL("C")=6000,PSGALFF=.01 D ^PSGAL5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5.06" calcext:value-type="float">
            <text:p>55.06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'$D(DIU(0)) S ^PS(55,"AUE",DA(1),DA)=""</text:p>
          </table:table-cell>
          <table:table-cell table:style-name="ce2" office:value-type="string" calcext:value-type="string">
            <text:p>I '$D(DIU(0)) K ^PS(55,"AUE",DA(1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5.06" calcext:value-type="float">
            <text:p>55.06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Q</text:p>
          </table:table-cell>
          <table:table-cell table:style-name="ce2" office:value-type="string" calcext:value-type="string">
            <text:p>K ^PS(55,"APV",DA(1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5.06" calcext:value-type="float">
            <text:p>55.06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Q</text:p>
          </table:table-cell>
          <table:table-cell table:style-name="ce2" office:value-type="string" calcext:value-type="string">
            <text:p>K ^PS(55,"ANV",DA(1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5.06" calcext:value-type="float">
            <text:p>55.06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'$D(DIU(0)) D:$D(PSGAL(55)) KILL^PSGAL5:PSGAL(55)=X K PSGAL</text:p>
          </table:table-cell>
          <table:table-cell table:style-name="ce2" office:value-type="string" calcext:value-type="string">
            <text:p>I '$D(DIU(0)),'$D(PSGPO) S PSGAL(55)=X,PSGAL("C")=6000,PSGALFF=.25 D ^PSGAL5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5.06" calcext:value-type="float">
            <text:p>55.06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'$D(DIU(0)) D:$D(PSGAL(2)) KILL^PSGAL5:PSGAL(2)=X K PSGAL</text:p>
          </table:table-cell>
          <table:table-cell table:style-name="ce2" office:value-type="string" calcext:value-type="string">
            <text:p>I '$D(DIU(0)),'$D(PSGPO) S PSGAL(2)=X,PSGAL("C")=6000,PSGALFF=.5 D ^PSGAL5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5.06" calcext:value-type="float">
            <text:p>55.0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'$D(DIU(0)) D:$D(PSGAL(3)) KILL^PSGAL5:PSGAL(3)=X K PSGAL</text:p>
          </table:table-cell>
          <table:table-cell table:style-name="ce2" office:value-type="string" calcext:value-type="string">
            <text:p>I '$D(DIU(0)),'$D(PSGPO) S PSGAL(3)=X,PSGAL("C")=6000,PSGALFF=1 D ^PSGAL5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5.06" calcext:value-type="float">
            <text:p>55.0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'$D(DIU(0)) D:$D(PSGAL(4)) KILL^PSGAL5:PSGAL(4)=X K PSGAL</text:p>
          </table:table-cell>
          <table:table-cell table:style-name="ce2" office:value-type="string" calcext:value-type="string">
            <text:p>I '$D(DIU(0)),'$D(PSGPO) S PSGAL(4)=X,PSGAL("C")=6000,PSGALFF=3 D ^PSGAL5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5.06" calcext:value-type="float">
            <text:p>55.0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'$D(DIU(0)) D:$D(PSGAL(5)) KILL^PSGAL5:PSGAL(5)=X K PSGAL</text:p>
          </table:table-cell>
          <table:table-cell table:style-name="ce2" office:value-type="string" calcext:value-type="string">
            <text:p>I '$D(DIU(0)),'$D(PSGPO) S PSGAL(5)=X,PSGAL("C")=6000,PSGALFF=4 D ^PSGAL5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5.06" calcext:value-type="float">
            <text:p>55.0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'$D(DIU(0)) D:$D(PSGAL(6)) KILL^PSGAL5:PSGAL(6)=X K PSGAL</text:p>
          </table:table-cell>
          <table:table-cell table:style-name="ce2" office:value-type="string" calcext:value-type="string">
            <text:p>I '$D(DIU(0)),'$D(PSGPO) S PSGAL(6)=X,PSGAL("C")=6000,PSGALFF=5 D ^PSGAL5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5.06" calcext:value-type="float">
            <text:p>55.0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'$D(DIU(0)) D:$D(PSGAL(7)) KILL^PSGAL5:PSGAL(7)=X K PSGAL</text:p>
          </table:table-cell>
          <table:table-cell table:style-name="ce2" office:value-type="string" calcext:value-type="string">
            <text:p>I '$D(DIU(0)),'$D(PSGPO) S PSGAL(7)=X,PSGAL("C")=6000,PSGALFF=6 D ^PSGAL5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5.06" calcext:value-type="float">
            <text:p>55.0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'$D(DIU(0)) D:$D(PSGAL(8)) KILL^PSGAL5:PSGAL(8)=X K PSGAL</text:p>
          </table:table-cell>
          <table:table-cell table:style-name="ce2" office:value-type="string" calcext:value-type="string">
            <text:p>I '$D(DIU(0)),'$D(PSGPO) S PSGAL(8)=X,PSGAL("C")=6000,PSGALFF=7 D ^PSGAL5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5.06" calcext:value-type="float">
            <text:p>55.0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$D(^PS(55,DA(1),5,DA,2)),$P(^(2),"^",4) S ^PS(55,DA(1),5,"AU",X,+$P(^(2),"^",4),DA)=""</text:p>
          </table:table-cell>
          <table:table-cell table:style-name="ce2" office:value-type="string" calcext:value-type="string">
            <text:p>I $D(^PS(55,DA(1),5,DA,2)),$P(^(2),"^",4) K ^PS(55,DA(1),5,"AU",X,+$P(^(2),"^",4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5.06" calcext:value-type="float">
            <text:p>55.0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'$D(DIU(0)) D:$D(PSGAL(9)) KILL^PSGAL5:PSGAL(9)=X K PSGAL</text:p>
          </table:table-cell>
          <table:table-cell table:style-name="ce2" office:value-type="string" calcext:value-type="string">
            <text:p>I '$D(DIU(0)),'$D(PSGPO) S PSGAL(9)=X,PSGAL("C")=6000,PSGALFF=8 D ^PSGAL5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5.06" calcext:value-type="float">
            <text:p>55.0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'$D(DIU(0)) D:$D(PSGAL(41)) KILL^PSGAL5:PSGAL(41)=X K PSGAL</text:p>
          </table:table-cell>
          <table:table-cell table:style-name="ce2" office:value-type="string" calcext:value-type="string">
            <text:p>I '$D(DIU(0)),'$D(PSGPO) S PSGAL(41)=X,PSGAL("C")=6000,PSGALFF=10 D ^PSGAL5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5.06" calcext:value-type="float">
            <text:p>55.0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'$D(DIU(0)) D:$D(PSGAL(11)) KILL^PSGAL5:PSGAL(11)=X K PSGAL</text:p>
          </table:table-cell>
          <table:table-cell table:style-name="ce2" office:value-type="string" calcext:value-type="string">
            <text:p>I '$D(DIU(0)),'$D(PSGPO) S PSGAL(11)=X,PSGAL("C")=6000,PSGALFF=11 D ^PSGAL5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5.06" calcext:value-type="float">
            <text:p>55.0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'$D(DIU(0)) D:$D(PSGAL(12)) KILL^PSGAL5:PSGAL(12)=X K PSGAL</text:p>
          </table:table-cell>
          <table:table-cell table:style-name="ce2" office:value-type="string" calcext:value-type="string">
            <text:p>I '$D(DIU(0)),'$D(PSGPO) S PSGAL(12)=X,PSGAL("C")=6000,PSGALFF=12 D ^PSGAL5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5.06" calcext:value-type="float">
            <text:p>55.06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'$D(DIU(0)) D:$D(PSGAL(13)) KILL^PSGAL5:PSGAL(13)=X K PSGAL</text:p>
          </table:table-cell>
          <table:table-cell table:style-name="ce2" office:value-type="string" calcext:value-type="string">
            <text:p>I '$D(DIU(0)),'$D(PSGPO) S PSGAL(13)=X,PSGAL("C")=6000,PSGALFF=13 D ^PSGAL5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5.06" calcext:value-type="float">
            <text:p>55.0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'$D(DIU(0)) D:$D(PSGAL(14)) KILL^PSGAL5:PSGAL(14)=X K PSGAL</text:p>
          </table:table-cell>
          <table:table-cell table:style-name="ce2" office:value-type="string" calcext:value-type="string">
            <text:p>I '$D(DIU(0)),'$D(PSGPO) S PSGAL(14)=X,PSGAL("C")=6000,PSGALFF=14 D ^PSGAL5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5.06" calcext:value-type="float">
            <text:p>55.0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'$D(DIU(0)) D:$D(PSGAL(15)) KILL^PSGAL5:PSGAL(15)=X K PSGAL</text:p>
          </table:table-cell>
          <table:table-cell table:style-name="ce2" office:value-type="string" calcext:value-type="string">
            <text:p>I '$D(DIU(0)),X,'$D(PSGPO) S PSGAL(15)=X,PSGAL("C")=6000,PSGALFF=16 D ^PSGAL5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5.06" calcext:value-type="float">
            <text:p>55.0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X:'$D(PSGNVF) "S PSGAL(""C"")=""VN"" D ^PSGAL5" K PSGNVF,PSGAL</text:p>
          </table:table-cell>
          <table:table-cell table:style-name="ce4" office:value-type="string" calcext:value-type="string">
            <text:p>S PSGNVF=1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5.06" calcext:value-type="float">
            <text:p>55.0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'$D(DIU(0)) D:$D(PSGAL(16)) KILL^PSGAL5:PSGAL(16)=X K PSGAL</text:p>
          </table:table-cell>
          <table:table-cell table:style-name="ce2" office:value-type="string" calcext:value-type="string">
            <text:p>I '$D(DIU(0)),X,'$D(PSGPO) S PSGAL(16)=X,PSGAL("C")=6000,PSGALFF=17 D ^PSGAL5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5.06" calcext:value-type="float">
            <text:p>55.0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'$D(DIU(0)) D:$D(PSGAL(17)) KILL^PSGAL5:PSGAL(17)=X K PSGAL</text:p>
          </table:table-cell>
          <table:table-cell table:style-name="ce2" office:value-type="string" calcext:value-type="string">
            <text:p>I X,'$D(DIU(0)),'$D(PSGPO) S PSGAL(17)=X,PSGAL("C")=6000,PSGALFF=18 D ^PSGAL5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5.06" calcext:value-type="float">
            <text:p>55.0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X:'$D(PSGNVF) "S PSGAL(""C"")=""VP"" D ^PSGAL5" K PSGNVF,PSGAL</text:p>
          </table:table-cell>
          <table:table-cell table:style-name="ce4" office:value-type="string" calcext:value-type="string">
            <text:p>S PSGNVF=1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5.06" calcext:value-type="float">
            <text:p>55.0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'$D(DIU(0)) D:$D(PSGAL(18)) KILL^PSGAL5:PSGAL(18)=X K PSGAL</text:p>
          </table:table-cell>
          <table:table-cell table:style-name="ce2" office:value-type="string" calcext:value-type="string">
            <text:p>I X,'$D(DIU(0)),'$D(PSGPO) S PSGAL(18)=X,PSGAL("C")=6000,PSGALFF=19 D ^PSGAL5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5.06" calcext:value-type="float">
            <text:p>55.0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'$D(DIU(0)) D:$D(PSGAL(19)) KILL^PSGAL5:PSGAL(19)=X K PSGAL</text:p>
          </table:table-cell>
          <table:table-cell table:style-name="ce2" office:value-type="string" calcext:value-type="string">
            <text:p>I '$D(DIU(0)),'$D(PSGPO) S PSGAL(19)=X,PSGAL("C")=6000,PSGALFF=20 D ^PSGAL5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5.06" calcext:value-type="float">
            <text:p>55.06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'$D(DIU(0)) D:$D(PSGAL(20)) KILL^PSGAL5:PSGAL(20)=X K PSGAL</text:p>
          </table:table-cell>
          <table:table-cell table:style-name="ce2" office:value-type="string" calcext:value-type="string">
            <text:p>I '$D(DIU(0)),'$D(PSGPO) S PSGAL(20)=X,PSGAL("C")=6000,PSGALFF=21 D ^PSGAL5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5.06" calcext:value-type="float">
            <text:p>55.06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'$D(DIU(0)) D:$D(PSGAL(21)) KILL^PSGAL5:PSGAL(21)=X K PSGAL</text:p>
          </table:table-cell>
          <table:table-cell table:style-name="ce2" office:value-type="string" calcext:value-type="string">
            <text:p>I '$D(DIU(0)),'$D(PSGPO) S PSGAL(21)=X,PSGAL("C")=6000,PSGALFF=22 D ^PSGAL5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5.06" calcext:value-type="float">
            <text:p>55.06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'$D(DIU(0)) D:$D(PSGAL(22)) KILL^PSGAL5:PSGAL(22)=X K PSGAL</text:p>
          </table:table-cell>
          <table:table-cell table:style-name="ce2" office:value-type="string" calcext:value-type="string">
            <text:p>I '$D(DIU(0)),'$D(PSGPO) S PSGAL(22)=X,PSGAL("C")=6000,PSGALFF=23 D ^PSGAL5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5.06" calcext:value-type="float">
            <text:p>55.0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'$D(DIU(0)) D:$D(PSGAL(23)) KILL^PSGAL5:PSGAL(23)=X K PSGAL</text:p>
          </table:table-cell>
          <table:table-cell table:style-name="ce2" office:value-type="string" calcext:value-type="string">
            <text:p>I '$D(DIU(0)),'$D(PSGPO) S PSGAL(23)=X,PSGAL("C")=6000,PSGALFF=24 D ^PSGAL5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5.06" calcext:value-type="float">
            <text:p>55.0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'$D(DIU(0)) D:$D(PSGAL(24)) KILL^PSGAL5:PSGAL(24)=X K PSGAL</text:p>
          </table:table-cell>
          <table:table-cell table:style-name="ce2" office:value-type="string" calcext:value-type="string">
            <text:p>I '$D(DIU(0)),'$D(PSGPO) S PSGAL(24)=X,PSGAL("C")=6000,PSGALFF=25 D ^PSGAL5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5.06" calcext:value-type="float">
            <text:p>55.06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'$D(DIU(0)) D:$D(PSGAL(25)) KILL^PSGAL5:PSGAL(25)=X K PSGAL</text:p>
          </table:table-cell>
          <table:table-cell table:style-name="ce2" office:value-type="string" calcext:value-type="string">
            <text:p>I '$D(DIU(0)),'$D(PSGPO) S PSGAL(43)=X,PSGAL("C")=6000,PSGALFF=26 D ^PSGAL5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5.06" calcext:value-type="float">
            <text:p>55.0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'$D(DIU(0)) D:$D(PSGAL(26)) KILL^PSGAL5:PSGAL(26)=X K PSGAL</text:p>
          </table:table-cell>
          <table:table-cell table:style-name="ce2" office:value-type="string" calcext:value-type="string">
            <text:p>I '$D(DIU(0)),'$D(PSGPO) S PSGAL(26)=X,PSGAL("C")=6000,PSGALFF=27 D ^PSGAL5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5.06" calcext:value-type="float">
            <text:p>55.06</text:p>
          </table:table-cell>
          <table:table-cell table:style-name="ce2" office:value-type="float" office:value="27.1" calcext:value-type="float">
            <text:p>27.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'$D(DIU(0)) D:$D(PSGAL(27)) KILL^PSGAL5:PSGAL(27)=X K PSGAL</text:p>
          </table:table-cell>
          <table:table-cell table:style-name="ce2" office:value-type="string" calcext:value-type="string">
            <text:p>I '$D(DIU(0)),'$D(PSGPO) S PSGAL(27)=X,PSGAL("C")=6000,PSGALFF=27.1 D ^PSGAL5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5.06" calcext:value-type="float">
            <text:p>55.06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'$D(DIU(0)) D:$D(PSGAL(28)) KILL^PSGAL5:PSGAL(28)=X K PSGAL</text:p>
          </table:table-cell>
          <table:table-cell table:style-name="ce2" office:value-type="string" calcext:value-type="string">
            <text:p>I '$D(DIU(0)),'$D(PSGPO) S PSGAL(28)=X,PSGAL("C")=6000,PSGALFF=28 D ^PSGAL5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5.06" calcext:value-type="float">
            <text:p>55.06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'$D(DIU(0)) D:$D(PSGAL(51)) KILL^PSGAL5:PSGAL(51)=X K PSGAL</text:p>
          </table:table-cell>
          <table:table-cell table:style-name="ce2" office:value-type="string" calcext:value-type="string">
            <text:p>I '$D(DIU(0)),'$D(PSGPO) S PSGAL(51)=X,PSGAL("C")=6000,PSGALFF=32 D ^PSGAL5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5">
          <table:table-cell table:style-name="ce2" office:value-type="float" office:value="55.06" calcext:value-type="float">
            <text:p>55.0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 ^PS(55,DA(1),5,"AUS",+X,DA)="" I $P($G(^PS(55,DA(1),5,DA,0)),"^",7)]"" S ^PS(55,DA(1),5,"AU",$P(^(0),"^",7),+X,DA)=""</text:p>
          </table:table-cell>
          <table:table-cell table:style-name="ce2" office:value-type="string" calcext:value-type="string">
            <text:p>K ^PS(55,DA(1),5,"AUS",+X,DA) I $P($G(^PS(55,DA(1),5,DA,0)),"^",7)]"" K ^PS(55,DA(1),5,"AU",$P(^(0),"^",7),+X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5.06" calcext:value-type="float">
            <text:p>55.0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'$D(DIU(0)) D:$D(PSGAL(53)) KILL^PSGAL5:PSGAL(53)=X K PSGAL</text:p>
          </table:table-cell>
          <table:table-cell table:style-name="ce2" office:value-type="string" calcext:value-type="string">
            <text:p>I '$D(DIU(0)),'$D(PSGPO) S PSGAL(53)=X,PSGAL("C")=6000,PSGALFF=34 D ^PSGAL5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5.06" calcext:value-type="float">
            <text:p>55.06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'$D(DIU(0)) D:$D(PSGAL(61)) KILL^PSGAL5:PSGAL(61)=X K PSGAL</text:p>
          </table:table-cell>
          <table:table-cell table:style-name="ce2" office:value-type="string" calcext:value-type="string">
            <text:p>I '$D(DIU(0)),'$D(PSGPO) S PSGAL(61)=X,PSGAL("C")=6000,PSGALFF=35 D ^PSGAL5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5.06" calcext:value-type="float">
            <text:p>55.06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'$D(DIU(0)) D:$D(PSGAL(54)) KILL^PSGAL5:PSGAL(54)=X K PSGAL</text:p>
          </table:table-cell>
          <table:table-cell table:style-name="ce2" office:value-type="string" calcext:value-type="string">
            <text:p>I '$D(DIU(0)),'$D(PSGPO) S PSGAL(54)=X,PSGAL("C")=6000,PSGALFF=36 D ^PSGAL5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5.06" calcext:value-type="float">
            <text:p>55.06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'$D(DIU(0)) D:$D(PSGAL(56)) KILL^PSGAL5:PSGAL(56)=X K PSGAL</text:p>
          </table:table-cell>
          <table:table-cell table:style-name="ce2" office:value-type="string" calcext:value-type="string">
            <text:p>I '$D(DIU(0)),'$D(PSGPO) S PSGAL(56)=X,PSGAL("C")=6000,PSGALFF=41 D ^PSGAL5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5.06" calcext:value-type="float">
            <text:p>55.06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'$D(DIU(0)) D:$D(PSGAL(57)) KILL^PSGAL5:PSGAL(57)=X K PSGAL</text:p>
          </table:table-cell>
          <table:table-cell table:style-name="ce2" office:value-type="string" calcext:value-type="string">
            <text:p>I '$D(DIU(0)),'$D(PSGPO) S PSGAL(57)=X,PSGAL("C")=6000,PSGALFF=42 D ^PSGAL5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5.06" calcext:value-type="float">
            <text:p>55.06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'$D(DIU(0)) D:$D(PSGAL(58)) KILL^PSGAL5:PSGAL(58)=X K PSGAL</text:p>
          </table:table-cell>
          <table:table-cell table:style-name="ce2" office:value-type="string" calcext:value-type="string">
            <text:p>I '$D(DIU(0)),'$D(PSGPO) S PSGAL(58)=X,PSGAL("C")=6000,PSGALFF=43 D ^PSGAL5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5.06" calcext:value-type="float">
            <text:p>55.06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'$D(DIU(0)) D:$D(PSGAL(59)) KILL^PSGAL5:PSGAL(59)=X K PSGAL</text:p>
          </table:table-cell>
          <table:table-cell table:style-name="ce2" office:value-type="string" calcext:value-type="string">
            <text:p>I '$D(DIU(0)),'$D(PSGPO) S PSGAL(59)=X,PSGAL("C")=6000,PSGALFF=44 D ^PSGAL5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5.06" calcext:value-type="float">
            <text:p>55.06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'$D(DIU(0)) D:$D(PSGAL(60)) KILL^PSGAL5:PSGAL(60)=X K PSGAL</text:p>
          </table:table-cell>
          <table:table-cell table:style-name="ce2" office:value-type="string" calcext:value-type="string">
            <text:p>I '$D(DIU(0)),'$D(PSGPO) S PSGAL(60)=X,PSGAL("C")=6000,PSGALFF=45 D ^PSGAL5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5.06" calcext:value-type="float">
            <text:p>55.06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'$D(DIU(0)) D:$D(PSGAL(63)) KILL^PSGAL5:PSGAL(63)=X K PSGAL</text:p>
          </table:table-cell>
          <table:table-cell table:style-name="ce2" office:value-type="string" calcext:value-type="string">
            <text:p>I '$D(DIU(0)),'$D(PSGPO) S PSGAL(63)=X,PSGAL("C")=6000,PSGALFF=46 D ^PSGAL5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5.06" calcext:value-type="float">
            <text:p>55.0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'$D(DIU(0)) D:$D(PSGAL(64)) KILL^PSGAL5:PSGAL(64)=X K PSGAL</text:p>
          </table:table-cell>
          <table:table-cell table:style-name="ce2" office:value-type="string" calcext:value-type="string">
            <text:p>I '$D(DIU(0)),'$D(PSGPO) S PSGAL(64)=X,PSGAL("C")=6000,PSGALFF=47 D ^PSGAL5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5.06" calcext:value-type="float">
            <text:p>55.06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'$D(DIU(0)) D:$D(PSGAL(65)) KILL^PSGAL5:PSGAL(65)=X K PSGAL</text:p>
          </table:table-cell>
          <table:table-cell table:style-name="ce2" office:value-type="string" calcext:value-type="string">
            <text:p>I '$D(DIU(0)),'$D(PSGPO) S PSGAL(65)=X,PSGAL("C")=6000,PSGALFF=48 D ^PSGAL5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5.06" calcext:value-type="float">
            <text:p>55.06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'$D(DIU(0)) D:$D(PSGAL(62)) KILL^PSGAL5:PSGAL(62)=X K PSGAL</text:p>
          </table:table-cell>
          <table:table-cell table:style-name="ce2" office:value-type="string" calcext:value-type="string">
            <text:p>I '$D(DIU(0)),'$D(PSGPO) S PSGAL(62)=X,PSGAL("C")=6000,PSGALFF=49 D ^PSGAL5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5.06" calcext:value-type="float">
            <text:p>55.0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'$D(DIU(0)) D:$D(PSGAL(66)) KILL^PSGAL5:PSGAL(66)=X K PSGAL</text:p>
          </table:table-cell>
          <table:table-cell table:style-name="ce2" office:value-type="string" calcext:value-type="string">
            <text:p>I '$D(DIU(0)),'$D(PSGPO) S PSGAL(66)=X,PSGAL("C")=6000,PSGALFF=50 D ^PSGAL5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5.06" calcext:value-type="float">
            <text:p>55.0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/>
          <table:table-cell table:style-name="ce2" office:value-type="string" calcext:value-type="string">
            <text:p>K ^PS(55,"APV",DA(1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5.06" calcext:value-type="float">
            <text:p>55.06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'$D(DIU(0)) D:$D(PSGAL(67)) KILL^PSGAL5:PSGAL(67)=X K PSGAL</text:p>
          </table:table-cell>
          <table:table-cell table:style-name="ce2" office:value-type="string" calcext:value-type="string">
            <text:p>I '$D(DIU(0)),'$D(PSGPO) S PSGAL(67)=X,PSGAL("C")=6000,PSGALFF=51 D ^PSGAL5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5.06" calcext:value-type="float">
            <text:p>55.06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'$D(DIU(0)) D:$D(PSGAL(68)) KILL^PSGAL5:PSGAL(68)=X K PSGAL</text:p>
          </table:table-cell>
          <table:table-cell table:style-name="ce2" office:value-type="string" calcext:value-type="string">
            <text:p>I '$D(DIU(0)),'$D(PSGPO) S PSGAL(68)=X,PSGAL("C")=6000,PSGALFF=52 D ^PSGAL5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5.06" calcext:value-type="float">
            <text:p>55.06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'$D(DIU(0)) D:$D(PSGAL(69)) KILL^PSGAL5:PSGAL(69)=X K PSGAL</text:p>
          </table:table-cell>
          <table:table-cell table:style-name="ce2" office:value-type="string" calcext:value-type="string">
            <text:p>I '$D(DIU(0)),'$D(PSGPO) S PSGAL(69)=X,PSGAL("C")=6000,PSGALFF=53 D ^PSGAL5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5.06" calcext:value-type="float">
            <text:p>55.06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'$D(DIU(0)) D:$D(PSGAL(70)) KILL^PSGAL5:PSGAL(70)=X K PSGAL</text:p>
          </table:table-cell>
          <table:table-cell table:style-name="ce2" office:value-type="string" calcext:value-type="string">
            <text:p>I '$D(DIU(0)),'$D(PSGPO) S PSGAL(70)=X,PSGAL("C")=6000,PSGALFF=54 D ^PSGAL5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5.06" calcext:value-type="float">
            <text:p>55.06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'$D(DIU(0)) D:$D(PSGAL(71)) KILL^PSGAL5:PSGAL(71)=X K PSGAL</text:p>
          </table:table-cell>
          <table:table-cell table:style-name="ce2" office:value-type="string" calcext:value-type="string">
            <text:p>I '$D(DIU(0)),'$D(PSGPO) S PSGAL(71)=X,PSGAL("C")=6000,PSGALFF=56 D ^PSGAL5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5.06" calcext:value-type="float">
            <text:p>55.0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'$D(DIU(0)) D:$D(PSGAL(72)) KILL^PSGAL5:PSGAL(72)=X K PSGAL</text:p>
          </table:table-cell>
          <table:table-cell table:style-name="ce2" office:value-type="string" calcext:value-type="string">
            <text:p>I '$D(DIU(0)),'$D(PSGPO) S PSGAL(72)=X,PSGAL("C")=6000,PSGALFF=57 D ^PSGAL5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5.06" calcext:value-type="float">
            <text:p>55.06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'$D(DIU(0)) D:$D(PSGAL(73)) KILL^PSGAL5:PSGAL(73)=X K PSGAL</text:p>
          </table:table-cell>
          <table:table-cell table:style-name="ce2" office:value-type="string" calcext:value-type="string">
            <text:p>I '$D(DIU(0)),'$D(PSGPO) S PSGAL(73)=X,PSGAL("C")=6000,PSGALFF=58 D ^PSGAL5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5.06" calcext:value-type="float">
            <text:p>55.06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'$D(DIU(0)) D:$D(PSGAL(74)) KILL^PSGAL5:PSGAL(74)=X K PSGAL</text:p>
          </table:table-cell>
          <table:table-cell table:style-name="ce2" office:value-type="string" calcext:value-type="string">
            <text:p>I '$D(DIU(0)),'$D(PSGPO) S PSGAL(74)=X,PSGAL("C")=6000,PSGALFF=59 D ^PSGAL5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5.06" calcext:value-type="float">
            <text:p>55.06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'$D(DIU(0)) D:$D(PSGAL(75)) KILL^PSGAL5:PSGAL(75)=X K PSGAL</text:p>
          </table:table-cell>
          <table:table-cell table:style-name="ce2" office:value-type="string" calcext:value-type="string">
            <text:p>I '$D(DIU(0)),'$D(PSGPO) S PSGAL(75)=X,PSGAL("C")=6000,PSGALFF=60 D ^PSGAL5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5.06" calcext:value-type="float">
            <text:p>55.06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'$D(DIU(0)) D:$D(PSGAL(76)) KILL^PSGAL5:PSGAL(76)=X K PSGAL</text:p>
          </table:table-cell>
          <table:table-cell table:style-name="ce2" office:value-type="string" calcext:value-type="string">
            <text:p>I '$D(DIU(0)),'$D(PSGPO) S PSGAL(76)=X,PSGAL("C")=6000,PSGALFF=61 D ^PSGAL5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5.06" calcext:value-type="float">
            <text:p>55.06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'$D(DIU(0)) D:$D(PSGAL(77)) KILL^PSGAL5:PSGAL(77)=X K PSGAL</text:p>
          </table:table-cell>
          <table:table-cell table:style-name="ce2" office:value-type="string" calcext:value-type="string">
            <text:p>I '$D(DIU(0)),'$D(PSGPO) S PSGAL(77)=X,PSGAL("C")=6000,PSGALFF=62 D ^PSGAL5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5.06" calcext:value-type="float">
            <text:p>55.06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'$D(DIU(0)) D:$D(PSGAL(79)) KILL^PSGAL5:PSGAL(79)=X K PSGAL</text:p>
          </table:table-cell>
          <table:table-cell table:style-name="ce2" office:value-type="string" calcext:value-type="string">
            <text:p>I '$D(DIU(0)),'$D(PSGPO) S PSGAL(79)=X,PSGAL("C")=6000,PSGALFF=64 D ^PSGAL5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5.06" calcext:value-type="float">
            <text:p>55.06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'$D(DIU(0)) D:$D(PSGAL(78)) KILL^PSGAL5:PSGAL(78)=X K PSGAL</text:p>
          </table:table-cell>
          <table:table-cell table:style-name="ce2" office:value-type="string" calcext:value-type="string">
            <text:p>I '$D(DIU(0)),'$D(PSGPO) S PSGAL(78)=X,PSGAL("C")=6000,PSGALFF=65 D ^PSGAL5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5.06" calcext:value-type="float">
            <text:p>55.06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'$D(DIU(0)) D:$D(PSGAL(80)) KILL^PSGAL5:PSGAL(80)=X K PSGAL</text:p>
          </table:table-cell>
          <table:table-cell table:style-name="ce2" office:value-type="string" calcext:value-type="string">
            <text:p>I '$D(DIU(0)),'$D(PSGPO) S PSGAL(80)=X,PSGAL("C")=6000,PSGALFF=66 D ^PSGAL5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5.06" calcext:value-type="float">
            <text:p>55.06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D STOREINT^PSGSICH1</text:p>
          </table:table-cell>
          <table:table-cell table:style-name="Default"/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5">
          <table:table-cell table:style-name="ce2" office:value-type="float" office:value="55.06" calcext:value-type="float">
            <text:p>55.06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'$D(DIU(0)) D:$D(PSGAL(101)) KILL^PSGAL5:PSGAL(101)=X K PSGAL</text:p>
          </table:table-cell>
          <table:table-cell table:style-name="ce2" office:value-type="string" calcext:value-type="string">
            <text:p>I '$D(DIU(0)),'$D(PSGPO) S PSGAL(101)=X,PSGAL("C")=6000,PSGALFF=101,PSGALFN=55.06 D ^PSGAL5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5">
          <table:table-cell table:style-name="ce2" office:value-type="float" office:value="55.06" calcext:value-type="float">
            <text:p>55.06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'$D(DIU(0)) D:$D(PSGAL(102)) KILL^PSGAL5:PSGAL(102)=X K PSGAL</text:p>
          </table:table-cell>
          <table:table-cell table:style-name="ce2" office:value-type="string" calcext:value-type="string">
            <text:p>I '$D(DIU(0)),'$D(PSGPO) S PSGAL(102)=X,PSGAL("C")=6000,PSGALFF=102,PSGALFN=55.06 D ^PSGAL5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5">
          <table:table-cell table:style-name="ce2" office:value-type="float" office:value="55.06" calcext:value-type="float">
            <text:p>55.06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'$D(DIU(0)) D:$D(PSGAL(103)) KILL^PSGAL5:PSGAL(103)=X K PSGAL</text:p>
          </table:table-cell>
          <table:table-cell table:style-name="ce2" office:value-type="string" calcext:value-type="string">
            <text:p>I '$D(DIU(0)),'$D(PSGPO) S PSGAL(103)=X,PSGAL("C")=6000,PSGALFF=103,PSGALFN=55.06 D ^PSGAL5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5">
          <table:table-cell table:style-name="ce2" office:value-type="float" office:value="55.06" calcext:value-type="float">
            <text:p>55.06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'$D(DIU(0)) D:$D(PSGAL(104)) KILL^PSGAL5:PSGAL(104)=X K PSGAL</text:p>
          </table:table-cell>
          <table:table-cell table:style-name="ce2" office:value-type="string" calcext:value-type="string">
            <text:p>I '$D(DIU(0)),'$D(PSGPO) S PSGAL(104)=X,PSGAL("C")=6000,PSGALFF=104,PSGALFN=55.06 D ^PSGAL5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5">
          <table:table-cell table:style-name="ce2" office:value-type="float" office:value="55.06" calcext:value-type="float">
            <text:p>55.06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'$D(DIU(0)) D:$D(PSGAL(105)) KILL^PSGAL5:PSGAL(105)=X K PSGAL</text:p>
          </table:table-cell>
          <table:table-cell table:style-name="ce2" office:value-type="string" calcext:value-type="string">
            <text:p>I '$D(DIU(0)),'$D(PSGPO) S PSGAL(105)=X,PSGAL("C")=6000,PSGALFF=105,PSGALFN=55.06 D ^PSGAL5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5">
          <table:table-cell table:style-name="ce2" office:value-type="float" office:value="55.06" calcext:value-type="float">
            <text:p>55.06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'$D(DIU(0)) D:$D(PSGAL(106)) KILL^PSGAL5:PSGAL(106)=X K PSGAL</text:p>
          </table:table-cell>
          <table:table-cell table:style-name="ce2" office:value-type="string" calcext:value-type="string">
            <text:p>I '$D(DIU(0)),'$D(PSGPO) S PSGAL(106)=X,PSGAL("C")=6000,PSGALFF=106,PSGALFN=55.06 D ^PSGAL5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5">
          <table:table-cell table:style-name="ce2" office:value-type="float" office:value="55.06" calcext:value-type="float">
            <text:p>55.06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'$D(DIU(0)) D:$D(PSGAL(107)) KILL^PSGAL5:PSGAL(107)=X K PSGAL</text:p>
          </table:table-cell>
          <table:table-cell table:style-name="ce2" office:value-type="string" calcext:value-type="string">
            <text:p>I '$D(DIU(0)),'$D(PSGPO) S PSGAL(107)=X,PSGAL("C")=6000,PSGALFF=107,PSGALFN=55.06 D ^PSGAL5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5">
          <table:table-cell table:style-name="ce2" office:value-type="float" office:value="55.0611" calcext:value-type="float">
            <text:p>55.0611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'$D(DIU(0)) D:$D(PSGAL(1101)) KILL^PSGAL5:PSGAL(1101)=X K PSGAL</text:p>
          </table:table-cell>
          <table:table-cell table:style-name="ce2" office:value-type="string" calcext:value-type="string">
            <text:p>I '$D(DIU(0)),'$D(PSGPO) S PSGAL(1101)=X,PSGAL("C")=6000,PSGALFF=.01,PSGALFN=55.0611 D ^PSGAL5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5">
          <table:table-cell table:style-name="ce2" office:value-type="float" office:value="55.0611" calcext:value-type="float">
            <text:p>55.0611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'$D(DIU(0)) D:$D(PSGAL(1102)) KILL^PSGAL5:PSGAL(1102)=X K PSGAL</text:p>
          </table:table-cell>
          <table:table-cell table:style-name="ce2" office:value-type="string" calcext:value-type="string">
            <text:p>I '$D(DIU(0)),'$D(PSGPO) S PSGAL(1102)=X,PSGAL("C")=6000,PSGALFF=.02,PSGALFN=55.0611 D ^PSGAL5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5">
          <table:table-cell table:style-name="ce2" office:value-type="float" office:value="55.0611" calcext:value-type="float">
            <text:p>55.0611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'$D(DIU(0)) D:$D(PSGAL(1103)) KILL^PSGAL5:PSGAL(1103)=X K PSGAL</text:p>
          </table:table-cell>
          <table:table-cell table:style-name="ce2" office:value-type="string" calcext:value-type="string">
            <text:p>I '$D(DIU(0)),'$D(PSGPO) S PSGAL(1103)=X,PSGAL("C")=6000,PSGALFF=.03,PSGALFN=55.0611 D ^PSGAL5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5">
          <table:table-cell table:style-name="ce2" office:value-type="float" office:value="55.0611" calcext:value-type="float">
            <text:p>55.0611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'$D(DIU(0)) D:$D(PSGAL(1104)) KILL^PSGAL5:PSGAL(1104)=X K PSGAL</text:p>
          </table:table-cell>
          <table:table-cell table:style-name="ce2" office:value-type="string" calcext:value-type="string">
            <text:p>I '$D(DIU(0)),'$D(PSGPO) S PSGAL(1104)=X,PSGAL("C")=6000,PSGALFF=.04,PSGALFN=55.0611 D ^PSGAL5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5">
          <table:table-cell table:style-name="ce2" office:value-type="float" office:value="55.0611" calcext:value-type="float">
            <text:p>55.0611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'$D(DIU(0)) D:$D(PSGAL(1105)) KILL^PSGAL5:PSGAL(1105)=X K PSGAL</text:p>
          </table:table-cell>
          <table:table-cell table:style-name="ce2" office:value-type="string" calcext:value-type="string">
            <text:p>I '$D(DIU(0)),'$D(PSGPO) S PSGAL(1105)=X,PSGAL("C")=6000,PSGALFF=.05,PSGALFN=55.0611 D ^PSGAL5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5">
          <table:table-cell table:style-name="ce2" office:value-type="float" office:value="55.0611" calcext:value-type="float">
            <text:p>55.0611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'$D(DIU(0)) D:$D(PSGAL(1106)) KILL^PSGAL5:PSGAL(1106)=X K PSGAL</text:p>
          </table:table-cell>
          <table:table-cell table:style-name="ce2" office:value-type="string" calcext:value-type="string">
            <text:p>I '$D(DIU(0)),'$D(PSGPO) S PSGAL(1106)=X,PSGAL("C")=6000,PSGALFF=1106,PSGALFN=55.0611 D ^PSGAL5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5">
          <table:table-cell table:style-name="ce2" office:value-type="float" office:value="55.0611" calcext:value-type="float">
            <text:p>55.0611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'$D(DIU(0)) D:$D(PSGAL(1107)) KILL^PSGAL5:PSGAL(1107)=X K PSGAL</text:p>
          </table:table-cell>
          <table:table-cell table:style-name="ce2" office:value-type="string" calcext:value-type="string">
            <text:p>I '$D(DIU(0)),'$D(PSGPO) S PSGAL(1107)=X,PSGAL("C")=6000,PSGALFF=1107,PSGALFN=55.0611 D ^PSGAL5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5">
          <table:table-cell table:style-name="ce2" office:value-type="float" office:value="55.0611" calcext:value-type="float">
            <text:p>55.0611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'$D(DIU(0)) D:$D(PSGAL(1108)) KILL^PSGAL5:PSGAL(1108)=X K PSGAL</text:p>
          </table:table-cell>
          <table:table-cell table:style-name="ce2" office:value-type="string" calcext:value-type="string">
            <text:p>I '$D(DIU(0)),'$D(PSGPO) S PSGAL(1108)=X,PSGAL("C")=6000,PSGALFF=1108,PSGALFN=55.0611 D ^PSGAL5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5">
          <table:table-cell table:style-name="ce2" office:value-type="float" office:value="55.07" calcext:value-type="float">
            <text:p>55.07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'$D(DIU(0)) D:$D(PSGAL(701)) KILL^PSGAL5:PSGAL(701)=X K PSGAL</text:p>
          </table:table-cell>
          <table:table-cell table:style-name="ce2" office:value-type="string" calcext:value-type="string">
            <text:p>I '$D(DIU(0)),'$D(PSGPO) S PSGAL(701)=X,PSGAL("C")=6000,PSGALFF=.01,PSGALFN=55.07 D ^PSGAL5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5">
          <table:table-cell table:style-name="ce2" office:value-type="float" office:value="55.07" calcext:value-type="float">
            <text:p>55.07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'$D(DIU(0)) D:$D(PSGAL(702)) KILL^PSGAL5:PSGAL(702)=X K PSGAL</text:p>
          </table:table-cell>
          <table:table-cell table:style-name="ce2" office:value-type="string" calcext:value-type="string">
            <text:p>I '$D(DIU(0)),'$D(PSGPO) S PSGAL(702)=X,PSGAL("C")=6000,PSGALFF=.02,PSGALFN=55.07 D ^PSGAL5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5">
          <table:table-cell table:style-name="ce2" office:value-type="float" office:value="55.07" calcext:value-type="float">
            <text:p>55.07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'$D(DIU(0)) D:$D(PSGAL(705)) KILL^PSGAL5:PSGAL(705)=X K PSGAL</text:p>
          </table:table-cell>
          <table:table-cell table:style-name="ce2" office:value-type="string" calcext:value-type="string">
            <text:p>I '$D(DIU(0)),'$D(PSGPO) S PSGAL(705)=X,PSGAL("C")=6000,PSGALFF=.05,PSGALFN=55.07 D ^PSGAL5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5">
          <table:table-cell table:style-name="ce2" office:value-type="float" office:value="55.07" calcext:value-type="float">
            <text:p>55.07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'$D(DIU(0)) D:$D(PSGAL(706)) KILL^PSGAL5:PSGAL(706)=X K PSGAL</text:p>
          </table:table-cell>
          <table:table-cell table:style-name="ce2" office:value-type="string" calcext:value-type="string">
            <text:p>I '$D(DIU(0)),'$D(PSGPO) S PSGAL(706)=X,PSGAL("C")=6000,PSGALFF=.06,PSGALFN=55.07 D ^PSGAL5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5">
          <table:table-cell table:style-name="ce2" office:value-type="float" office:value="55.07" calcext:value-type="float">
            <text:p>55.07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'$D(DIU(0)) D:$D(PSGAL(707)) KILL^PSGAL5:PSGAL(707)=X K PSGAL</text:p>
          </table:table-cell>
          <table:table-cell table:style-name="ce2" office:value-type="string" calcext:value-type="string">
            <text:p>I '$D(PSGRET),'$D(DIU(0)),'$D(PSGPO) S PSGAL(707)=X,PSGAL("C")=6000,PSGALFF=.07,PSGALFN=55.07 D ^PSGAL5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5.07" calcext:value-type="float">
            <text:p>55.07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'$D(DIU(0)),X D EN^PSGAMSA(DA(2),DA(1),DA,4)</text:p>
          </table:table-cell>
          <table:table-cell table:style-name="Default"/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5">
          <table:table-cell table:style-name="ce2" office:value-type="float" office:value="55.07" calcext:value-type="float">
            <text:p>55.07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'$D(DIU(0)) D:$D(PSGAL(709)) KILL^PSGAL5:PSGAL(709)=X K PSGAL</text:p>
          </table:table-cell>
          <table:table-cell table:style-name="ce2" office:value-type="string" calcext:value-type="string">
            <text:p>I '$D(DIU(0)),'$D(PSGPO) S PSGAL(709)=X,PSGAL("C")=6000,PSGALFF=.09,PSGALFN=55.07 D ^PSGAL5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5.07" calcext:value-type="float">
            <text:p>55.07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'$D(DIU(0)),X D EN^PSGAMSA(DA(2),DA(1),DA,2)</text:p>
          </table:table-cell>
          <table:table-cell table:style-name="Default"/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5">
          <table:table-cell table:style-name="ce2" office:value-type="float" office:value="55.07" calcext:value-type="float">
            <text:p>55.07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'$D(DIU(0)) D:$D(PSGAL(710)) KILL^PSGAL5:PSGAL(710)=X K PSGAL</text:p>
          </table:table-cell>
          <table:table-cell table:style-name="ce2" office:value-type="string" calcext:value-type="string">
            <text:p>I '$D(DIU(0)),'$D(PSGPO) S PSGAL(710)=X,PSGAL("C")=6000,PSGALFF=.1,PSGALFN=55.07 D ^PSGAL5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5.07" calcext:value-type="float">
            <text:p>55.07</text:p>
          </table:table-cell>
          <table:table-cell table:style-name="ce2" office:value-type="float" office:value="0.11" calcext:value-type="float">
            <text:p>0.1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'$D(DIU(0)),X D EN^PSGAMSA(DA(2),DA(1),DA,3)</text:p>
          </table:table-cell>
          <table:table-cell table:style-name="Default"/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5">
          <table:table-cell table:style-name="ce2" office:value-type="float" office:value="55.07" calcext:value-type="float">
            <text:p>55.07</text:p>
          </table:table-cell>
          <table:table-cell table:style-name="ce2" office:value-type="float" office:value="0.12" calcext:value-type="float">
            <text:p>0.12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'$D(DIU(0)) D:$D(PSGAL(712)) KILL^PSGAL5:PSGAL(712)=X K PSGAL</text:p>
          </table:table-cell>
          <table:table-cell table:style-name="ce2" office:value-type="string" calcext:value-type="string">
            <text:p>I '$D(PSGPEN),'$D(DIU(0)),'$D(PSGPO) S PSGAL(712)=X,PSGAL("C")=6000,PSGALFF=.12,PSGALFN=55.07 D ^PSGAL5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5">
          <table:table-cell table:style-name="ce2" office:value-type="float" office:value="55.09" calcext:value-type="float">
            <text:p>55.09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'$D(DIU(0)) D:$D(PSGAL(35)) KILL^PSGAL5:PSGAL(35)=X K PSGAL</text:p>
          </table:table-cell>
          <table:table-cell table:style-name="ce2" office:value-type="string" calcext:value-type="string">
            <text:p>I '$D(DIU(0)),'$D(PSGPO) S PSGAL(35)=X,PSGAL("C")=6000,PSGALFF=.01,PSGALFN=55.09 D ^PSGAL5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5">
          <table:table-cell table:style-name="ce2" office:value-type="float" office:value="55.09" calcext:value-type="float">
            <text:p>55.0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'$D(DIU(0)) D:$D(PSGAL(36)) KILL^PSGAL5:PSGAL(36)=X K PSGAL</text:p>
          </table:table-cell>
          <table:table-cell table:style-name="ce2" office:value-type="string" calcext:value-type="string">
            <text:p>I '$D(DIU(0)),'$D(PSGPO) S PSGAL(36)=X,PSGAL("C")=6000,PSGALFF=1,PSGALFN=55.09 D ^PSGAL5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5">
          <table:table-cell table:style-name="ce2" office:value-type="float" office:value="55.09" calcext:value-type="float">
            <text:p>55.0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'$D(DIU(0)) D:$D(PSGAL(37)) KILL^PSGAL5:PSGAL(37)=X K PSGAL</text:p>
          </table:table-cell>
          <table:table-cell table:style-name="ce2" office:value-type="string" calcext:value-type="string">
            <text:p>I '$D(DIU(0)),'$D(PSGPO) S PSGAL(37)=X,PSGAL("C")=6000,PSGALFF=2,PSGALFN=55.09 D ^PSGAL5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5">
          <table:table-cell table:style-name="ce2" office:value-type="float" office:value="55.09" calcext:value-type="float">
            <text:p>55.0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'$D(DIU(0)) D:$D(PSGAL(78)) KILL^PSGAL5:PSGAL(78)=X K PSGAL</text:p>
          </table:table-cell>
          <table:table-cell table:style-name="ce2" office:value-type="string" calcext:value-type="string">
            <text:p>I '$D(DIU(0)),'$D(PSGPO) S PSGAL(78)=X,PSGAL("C")=6000,PSGALFF=3,PSGALFN=55.09 D ^PSGAL5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5">
          <table:table-cell table:style-name="ce2" office:value-type="float" office:value="55.09" calcext:value-type="float">
            <text:p>55.0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'$D(DIU(0)) D:$D(PSGAL(79)) KILL^PSGAL5:PSGAL(79)=X K PSGAL</text:p>
          </table:table-cell>
          <table:table-cell table:style-name="ce2" office:value-type="string" calcext:value-type="string">
            <text:p>I '$D(DIU(0)),'$D(PSGPO) S PSGAL(79)=X,PSGAL("C")=6000,PSGALFF=4,PSGALFN=55.09 D ^PSGAL5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5.11" calcext:value-type="float">
            <text:p>55.11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Q:$D(PSIVACT) <text:s/>I '$D(DIU(0)) S PSIVF1=55.11,PSIVF2=.01 D ENTO^PSIVAL</text:p>
          </table:table-cell>
          <table:table-cell table:style-name="ce2" office:value-type="string" calcext:value-type="string">
            <text:p>Q:$D(PSIVACT) <text:s/>I '$D(DIU(0)) S PSIVF1=55.11,PSIVF2=.01 D ENFR^PSIVAL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5.11" calcext:value-type="float">
            <text:p>55.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Q:$D(PSIVACT) <text:s/>I '$D(DIU(0)) S PSIVF1=55.11,PSIVF2=1 D ENTO^PSIVAL</text:p>
          </table:table-cell>
          <table:table-cell table:style-name="ce2" office:value-type="string" calcext:value-type="string">
            <text:p>Q:$D(PSIVACT) <text:s/>I '$D(DIU(0)) S PSIVF1=55.11,PSIVF2=1 D ENFR^PSIVAL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N ZZZ S ZZZ=$P(^PS(56,DA,0),"^",3) I ZZZ S ^PS(56,"AE",X,ZZZ,DA)="",^PS(56,"AE",ZZZ,X,DA)=""</text:p>
          </table:table-cell>
          <table:table-cell table:style-name="ce2" office:value-type="string" calcext:value-type="string">
            <text:p>N ZZZ S ZZZ=$P(^PS(56,DA,0),"^",3) I ZZZ K ^PS(56,"AE",X,ZZZ,DA),^PS(56,"AE",ZZZ,X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6" calcext:value-type="float">
            <text:p>5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N ZZZ S ZZZ=$P(^PS(56,DA,0),"^",2) I ZZZ S ^PS(56,"AE",X,ZZZ,DA)="",^PS(56,"AE",ZZZ,X,DA)=""</text:p>
          </table:table-cell>
          <table:table-cell table:style-name="ce2" office:value-type="string" calcext:value-type="string">
            <text:p>N ZZZ S ZZZ=$P(^PS(56,DA,0),"^",2) I ZZZ K ^PS(56,"AE",X,ZZZ,DA),^PS(56,"AE",ZZZ,X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5">
          <table:table-cell table:style-name="ce2" office:value-type="float" office:value="57.5" calcext:value-type="float">
            <text:p>57.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'$D(PSGINITF) S ^PS(57.5,"ATNC")=$S($D(^PS(59.7,1,20)):$P(^(20),"^"),1:"")</text:p>
          </table:table-cell>
          <table:table-cell table:style-name="Default"/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7.5" calcext:value-type="float">
            <text:p>57.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$E(X)="P",$D(^PS(57.5,DA,0)) S ^PS(57.5,"AP",$P(^(0),"^"),DA)=""</text:p>
          </table:table-cell>
          <table:table-cell table:style-name="ce2" office:value-type="string" calcext:value-type="string">
            <text:p>I $D(^PS(57.5,DA,0)) K ^PS(57.5,"AP",$P(^(0),"^"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7.51" calcext:value-type="float">
            <text:p>57.51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$D(^PS(57.5,DA(1),0)),$P(^(0),"^",2)="P" S ^PS(57.5,"AB",$E(X,1,30),DA(1),DA)=""</text:p>
          </table:table-cell>
          <table:table-cell table:style-name="ce2" office:value-type="string" calcext:value-type="string">
            <text:p>K ^PS(57.5,"AB",$E(X,1,30),DA(1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7.51" calcext:value-type="float">
            <text:p>57.51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 ^PS(57.5,"AC",DA(1),X)=""</text:p>
          </table:table-cell>
          <table:table-cell table:style-name="ce2" office:value-type="string" calcext:value-type="string">
            <text:p>K ^PS(57.5,"AC",DA(1),X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7.702" calcext:value-type="float">
            <text:p>57.702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 ^PS(57.7,"AWRT",DA(2),X,DA(1),DA)=""</text:p>
          </table:table-cell>
          <table:table-cell table:style-name="ce2" office:value-type="string" calcext:value-type="string">
            <text:p>K ^PS(57.7,"AWRT",DA(2),X,DA(1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11">
          <table:table-cell table:style-name="ce3" office:value-type="float" office:value="58.1" calcext:value-type="float">
            <text:p>58.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TRIGGER</text:p>
          </table:table-cell>
          <table:table-cell table:style-name="ce3"/>
          <table:table-cell table:style-name="ce9" office:value-type="string" calcext:value-type="string">
            <text:p>Q</text:p>
          </table:table-cell>
          <table:table-cell table:style-name="ce3" office:value-type="string" calcext:value-type="string">
            <text:p>K DIV S DIV=X,D0=DA,DIV(0)=D0 S Y(1)=$S($D(^PSI(58.1,D0,0)):^(0),1:"") S X=$P(Y(1),U,6),X=X S DIU=X K Y S X="" S DIH=$S($D(^PSI(58.1,DIV(0),0)):^(0),1:""),DIV=X S $P(^(0),U,6)=DIV,DIH=58.1,DIG=7 D ^DICR:$N(^DD(DIH,DIG,1,0))&gt;0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5" table:number-columns-repeated="3"/>
          <table:table-cell table:style-name="ce9"/>
          <table:table-cell table:style-name="ce18" table:number-columns-repeated="1013"/>
        </table:table-row>
        <table:table-row table:style-name="ro6">
          <table:table-cell table:style-name="ce3" office:value-type="float" office:value="58.11" calcext:value-type="float">
            <text:p>58.1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MUMPS</text:p>
          </table:table-cell>
          <table:table-cell table:style-name="ce3"/>
          <table:table-cell table:style-name="ce9" office:value-type="string" calcext:value-type="string">
            <text:p>S ^PSI(58.1,DA(1),1,DA,"I",X)=""</text:p>
          </table:table-cell>
          <table:table-cell table:style-name="ce3" office:value-type="string" calcext:value-type="string">
            <text:p>K ^PSI(58.1,DA(1),1,DA,"I",X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6" table:number-columns-repeated="3"/>
          <table:table-cell table:style-name="ce9"/>
          <table:table-cell table:style-name="ce19" table:number-columns-repeated="1013"/>
        </table:table-row>
        <table:table-row table:style-name="ro7">
          <table:table-cell table:style-name="ce3" office:value-type="float" office:value="58.11" calcext:value-type="float">
            <text:p>58.1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MUMPS</text:p>
          </table:table-cell>
          <table:table-cell table:style-name="ce3"/>
          <table:table-cell table:style-name="ce9" office:value-type="string" calcext:value-type="string">
            <text:p>S PSGWDRUG=+^PSI(58.1,DA(1),1,DA,0),^PSI(58.1,"AEXP",$E(X,1,30),PSGWDRUG,DA(1))=</text:p>
            <text:p>"" K PSGWDRUG</text:p>
          </table:table-cell>
          <table:table-cell table:style-name="ce3" office:value-type="string" calcext:value-type="string">
            <text:p>S PSGWDRUG=+^PSI(58.1,DA(1),1,DA,0) K ^PSI(58.1,"AEXP",$E(X,1,30),PSGWDRUG,DA(1)),PSGWDRUG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6" table:number-columns-repeated="3"/>
          <table:table-cell table:style-name="ce9"/>
          <table:table-cell table:style-name="ce19" table:number-columns-repeated="1013"/>
        </table:table-row>
        <table:table-row table:style-name="ro6">
          <table:table-cell table:style-name="ce3" office:value-type="float" office:value="58.12" calcext:value-type="float">
            <text:p>58.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UMPS</text:p>
          </table:table-cell>
          <table:table-cell table:style-name="ce3"/>
          <table:table-cell table:style-name="ce9" office:value-type="string" calcext:value-type="string">
            <text:p>Q:$D(PSGWV) <text:s/>D QD^PSGWUTL</text:p>
          </table:table-cell>
          <table:table-cell table:style-name="ce3" office:value-type="string" calcext:value-type="string">
            <text:p>Q:$D(PSGWV) <text:s/>D KQD^PSGWUTL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6" table:number-columns-repeated="3"/>
          <table:table-cell table:style-name="ce9"/>
          <table:table-cell table:style-name="ce19" table:number-columns-repeated="1013"/>
        </table:table-row>
        <table:table-row table:style-name="ro6">
          <table:table-cell table:style-name="ce3" office:value-type="float" office:value="58.12" calcext:value-type="float">
            <text:p>58.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UMPS</text:p>
          </table:table-cell>
          <table:table-cell table:style-name="ce3"/>
          <table:table-cell table:style-name="ce9" office:value-type="string" calcext:value-type="string">
            <text:p>Q:$D(PSGWV) <text:s/>D QDERR^PSGWUTL</text:p>
          </table:table-cell>
          <table:table-cell table:style-name="ce3" office:value-type="string" calcext:value-type="string">
            <text:p>Q:$D(PSGWV) <text:s/>D KQDERR^PSGWUTL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6" table:number-columns-repeated="3"/>
          <table:table-cell table:style-name="ce9"/>
          <table:table-cell table:style-name="ce19" table:number-columns-repeated="1013"/>
        </table:table-row>
        <table:table-row table:style-name="ro6">
          <table:table-cell table:style-name="ce3" office:value-type="float" office:value="58.15" calcext:value-type="float">
            <text:p>58.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UMPS</text:p>
          </table:table-cell>
          <table:table-cell table:style-name="ce3"/>
          <table:table-cell table:style-name="ce9" office:value-type="string" calcext:value-type="string">
            <text:p>Q:$D(PSGWV) <text:s/>D RET^PSGWUTL</text:p>
          </table:table-cell>
          <table:table-cell table:style-name="ce3" office:value-type="string" calcext:value-type="string">
            <text:p>Q:$D(PSGWV) <text:s/>D KRET^PSGWUTL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6" table:number-columns-repeated="3"/>
          <table:table-cell table:style-name="ce9"/>
          <table:table-cell table:style-name="ce19" table:number-columns-repeated="1013"/>
        </table:table-row>
        <table:table-row table:style-name="ro6">
          <table:table-cell table:style-name="ce3" office:value-type="float" office:value="58.15" calcext:value-type="float">
            <text:p>58.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UMPS</text:p>
          </table:table-cell>
          <table:table-cell table:style-name="ce3"/>
          <table:table-cell table:style-name="ce9" office:value-type="string" calcext:value-type="string">
            <text:p>Q:$D(PSGWV) <text:s/>D RETERR^PSGWUTL</text:p>
          </table:table-cell>
          <table:table-cell table:style-name="ce3" office:value-type="string" calcext:value-type="string">
            <text:p>Q:$D(PSGWV) <text:s/>D KRETERR^PSGWUTL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6" table:number-columns-repeated="3"/>
          <table:table-cell table:style-name="ce9"/>
          <table:table-cell table:style-name="ce19" table:number-columns-repeated="1013"/>
        </table:table-row>
        <table:table-row table:style-name="ro6">
          <table:table-cell table:style-name="ce3" office:value-type="float" office:value="58.21" calcext:value-type="float">
            <text:p>58.2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string" calcext:value-type="string">
            <text:p>MUMPS</text:p>
          </table:table-cell>
          <table:table-cell table:style-name="ce3"/>
          <table:table-cell table:style-name="ce9" office:value-type="string" calcext:value-type="string">
            <text:p>S ^PSI(58.2,"WS",DA(1),$E(X,1,30))=""</text:p>
          </table:table-cell>
          <table:table-cell table:style-name="ce3" office:value-type="string" calcext:value-type="string">
            <text:p>K ^PSI(58.2,"WS",DA(1),$E(X,1,30)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6" table:number-columns-repeated="3"/>
          <table:table-cell table:style-name="ce9"/>
          <table:table-cell table:style-name="ce19" table:number-columns-repeated="1013"/>
        </table:table-row>
        <table:table-row table:style-name="ro5">
          <table:table-cell table:style-name="ce3" office:value-type="float" office:value="58.26" calcext:value-type="float">
            <text:p>58.26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string" calcext:value-type="string">
            <text:p>MUMPS</text:p>
          </table:table-cell>
          <table:table-cell table:style-name="ce3"/>
          <table:table-cell table:style-name="ce9" office:value-type="string" calcext:value-type="string">
            <text:p>I $D(^PSI(58.1,DA(2),1,DA(1),0)),^(0) D INACT^PSGWUTL I $D(PSGWFLG) S ^PSI(58.1,"D",+^(0),DA,DA(2))="" K PSGWFLG</text:p>
          </table:table-cell>
          <table:table-cell table:style-name="ce3" office:value-type="string" calcext:value-type="string">
            <text:p>I $D(^PSI(58.1,DA(2),1,DA(1),0)),^(0) K ^PSI(58.1,"D",+^(0),DA,DA(2)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6" table:number-columns-repeated="3"/>
          <table:table-cell table:style-name="ce9"/>
          <table:table-cell table:style-name="ce19" table:number-columns-repeated="1013"/>
        </table:table-row>
        <table:table-row table:style-name="ro6">
          <table:table-cell table:style-name="ce3" office:value-type="float" office:value="58.28" calcext:value-type="float">
            <text:p>58.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UMPS</text:p>
          </table:table-cell>
          <table:table-cell table:style-name="ce3"/>
          <table:table-cell table:style-name="ce9" office:value-type="string" calcext:value-type="string">
            <text:p>Q:$D(PSGWV) <text:s/>D OD^PSGWUTL</text:p>
          </table:table-cell>
          <table:table-cell table:style-name="ce3" office:value-type="string" calcext:value-type="string">
            <text:p>Q:$D(PSGWV) <text:s/>D KOD^PSGWUTL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6" table:number-columns-repeated="3"/>
          <table:table-cell table:style-name="ce9"/>
          <table:table-cell table:style-name="ce19" table:number-columns-repeated="1013"/>
        </table:table-row>
        <table:table-row table:style-name="ro6">
          <table:table-cell table:style-name="ce3" office:value-type="float" office:value="58.28" calcext:value-type="float">
            <text:p>58.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UMPS</text:p>
          </table:table-cell>
          <table:table-cell table:style-name="ce3"/>
          <table:table-cell table:style-name="ce9" office:value-type="string" calcext:value-type="string">
            <text:p>Q:$D(PSGWV) <text:s/>D ODERR^PSGWUTL</text:p>
          </table:table-cell>
          <table:table-cell table:style-name="ce3" office:value-type="string" calcext:value-type="string">
            <text:p>Q:$D(PSGWV) <text:s/>D KODERR^PSGWUTL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6" table:number-columns-repeated="3"/>
          <table:table-cell table:style-name="ce9"/>
          <table:table-cell table:style-name="ce19" table:number-columns-repeated="1013"/>
        </table:table-row>
        <table:table-row table:style-name="ro6">
          <table:table-cell table:style-name="ce3" office:value-type="float" office:value="58.29" calcext:value-type="float">
            <text:p>58.29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string" calcext:value-type="string">
            <text:p>MUMPS</text:p>
          </table:table-cell>
          <table:table-cell table:style-name="ce3"/>
          <table:table-cell table:style-name="ce9" office:value-type="string" calcext:value-type="string">
            <text:p>S ^PSI(58.2,"CS",DA(1),$E(X,1,30))=""</text:p>
          </table:table-cell>
          <table:table-cell table:style-name="ce3" office:value-type="string" calcext:value-type="string">
            <text:p>K ^PSI(58.2,"CS",DA(1),$E(X,1,30)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6" table:number-columns-repeated="3"/>
          <table:table-cell table:style-name="ce9"/>
          <table:table-cell table:style-name="ce19" table:number-columns-repeated="1013"/>
        </table:table-row>
        <table:table-row table:style-name="ro6">
          <table:table-cell table:style-name="ce2" office:value-type="float" office:value="58.52" calcext:value-type="float">
            <text:p>58.5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X=1 S ^PSI(58.5,"AEX",DA(2),DA(1),DA)=""</text:p>
          </table:table-cell>
          <table:table-cell table:style-name="ce2" office:value-type="string" calcext:value-type="string">
            <text:p>K ^PSI(58.5,"AEX",DA(2),DA(1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8.8" calcext:value-type="float">
            <text:p>58.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D SASITE1^PSDUTL</text:p>
          </table:table-cell>
          <table:table-cell table:style-name="ce2" office:value-type="string" calcext:value-type="string">
            <text:p>D KASITE1^PSDUTL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8.8" calcext:value-type="float">
            <text:p>58.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D SASITE^PSDUTL</text:p>
          </table:table-cell>
          <table:table-cell table:style-name="ce2" office:value-type="string" calcext:value-type="string">
            <text:p>D KASITE^PSDUTL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8.8001" calcext:value-type="float">
            <text:p>58.800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 ^PSD(58.8,"AEXP",$E(X,1,30),DA,DA(1))=""</text:p>
          </table:table-cell>
          <table:table-cell table:style-name="ce2" office:value-type="string" calcext:value-type="string">
            <text:p>K ^PSD(58.8,"AEXP",$E(X,1,30),DA,DA(1)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8.8001" calcext:value-type="float">
            <text:p>58.800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 ^PSD(58.8,DA(1),1,DA,"I",X)=""</text:p>
          </table:table-cell>
          <table:table-cell table:style-name="ce2" office:value-type="string" calcext:value-type="string">
            <text:p>K ^PSD(58.8,DA(1),1,DA,"I",X) D DELR^PSDUTL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5">
          <table:table-cell table:style-name="ce2" office:value-type="float" office:value="58.800115" calcext:value-type="float">
            <text:p>58.80011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$D(^PSD(58.8,DA(2),1,DA(1),0)),^(0) D INACT^PSDUTL I $D(PSDFLAG) S ^PSD(58.8,"D",+^(0),DA,DA(2))="" K PSDFLAG</text:p>
          </table:table-cell>
          <table:table-cell table:style-name="ce2" office:value-type="string" calcext:value-type="string">
            <text:p>I $D(^PSD(58.8,DA(2),1,DA(1),0)),^(0) K ^PSD(58.8,"D",+^(0),DA,DA(2)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8.800118" calcext:value-type="float">
            <text:p>58.80011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 ^PSD(58.8,"AEXPO",$E(X,1,30),DA(1),DA(2),DA)=""</text:p>
          </table:table-cell>
          <table:table-cell table:style-name="ce2" office:value-type="string" calcext:value-type="string">
            <text:p>K ^PSD(58.8,"AEXPO",$E(X,1,30),DA(1),DA(2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8.800118" calcext:value-type="float">
            <text:p>58.80011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 ^PSD(58.8,"AC",$E(X,1,30),DA(2),DA(1),DA)=""</text:p>
          </table:table-cell>
          <table:table-cell table:style-name="ce2" office:value-type="string" calcext:value-type="string">
            <text:p>K ^PSD(58.8,"AC",$E(X,1,30),DA(2),DA(1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8.81" calcext:value-type="float">
            <text:p>58.8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D SAFT^PSDUTL</text:p>
          </table:table-cell>
          <table:table-cell table:style-name="ce2" office:value-type="string" calcext:value-type="string">
            <text:p>D KAFT^PSDUTL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8.81" calcext:value-type="float">
            <text:p>58.8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D SACT1^PSDUTL1</text:p>
          </table:table-cell>
          <table:table-cell table:style-name="ce2" office:value-type="string" calcext:value-type="string">
            <text:p>D KACT1^PSDUTL1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8.81" calcext:value-type="float">
            <text:p>58.8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D SAFL^PSDUTL</text:p>
          </table:table-cell>
          <table:table-cell table:style-name="ce2" office:value-type="string" calcext:value-type="string">
            <text:p>D KAFL^PSDUTL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8.81" calcext:value-type="float">
            <text:p>58.8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D SACT2^PSDUTL1</text:p>
          </table:table-cell>
          <table:table-cell table:style-name="ce2" office:value-type="string" calcext:value-type="string">
            <text:p>D KACT2^PSDUTL1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8.81" calcext:value-type="float">
            <text:p>58.8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D SAEM2^PSDUTL5</text:p>
          </table:table-cell>
          <table:table-cell table:style-name="ce2" office:value-type="string" calcext:value-type="string">
            <text:p>D KAEM2^PSDUTL5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8.81" calcext:value-type="float">
            <text:p>58.8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D SAF^PSDUTL</text:p>
          </table:table-cell>
          <table:table-cell table:style-name="ce2" office:value-type="string" calcext:value-type="string">
            <text:p>D KAF^PSDUTL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8.81" calcext:value-type="float">
            <text:p>58.8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D SACT^PSDUTL1</text:p>
          </table:table-cell>
          <table:table-cell table:style-name="ce2" office:value-type="string" calcext:value-type="string">
            <text:p>D KACT^PSDUTL1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8.81" calcext:value-type="float">
            <text:p>58.8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D SAEM^PSDUTL5</text:p>
          </table:table-cell>
          <table:table-cell table:style-name="ce2" office:value-type="string" calcext:value-type="string">
            <text:p>D KAEM^PSDUTL5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8.81" calcext:value-type="float">
            <text:p>58.8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D SACT3^PSDUTL1</text:p>
          </table:table-cell>
          <table:table-cell table:style-name="ce2" office:value-type="string" calcext:value-type="string">
            <text:p>D KACT3^PSDUTL1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8.81" calcext:value-type="float">
            <text:p>58.8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D SAEM3^PSDUTL5</text:p>
          </table:table-cell>
          <table:table-cell table:style-name="ce2" office:value-type="string" calcext:value-type="string">
            <text:p>D KAEM3^PSDUTL5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8.81" calcext:value-type="float">
            <text:p>58.8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D SAD^PSDUTL</text:p>
          </table:table-cell>
          <table:table-cell table:style-name="ce2" office:value-type="string" calcext:value-type="string">
            <text:p>D KAD^PSDUTL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8.81" calcext:value-type="float">
            <text:p>58.8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D SAG^PSDUTL2</text:p>
          </table:table-cell>
          <table:table-cell table:style-name="ce2" office:value-type="string" calcext:value-type="string">
            <text:p>D KAG^PSDUTL2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8.81" calcext:value-type="float">
            <text:p>58.8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D SAD^PSDUTL1</text:p>
          </table:table-cell>
          <table:table-cell table:style-name="ce2" office:value-type="string" calcext:value-type="string">
            <text:p>D KAD^PSDUTL1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8.81" calcext:value-type="float">
            <text:p>58.8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D SAG1^PSDUTL2</text:p>
          </table:table-cell>
          <table:table-cell table:style-name="ce2" office:value-type="string" calcext:value-type="string">
            <text:p>D KAG1^PSDUTL2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8.81" calcext:value-type="float">
            <text:p>58.8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D SAK1^PSDUTL4</text:p>
          </table:table-cell>
          <table:table-cell table:style-name="ce2" office:value-type="string" calcext:value-type="string">
            <text:p>D KAK1^PSDUTL4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8.81" calcext:value-type="float">
            <text:p>58.8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D SAK^PSDUTL4</text:p>
          </table:table-cell>
          <table:table-cell table:style-name="ce2" office:value-type="string" calcext:value-type="string">
            <text:p>D KAK^PSDUTL4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8.81" calcext:value-type="float">
            <text:p>58.81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D SACT4^PSDUTL1</text:p>
          </table:table-cell>
          <table:table-cell table:style-name="ce2" office:value-type="string" calcext:value-type="string">
            <text:p>D KACT4^PSDUTL1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8.81" calcext:value-type="float">
            <text:p>58.81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D SACT7^PSDUTL3</text:p>
          </table:table-cell>
          <table:table-cell table:style-name="ce2" office:value-type="string" calcext:value-type="string">
            <text:p>D KACT7^PSDUTL3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8.81" calcext:value-type="float">
            <text:p>58.81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D SACT5^PSDUTL1</text:p>
          </table:table-cell>
          <table:table-cell table:style-name="ce2" office:value-type="string" calcext:value-type="string">
            <text:p>D KACT5^PSDUTL1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8.81" calcext:value-type="float">
            <text:p>58.81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D SACT6^PSDUTL1</text:p>
          </table:table-cell>
          <table:table-cell table:style-name="ce2" office:value-type="string" calcext:value-type="string">
            <text:p>D KACT6^PSDUTL1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8.81" calcext:value-type="float">
            <text:p>58.81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$P($G(^PSD(58.81,DA,8)),U,2)="" S ^PSD(58.81,"PV",X,DA)=""</text:p>
          </table:table-cell>
          <table:table-cell table:style-name="ce2" office:value-type="string" calcext:value-type="string">
            <text:p>I $P($G(^PSD(58.81,DA,8)),U,2)="" K ^PSD(58.81,"PV",X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8.81" calcext:value-type="float">
            <text:p>58.81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D SAEM1^PSDUTL5</text:p>
          </table:table-cell>
          <table:table-cell table:style-name="ce2" office:value-type="string" calcext:value-type="string">
            <text:p>D KAEM1^PSDUTL5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8.811" calcext:value-type="float">
            <text:p>58.811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D SETAORD^PSAUTL3</text:p>
          </table:table-cell>
          <table:table-cell table:style-name="ce2" office:value-type="string" calcext:value-type="string">
            <text:p>D KILLAORD^PSAUTL3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5">
          <table:table-cell table:style-name="ce2" office:value-type="float" office:value="58.8112" calcext:value-type="float">
            <text:p>58.8112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 ^PSD(58.811,"AORD",$P($G(^PSD(58.811,DA(1),0)),"^"),X,DA(1),DA)=""</text:p>
          </table:table-cell>
          <table:table-cell table:style-name="ce2" office:value-type="string" calcext:value-type="string">
            <text:p>K ^PSD(58.811,"AORD",$P($G(^PSD(58.811,DA(1),0)),"^"),X,DA(1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8.8112" calcext:value-type="float">
            <text:p>58.81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D SLOCDT^PSAUTL3</text:p>
          </table:table-cell>
          <table:table-cell table:style-name="ce2" office:value-type="string" calcext:value-type="string">
            <text:p>D KLOCDT^PSAUTL3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8.8112" calcext:value-type="float">
            <text:p>58.811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D SLOC^PSAUTL3</text:p>
          </table:table-cell>
          <table:table-cell table:style-name="ce2" office:value-type="string" calcext:value-type="string">
            <text:p>D KLOC^PSAUTL3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8.8112" calcext:value-type="float">
            <text:p>58.81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D SLOC^PSAUTL3</text:p>
          </table:table-cell>
          <table:table-cell table:style-name="ce2" office:value-type="string" calcext:value-type="string">
            <text:p>D KLOC^PSAUTL3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8.85" calcext:value-type="float">
            <text:p>58.8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D SAW1^PSDUTL1</text:p>
          </table:table-cell>
          <table:table-cell table:style-name="ce2" office:value-type="string" calcext:value-type="string">
            <text:p>D KAW1^PSDUTL1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8.85" calcext:value-type="float">
            <text:p>58.8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D REQ^PSDUTL</text:p>
          </table:table-cell>
          <table:table-cell table:style-name="ce2" office:value-type="string" calcext:value-type="string">
            <text:p>D KREQ^PSDUTL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8.85" calcext:value-type="float">
            <text:p>58.8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D STAT^PSDUTL</text:p>
          </table:table-cell>
          <table:table-cell table:style-name="ce2" office:value-type="string" calcext:value-type="string">
            <text:p>D KSTAT^PSDUTL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8.85" calcext:value-type="float">
            <text:p>58.8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D SAW^PSDUTL1</text:p>
          </table:table-cell>
          <table:table-cell table:style-name="ce2" office:value-type="string" calcext:value-type="string">
            <text:p>D KAW^PSDUTL1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8.86" calcext:value-type="float">
            <text:p>58.8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D SAC1^PSDUTL3</text:p>
          </table:table-cell>
          <table:table-cell table:style-name="ce2" office:value-type="string" calcext:value-type="string">
            <text:p>D KAC1^PSDUTL3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8.86" calcext:value-type="float">
            <text:p>58.8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D SAC2^PSDUTL3</text:p>
          </table:table-cell>
          <table:table-cell table:style-name="ce2" office:value-type="string" calcext:value-type="string">
            <text:p>D KAC2^PSDUTL3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8.86" calcext:value-type="float">
            <text:p>58.8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D SAD2^PSDUTL3</text:p>
          </table:table-cell>
          <table:table-cell table:style-name="ce2" office:value-type="string" calcext:value-type="string">
            <text:p>D KAD2^PSDUTL3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8.86" calcext:value-type="float">
            <text:p>58.8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D SAC^PSDUTL3</text:p>
          </table:table-cell>
          <table:table-cell table:style-name="ce2" office:value-type="string" calcext:value-type="string">
            <text:p>D KAC^PSDUTL3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8.86" calcext:value-type="float">
            <text:p>58.8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D SAD^PSDUTL3</text:p>
          </table:table-cell>
          <table:table-cell table:style-name="ce2" office:value-type="string" calcext:value-type="string">
            <text:p>D KAD^PSDUTL3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8.86" calcext:value-type="float">
            <text:p>58.86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D SAD1^PSDUTL3</text:p>
          </table:table-cell>
          <table:table-cell table:style-name="ce2" office:value-type="string" calcext:value-type="string">
            <text:p>D KAD1^PSDUTL3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8.87" calcext:value-type="float">
            <text:p>58.8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D SAC^PSDUTL2</text:p>
          </table:table-cell>
          <table:table-cell table:style-name="ce2" office:value-type="string" calcext:value-type="string">
            <text:p>D KAC^PSDUTL2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8.87" calcext:value-type="float">
            <text:p>58.8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D SAC1^PSDUTL2</text:p>
          </table:table-cell>
          <table:table-cell table:style-name="ce2" office:value-type="string" calcext:value-type="string">
            <text:p>D KAC1^PSDUTL2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8.87" calcext:value-type="float">
            <text:p>58.8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D SAC2^PSDUTL2</text:p>
          </table:table-cell>
          <table:table-cell table:style-name="ce2" office:value-type="string" calcext:value-type="string">
            <text:p>D KAC2^PSDUTL2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8.89" calcext:value-type="float">
            <text:p>58.8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D SAD^PSDUTL4</text:p>
          </table:table-cell>
          <table:table-cell table:style-name="ce2" office:value-type="string" calcext:value-type="string">
            <text:p>D KAD^PSDUTL4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8.89" calcext:value-type="float">
            <text:p>58.8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D SAE^PSDUTL4</text:p>
          </table:table-cell>
          <table:table-cell table:style-name="ce2" office:value-type="string" calcext:value-type="string">
            <text:p>D KAE^PSDUTL4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8.89" calcext:value-type="float">
            <text:p>58.8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D SAD1^PSDUTL4</text:p>
          </table:table-cell>
          <table:table-cell table:style-name="ce2" office:value-type="string" calcext:value-type="string">
            <text:p>D KAD1^PSDUTL4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8.89" calcext:value-type="float">
            <text:p>58.8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D SAE1^PSDUTL4</text:p>
          </table:table-cell>
          <table:table-cell table:style-name="ce2" office:value-type="string" calcext:value-type="string">
            <text:p>D KAE1^PSDUTL4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5">
          <table:table-cell table:style-name="ce2" office:value-type="float" office:value="59.4" calcext:value-type="float">
            <text:p>59.4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'$D(PSGINITF) S ^PS(59.4,"AUPLK")=$S($D(^PS(59.7,1,20)):$P(^(20),"^"),1:"")</text:p>
          </table:table-cell>
          <table:table-cell table:style-name="Default"/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5">
          <table:table-cell table:style-name="ce2" office:value-type="float" office:value="59.4" calcext:value-type="float">
            <text:p>59.4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 ^PS(59.4,"APLFC")=$S($D(^PS(59.7,1,20)):$P(^(20),"^"),1:"")</text:p>
          </table:table-cell>
          <table:table-cell table:style-name="Default"/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9.52" calcext:value-type="float">
            <text:p>59.52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 ^PS(59.5,DA(1),3,"AT",+("."_X),DA)=""</text:p>
          </table:table-cell>
          <table:table-cell table:style-name="ce2" office:value-type="string" calcext:value-type="string">
            <text:p>K ^PS(59.5,DA(1),3,"AT",+("."_X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9.7" calcext:value-type="float">
            <text:p>59.7</text:p>
          </table:table-cell>
          <table:table-cell table:style-name="ce2" office:value-type="float" office:value="40.21" calcext:value-type="float">
            <text:p>40.2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 ^PS(59.7,"AOTH","SECONDS",X)=""</text:p>
          </table:table-cell>
          <table:table-cell table:style-name="ce2" office:value-type="string" calcext:value-type="string">
            <text:p>K ^PS(59.7,"AOTH","SECONDS",X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9.7" calcext:value-type="float">
            <text:p>59.7</text:p>
          </table:table-cell>
          <table:table-cell table:style-name="ce2" office:value-type="float" office:value="40.22" calcext:value-type="float">
            <text:p>40.22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 ^PS(59.7,"AOTH","MINUTES",X)=""</text:p>
          </table:table-cell>
          <table:table-cell table:style-name="ce2" office:value-type="string" calcext:value-type="string">
            <text:p>K ^PS(59.7,"AOTH","MINUTES",X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9.7" calcext:value-type="float">
            <text:p>59.7</text:p>
          </table:table-cell>
          <table:table-cell table:style-name="ce2" office:value-type="float" office:value="40.23" calcext:value-type="float">
            <text:p>40.23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 ^PS(59.7,"AOTH","DAYS",X)=""</text:p>
          </table:table-cell>
          <table:table-cell table:style-name="ce2" office:value-type="string" calcext:value-type="string">
            <text:p>K ^PS(59.7,"AOTH","DAYS",X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9.7" calcext:value-type="float">
            <text:p>59.7</text:p>
          </table:table-cell>
          <table:table-cell table:style-name="ce2" office:value-type="float" office:value="40.24" calcext:value-type="float">
            <text:p>40.24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 ^PS(59.7,"AOTH","WEEKS",X)=""</text:p>
          </table:table-cell>
          <table:table-cell table:style-name="ce2" office:value-type="string" calcext:value-type="string">
            <text:p>K ^PS(59.7,"AOTH","WEEKS",X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9.7" calcext:value-type="float">
            <text:p>59.7</text:p>
          </table:table-cell>
          <table:table-cell table:style-name="ce2" office:value-type="float" office:value="40.25" calcext:value-type="float">
            <text:p>40.25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 ^PS(59.7,"AOTH","HOURS",X)=""</text:p>
          </table:table-cell>
          <table:table-cell table:style-name="ce2" office:value-type="string" calcext:value-type="string">
            <text:p>K ^PS(59.7,"AOTH","HOURS",X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9.7" calcext:value-type="float">
            <text:p>59.7</text:p>
          </table:table-cell>
          <table:table-cell table:style-name="ce2" office:value-type="float" office:value="40.26" calcext:value-type="float">
            <text:p>40.26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 ^PS(59.7,"AOTH","MONTHS",X)=""</text:p>
          </table:table-cell>
          <table:table-cell table:style-name="ce2" office:value-type="string" calcext:value-type="string">
            <text:p>K ^PS(59.7,"AOTH","MONTHS",X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9.7" calcext:value-type="float">
            <text:p>59.7</text:p>
          </table:table-cell>
          <table:table-cell table:style-name="ce2" office:value-type="float" office:value="40.27" calcext:value-type="float">
            <text:p>40.27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 ^PS(59.7,"AOTH","AND",X)=""</text:p>
          </table:table-cell>
          <table:table-cell table:style-name="ce2" office:value-type="string" calcext:value-type="string">
            <text:p>K ^PS(59.7,"AOTH","AND",X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9.7" calcext:value-type="float">
            <text:p>59.7</text:p>
          </table:table-cell>
          <table:table-cell table:style-name="ce2" office:value-type="float" office:value="40.28" calcext:value-type="float">
            <text:p>40.28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 ^PS(59.7,"AOTH","THEN",X)=""</text:p>
          </table:table-cell>
          <table:table-cell table:style-name="ce2" office:value-type="string" calcext:value-type="string">
            <text:p>K ^PS(59.7,"AOTH","THEN",X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9.7" calcext:value-type="float">
            <text:p>59.7</text:p>
          </table:table-cell>
          <table:table-cell table:style-name="ce2" office:value-type="float" office:value="40.29" calcext:value-type="float">
            <text:p>40.29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 ^PS(59.7,"AOTH","EXCEPT",X)=""</text:p>
          </table:table-cell>
          <table:table-cell table:style-name="ce2" office:value-type="string" calcext:value-type="string">
            <text:p>K ^PS(59.7,"AOTH","EXCEPT",X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9.7" calcext:value-type="float">
            <text:p>59.7</text:p>
          </table:table-cell>
          <table:table-cell table:style-name="ce2" office:value-type="float" office:value="40.3" calcext:value-type="float">
            <text:p>40.3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 ^PS(59.7,"AOTH","ONE",X)=""</text:p>
          </table:table-cell>
          <table:table-cell table:style-name="ce2" office:value-type="string" calcext:value-type="string">
            <text:p>K ^PS(59.7,"AOTH","ONE",X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9.7" calcext:value-type="float">
            <text:p>59.7</text:p>
          </table:table-cell>
          <table:table-cell table:style-name="ce2" office:value-type="float" office:value="40.31" calcext:value-type="float">
            <text:p>40.3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 ^PS(59.7,"AOTH","TWO",X)=""</text:p>
          </table:table-cell>
          <table:table-cell table:style-name="ce2" office:value-type="string" calcext:value-type="string">
            <text:p>K ^PS(59.7,"AOTH","TWO",X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9.7" calcext:value-type="float">
            <text:p>59.7</text:p>
          </table:table-cell>
          <table:table-cell table:style-name="ce2" office:value-type="float" office:value="40.32" calcext:value-type="float">
            <text:p>40.32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 ^PS(59.7,"AOTH","THREE",X)=""</text:p>
          </table:table-cell>
          <table:table-cell table:style-name="ce2" office:value-type="string" calcext:value-type="string">
            <text:p>K ^PS(59.7,"AOTH","THREE",X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9.7" calcext:value-type="float">
            <text:p>59.7</text:p>
          </table:table-cell>
          <table:table-cell table:style-name="ce2" office:value-type="float" office:value="40.33" calcext:value-type="float">
            <text:p>40.33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 ^PS(59.7,"AOTH","FOUR",X)=""</text:p>
          </table:table-cell>
          <table:table-cell table:style-name="ce2" office:value-type="string" calcext:value-type="string">
            <text:p>K ^PS(59.7,"AOTH","FOUR",X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9.7" calcext:value-type="float">
            <text:p>59.7</text:p>
          </table:table-cell>
          <table:table-cell table:style-name="ce2" office:value-type="float" office:value="40.34" calcext:value-type="float">
            <text:p>40.34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 ^PS(59.7,"AOTH","FIVE",X)=""</text:p>
          </table:table-cell>
          <table:table-cell table:style-name="ce2" office:value-type="string" calcext:value-type="string">
            <text:p>K ^PS(59.7,"AOTH","FIVE",X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9.7" calcext:value-type="float">
            <text:p>59.7</text:p>
          </table:table-cell>
          <table:table-cell table:style-name="ce2" office:value-type="float" office:value="40.35" calcext:value-type="float">
            <text:p>40.35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 ^PS(59.7,"AOTH","SIX",X)=""</text:p>
          </table:table-cell>
          <table:table-cell table:style-name="ce2" office:value-type="string" calcext:value-type="string">
            <text:p>K ^PS(59.7,"AOTH","SIX",X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9.7" calcext:value-type="float">
            <text:p>59.7</text:p>
          </table:table-cell>
          <table:table-cell table:style-name="ce2" office:value-type="float" office:value="40.36" calcext:value-type="float">
            <text:p>40.36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 ^PS(59.7,"AOTH","SEVEN",X)=""</text:p>
          </table:table-cell>
          <table:table-cell table:style-name="ce2" office:value-type="string" calcext:value-type="string">
            <text:p>K ^PS(59.7,"AOTH","SEVEN",X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9.7" calcext:value-type="float">
            <text:p>59.7</text:p>
          </table:table-cell>
          <table:table-cell table:style-name="ce2" office:value-type="float" office:value="40.37" calcext:value-type="float">
            <text:p>40.37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 ^PS(59.7,"AOTH","EIGHT",X)=""</text:p>
          </table:table-cell>
          <table:table-cell table:style-name="ce2" office:value-type="string" calcext:value-type="string">
            <text:p>K ^PS(59.7,"AOTH","EIGHT",X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9.7" calcext:value-type="float">
            <text:p>59.7</text:p>
          </table:table-cell>
          <table:table-cell table:style-name="ce2" office:value-type="float" office:value="40.38" calcext:value-type="float">
            <text:p>40.38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 ^PS(59.7,"AOTH","NINE",X)=""</text:p>
          </table:table-cell>
          <table:table-cell table:style-name="ce2" office:value-type="string" calcext:value-type="string">
            <text:p>K ^PS(59.7,"AOTH","NINE",X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9.7" calcext:value-type="float">
            <text:p>59.7</text:p>
          </table:table-cell>
          <table:table-cell table:style-name="ce2" office:value-type="float" office:value="40.39" calcext:value-type="float">
            <text:p>40.39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 ^PS(59.7,"AOTH","TEN",X)=""</text:p>
          </table:table-cell>
          <table:table-cell table:style-name="ce2" office:value-type="string" calcext:value-type="string">
            <text:p>K ^PS(59.7,"AOTH","TEN",X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9.7" calcext:value-type="float">
            <text:p>59.7</text:p>
          </table:table-cell>
          <table:table-cell table:style-name="ce2" office:value-type="float" office:value="40.4" calcext:value-type="float">
            <text:p>40.4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 ^PS(59.7,"AOTH","ONE-HALF",X)=""</text:p>
          </table:table-cell>
          <table:table-cell table:style-name="ce2" office:value-type="string" calcext:value-type="string">
            <text:p>K ^PS(59.7,"AOTH","ONE-HALF",X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9.7" calcext:value-type="float">
            <text:p>59.7</text:p>
          </table:table-cell>
          <table:table-cell table:style-name="ce2" office:value-type="float" office:value="40.41" calcext:value-type="float">
            <text:p>40.4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 ^PS(59.7,"AOTH","ONE-FOURTH",X)=""</text:p>
          </table:table-cell>
          <table:table-cell table:style-name="ce2" office:value-type="string" calcext:value-type="string">
            <text:p>K ^PS(59.7,"AOTH","ONE-FOURTH",X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9.7" calcext:value-type="float">
            <text:p>59.7</text:p>
          </table:table-cell>
          <table:table-cell table:style-name="ce2" office:value-type="float" office:value="40.42" calcext:value-type="float">
            <text:p>40.42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 ^PS(59.7,"AOTH","ONE-THIRD",X)=""</text:p>
          </table:table-cell>
          <table:table-cell table:style-name="ce2" office:value-type="string" calcext:value-type="string">
            <text:p>K ^PS(59.7,"AOTH","ONE-THIRD",X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9.7" calcext:value-type="float">
            <text:p>59.7</text:p>
          </table:table-cell>
          <table:table-cell table:style-name="ce2" office:value-type="float" office:value="40.43" calcext:value-type="float">
            <text:p>40.43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 ^PS(59.7,"AOTH","TWO-THIRDS",X)=""</text:p>
          </table:table-cell>
          <table:table-cell table:style-name="ce2" office:value-type="string" calcext:value-type="string">
            <text:p>K ^PS(59.7,"AOTH","TWO-THIRDS",X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9.7" calcext:value-type="float">
            <text:p>59.7</text:p>
          </table:table-cell>
          <table:table-cell table:style-name="ce2" office:value-type="float" office:value="40.44" calcext:value-type="float">
            <text:p>40.44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 ^PS(59.7,"AOTH","THREE-FOURTHS",X)=""</text:p>
          </table:table-cell>
          <table:table-cell table:style-name="ce2" office:value-type="string" calcext:value-type="string">
            <text:p>K ^PS(59.7,"AOTH","THREE-FOURTHS",X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59.7" calcext:value-type="float">
            <text:p>59.7</text:p>
          </table:table-cell>
          <table:table-cell table:style-name="ce2" office:value-type="float" office:value="40.45" calcext:value-type="float">
            <text:p>40.45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 ^PS(59.7,"AOTH","FOR",X)=""</text:p>
          </table:table-cell>
          <table:table-cell table:style-name="ce2" office:value-type="string" calcext:value-type="string">
            <text:p>K ^PS(59.7,"AOTH","FOR",X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5">
          <table:table-cell table:style-name="ce2" office:value-type="float" office:value="59.722" calcext:value-type="float">
            <text:p>59.722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F Z=0:0 S Z=$O(^PS(59.7,DA(1),22,DA,1,Z)) Q:'Z <text:s/>I $D(^(Z,0)),^(0) S ^PS(59.7,DA(1),22,"AFT",X,+^(0))=""</text:p>
          </table:table-cell>
          <table:table-cell table:style-name="ce2" office:value-type="string" calcext:value-type="string">
            <text:p>F Z=0:0 S Z=$O(^PS(59.7,DA(1),22,DA,1,Z)) Q:'Z <text:s/>I $D(^(Z,0)),^(0) K ^PS(59.7,DA(1),22,"AFT",X,+^(0)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9.7221" calcext:value-type="float">
            <text:p>59.7221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$D(^PS(59.7,DA(2),22,DA(1),0)),^(0) S ^PS(59.7,DA(2),22,"AFT",+^(0),X)=""</text:p>
          </table:table-cell>
          <table:table-cell table:style-name="ce2" office:value-type="string" calcext:value-type="string">
            <text:p>I $D(^PS(59.7,DA(2),22,DA(1),0)),^(0) K ^PS(59.7,DA(2),22,"AFT",+^(0),X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5">
          <table:table-cell table:style-name="ce2" office:value-type="float" office:value="59.723" calcext:value-type="float">
            <text:p>59.723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F Z=0:0 S Z=$O(^PS(59.7,DA(1),23,DA,1,Z)) Q:'Z <text:s/>I $D(^(Z,0)),$P(^(0),"^")]"" S ^PS(59.7,DA(1),23,"AFT",X,$P(^(0),"^"))=""</text:p>
          </table:table-cell>
          <table:table-cell table:style-name="ce2" office:value-type="string" calcext:value-type="string">
            <text:p>F Z=0:0 S Z=$O(^PS(59.7,DA(1),23,DA,1,Z)) Q:'Z <text:s/>I $D(^(Z,0)),$P(^(0),"^")]"" K ^PS(59.7,DA(1),23,"AFT",X,$P(^(0),"^")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59.7231" calcext:value-type="float">
            <text:p>59.7231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$D(^PS(59.7,DA(2),23,DA(1),0)),$P(^(0),"^")]"" S ^PS(59.7,DA(2),23,"AFT",$P(^(0),"^"),X)=""</text:p>
          </table:table-cell>
          <table:table-cell table:style-name="ce2" office:value-type="string" calcext:value-type="string">
            <text:p>I $D(^PS(59.7,DA(2),23,DA(1),0)),$P(^(0),"^")]"" K ^PS(59.7,DA(2),23,"AFT",$P(^(0),"^"),X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60" calcext:value-type="float">
            <text:p>6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N TEST S TEST=DA N DA,DIE,DIC,DE,DW,DH,DS,DO,DD D UPD^LR7OV0(TEST)</text:p>
          </table:table-cell>
          <table:table-cell table:style-name="ce2" office:value-type="string" calcext:value-type="string">
            <text:p>N TEST S TEST=DA N DA,DIE,DIC,DE,DW,DH,DS,DO,DD D UPD^LR7OV0(TEST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N TEST S TEST=DA N DA,DIE,DIC,DE,DW,DH,DS,DO,DD D UPD^LR7OV0(TEST)</text:p>
          </table:table-cell>
          <table:table-cell table:style-name="ce2" office:value-type="string" calcext:value-type="string">
            <text:p>N TEST S TEST=DA N DA,DIE,DIC,DE,DW,DH,DS,DO,DD D UPD^LR7OV0(TEST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60" calcext:value-type="float">
            <text:p>6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N TEST S TEST=DA N DA,DIE,DIC,DE,DW,DH,DS,DO,DD D UPD^LR7OV0(TEST)</text:p>
          </table:table-cell>
          <table:table-cell table:style-name="ce2" office:value-type="string" calcext:value-type="string">
            <text:p>N TEST S TEST=DA N DA,DIE,DIC,DE,DW,DH,DS,DO,DD D UPD^LR7OV0(TEST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60" calcext:value-type="float">
            <text:p>6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N TEST S TEST=DA N DA,DIE,DIC,DE,DW,DH,DS,DO,DD D UPD^LR7OV0(TEST)</text:p>
          </table:table-cell>
          <table:table-cell table:style-name="ce2" office:value-type="string" calcext:value-type="string">
            <text:p>N TEST S TEST=DA N DA,DIE,DIC,DE,DW,DH,DS,DO,DD D UPD^LR7OV0(TEST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60" calcext:value-type="float">
            <text:p>60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 ^LAB(60,"AD",DA,$E(X,1,30))=""</text:p>
          </table:table-cell>
          <table:table-cell table:style-name="ce2" office:value-type="string" calcext:value-type="string">
            <text:p>K ^LAB(60,"AD",DA,$E(X,1,30)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60" calcext:value-type="float">
            <text:p>60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N TEST S TEST=DA N DA,DIE,DIC,DE,DW,DH,DS,DO,DD D UPD^LR7OV0(TEST)</text:p>
          </table:table-cell>
          <table:table-cell table:style-name="ce2" office:value-type="string" calcext:value-type="string">
            <text:p>N TEST S TEST=DA N DA,DIE,DIC,DE,DW,DH,DS,DO,DD D UPD^LR7OV0(TEST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60" calcext:value-type="float">
            <text:p>60</text:p>
          </table:table-cell>
          <table:table-cell table:style-name="ce2" office:value-type="float" office:value="64.1" calcext:value-type="float">
            <text:p>64.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 ^LAB(60,"AE",$P($G(^LAM(X,0)),U,2),DA)=""</text:p>
          </table:table-cell>
          <table:table-cell table:style-name="ce2" office:value-type="string" calcext:value-type="string">
            <text:p>K ^LAB(60,"AE",$P($G(^LAM(X,0)),U,2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60.01" calcext:value-type="float">
            <text:p>60.01</text:p>
          </table:table-cell>
          <table:table-cell table:style-name="ce2" office:value-type="float" office:value="95.3" calcext:value-type="float">
            <text:p>95.3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 ^LAB(60,"AG",DA(1),DA,$E(X,1,30))=""</text:p>
          </table:table-cell>
          <table:table-cell table:style-name="ce2" office:value-type="string" calcext:value-type="string">
            <text:p>K ^LAB(60,"AG",DA(1),DA,$E(X,1,30)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5">
          <table:table-cell table:style-name="ce2" office:value-type="float" office:value="60.1" calcext:value-type="float">
            <text:p>60.1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N TEST S TEST=DA(1) N DA,DIE,DIC,DE,DW,DH,DS,DO,DD D UPD^LR7OV0(TEST)</text:p>
          </table:table-cell>
          <table:table-cell table:style-name="ce2" office:value-type="string" calcext:value-type="string">
            <text:p>N TEST,KSYN S TEST=DA(1),KSYN=DA N DA,DIE,DIC,DE,DW,DH,DS,DO,DD D UPD2^LR7OV0(TEST,KSYN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60.2" calcext:value-type="float">
            <text:p>60.2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 ^LAB(60,DA(2),1,"AC",$E(X,1,30),DA(1),DA)=""</text:p>
          </table:table-cell>
          <table:table-cell table:style-name="ce2" office:value-type="string" calcext:value-type="string">
            <text:p>K ^LAB(60,DA(2),1,"AC",$E(X,1,30),DA(1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62.05" calcext:value-type="float">
            <text:p>62.0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 ^LAB(62.05,"HL7",$P(^LAB(64.061,X,0),U,3),DA)=""</text:p>
          </table:table-cell>
          <table:table-cell table:style-name="ce2" office:value-type="string" calcext:value-type="string">
            <text:p>K ^LAB(62.05,"HL7",$P(^LAB(64.061,X,0),U,3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62.06" calcext:value-type="float">
            <text:p>62.0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D BUGNODE^LRMIXR1</text:p>
          </table:table-cell>
          <table:table-cell table:style-name="ce2" office:value-type="string" calcext:value-type="string">
            <text:p>K ^LAB(62.06,"AJ",+X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62.06" calcext:value-type="float">
            <text:p>62.0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D BUGNODE^LRMIXR2</text:p>
          </table:table-cell>
          <table:table-cell table:style-name="ce2" office:value-type="string" calcext:value-type="string">
            <text:p>K ^LAB(62.06,"AS",+X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62.06" calcext:value-type="float">
            <text:p>62.0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D BUGNODE^LRMIXR3</text:p>
          </table:table-cell>
          <table:table-cell table:style-name="ce2" office:value-type="string" calcext:value-type="string">
            <text:p>K ^LAB(62.06,"AI",+X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62.06" calcext:value-type="float">
            <text:p>62.0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D ^LRMIXALL</text:p>
          </table:table-cell>
          <table:table-cell table:style-name="ce2" office:value-type="string" calcext:value-type="string">
            <text:p>D ^LRMIXALL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62.06" calcext:value-type="float">
            <text:p>62.0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 ^LAB(62.06,"C",$P(^DD(63.3,X,0),U,1),DA)=""</text:p>
          </table:table-cell>
          <table:table-cell table:style-name="ce2" office:value-type="string" calcext:value-type="string">
            <text:p>K ^LAB(62.06,"C",$P(^DD(63.3,X,0),U,1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62.06" calcext:value-type="float">
            <text:p>62.0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$L($P(^LAB(62.06,DA,0),U,2)) S ^LAB(62.06,"AS",+$P(^(0),U,2))=X</text:p>
          </table:table-cell>
          <table:table-cell table:style-name="Default"/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62.061" calcext:value-type="float">
            <text:p>62.061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 ^LAB(62.06,DA(1),1,"B",X,DA)=""</text:p>
          </table:table-cell>
          <table:table-cell table:style-name="ce2" office:value-type="string" calcext:value-type="string">
            <text:p>K ^LAB(62.06,DA(1),1,"B",X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9">
          <table:table-cell table:style-name="ce2" office:value-type="float" office:value="62.061" calcext:value-type="float">
            <text:p>62.061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$L($P(^LAB(62.06,DA(1),0),U,2)),$L($P(^LAB(62.06,DA(1),1,DA,0),U,2)) S ^LAB(62.06,"AI",+$P(^LAB(62.06,DA(1),0),U,2),X)=$P(^LAB(62.06,DA(1),1,DA,0),U,2)</text:p>
          </table:table-cell>
          <table:table-cell table:style-name="ce2" office:value-type="string" calcext:value-type="string">
            <text:p>I $L($P(^LAB(62.06,DA(1),0),U,2)) K ^LAB(62.06,"AI",+$P(^LAB(62.06,DA(1),0),U,2),X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62.061" calcext:value-type="float">
            <text:p>62.061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$L($P(^LAB(62.06,DA(1),0),U,2)) S ^LAB(62.06,"AJ",+$P(^(0),U,2),X)=""</text:p>
          </table:table-cell>
          <table:table-cell table:style-name="ce2" office:value-type="string" calcext:value-type="string">
            <text:p>I $L($P(^LAB(62.06,DA(1),0),U,2)) S K9=$P(^(0),U,2) K ^LAB(62.06,"AJ",K9,X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62.061" calcext:value-type="float">
            <text:p>62.06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$L($P(^LAB(62.06,DA(1),0),U,2)) S ^LAB(62.06,"AJ",+$P(^(0),U,2),X)=""</text:p>
          </table:table-cell>
          <table:table-cell table:style-name="ce2" office:value-type="string" calcext:value-type="string">
            <text:p>D KINT^LRMIXR1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5">
          <table:table-cell table:style-name="ce2" office:value-type="float" office:value="62.061" calcext:value-type="float">
            <text:p>62.06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$L($P(^LAB(62.06,DA(1),0),U,2)) S ^LAB(62.06,"AI",+$P(^LAB(62.06,DA(1),0),U,2),$P(^LAB(62.06,DA(1),1,DA,0),U))=X</text:p>
          </table:table-cell>
          <table:table-cell table:style-name="ce2" office:value-type="string" calcext:value-type="string">
            <text:p>I $L($P(^LAB(62.06,DA(1),0),U,2)) K ^LAB(62.06,"AI",+$P(^LAB(62.06,DA(1),0),U,2),$P(^LAB(62.06,DA(1),1,DA,0),U)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62.07" calcext:value-type="float">
            <text:p>62.0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 ^LAB("X",X)=^LAB(62.07,DA,.1)</text:p>
          </table:table-cell>
          <table:table-cell table:style-name="ce2" office:value-type="string" calcext:value-type="string">
            <text:p>K ^LAB("X",X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62.08" calcext:value-type="float">
            <text:p>62.08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D ^LRMIXALL</text:p>
          </table:table-cell>
          <table:table-cell table:style-name="ce2" office:value-type="string" calcext:value-type="string">
            <text:p>D KALT^LRMIXR2,^LRMIXALL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62.08" calcext:value-type="float">
            <text:p>62.0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D ALTO^LRMIXR2</text:p>
          </table:table-cell>
          <table:table-cell table:style-name="ce2" office:value-type="string" calcext:value-type="string">
            <text:p>D KALT^LRMIXR2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62.08" calcext:value-type="float">
            <text:p>62.0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D ALTS^LRMIXR2</text:p>
          </table:table-cell>
          <table:table-cell table:style-name="ce2" office:value-type="string" calcext:value-type="string">
            <text:p>D KALT^LRMIXR2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62.091" calcext:value-type="float">
            <text:p>62.091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D ALT^LRMIXR3</text:p>
          </table:table-cell>
          <table:table-cell table:style-name="ce2" office:value-type="string" calcext:value-type="string">
            <text:p>D KALT^LRMIXR3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62.091" calcext:value-type="float">
            <text:p>62.091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$L($P(^LAB(62.06,DA(2),0),U,2)) S ^LAB(62.06,"AJ",+$P(^(0),U,2),X)=""</text:p>
          </table:table-cell>
          <table:table-cell table:style-name="ce2" office:value-type="string" calcext:value-type="string">
            <text:p>D KAINT^LRMIXR1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62.091" calcext:value-type="float">
            <text:p>62.09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D ALTO^LRMIXR3</text:p>
          </table:table-cell>
          <table:table-cell table:style-name="ce2" office:value-type="string" calcext:value-type="string">
            <text:p>D KALT^LRMIXR3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62.091" calcext:value-type="float">
            <text:p>62.09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D ALTS^LRMIXR3</text:p>
          </table:table-cell>
          <table:table-cell table:style-name="ce2" office:value-type="string" calcext:value-type="string">
            <text:p>D KALT^LRMIXR3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7">
          <table:table-cell table:style-name="ce2" office:value-type="float" office:value="62.3" calcext:value-type="float">
            <text:p>62.3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 LRDPF="62.3^LAB(62.3,",DFN=DA,PDIC=DIC,PDIC(0)=$S($D(DIC(0)):DIC(0),1:"") D END^LRDPA S X=DFN,DIC=PDIC,DIC(0)=PDIC(0) K PDIC</text:p>
          </table:table-cell>
          <table:table-cell table:style-name="Default"/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62.4" calcext:value-type="float">
            <text:p>62.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$P(^LAB(62.4,DA,0),U,6)="SEQN" S ^LRO(68.2,"AS",X,DA)=""</text:p>
          </table:table-cell>
          <table:table-cell table:style-name="ce2" office:value-type="string" calcext:value-type="string">
            <text:p>K ^LRO(68.2,"AS",X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62.4" calcext:value-type="float">
            <text:p>62.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$P(^LAB(62.4,DA,0),U,4),X="SEQN" S ^LRO(68.2,"AS",$P(^(0),U,4),DA)=""</text:p>
          </table:table-cell>
          <table:table-cell table:style-name="ce2" office:value-type="string" calcext:value-type="string">
            <text:p>I X="SEQN" K ^LRO(68.2,"AS",+$P(^LAB(62.4,DA,0),U,4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62.4" calcext:value-type="float">
            <text:p>62.4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:X ^LAB(62.4,"AE",DA,X)=""</text:p>
          </table:table-cell>
          <table:table-cell table:style-name="ce2" office:value-type="string" calcext:value-type="string">
            <text:p>K ^LAB(62.4,"AE"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62.483" calcext:value-type="float">
            <text:p>62.483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N Y X ^%ZOSF("LPC") S ^LAHM(62.48,"C",$E(X,1,27)_Y,DA(1))=""</text:p>
          </table:table-cell>
          <table:table-cell table:style-name="ce2" office:value-type="string" calcext:value-type="string">
            <text:p>N Y X ^%ZOSF("LPC") K ^LAHM(62.48,"C",$E(X,1,27)_Y,DA(1)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62.49" calcext:value-type="float">
            <text:p>62.4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 ^LAHM(62.49,"AD",$P(X,"."),DA)=""</text:p>
          </table:table-cell>
          <table:table-cell table:style-name="ce2" office:value-type="string" calcext:value-type="string">
            <text:p>K ^LAHM(62.49,"AD",$P(X,"."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62.8" calcext:value-type="float">
            <text:p>62.8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X,X&lt;3,$P($G(^LAHM(62.8,DA,0)),"^",2) S ^LAHM(62.8,"AC1",$P(^LAHM(62.8,DA,0),"^",2),DA)=""</text:p>
          </table:table-cell>
          <table:table-cell table:style-name="ce2" office:value-type="string" calcext:value-type="string">
            <text:p>I X,X&lt;3,$P($G(^LAHM(62.8,DA,0)),"^",2) K ^LAHM(62.8,"AC1",$P(^LAHM(62.8,DA,0),"^",2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62.85" calcext:value-type="float">
            <text:p>62.85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D ADT^LREVENT</text:p>
          </table:table-cell>
          <table:table-cell table:style-name="ce2" office:value-type="string" calcext:value-type="string">
            <text:p>D KADT^LREVENT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62.85" calcext:value-type="float">
            <text:p>62.85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D ATST1^LREVENT</text:p>
          </table:table-cell>
          <table:table-cell table:style-name="ce2" office:value-type="string" calcext:value-type="string">
            <text:p>D KATST1^LREVENT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62.85" calcext:value-type="float">
            <text:p>62.85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D ATST^LREVENT</text:p>
          </table:table-cell>
          <table:table-cell table:style-name="ce2" office:value-type="string" calcext:value-type="string">
            <text:p>D KATST^LREVENT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62.85" calcext:value-type="float">
            <text:p>62.85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$L($P(^LAHM(62.85,DA,0),"^")) S ^LAHM(62.85,"AM",$P(^LAHM(62.85,DA,0),"^"),X,DA)=""</text:p>
          </table:table-cell>
          <table:table-cell table:style-name="ce2" office:value-type="string" calcext:value-type="string">
            <text:p>I $L($P(^LAHM(62.85,DA,0),"^")) K ^LAHM(62.85,"AM",$P(^LAHM(62.85,DA,0),"^"),X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63" calcext:value-type="float">
            <text:p>6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 ^LR("AAU",X,DA)=""</text:p>
          </table:table-cell>
          <table:table-cell table:style-name="ce2" office:value-type="string" calcext:value-type="string">
            <text:p>K ^LR("AAU",X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63" calcext:value-type="float">
            <text:p>6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 ^LR("AAUA",$E(+^LR(DA,"AU"),1,3),$P(X," "),$P(X," ",3),DA)=""</text:p>
          </table:table-cell>
          <table:table-cell table:style-name="ce2" office:value-type="string" calcext:value-type="string">
            <text:p>K ^LR("AAUA",$E(+^LR(DA,"AU"),1,3),$P(X," "),$P(X," ",3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63.017" calcext:value-type="float">
            <text:p>63.017</text:p>
          </table:table-cell>
          <table:table-cell table:style-name="ce2" office:value-type="float" office:value="0.11" calcext:value-type="float">
            <text:p>0.1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 ^LR("AB",DA(1),X,DA)=""</text:p>
          </table:table-cell>
          <table:table-cell table:style-name="ce2" office:value-type="string" calcext:value-type="string">
            <text:p>K ^LR("AB",DA(1),X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63.0171" calcext:value-type="float">
            <text:p>63.0171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 ^LR("AR",DA(1),X,DA)=""</text:p>
          </table:table-cell>
          <table:table-cell table:style-name="ce2" office:value-type="string" calcext:value-type="string">
            <text:p>K ^LR("AR",DA(1),X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63.02" calcext:value-type="float">
            <text:p>63.02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 ^LR("AEM",$E(X,1,30),DA(1),DA)=""</text:p>
          </table:table-cell>
          <table:table-cell table:style-name="ce2" office:value-type="string" calcext:value-type="string">
            <text:p>K ^LR("AEM",$E(X,1,30),DA(1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63.041" calcext:value-type="float">
            <text:p>63.041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Q</text:p>
          </table:table-cell>
          <table:table-cell table:style-name="ce2" office:value-type="string" calcext:value-type="string">
            <text:p>D AC1^LRXREF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63.08" calcext:value-type="float">
            <text:p>63.08</text:p>
          </table:table-cell>
          <table:table-cell table:style-name="ce2" office:value-type="float" office:value="0.11" calcext:value-type="float">
            <text:p>0.1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D ADD^LRWOMEN</text:p>
          </table:table-cell>
          <table:table-cell table:style-name="ce2" office:value-type="string" calcext:value-type="string">
            <text:p>D DEL^LRWOMEN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63.09" calcext:value-type="float">
            <text:p>63.09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 ^LR("ACY",$E(X,1,30),DA(1),DA)=""</text:p>
          </table:table-cell>
          <table:table-cell table:style-name="ce2" office:value-type="string" calcext:value-type="string">
            <text:p>K ^LR("ACY",$E(X,1,30),DA(1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63.09" calcext:value-type="float">
            <text:p>63.09</text:p>
          </table:table-cell>
          <table:table-cell table:style-name="ce2" office:value-type="float" office:value="0.11" calcext:value-type="float">
            <text:p>0.1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D ADD^LRWOMEN</text:p>
          </table:table-cell>
          <table:table-cell table:style-name="ce2" office:value-type="string" calcext:value-type="string">
            <text:p>D DEL^LRWOMEN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5">
          <table:table-cell table:style-name="ce2" office:value-type="float" office:value="63.3" calcext:value-type="float">
            <text:p>63.3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$P(^LAB(61.2,X,0),"^",9) S ^LR("AD",DT,X,$P(^LR(DA(2),"MI",DA(1),0),"^",6)_" ")=DA(2)</text:p>
          </table:table-cell>
          <table:table-cell table:style-name="ce2" office:value-type="string" calcext:value-type="string">
            <text:p>I $P(^LAB(61.2,X,0),"^",9) K ^LR("AD",DT,X,$P(^LR(DA(2),"MI",DA(1),0),"^",6)_" "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5">
          <table:table-cell table:style-name="ce2" office:value-type="float" office:value="63.34" calcext:value-type="float">
            <text:p>63.34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$P(^LAB(61.2,X,0),"^",9) S ^LR("AD",DT,X,$P(^LR(DA(2),"MI",DA(1),0),"^",6)_" ")=DA(2)</text:p>
          </table:table-cell>
          <table:table-cell table:style-name="ce2" office:value-type="string" calcext:value-type="string">
            <text:p>I $P(^LAB(61.2,X,0),"^",9) K ^LR("AD",DT,X,$P(^LR(DA(2),"MI",DA(1),0),"^",6)_" "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63.34" calcext:value-type="float">
            <text:p>63.34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Default"/>
          <table:table-cell table:style-name="ce4" office:value-type="string" calcext:value-type="string">
            <text:p>D ENDIY^LRCAPV1</text:p>
          </table:table-cell>
          <table:table-cell table:style-name="Default"/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5">
          <table:table-cell table:style-name="ce2" office:value-type="float" office:value="63.37" calcext:value-type="float">
            <text:p>63.37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$P($G(^LAB(61.2,+X,0)),"^",9) S ^LR("AD",DT,+X,$P(^LR(DA(2),"MI",DA(1),0),"^",6)_" ")=DA(2)</text:p>
          </table:table-cell>
          <table:table-cell table:style-name="ce2" office:value-type="string" calcext:value-type="string">
            <text:p>I $P($G(^LAB(61.2,+X,0)),"^",9) K ^LR("AD",DT,+X,$P(^LR(DA(2),"MI",DA(1),0),"^",6)_" "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63.37" calcext:value-type="float">
            <text:p>63.37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D ENDIY^LRCAPV1</text:p>
          </table:table-cell>
          <table:table-cell table:style-name="Default"/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5">
          <table:table-cell table:style-name="ce2" office:value-type="float" office:value="63.39" calcext:value-type="float">
            <text:p>63.39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$P(^LAB(61.2,X,0),"^",9) S ^LR("AD",DT,X,$P(^LR(DA(2),"MI",DA(1),0),"^",6)_" ")=DA(2)</text:p>
          </table:table-cell>
          <table:table-cell table:style-name="ce2" office:value-type="string" calcext:value-type="string">
            <text:p>I $P(^LAB(61.2,X,0),"^",9) K ^LR("AD",DT,X,$P(^LR(DA(2),"MI",DA(1),0),"^",6)_" "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63.39" calcext:value-type="float">
            <text:p>63.39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D ENDIY^LRCAPV1</text:p>
          </table:table-cell>
          <table:table-cell table:style-name="Default"/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5">
          <table:table-cell table:style-name="ce2" office:value-type="float" office:value="63.43" calcext:value-type="float">
            <text:p>63.43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$P(^LAB(61.2,X,0),"^",9) S ^LR("AD",DT,X,$P(^LR(DA(2),"MI",DA(1),0),"^",6)_" ")=DA(2)</text:p>
          </table:table-cell>
          <table:table-cell table:style-name="ce2" office:value-type="string" calcext:value-type="string">
            <text:p>I $P(^LAB(61.2,X,0),"^",9) K ^LR("AD",DT,X,$P(^LR(DA(2),"MI",DA(1),0),"^",6)_" "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63.43" calcext:value-type="float">
            <text:p>63.43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D ENDIY^LRCAPV1</text:p>
          </table:table-cell>
          <table:table-cell table:style-name="Default"/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7">
          <table:table-cell table:style-name="ce2" office:value-type="float" office:value="63.9999" calcext:value-type="float">
            <text:p>63.9999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 %=^LAR("Z",DA,0),%=@(^DIC(+$P(%,U,2),0,"GL")_(+X)_",0)"),^LAR("NAME",$P(%,U,1)</text:p>
            <text:p>,DA)="",^LAR("SSN",$P(%,U,9),DA)=""</text:p>
          </table:table-cell>
          <table:table-cell table:style-name="ce2" office:value-type="string" calcext:value-type="string">
            <text:p>S %=^LAR("Z",DA,0),%=@(^DIC(+$P(%,U,2),0,"GL")_(+X)_",0)") K ^LAR("NAME",$P(%,U,1),DA),^LAR("SSN",$P(%,U,9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63.9999041" calcext:value-type="float">
            <text:p>63.9999041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Q</text:p>
          </table:table-cell>
          <table:table-cell table:style-name="ce2" office:value-type="string" calcext:value-type="string">
            <text:p>D AC1^LRXREF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64" calcext:value-type="float">
            <text:p>64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D UP^LRXREF S ^LAM("D",X,DA)=""</text:p>
          </table:table-cell>
          <table:table-cell table:style-name="ce2" office:value-type="string" calcext:value-type="string">
            <text:p>D UP^LRXREF K ^LAM("D",X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64" calcext:value-type="float">
            <text:p>64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 ^LAM("VR")=$G(^LAM("VR"))</text:p>
          </table:table-cell>
          <table:table-cell table:style-name="Default"/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64" calcext:value-type="float">
            <text:p>6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 ^LAM("AF",$P(^LAM(DA,0),U,2),DA)=""</text:p>
          </table:table-cell>
          <table:table-cell table:style-name="ce2" office:value-type="string" calcext:value-type="string">
            <text:p>K ^LAM("AF",$P(^LAM(DA,0),U,2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64" calcext:value-type="float">
            <text:p>6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 ^LAM("AG",DA,$P(^LAM(DA,0),U,2))=""</text:p>
          </table:table-cell>
          <table:table-cell table:style-name="ce2" office:value-type="string" calcext:value-type="string">
            <text:p>K ^LAM("AG",DA,$P(^LAM(DA,0),U,2)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64.018" calcext:value-type="float">
            <text:p>64.01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 ^LAM("AD",DA(1),X,DA)=""</text:p>
          </table:table-cell>
          <table:table-cell table:style-name="ce2" office:value-type="string" calcext:value-type="string">
            <text:p>K ^LAM("AD",DA(1),X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64.019" calcext:value-type="float">
            <text:p>64.019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D UP^LRXREF S ^LAM("G",X,DA(1),DA)=""</text:p>
          </table:table-cell>
          <table:table-cell table:style-name="ce2" office:value-type="string" calcext:value-type="string">
            <text:p>D UP^LRXREF K ^LAM("G",X,DA(1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64.02" calcext:value-type="float">
            <text:p>64.0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 ^LAM("AJ",DA(2),DA(1),DA,$E(X,1,30))=""</text:p>
          </table:table-cell>
          <table:table-cell table:style-name="ce2" office:value-type="string" calcext:value-type="string">
            <text:p>K ^LAM("AJ",DA(2),DA(1),DA,$E(X,1,30)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64.023" calcext:value-type="float">
            <text:p>64.023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 ^LAM("AE",$P(X,";",2),$P(X,";"),DA(1))=""</text:p>
          </table:table-cell>
          <table:table-cell table:style-name="ce2" office:value-type="string" calcext:value-type="string">
            <text:p>K ^LAM("AE",$P(X,";",2),$P(X,";"),DA(1)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64.061" calcext:value-type="float">
            <text:p>64.061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 ^LAB(64.061,"B",$E(X,1,70),DA)=""</text:p>
          </table:table-cell>
          <table:table-cell table:style-name="ce2" office:value-type="string" calcext:value-type="string">
            <text:p>K ^LAB(64.061,"B",$E(X,1,70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64.061" calcext:value-type="float">
            <text:p>64.061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D UP^LRXREF S ^LAB(64.061,"C",X,DA)=""</text:p>
          </table:table-cell>
          <table:table-cell table:style-name="ce2" office:value-type="string" calcext:value-type="string">
            <text:p>D UP^LRXREF K ^LAB(64.061,"C",X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64.061" calcext:value-type="float">
            <text:p>64.061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 ^LAB(64.061,"VR")=$G(^LAB(64.061,"VR"))</text:p>
          </table:table-cell>
          <table:table-cell table:style-name="Default"/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64.061" calcext:value-type="float">
            <text:p>64.06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 ^LAB(64.061,"E",X,DA)=""</text:p>
          </table:table-cell>
          <table:table-cell table:style-name="ce2" office:value-type="string" calcext:value-type="string">
            <text:p>K ^LAB(64.061,"E",X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64.062" calcext:value-type="float">
            <text:p>64.062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 ^LAB(64.062,"C",$$UP^XLFSTR(X),DA)=""</text:p>
          </table:table-cell>
          <table:table-cell table:style-name="ce2" office:value-type="string" calcext:value-type="string">
            <text:p>K ^LAB(64.062,"C",$$UP^XLFSTR(X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64.2" calcext:value-type="float">
            <text:p>64.2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 ^LAB(64.2,"VR")=$G(^LAB(64.2,"VR"))</text:p>
          </table:table-cell>
          <table:table-cell table:style-name="Default"/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64.21" calcext:value-type="float">
            <text:p>64.21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D UP^LRXREF S ^LAB(64.21,"E",X,DA)=""</text:p>
          </table:table-cell>
          <table:table-cell table:style-name="ce2" office:value-type="string" calcext:value-type="string">
            <text:p>D UP^LRXREF K ^LAB(64.21,"E",X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64.21" calcext:value-type="float">
            <text:p>64.21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 ^LAB(64.21,"VR")=$G(^LAB(64.21,"VR"))</text:p>
          </table:table-cell>
          <table:table-cell table:style-name="Default"/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64.22" calcext:value-type="float">
            <text:p>64.22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 ^LAB(64.22,"VR")=$G(^LAB(64.22,"VR"))</text:p>
          </table:table-cell>
          <table:table-cell table:style-name="Default"/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64.22" calcext:value-type="float">
            <text:p>64.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D UP^LRXREF S ^LAB(64.22,"D",X,DA)=""</text:p>
          </table:table-cell>
          <table:table-cell table:style-name="ce2" office:value-type="string" calcext:value-type="string">
            <text:p>D UP^LRXREF K ^LAB(64.22,"D",X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64.3" calcext:value-type="float">
            <text:p>64.3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 ^LAB(64.3,"VR")=$G(^LAB(64.3,"VR"))</text:p>
          </table:table-cell>
          <table:table-cell table:style-name="Default"/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64.52" calcext:value-type="float">
            <text:p>64.5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 ^LAB(64.5,"AZ",DA(1),DA)=""</text:p>
          </table:table-cell>
          <table:table-cell table:style-name="Default"/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64.52" calcext:value-type="float">
            <text:p>64.5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 ^LAB(64.5,"AZ",DA(1),DA)=""</text:p>
          </table:table-cell>
          <table:table-cell table:style-name="Default"/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5">
          <table:table-cell table:style-name="ce2" office:value-type="float" office:value="64.53" calcext:value-type="float">
            <text:p>64.53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 ^LAB(64.5,"AR",$P(^LAB(64.5,DA(3),1,DA(2),1,DA(1),0),"^",2),$P(^(1,DA,0),"^",1))=""</text:p>
          </table:table-cell>
          <table:table-cell table:style-name="ce2" office:value-type="string" calcext:value-type="string">
            <text:p>K ^LAB(64.5,"AR",$P(^LAB(64.5,DA(3),1,DA(2),1,DA(1),0),"^",2),$P(^(1,DA,0),"^",1)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10">
          <table:table-cell table:style-name="ce2" office:value-type="float" office:value="64.53" calcext:value-type="float">
            <text:p>64.53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 LRSUB=$P(^LAB(60,+X,0),U,5),LRTST=$S($L(LRSUB):$O(^LAB(60,"C",LRSUB,0)),1:-1) S ^LAB(64.5,"A",DA(3),DA(2),DA(1),DA)=$S($D(^LAB(60,LRTST,1,$P(^LAB(64.5,DA(3),1,DA(2),1,DA(1),0),U,2),0)):^(0),1:"") K LRSUB,LRTST</text:p>
          </table:table-cell>
          <table:table-cell table:style-name="ce2" office:value-type="string" calcext:value-type="string">
            <text:p>K ^LAB(64.5,"A",DA(3),DA(2),DA(1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64.53" calcext:value-type="float">
            <text:p>64.53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 ^LAB(64.5,"AZ",DA(2),DA(1))=""</text:p>
          </table:table-cell>
          <table:table-cell table:style-name="Default"/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7">
          <table:table-cell table:style-name="ce2" office:value-type="float" office:value="64.53" calcext:value-type="float">
            <text:p>64.5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 ^LAB(64.5,"AC",+$P($P(^LAB(64.5,DA(3),1,DA(2),1,DA(1),1,DA,0),"^",5),";",2),DA(3),DA(2),DA(1),DA)=$P(^LAB(64.5,DA(3),1,DA(2),1,DA(1),0),U,2)</text:p>
          </table:table-cell>
          <table:table-cell table:style-name="ce2" office:value-type="string" calcext:value-type="string">
            <text:p>K ^LAB(64.5,"AC",+$P($P(^LAB(64.5,DA(3),1,DA(2),1,DA(1),1,DA,0),"^",5),";",2),DA(3),DA(2),DA(1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64.6" calcext:value-type="float">
            <text:p>64.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:X ^LAB(64.6,"AS",$P(^LAB(64.6,DA,0),U,6),DA)=""</text:p>
          </table:table-cell>
          <table:table-cell table:style-name="ce2" office:value-type="string" calcext:value-type="string">
            <text:p>K ^LAB(64.6,"AS",$P(^LAB(64.6,DA,0),U,6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64.6" calcext:value-type="float">
            <text:p>64.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:X ^LAB(64.6,"AI",$P(^LAB(64.6,DA,0),U,6),DA)=""</text:p>
          </table:table-cell>
          <table:table-cell table:style-name="ce2" office:value-type="string" calcext:value-type="string">
            <text:p>K ^LAB(64.6,"AI",$P(^LAB(64.6,DA,0),U,6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64.701" calcext:value-type="float">
            <text:p>64.701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$D(^LAC("LRAC",DA(1),1,DA,.5)),$P(^(.5),"^",1)=1 S ^LAC("LGOT",DA(1),DA)=""</text:p>
          </table:table-cell>
          <table:table-cell table:style-name="Default"/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64.701" calcext:value-type="float">
            <text:p>64.701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Q <text:s/>;S ^LAC("LGOT",LRDFN,LRMH)="" SET BY PROGRAM (Patient,major header)</text:p>
          </table:table-cell>
          <table:table-cell table:style-name="Default"/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5">
          <table:table-cell table:style-name="ce2" office:value-type="float" office:value="64.702" calcext:value-type="float">
            <text:p>64.702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$D(^LAC("LRAC",DA(1),"MISC",1,.5)),$P(^(.5),"^",1)=1 S ^LAC("LGOT",DA(1),"MISC")=""</text:p>
          </table:table-cell>
          <table:table-cell table:style-name="Default"/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64.704" calcext:value-type="float">
            <text:p>64.704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D LRKILL^LRXREF</text:p>
          </table:table-cell>
          <table:table-cell table:style-name="ce2" office:value-type="string" calcext:value-type="string">
            <text:p>D LRKILL^LRXREF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64.705" calcext:value-type="float">
            <text:p>64.70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D LRKILL^LRXREF</text:p>
          </table:table-cell>
          <table:table-cell table:style-name="ce2" office:value-type="string" calcext:value-type="string">
            <text:p>D LRKILL^LRXREF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64.708" calcext:value-type="float">
            <text:p>64.70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D LRKILL^LRXREF</text:p>
          </table:table-cell>
          <table:table-cell table:style-name="ce2" office:value-type="string" calcext:value-type="string">
            <text:p>D LRKILL^LRXREF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5">
          <table:table-cell table:style-name="ce2" office:value-type="float" office:value="65" calcext:value-type="float">
            <text:p>6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 Y=^LRD(65,DA,0) I $P(Y,U,4),$P(Y,U,6),$P($G(^LRD(65,DA,4)),U)="" S ^LRD(65,"AI",$P(Y,U,4),X,$P(Y,U,6),DA)=""</text:p>
          </table:table-cell>
          <table:table-cell table:style-name="ce2" office:value-type="string" calcext:value-type="string">
            <text:p>S Y=^LRD(65,DA,0) I $P(Y,U,4),$P(Y,U,6) K ^LRD(65,"AI",$P(Y,U,4),X,$P(Y,U,6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10">
          <table:table-cell table:style-name="ce2" office:value-type="float" office:value="65" calcext:value-type="float">
            <text:p>6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:'$D(^LRD(65,DA,10)) (^LRD(65,"AT",X,10,DA),^LRD(65,"AT",X,11,DA))="" I '$D(^LR</text:p>
            <text:p>D(65,DA,4)) F Z=0:0 S Z=$O(^LRD(65,DA,2,Z)) Q:Z&lt;1  S:$P(^(Z,0),U,2) ^LRD(65,"AP"</text:p>
            <text:p>,Z,DA)=""</text:p>
          </table:table-cell>
          <table:table-cell table:style-name="ce2" office:value-type="string" calcext:value-type="string">
            <text:p>K ^LRD(65,"AT",X) F Z=0:0 S Z=$O(^LRD(65,DA,2,Z)) Q:Z&lt;1 <text:s/>K ^LRD(65,"AP",Z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65" calcext:value-type="float">
            <text:p>6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D S^LRBLU</text:p>
          </table:table-cell>
          <table:table-cell table:style-name="ce2" office:value-type="string" calcext:value-type="string">
            <text:p>D K^LRBLU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65" calcext:value-type="float">
            <text:p>65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D S^LRBLU</text:p>
          </table:table-cell>
          <table:table-cell table:style-name="ce2" office:value-type="string" calcext:value-type="string">
            <text:p>D K^LRBLU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5">
          <table:table-cell table:style-name="ce2" office:value-type="float" office:value="65" calcext:value-type="float">
            <text:p>65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 Y=^LRD(65,DA,0) I $P(Y,U,6),$P($G(^LRD(65,DA,4)),U)="" S ^LRD(65,"AI",X,$P(Y,U),$P(Y,U,6),DA)=""</text:p>
          </table:table-cell>
          <table:table-cell table:style-name="Default"/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5">
          <table:table-cell table:style-name="ce2" office:value-type="float" office:value="65" calcext:value-type="float">
            <text:p>65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 Y=$P(^LRD(65,DA,0),U,6) I Y,$P($G(^LRD(65,DA,4)),U)="" S ^LRD(65,"AE",X,Y,DA)=""</text:p>
          </table:table-cell>
          <table:table-cell table:style-name="Default"/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65" calcext:value-type="float">
            <text:p>65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D S^LRBLU</text:p>
          </table:table-cell>
          <table:table-cell table:style-name="ce2" office:value-type="string" calcext:value-type="string">
            <text:p>D K^LRBLU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65" calcext:value-type="float">
            <text:p>65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 ^LRD(65,"A",$E(X,1,30),DA)="" D:$D(DIU(0)) A65^LRXREF1</text:p>
          </table:table-cell>
          <table:table-cell table:style-name="ce2" office:value-type="string" calcext:value-type="string">
            <text:p>K ^LRD(65,"A",$E(X,1,30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8">
          <table:table-cell table:style-name="ce2" office:value-type="float" office:value="65" calcext:value-type="float">
            <text:p>65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$P(^LRD(65,DA,0),U,4),$P($G(^LRD(65,DA,4)),U)="" S ^LRD(65,"AE",$P(^LRD(65,DA,0),U,4),X,DA)=""</text:p>
          </table:table-cell>
          <table:table-cell table:style-name="Default"/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5">
          <table:table-cell table:style-name="ce2" office:value-type="float" office:value="65" calcext:value-type="float">
            <text:p>65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 Y=^LRD(65,DA,0) I $P(Y,U,4),$P($G(^LRD(65,DA,4)),U)="" S ^LRD(65,"AI",$P(Y,U,4),$P(Y,U),X,DA)=""</text:p>
          </table:table-cell>
          <table:table-cell table:style-name="Default"/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65" calcext:value-type="float">
            <text:p>65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D S1^LRBLU</text:p>
          </table:table-cell>
          <table:table-cell table:style-name="ce2" office:value-type="string" calcext:value-type="string">
            <text:p>I '$D(DIU(0)),$D(^LRD(65,DA,6)) D K1^LRBLU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6">
          <table:table-cell table:style-name="ce2" office:value-type="float" office:value="65" calcext:value-type="float">
            <text:p>6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 ^LRD(65,"AE",$P(^LRD(65,DA,0),U,4),X,DA)=""</text:p>
          </table:table-cell>
          <table:table-cell table:style-name="ce2" office:value-type="string" calcext:value-type="string">
            <text:p>K ^LRD(65,"AE",$P(^LRD(65,DA,0),U,4),X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7">
          <table:table-cell table:style-name="ce2" office:value-type="float" office:value="65.01" calcext:value-type="float">
            <text:p>65.01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 Y=$S('$D(^LRD(65,DA(1),4)):1,'$L($P(^(4),U)):1,1:0) I Y S Y=$S('$D(^(2,DA,0)):</text:p>
            <text:p>1,$P(^(0),U,2):1,1:0) S:Y ^LRD(65,"AP",DA,DA(1))=""</text:p>
          </table:table-cell>
          <table:table-cell table:style-name="ce2" office:value-type="string" calcext:value-type="string">
            <text:p>K ^LRD(65,"AP",DA,DA(1)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12">
          <table:table-cell table:style-name="ce2" office:value-type="float" office:value="65.01" calcext:value-type="float">
            <text:p>65.01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 Y=$S('$D(^LRD(65,DA(1),4)):1,'$L($P(^(4),U,1)):1,1:"") S:Y ^LRD(65,"AP",DA,DA(</text:p>
            <text:p>1))=""</text:p>
          </table:table-cell>
          <table:table-cell table:style-name="ce2" office:value-type="string" calcext:value-type="string">
            <text:p>K ^LRD(65,"AP",DA,DA(1)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1">
          <table:table-cell table:style-name="ce2" office:value-type="float" office:value="65.03" calcext:value-type="float">
            <text:p>65.03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 ^LRD(65,"AL",X,DA(1))=""</text:p>
          </table:table-cell>
          <table:table-cell table:style-name="ce2" office:value-type="string" calcext:value-type="string">
            <text:p>K ^LRD(65,"AL",X,DA(1)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13">
          <table:table-cell table:style-name="ce2" office:value-type="float" office:value="65.15" calcext:value-type="float">
            <text:p>65.15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 ^LRD(65,"A",X,DA(1))="" D:$D(DIU(0)) A658^LRXREF1</text:p>
          </table:table-cell>
          <table:table-cell table:style-name="ce2" office:value-type="string" calcext:value-type="string">
            <text:p>K ^LRD(65,"A",X,DA(1)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12">
          <table:table-cell table:style-name="ce2" office:value-type="float" office:value="65.31" calcext:value-type="float">
            <text:p>65.31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 A=$P(^LRD(65,DA(2),99,DA(1),1,DA,0),U,3) I 'A S ^LRD(65,"AA",DA(2),DA(1),DA)=$P(^LRD(65,DA(2),0),U)</text:p>
          </table:table-cell>
          <table:table-cell table:style-name="ce2" office:value-type="string" calcext:value-type="string">
            <text:p>K ^LRD(65,"AA",DA(2),DA(1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13">
          <table:table-cell table:style-name="ce2" office:value-type="float" office:value="65.5" calcext:value-type="float">
            <text:p>65.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Q:'$P(^LRE(DA,0),U,3) <text:s/>S ^LRE("D",$E(X,1)_$E($P(^(0),U,3),4,7),DA)=""</text:p>
          </table:table-cell>
          <table:table-cell table:style-name="ce2" office:value-type="string" calcext:value-type="string">
            <text:p>Q:'$P(^LRE(DA,0),U,3) <text:s/>K ^LRE("D",$E(X,1)_$E($P(^(0),U,3),4,7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14">
          <table:table-cell table:style-name="ce2" office:value-type="float" office:value="65.5" calcext:value-type="float">
            <text:p>65.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Q:'$P(^LRE(DA,0),U,13) <text:s/>S P=$S($P(^(0),U,13)["P":11,1:10) S ^LRE("G4",$E(^(0))_$E($P(^(0),U,13),6,P),DA)=""</text:p>
          </table:table-cell>
          <table:table-cell table:style-name="ce2" office:value-type="string" calcext:value-type="string">
            <text:p>Q:'$P(^LRE(DA,0),U,13) <text:s/>S P=$S($P(^(0),U,13)["P":11,1:10) K ^LRE("G4",$E(^(0))_$E($P(^(0),U,13),6,P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1">
          <table:table-cell table:style-name="ce2" office:value-type="float" office:value="65.5" calcext:value-type="float">
            <text:p>65.5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 ^LRE("D",$E(^LRE(DA,0))_$E(X,4,7),DA)=""</text:p>
          </table:table-cell>
          <table:table-cell table:style-name="ce2" office:value-type="string" calcext:value-type="string">
            <text:p>K ^LRE("D",$E(^LRE(DA,0))_$E(X,4,7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13">
          <table:table-cell table:style-name="ce2" office:value-type="float" office:value="65.5" calcext:value-type="float">
            <text:p>65.5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 P=$S(X["P":11,1:10) S ^LRE("G4",$E(^LRE(DA,0))_$E(X,6,P),DA)=""</text:p>
          </table:table-cell>
          <table:table-cell table:style-name="ce2" office:value-type="string" calcext:value-type="string">
            <text:p>S P=$S(X["P":11,1:10) K ^LRE("G4",$E(^LRE(DA,0))_$E(X,6,P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1">
          <table:table-cell table:style-name="ce2" office:value-type="float" office:value="65.54" calcext:value-type="float">
            <text:p>65.54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 ^LRE("AD",$P(X,".",1),DA(1))=""</text:p>
          </table:table-cell>
          <table:table-cell table:style-name="ce2" office:value-type="string" calcext:value-type="string">
            <text:p>K ^LRE("AD",$P(X,".",1),DA(1)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14">
          <table:table-cell table:style-name="ce2" office:value-type="float" office:value="65.54" calcext:value-type="float">
            <text:p>65.5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F Z=9.99:0 S Z=$O(^DD(65.54,Z)) Q:Z&gt;65.99!('Z) <text:s/>I Z#1=0,'$D(^LRE(DA(1),5,DA,Z)) S ^LRE("AT",X,Z,DA(1),DA)=""</text:p>
          </table:table-cell>
          <table:table-cell table:style-name="ce2" office:value-type="string" calcext:value-type="string">
            <text:p>K ^LRE("AT",X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14">
          <table:table-cell table:style-name="ce2" office:value-type="float" office:value="65.54" calcext:value-type="float">
            <text:p>65.5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 X(1)=$P(^LAB(69.9,1,0),U,18)+1 I X(1)&gt;1,$L(X)&gt;4 S ^LRE("C",$E(X,X(1),$L(X)),DA(1),DA)=""</text:p>
          </table:table-cell>
          <table:table-cell table:style-name="Default"/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14">
          <table:table-cell table:style-name="ce2" office:value-type="float" office:value="65.5991" calcext:value-type="float">
            <text:p>65.5991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 A=$P(^LRE(DA(3),5,DA(2),99,DA(1),1,DA,0),U,3) S:'A ^LRE("AA",DA(3),DA(2),DA(1)</text:p>
            <text:p>,DA)=$P(^LRE(DA(3),5,DA(2),0),U,4)</text:p>
          </table:table-cell>
          <table:table-cell table:style-name="ce2" office:value-type="string" calcext:value-type="string">
            <text:p>K ^LRE("AA",DA(3),DA(2),DA(1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D UP^LRXREF S ^LRT(67,"D",X,DA)=""</text:p>
          </table:table-cell>
          <table:table-cell table:style-name="ce2" office:value-type="string" calcext:value-type="string">
            <text:p>D UP^LRXREF K ^LRT(67,"D",X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1">
          <table:table-cell table:style-name="ce2" office:value-type="float" office:value="67.1" calcext:value-type="float">
            <text:p>67.1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D UP^LRXREF S ^LRT(67.1,"D",X,DA)=""</text:p>
          </table:table-cell>
          <table:table-cell table:style-name="ce2" office:value-type="string" calcext:value-type="string">
            <text:p>D UP^LRXREF K ^LRT(67.1,"D",X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15">
          <table:table-cell table:style-name="ce2" office:value-type="float" office:value="67.9114" calcext:value-type="float">
            <text:p>67.9114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TRIGGER</text:p>
          </table:table-cell>
          <table:table-cell table:style-name="ce2"/>
          <table:table-cell table:style-name="ce4" office:value-type="string" calcext:value-type="string">
            <text:p>K DIV S DIV=X,D0=DA(3),DIV(0)=D0,D1=DA(2),DIV(1)=D1,D2=DA(1),DIV(2)=D2,D3=DA,DIV(3)=D3 S Y(1)=$S($D(^LRO(67.9,D0,1,D1,1,D2,1,D3,0)):^(0),1:"") S X=$P(Y(1),U,9),X=X S DIU=X K Y S X=DIV D TRIG^LRXREF X ^DD(67.9114,.01,1,2,1.4)</text:p>
          </table:table-cell>
          <table:table-cell table:style-name="Default"/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16">
          <table:table-cell table:style-name="ce2" office:value-type="float" office:value="67.91148" calcext:value-type="float">
            <text:p>67.91148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TRIGGER</text:p>
          </table:table-cell>
          <table:table-cell table:style-name="ce2"/>
          <table:table-cell table:style-name="ce4" office:value-type="string" calcext:value-type="string">
            <text:p>X ^DD(67.91148,.01,1,2,1.3) S Y(1)=$S($D(^LRO(67.9,D0,1,D1,1,D2,1,D3,1,D4,0)):^(0),1:"") S X=$P(Y(1),U,3),X=X S DIU=X K Y S X=DIV D TRIGTS^LRXREF X ^DD(67.91148,.01,1,2,1.4)</text:p>
          </table:table-cell>
          <table:table-cell table:style-name="Default"/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1">
          <table:table-cell table:style-name="ce2" office:value-type="float" office:value="68.02" calcext:value-type="float">
            <text:p>68.0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D AC^LRXREF1</text:p>
          </table:table-cell>
          <table:table-cell table:style-name="ce2" office:value-type="string" calcext:value-type="string">
            <text:p>D AC1^LRXREF1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13">
          <table:table-cell table:style-name="ce2" office:value-type="float" office:value="68.02" calcext:value-type="float">
            <text:p>68.02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$D(^LRO(68,DA(2),1,DA(1),DA,0)),$P(^(0),U,12) S ^("AE")=""</text:p>
          </table:table-cell>
          <table:table-cell table:style-name="ce2" office:value-type="string" calcext:value-type="string">
            <text:p>I $D(^LRO(68,DA(2),1,DA(1),DA,0)),'$P(^(0),U,12) K ^("AE"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1">
          <table:table-cell table:style-name="ce2" office:value-type="float" office:value="68.04" calcext:value-type="float">
            <text:p>68.0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 ^LRO(68,DA(3),1,DA(2),1,"AC",X,DA(1))=""</text:p>
          </table:table-cell>
          <table:table-cell table:style-name="ce2" office:value-type="string" calcext:value-type="string">
            <text:p>K ^LRO(68,DA(3),1,DA(2),1,"AC",X,DA(1)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14">
          <table:table-cell table:style-name="ce2" office:value-type="float" office:value="68.04" calcext:value-type="float">
            <text:p>68.0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 ^LRO(68,DA(3),1,DA(2),1,"AD",+$P(X,".",1),DA(1))=""</text:p>
          </table:table-cell>
          <table:table-cell table:style-name="ce2" office:value-type="string" calcext:value-type="string">
            <text:p>K ^LRO(68,DA(3),1,DA(2),1,"AD",+$P(X,".",1),DA(1)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16">
          <table:table-cell table:style-name="ce2" office:value-type="float" office:value="68.04" calcext:value-type="float">
            <text:p>68.0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 A=$P(^LRO(68,DA(3),1,DA(2),1,DA(1),4,DA,0),U,7) S:'A ^LRO(68,"AA",DA(3)_"|"_DA(2)_"|"_DA(1)_"|"_DA)=""</text:p>
          </table:table-cell>
          <table:table-cell table:style-name="ce2" office:value-type="string" calcext:value-type="string">
            <text:p>K ^LRO(68,"AA",DA(3)_"|"_DA(2)_"|"_DA(1)_"|"_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1">
          <table:table-cell table:style-name="ce2" office:value-type="float" office:value="68.24" calcext:value-type="float">
            <text:p>68.24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 LRINST=DA(2),LRPROF=DA(1) D BUILD^LRLLP4</text:p>
          </table:table-cell>
          <table:table-cell table:style-name="ce2" office:value-type="string" calcext:value-type="string">
            <text:p>K ^LRO(68.2,DA(2),10,DA(1),1,"AO"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13">
          <table:table-cell table:style-name="ce2" office:value-type="float" office:value="68.24" calcext:value-type="float">
            <text:p>68.2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K ^LRO(68.2,DA(2),10,DA(1),1,"AO") ;D BUILD^LRLLP4</text:p>
          </table:table-cell>
          <table:table-cell table:style-name="ce2" office:value-type="string" calcext:value-type="string">
            <text:p>K ^LRO(68.2,DA(2),10,DA(1),1,"AO"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1">
          <table:table-cell table:style-name="ce2" office:value-type="float" office:value="69.01" calcext:value-type="float">
            <text:p>69.01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 ^LRO(69,"D",$E(X,1,30),DA(1),DA)=""</text:p>
          </table:table-cell>
          <table:table-cell table:style-name="ce2" office:value-type="string" calcext:value-type="string">
            <text:p>K ^LRO(69,"D",$E(X,1,30),DA(1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14">
          <table:table-cell table:style-name="ce2" office:value-type="float" office:value="69.01" calcext:value-type="float">
            <text:p>69.0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$P(^LRO(69,DA(1),1,DA,0),U,4)="LC" S ^LRO(69,DA(1),1,"AD",$E(X,1,30),$P(^LRO(69,DA(1),1,DA,0),U,1),DA)=""</text:p>
          </table:table-cell>
          <table:table-cell table:style-name="ce2" office:value-type="string" calcext:value-type="string">
            <text:p>K ^LRO(69,DA(1),1,"AD",$E(X,1,30),$P(^LRO(69,DA(1),1,DA,0),U,1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1">
          <table:table-cell table:style-name="ce2" office:value-type="float" office:value="69.01" calcext:value-type="float">
            <text:p>69.01</text:p>
          </table:table-cell>
          <table:table-cell table:style-name="ce2" office:value-type="float" office:value="9.5" calcext:value-type="float">
            <text:p>9.5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D C^LRXREF1</text:p>
          </table:table-cell>
          <table:table-cell table:style-name="ce2" office:value-type="string" calcext:value-type="string">
            <text:p>K ^LRO(69,"C",+X,DA(1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13">
          <table:table-cell table:style-name="ce2" office:value-type="float" office:value="69.01" calcext:value-type="float">
            <text:p>69.0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:'$P(^LRO(69,DA(1),1,DA,0),U,10) ^LRO(69,"AA",DA(1)_"|"_DA)=""</text:p>
          </table:table-cell>
          <table:table-cell table:style-name="ce2" office:value-type="string" calcext:value-type="string">
            <text:p>K ^LRO(69,"AA",DA(1)_"|"_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1">
          <table:table-cell table:style-name="ce2" office:value-type="float" office:value="69.01" calcext:value-type="float">
            <text:p>69.0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D AR2^LRXREF</text:p>
          </table:table-cell>
          <table:table-cell table:style-name="ce2" office:value-type="string" calcext:value-type="string">
            <text:p>D AR3^LRXREF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1">
          <table:table-cell table:style-name="ce2" office:value-type="float" office:value="69.01" calcext:value-type="float">
            <text:p>69.0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D AP1^LRXREF</text:p>
          </table:table-cell>
          <table:table-cell table:style-name="ce2" office:value-type="string" calcext:value-type="string">
            <text:p>D AP2^LRXREF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1">
          <table:table-cell table:style-name="ce2" office:value-type="float" office:value="69.01" calcext:value-type="float">
            <text:p>69.0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D AL1^LRXREF</text:p>
          </table:table-cell>
          <table:table-cell table:style-name="ce2" office:value-type="string" calcext:value-type="string">
            <text:p>D AL2^LRXREF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1">
          <table:table-cell table:style-name="ce2" office:value-type="float" office:value="69.01" calcext:value-type="float">
            <text:p>69.0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D AN1^LRXREF</text:p>
          </table:table-cell>
          <table:table-cell table:style-name="ce2" office:value-type="string" calcext:value-type="string">
            <text:p>D AN2^LRXREF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12">
          <table:table-cell table:style-name="ce2" office:value-type="float" office:value="69.01" calcext:value-type="float">
            <text:p>69.0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 ^LRO(69,DA(1),1,"AN",$E($P(^LRO(69,DA(1),1,DA,0),U,7),1,20),$P(^(0),U,1),9999999-$P(^LRO(69,DA(1),1,DA,1),U,1))=""</text:p>
          </table:table-cell>
          <table:table-cell table:style-name="ce2" office:value-type="string" calcext:value-type="string">
            <text:p>K ^LRO(69,DA(1),1,"AN",$E($P(^LRO(69,DA(1),1,DA,0),U,7),1,20),$P(^(0),U,1),9999999-$P(^LRO(69,DA(1),1,DA,1),U,1)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12">
          <table:table-cell table:style-name="ce2" office:value-type="float" office:value="69.03" calcext:value-type="float">
            <text:p>69.03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D AT^LRXREF1 ; <text:s/>S ^LRO(69,"AT",LRDFN,LRTEST,LRSPEC,LRODT)="This is used for maximum test order frequency.",^(-LRODT)=""</text:p>
          </table:table-cell>
          <table:table-cell table:style-name="ce2" office:value-type="string" calcext:value-type="string">
            <text:p>D ATD^LRXREF1 ; <text:s/>K ^LRO(69,"AT",LRDFN,LRTEST,LRSPEC,LRODT),^(-LRODT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13">
          <table:table-cell table:style-name="ce2" office:value-type="float" office:value="69.03" calcext:value-type="float">
            <text:p>69.0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:'$D(^LRO(69,DA(2),1,DA(1),"PCE")) ^LRO(69,"AE",$E(X,1,30),DA(2),DA(1),DA)=""</text:p>
          </table:table-cell>
          <table:table-cell table:style-name="ce2" office:value-type="string" calcext:value-type="string">
            <text:p>K ^LRO(69,"AE",$E(X,1,30),DA(2),DA(1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12">
          <table:table-cell table:style-name="ce2" office:value-type="float" office:value="69.11" calcext:value-type="float">
            <text:p>69.11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 ^LRO(69.1,"LRPH",1,$P(^LRO(69.1,DA(1),1,DA,0),U,2),$P(^(0),U,3),$P(^(0),U,4),$P(^(0),U,5),$P(^(0),U,10),$P(^(0),U,11),$P(^(0),U,1))=$P(^(0),U,1)</text:p>
          </table:table-cell>
          <table:table-cell table:style-name="ce2" office:value-type="string" calcext:value-type="string">
            <text:p>K ^LRO(69.1,"LRPH",1,$P(^LRO(69.1,DA(1),1,DA,0),U,2),$P(^(0),U,3),$P(^(0),U,4),$P(^(0),U,5),$P(^(0),U,10),$P(^(0),U,11),$P(^(0),U,1)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16">
          <table:table-cell table:style-name="ce2" office:value-type="float" office:value="69.11" calcext:value-type="float">
            <text:p>69.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 ^LRO(69.1,"LRPH",1,$P(^LRO(69.1,DA(1),1,DA,0),U,2),$P(^(0),U,3),$P(^(0),U,4),$P(^(0),U,5))=$P(^(0),U,6)_"^"_"LC"_"^"_$P(^(0),U,8)_"^"_$P(^(0),U,9)_"^"_DA</text:p>
          </table:table-cell>
          <table:table-cell table:style-name="ce2" office:value-type="string" calcext:value-type="string">
            <text:p>K ^LRO(69.1,"LRPH",1,$P(^LRO(69.1,DA(1),1,DA,0),U,2),$P(^(0),U,3),$P(^(0),U,4),$P(^(0),U,5)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1">
          <table:table-cell table:style-name="ce2" office:value-type="float" office:value="69.5" calcext:value-type="float">
            <text:p>69.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D UP^LRXREF S ^LAB(69.5,"D",X,DA)=""</text:p>
          </table:table-cell>
          <table:table-cell table:style-name="ce2" office:value-type="string" calcext:value-type="string">
            <text:p>D UP^LRXREF K ^LAB(69.5,"D",X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14">
          <table:table-cell table:style-name="ce2" office:value-type="float" office:value="69.6" calcext:value-type="float">
            <text:p>69.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 ^LRO(69.6,"AC",$P(^LRO(69.6,DA,0),U,4),$P(^(0),U,5),DA)=""</text:p>
          </table:table-cell>
          <table:table-cell table:style-name="ce2" office:value-type="string" calcext:value-type="string">
            <text:p>K ^LRO(69.6,"AC",$P(^LRO(69.6,DA,0),U,4),$P(^(0),U,5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1">
          <table:table-cell table:style-name="ce2" office:value-type="float" office:value="69.6" calcext:value-type="float">
            <text:p>69.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 ^LRO(69.6,"AE",$P(^LRO(69.6,DA,0),U,5),DA)=""</text:p>
          </table:table-cell>
          <table:table-cell table:style-name="ce2" office:value-type="string" calcext:value-type="string">
            <text:p>K ^LRO(69.6,"AE",$P(^LRO(69.6,DA,0),U,5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13">
          <table:table-cell table:style-name="ce2" office:value-type="float" office:value="69.6" calcext:value-type="float">
            <text:p>69.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 LRX=$P(^LRO(69.6,DA,0),U,14) I $L(LRX) S ^LRO(69.6,"AD",LRX,X,DA)=""</text:p>
          </table:table-cell>
          <table:table-cell table:style-name="ce2" office:value-type="string" calcext:value-type="string">
            <text:p>S LRX=$P(^LRO(69.6,DA,0),U,14) I $L(LRX) K ^LRO(69.6,"AD",LRX,X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13">
          <table:table-cell table:style-name="ce2" office:value-type="float" office:value="69.6" calcext:value-type="float">
            <text:p>69.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 LRX=$P(^LRO(69.6,DA,0),U,6) I $L(LRX) S ^LRO(69.6,"AD",X,LRX,DA)=""</text:p>
          </table:table-cell>
          <table:table-cell table:style-name="ce2" office:value-type="string" calcext:value-type="string">
            <text:p>S LRX=$P(^LRO(69.6,DA,0),U,6) I $L(LRX) K ^LRO(69.6,"AD",X,LRX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1">
          <table:table-cell table:style-name="ce2" office:value-type="float" office:value="69.9" calcext:value-type="float">
            <text:p>69.9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D FRI^LR7OV1(X=1)</text:p>
          </table:table-cell>
          <table:table-cell table:style-name="ce2" office:value-type="string" calcext:value-type="string">
            <text:p>D FRI^LR7OV1(X=1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1">
          <table:table-cell table:style-name="ce2" office:value-type="float" office:value="69.9" calcext:value-type="float">
            <text:p>69.9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D SAT^LR7OV1(X=1)</text:p>
          </table:table-cell>
          <table:table-cell table:style-name="ce2" office:value-type="string" calcext:value-type="string">
            <text:p>D SAT^LR7OV1(X=1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1">
          <table:table-cell table:style-name="ce2" office:value-type="float" office:value="69.9" calcext:value-type="float">
            <text:p>69.9</text:p>
          </table:table-cell>
          <table:table-cell table:style-name="ce2" office:value-type="float" office:value="502" calcext:value-type="float">
            <text:p>502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D SUN^LR7OV1(X=1)</text:p>
          </table:table-cell>
          <table:table-cell table:style-name="ce2" office:value-type="string" calcext:value-type="string">
            <text:p>D SUN^LR7OV1(X=1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1">
          <table:table-cell table:style-name="ce2" office:value-type="float" office:value="69.9" calcext:value-type="float">
            <text:p>69.9</text:p>
          </table:table-cell>
          <table:table-cell table:style-name="ce2" office:value-type="float" office:value="503" calcext:value-type="float">
            <text:p>503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D MON^LR7OV1(X=1)</text:p>
          </table:table-cell>
          <table:table-cell table:style-name="ce2" office:value-type="string" calcext:value-type="string">
            <text:p>D MON^LR7OV1(X=1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1">
          <table:table-cell table:style-name="ce2" office:value-type="float" office:value="69.9" calcext:value-type="float">
            <text:p>69.9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D TUES^LR7OV1(X=1)</text:p>
          </table:table-cell>
          <table:table-cell table:style-name="ce2" office:value-type="string" calcext:value-type="string">
            <text:p>D TUES^LR7OV1(X=1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1">
          <table:table-cell table:style-name="ce2" office:value-type="float" office:value="69.9" calcext:value-type="float">
            <text:p>69.9</text:p>
          </table:table-cell>
          <table:table-cell table:style-name="ce2" office:value-type="float" office:value="505" calcext:value-type="float">
            <text:p>505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D WED^LR7OV1(X=1)</text:p>
          </table:table-cell>
          <table:table-cell table:style-name="ce2" office:value-type="string" calcext:value-type="string">
            <text:p>D WED^LR7OV1(X=1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1">
          <table:table-cell table:style-name="ce2" office:value-type="float" office:value="69.9" calcext:value-type="float">
            <text:p>69.9</text:p>
          </table:table-cell>
          <table:table-cell table:style-name="ce2" office:value-type="float" office:value="506" calcext:value-type="float">
            <text:p>506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D THURS^LR7OV1(X=1)</text:p>
          </table:table-cell>
          <table:table-cell table:style-name="ce2" office:value-type="string" calcext:value-type="string">
            <text:p>D THURS^LR7OV1(X=1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1">
          <table:table-cell table:style-name="ce2" office:value-type="float" office:value="69.9" calcext:value-type="float">
            <text:p>69.9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D HOL^LR7OV1(X)</text:p>
          </table:table-cell>
          <table:table-cell table:style-name="ce2" office:value-type="string" calcext:value-type="string">
            <text:p>D HOL^LR7OV1(""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17">
          <table:table-cell table:style-name="ce2" office:value-type="float" office:value="69.9001" calcext:value-type="float">
            <text:p>69.9001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Q</text:p>
          </table:table-cell>
          <table:table-cell table:style-name="ce2" office:value-type="string" calcext:value-type="string">
            <text:p>Q:'$$XPARCK^LR7OV2 <text:s/>I $L($P($G(^LAB(69.9,DA(1),4,DA,0)),"^",4)) N X D DEL^XPAR($$DIV^LR7OV1($P(^(0),"^",4)),"LR PHLEBOTOMY COLLECTION"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17">
          <table:table-cell table:style-name="ce2" office:value-type="float" office:value="69.9001" calcext:value-type="float">
            <text:p>69.90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$P($G(^LAB(69.9,DA(1),4,DA,0)),"^",4) D COLTIM^LR7OV1($P(^(0),"^",4),DA,X)</text:p>
          </table:table-cell>
          <table:table-cell table:style-name="ce2" office:value-type="string" calcext:value-type="string">
            <text:p>Q:'$$XPARCK^LR7OV2 <text:s/>I $L($P($G(^LAB(69.9,DA(1),4,DA,0)),"^",4)) N X D DEL^XPAR($$DIV^LR7OV1($P(^(0),"^",4)),"LR PHLEBOTOMY COLLECTION"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13">
          <table:table-cell table:style-name="ce2" office:value-type="float" office:value="69.9001" calcext:value-type="float">
            <text:p>69.900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$L($P($G(^LAB(69.9,DA(1),4,DA,0)),"^",2)) D COLTIM^LR7OV1(X,DA,$P(^(0),"^",2))</text:p>
          </table:table-cell>
          <table:table-cell table:style-name="ce2" office:value-type="string" calcext:value-type="string">
            <text:p>Q:'$$XPARCK^LR7OV2 <text:s/>D DEL^XPAR($$DIV^LR7OV1(X),"LR PHLEBOTOMY COLLECTION"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13">
          <table:table-cell table:style-name="ce2" office:value-type="float" office:value="69.9004" calcext:value-type="float">
            <text:p>69.9004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S %=$P(^SC(X,0),U,2) Q:'$L(%) <text:s/>S ^LAB(69.9,DA(1),2,"AC",%)=""</text:p>
          </table:table-cell>
          <table:table-cell table:style-name="ce2" office:value-type="string" calcext:value-type="string">
            <text:p>S %=$P(^SC(X,0),U,2) Q:'$L(%) <text:s/>K ^LAB(69.9,DA(1),2,"AC",%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1">
          <table:table-cell table:style-name="ce2" office:value-type="float" office:value="69.9004" calcext:value-type="float">
            <text:p>69.9004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D EXCEPTED^LR7OV1(X,1,1)</text:p>
          </table:table-cell>
          <table:table-cell table:style-name="ce2" office:value-type="string" calcext:value-type="string">
            <text:p>D EXCEPTED^LR7OV1(X,1,0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13">
          <table:table-cell table:style-name="ce2" office:value-type="float" office:value="69.99" calcext:value-type="float">
            <text:p>69.99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$G(^LAB(69.9,DA(1),9,DA,0)) D MAXDAY^LR7OV1(X,1,$P(^(0),"^",2))</text:p>
          </table:table-cell>
          <table:table-cell table:style-name="ce2" office:value-type="string" calcext:value-type="string">
            <text:p>I $G(^LAB(69.9,DA(1),9,DA,0)) D MAXDAY^LR7OV1(X,1,""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13">
          <table:table-cell table:style-name="ce2" office:value-type="float" office:value="69.99" calcext:value-type="float">
            <text:p>69.99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$G(^LAB(69.9,DA(1),9,DA,0)) D URG^LR7OV1(X,1,$S($P(^(0),"^",5):"YES",1:"NO"))</text:p>
          </table:table-cell>
          <table:table-cell table:style-name="ce2" office:value-type="string" calcext:value-type="string">
            <text:p>D URG^LR7OV1(X,1,"NO"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13">
          <table:table-cell table:style-name="ce2" office:value-type="float" office:value="69.99" calcext:value-type="float">
            <text:p>69.99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$G(^LAB(69.9,DA(1),9,DA,0)) D TYPE^LR7OV1(X,1,$P(^(0),"^",6))</text:p>
          </table:table-cell>
          <table:table-cell table:style-name="ce2" office:value-type="string" calcext:value-type="string">
            <text:p>I $G(^LAB(69.9,DA(1),9,DA,0)) D TYPE^LR7OV1(X,1,""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13">
          <table:table-cell table:style-name="ce2" office:value-type="float" office:value="69.99" calcext:value-type="float">
            <text:p>69.9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$G(^LAB(69.9,DA(1),9,DA,0)) D MAXDAY^LR7OV1($P(^(0),"^"),1,X)</text:p>
          </table:table-cell>
          <table:table-cell table:style-name="ce2" office:value-type="string" calcext:value-type="string">
            <text:p>I $G(^LAB(69.9,DA(1),9,DA,0)) D MAXDAY^LR7OV1($P(^(0),"^"),1,""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13">
          <table:table-cell table:style-name="ce2" office:value-type="float" office:value="69.99" calcext:value-type="float">
            <text:p>69.9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$G(^LAB(69.9,DA(1),9,DA,0)) D URG^LR7OV1($P(^(0),"^"),1,X)</text:p>
          </table:table-cell>
          <table:table-cell table:style-name="ce2" office:value-type="string" calcext:value-type="string">
            <text:p>I $G(^LAB(69.9,DA(1),9,DA,0)) D URG^LR7OV1($P(^(0),"^"),1,""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13">
          <table:table-cell table:style-name="ce2" office:value-type="float" office:value="69.99" calcext:value-type="float">
            <text:p>69.9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MUMPS</text:p>
          </table:table-cell>
          <table:table-cell table:style-name="ce2"/>
          <table:table-cell table:style-name="ce4" office:value-type="string" calcext:value-type="string">
            <text:p>I $G(^LAB(69.9,DA(1),9,DA,0)) D TYPE^LR7OV1($P(^(0),"^"),1,X)</text:p>
          </table:table-cell>
          <table:table-cell table:style-name="ce2" office:value-type="string" calcext:value-type="string">
            <text:p>I $G(^LAB(69.9,DA(1),9,DA,0)) D TYPE^LR7OV1($P(^(0),"^"),1,""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4" table:number-columns-repeated="3"/>
          <table:table-cell table:style-name="ce4"/>
          <table:table-cell table:number-columns-repeated="1013"/>
        </table:table-row>
        <table:table-row table:style-name="ro14">
          <table:table-cell table:style-name="ce4" office:value-type="float" office:value="95.11" calcext:value-type="float">
            <text:p>95.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S ^LAB(95.11,"O",X,+$P(^LAB(95.11,DA,0),U,2),DA)=""</text:p>
          </table:table-cell>
          <table:table-cell table:style-name="ce4" office:value-type="string" calcext:value-type="string">
            <text:p>K ^LAB(95.11,"O",X,+$P(^LAB(95.11,DA,0),U,2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3" table:number-columns-repeated="3"/>
          <table:table-cell table:style-name="ce4"/>
          <table:table-cell table:style-name="ce20" table:number-columns-repeated="1013"/>
        </table:table-row>
        <table:table-row table:style-name="ro1">
          <table:table-cell table:style-name="ce4" office:value-type="float" office:value="95.3" calcext:value-type="float">
            <text:p>95.3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S ^LAB(95.3,"VR")=$G(^LAB(95.3,"VR"))</text:p>
          </table:table-cell>
          <table:table-cell table:style-name="ce4"/>
          <table:table-cell table:style-name="ce12" table:content-validation-name="val1" office:value-type="float" office:value="1" calcext:value-type="float">
            <text:p>1</text:p>
          </table:table-cell>
          <table:table-cell table:style-name="ce13" table:number-columns-repeated="3"/>
          <table:table-cell table:style-name="ce4"/>
          <table:table-cell table:style-name="ce20" table:number-columns-repeated="1013"/>
        </table:table-row>
        <table:table-row table:style-name="ro1">
          <table:table-cell table:style-name="ce4" office:value-type="float" office:value="95.3" calcext:value-type="float">
            <text:p>95.3</text:p>
          </table:table-cell>
          <table:table-cell table:style-name="ce4" office:value-type="float" office:value="99.99" calcext:value-type="float">
            <text:p>99.99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S ^LAB(95.3,"AVUID",$E(X,1,30),DA)=""</text:p>
          </table:table-cell>
          <table:table-cell table:style-name="ce4" office:value-type="string" calcext:value-type="string">
            <text:p>K ^LAB(95.3,"AVUID",$E(X,1,30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3" table:number-columns-repeated="3"/>
          <table:table-cell table:style-name="ce4"/>
          <table:table-cell table:style-name="ce20" table:number-columns-repeated="1013"/>
        </table:table-row>
        <table:table-row table:style-name="ro1">
          <table:table-cell table:style-name="ce4" office:value-type="float" office:value="95.31" calcext:value-type="float">
            <text:p>95.31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S ^LAB(95.31,"B",$E(X,1,120),DA)=""</text:p>
          </table:table-cell>
          <table:table-cell table:style-name="ce4" office:value-type="string" calcext:value-type="string">
            <text:p>K ^LAB(95.31,"B",$E(X,1,120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3" table:number-columns-repeated="3"/>
          <table:table-cell table:style-name="ce4"/>
          <table:table-cell table:style-name="ce20" table:number-columns-repeated="1013"/>
        </table:table-row>
        <table:table-row table:style-name="ro1">
          <table:table-cell table:style-name="ce4" office:value-type="float" office:value="95.31" calcext:value-type="float">
            <text:p>95.31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S ^LAB(95.31,"VR")=$G(^LAB(95.31,"VR"))</text:p>
          </table:table-cell>
          <table:table-cell table:style-name="ce4"/>
          <table:table-cell table:style-name="ce12" table:content-validation-name="val1" office:value-type="float" office:value="1" calcext:value-type="float">
            <text:p>1</text:p>
          </table:table-cell>
          <table:table-cell table:style-name="ce13" table:number-columns-repeated="3"/>
          <table:table-cell table:style-name="ce4"/>
          <table:table-cell table:style-name="ce20" table:number-columns-repeated="1013"/>
        </table:table-row>
        <table:table-row table:style-name="ro1">
          <table:table-cell table:style-name="ce4" office:value-type="float" office:value="95.42" calcext:value-type="float">
            <text:p>95.42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S ^LAB(95.31,DA(1),10,"B",$E(X,1,60),DA)=""</text:p>
          </table:table-cell>
          <table:table-cell table:style-name="ce4" office:value-type="string" calcext:value-type="string">
            <text:p>K ^LAB(95.31,DA(1),10,"B",$E(X,1,60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3" table:number-columns-repeated="3"/>
          <table:table-cell table:style-name="ce4"/>
          <table:table-cell table:style-name="ce20" table:number-columns-repeated="1013"/>
        </table:table-row>
        <table:table-row table:style-name="ro1">
          <table:table-cell table:style-name="ce4" office:value-type="float" office:value="550.04" calcext:value-type="float">
            <text:p>550.04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S ^PSX(550,"AC",DA)=""</text:p>
          </table:table-cell>
          <table:table-cell table:style-name="ce4" office:value-type="string" calcext:value-type="string">
            <text:p>K ^PSX(550,"AC"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3" table:number-columns-repeated="3"/>
          <table:table-cell table:style-name="ce4"/>
          <table:table-cell table:style-name="ce20" table:number-columns-repeated="1013"/>
        </table:table-row>
        <table:table-row table:style-name="ro1">
          <table:table-cell table:style-name="ce4" office:value-type="float" office:value="550.07" calcext:value-type="float">
            <text:p>550.07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S:X=1 ^PSX(550,"AT",DA)=""</text:p>
          </table:table-cell>
          <table:table-cell table:style-name="ce4" office:value-type="string" calcext:value-type="string">
            <text:p>K ^PSX(550,"AT"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3" table:number-columns-repeated="3"/>
          <table:table-cell table:style-name="ce4"/>
          <table:table-cell table:style-name="ce20" table:number-columns-repeated="1013"/>
        </table:table-row>
        <table:table-row table:style-name="ro1">
          <table:table-cell table:style-name="ce4" office:value-type="float" office:value="550.09" calcext:value-type="float">
            <text:p>550.09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S:X=1 ^PSX(550,"ATC",DA)=""</text:p>
          </table:table-cell>
          <table:table-cell table:style-name="ce4" office:value-type="string" calcext:value-type="string">
            <text:p>K ^PSX(550,"ATC"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3" table:number-columns-repeated="3"/>
          <table:table-cell table:style-name="ce4"/>
          <table:table-cell table:style-name="ce20" table:number-columns-repeated="1013"/>
        </table:table-row>
        <table:table-row table:style-name="ro1">
          <table:table-cell table:style-name="ce4" office:value-type="float" office:value="550.1" calcext:value-type="float">
            <text:p>550.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S:X=1 ^PSX(550.1,"AS",DA)=""</text:p>
          </table:table-cell>
          <table:table-cell table:style-name="ce4" office:value-type="string" calcext:value-type="string">
            <text:p>K ^PSX(550.1,"AS"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3" table:number-columns-repeated="3"/>
          <table:table-cell table:style-name="ce4"/>
          <table:table-cell table:style-name="ce20" table:number-columns-repeated="1013"/>
        </table:table-row>
        <table:table-row table:style-name="ro1">
          <table:table-cell table:style-name="ce4" office:value-type="float" office:value="550.1" calcext:value-type="float">
            <text:p>550.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S:X=2 ^PSX(550.1,"AR",DA)=""</text:p>
          </table:table-cell>
          <table:table-cell table:style-name="ce4" office:value-type="string" calcext:value-type="string">
            <text:p>K ^PSX(550.1,"AR"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3" table:number-columns-repeated="3"/>
          <table:table-cell table:style-name="ce4"/>
          <table:table-cell table:style-name="ce20" table:number-columns-repeated="1013"/>
        </table:table-row>
        <table:table-row table:style-name="ro1">
          <table:table-cell table:style-name="ce4" office:value-type="float" office:value="550.1" calcext:value-type="float">
            <text:p>550.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S:X=3 ^PSX(550.1,"AB",DA)=""</text:p>
          </table:table-cell>
          <table:table-cell table:style-name="ce4" office:value-type="string" calcext:value-type="string">
            <text:p>K ^PSX(550.1,"AB"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3" table:number-columns-repeated="3"/>
          <table:table-cell table:style-name="ce4"/>
          <table:table-cell table:style-name="ce20" table:number-columns-repeated="1013"/>
        </table:table-row>
        <table:table-row table:style-name="ro1">
          <table:table-cell table:style-name="ce4" office:value-type="float" office:value="550.1" calcext:value-type="float">
            <text:p>550.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S:X=4 ^PSX(550.1,"AA",DA)=""</text:p>
          </table:table-cell>
          <table:table-cell table:style-name="ce4" office:value-type="string" calcext:value-type="string">
            <text:p>K ^PSX(550.1,"AA"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3" table:number-columns-repeated="3"/>
          <table:table-cell table:style-name="ce4"/>
          <table:table-cell table:style-name="ce20" table:number-columns-repeated="1013"/>
        </table:table-row>
        <table:table-row table:style-name="ro1">
          <table:table-cell table:style-name="ce4" office:value-type="float" office:value="550.1" calcext:value-type="float">
            <text:p>550.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S:X=5 ^PSX(550.1,"AX",DA)=""</text:p>
          </table:table-cell>
          <table:table-cell table:style-name="ce4" office:value-type="string" calcext:value-type="string">
            <text:p>K ^PSX(550.1,"AX"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3" table:number-columns-repeated="3"/>
          <table:table-cell table:style-name="ce4"/>
          <table:table-cell table:style-name="ce20" table:number-columns-repeated="1013"/>
        </table:table-row>
        <table:table-row table:style-name="ro1">
          <table:table-cell table:style-name="ce4" office:value-type="float" office:value="550.1" calcext:value-type="float">
            <text:p>550.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S:X'="" ^PSX(550.1,"C",DA)=""</text:p>
          </table:table-cell>
          <table:table-cell table:style-name="ce4" office:value-type="string" calcext:value-type="string">
            <text:p>K ^PSX(550.1,"C",X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3" table:number-columns-repeated="3"/>
          <table:table-cell table:style-name="ce4"/>
          <table:table-cell table:style-name="ce20" table:number-columns-repeated="1013"/>
        </table:table-row>
        <table:table-row table:style-name="ro1">
          <table:table-cell table:style-name="ce4" office:value-type="float" office:value="550.2" calcext:value-type="float">
            <text:p>550.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S:X=1 ^PSX(550.2,"AQ",DA)=""</text:p>
          </table:table-cell>
          <table:table-cell table:style-name="ce4" office:value-type="string" calcext:value-type="string">
            <text:p>K ^PSX(550.2,"AQ"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3" table:number-columns-repeated="3"/>
          <table:table-cell table:style-name="ce4"/>
          <table:table-cell table:style-name="ce20" table:number-columns-repeated="1013"/>
        </table:table-row>
        <table:table-row table:style-name="ro1">
          <table:table-cell table:style-name="ce4" office:value-type="float" office:value="550.2" calcext:value-type="float">
            <text:p>550.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S:X=2 ^PSX(550.2,"AX",DA)=""</text:p>
          </table:table-cell>
          <table:table-cell table:style-name="ce4" office:value-type="string" calcext:value-type="string">
            <text:p>K ^PSX(550.2,"AX"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3" table:number-columns-repeated="3"/>
          <table:table-cell table:style-name="ce4"/>
          <table:table-cell table:style-name="ce20" table:number-columns-repeated="1013"/>
        </table:table-row>
        <table:table-row table:style-name="ro1">
          <table:table-cell table:style-name="ce4" office:value-type="float" office:value="550.2" calcext:value-type="float">
            <text:p>550.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S:X=3 ^PSX(550.2,"AA",DA)=""</text:p>
          </table:table-cell>
          <table:table-cell table:style-name="ce4" office:value-type="string" calcext:value-type="string">
            <text:p>K ^PSX(550.2,"AA"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3" table:number-columns-repeated="3"/>
          <table:table-cell table:style-name="ce4"/>
          <table:table-cell table:style-name="ce20" table:number-columns-repeated="1013"/>
        </table:table-row>
        <table:table-row table:style-name="ro1">
          <table:table-cell table:style-name="ce4" office:value-type="float" office:value="550.2" calcext:value-type="float">
            <text:p>550.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S:X=4 ^PSX(550.2,"AC",DA)=""</text:p>
          </table:table-cell>
          <table:table-cell table:style-name="ce4" office:value-type="string" calcext:value-type="string">
            <text:p>K ^PSX(550.2,"AC"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3" table:number-columns-repeated="3"/>
          <table:table-cell table:style-name="ce4"/>
          <table:table-cell table:style-name="ce20" table:number-columns-repeated="1013"/>
        </table:table-row>
        <table:table-row table:style-name="ro1">
          <table:table-cell table:style-name="ce4" office:value-type="float" office:value="552" calcext:value-type="float">
            <text:p>55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:$E(X)["A" ^PSX(552,"C",DA)=""</text:p>
          </table:table-cell>
          <table:table-cell table:style-name="ce4" office:value-type="string" calcext:value-type="string">
            <text:p>K ^PSX(552,"C"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3" table:number-columns-repeated="3"/>
          <table:table-cell table:style-name="ce4"/>
          <table:table-cell table:style-name="ce20" table:number-columns-repeated="1013"/>
        </table:table-row>
        <table:table-row table:style-name="ro16">
          <table:table-cell table:style-name="ce4" office:value-type="float" office:value="552.1" calcext:value-type="float">
            <text:p>552.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I $G(X)="2" S ^PSX(552.1,"AB",$P(^PSX(552.1,DA,0),U,1),DA)="" K:$P(^PSX(552.1,DA,0),U,4)'="" ^PSX(552.1,"AQ",$P(^PSX(552.1,DA,0),U,4),$P(^PSX(552.1,DA,0),U,1),DA)</text:p>
          </table:table-cell>
          <table:table-cell table:style-name="ce4" office:value-type="string" calcext:value-type="string">
            <text:p>K ^PSX(552.1,"AB",$P(^PSX(552.1,DA,0),U,1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3" table:number-columns-repeated="3"/>
          <table:table-cell table:style-name="ce4"/>
          <table:table-cell table:style-name="ce20" table:number-columns-repeated="1013"/>
        </table:table-row>
        <table:table-row table:style-name="ro16">
          <table:table-cell table:style-name="ce4" office:value-type="float" office:value="552.1" calcext:value-type="float">
            <text:p>552.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I $G(X)="1" S ^PSX(552.1,"AD",$P(^PSX(552.1,DA,0),U,1),DA)="" K:$P(^PSX(552.1,DA,0),"^",4)'="" ^PSX(552.1,"AQ",$P(^PSX(552.1,DA,0),"^",4),$P(^PSX(552.1,DA,0),U,1),DA)</text:p>
          </table:table-cell>
          <table:table-cell table:style-name="ce4" office:value-type="string" calcext:value-type="string">
            <text:p>K ^PSX(552.1,"AD",$P(^PSX(552.1,DA,0),U,1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3" table:number-columns-repeated="3"/>
          <table:table-cell table:style-name="ce4"/>
          <table:table-cell table:style-name="ce20" table:number-columns-repeated="1013"/>
        </table:table-row>
        <table:table-row table:style-name="ro16">
          <table:table-cell table:style-name="ce4" office:value-type="float" office:value="552.1" calcext:value-type="float">
            <text:p>552.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I $G(X)="3" S ^PSX(552.1,"AE",$P(^PSX(552.1,DA,0),U,1),DA)="" K:$P(^PSX(552.1,DA,0),U,4)'="" ^PSX(552.1,"AQ",$P(^PSX(552.1,DA,0),U,4),$P(^PSX(552.1,DA,0),U,1),DA)</text:p>
          </table:table-cell>
          <table:table-cell table:style-name="ce4" office:value-type="string" calcext:value-type="string">
            <text:p>K ^PSX(552.1,"AE",$P(^PSX(552.1,DA,0),U,1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3" table:number-columns-repeated="3"/>
          <table:table-cell table:style-name="ce4"/>
          <table:table-cell table:style-name="ce20" table:number-columns-repeated="1013"/>
        </table:table-row>
        <table:table-row table:style-name="ro16">
          <table:table-cell table:style-name="ce4" office:value-type="float" office:value="552.1" calcext:value-type="float">
            <text:p>552.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I $G(X)="5" S ^PSX(552.1,"AH",$P(^PSX(552.1,DA,0),"^",1),DA)="" K:$P(^PSX(552.1,DA,0),U,4)'="" ^PSX(552.1,"AQ",$P(^PSX(552.1,DA,0),U,4),$P(^PSX(552.1,DA,0),U,1),DA)</text:p>
          </table:table-cell>
          <table:table-cell table:style-name="ce4" office:value-type="string" calcext:value-type="string">
            <text:p>K ^PSX(552.1,"AH",$P(^PSX(552.1,DA,0),U,1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3" table:number-columns-repeated="3"/>
          <table:table-cell table:style-name="ce4"/>
          <table:table-cell table:style-name="ce20" table:number-columns-repeated="1013"/>
        </table:table-row>
        <table:table-row table:style-name="ro14">
          <table:table-cell table:style-name="ce4" office:value-type="float" office:value="552.1" calcext:value-type="float">
            <text:p>552.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S ^PSX(552.1,"AR",$P(^PSX(552.1,DA,0),U,4),$P(^PSX(552.1,DA,0),U,1),DA)=""</text:p>
          </table:table-cell>
          <table:table-cell table:style-name="ce4" office:value-type="string" calcext:value-type="string">
            <text:p>K ^PSX(552.1,"AR",$P(^PSX(552.1,DA,0),U,4),$P(^PSX(552.1,DA,0),U,1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3" table:number-columns-repeated="3"/>
          <table:table-cell table:style-name="ce4"/>
          <table:table-cell table:style-name="ce20" table:number-columns-repeated="1013"/>
        </table:table-row>
        <table:table-row table:style-name="ro16">
          <table:table-cell table:style-name="ce4" office:value-type="float" office:value="552.1" calcext:value-type="float">
            <text:p>552.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S ^PSX(552.1,"AC",$P(^PSX(552.1,DA,0),U,5),$P(^PSX(552.1,DA,0),U,1),DA)="" K ^PSX(552.1,"AP",$P(^PSX(552.1,DA,0),U,6),$P(^PSX(552.1,DA,0),U,1),DA)</text:p>
          </table:table-cell>
          <table:table-cell table:style-name="ce4" office:value-type="string" calcext:value-type="string">
            <text:p>K:$P(^PSX(552.1,DA,0),"^",2)=4 ^PSX(552.1,"AP",$P(^PSX(552.1,DA,0),"^",6),$P(^PSX(552.1,DA,0),"^",1),DA) K ^PSX(552.1,"AC",$P(^PSX(552.1,DA,0),U,5),$P(^PSX(552.1,DA,0),U,1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3" table:number-columns-repeated="3"/>
          <table:table-cell table:style-name="ce4"/>
          <table:table-cell table:style-name="ce20" table:number-columns-repeated="1013"/>
        </table:table-row>
        <table:table-row table:style-name="ro14">
          <table:table-cell table:style-name="ce4" office:value-type="float" office:value="552.1" calcext:value-type="float">
            <text:p>552.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S:$G(X)=1 ^PSX(552.1,"ART",$P($G(^PSX(552.1,DA,2)),"^",2),DA)=""</text:p>
          </table:table-cell>
          <table:table-cell table:style-name="ce4" office:value-type="string" calcext:value-type="string">
            <text:p>K ^PSX(552.1,"ART",$P($G(^PSX(552.1,DA,2)),"^",2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3" table:number-columns-repeated="3"/>
          <table:table-cell table:style-name="ce4"/>
          <table:table-cell table:style-name="ce20" table:number-columns-repeated="1013"/>
        </table:table-row>
        <table:table-row table:style-name="ro16">
          <table:table-cell table:style-name="ce4" office:value-type="float" office:value="552.1" calcext:value-type="float">
            <text:p>552.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S ^PSX(552.1,"AP",$P(^PSX(552.1,DA,0),U,6),$P(^PSX(552.1,DA,0),U,1),DA)="" K ^PSX(552.1,"AQ",$P(^PSX(552.1,DA,0),U,4),$P(^PSX(552.1,DA,0),U,1),DA)</text:p>
          </table:table-cell>
          <table:table-cell table:style-name="ce4"/>
          <table:table-cell table:style-name="ce12" table:content-validation-name="val1" office:value-type="float" office:value="1" calcext:value-type="float">
            <text:p>1</text:p>
          </table:table-cell>
          <table:table-cell table:style-name="ce13" table:number-columns-repeated="3"/>
          <table:table-cell table:style-name="ce4"/>
          <table:table-cell table:style-name="ce20" table:number-columns-repeated="1013"/>
        </table:table-row>
        <table:table-row table:style-name="ro1">
          <table:table-cell table:style-name="ce4" office:value-type="float" office:value="552.1" calcext:value-type="float">
            <text:p>552.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S:X=1 ^PSX(552.1,"APRG",DA)=""</text:p>
          </table:table-cell>
          <table:table-cell table:style-name="ce4" office:value-type="string" calcext:value-type="string">
            <text:p>K ^PSX(552.1,"APRG"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3" table:number-columns-repeated="3"/>
          <table:table-cell table:style-name="ce4"/>
          <table:table-cell table:style-name="ce20" table:number-columns-repeated="1013"/>
        </table:table-row>
        <table:table-row table:style-name="ro14">
          <table:table-cell table:style-name="ce4" office:value-type="float" office:value="552.1" calcext:value-type="float">
            <text:p>552.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S:X&gt;0 ^PSX(552.1,"APQ",X,$P(^PSX(552.1,DA,0),"^"),DA)=""</text:p>
          </table:table-cell>
          <table:table-cell table:style-name="ce4" office:value-type="string" calcext:value-type="string">
            <text:p>K ^PSX(552.1,"APQ",X,$P(^PSX(552.1,DA,0),"^"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3" table:number-columns-repeated="3"/>
          <table:table-cell table:style-name="ce4"/>
          <table:table-cell table:style-name="ce20" table:number-columns-repeated="1013"/>
        </table:table-row>
        <table:table-row table:style-name="ro14">
          <table:table-cell table:style-name="ce4" office:value-type="float" office:value="552.117" calcext:value-type="float">
            <text:p>552.117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S ^PSX(552.1,"AL",$P(^PSX(552.1,DA(1),0),"^"),DA(1))=""</text:p>
          </table:table-cell>
          <table:table-cell table:style-name="ce4" office:value-type="string" calcext:value-type="string">
            <text:p>K ^PSX(552.1,"AL",$P(^PSX(552.1,DA(1),0),"^"),DA(1)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3" table:number-columns-repeated="3"/>
          <table:table-cell table:style-name="ce4"/>
          <table:table-cell table:style-name="ce20" table:number-columns-repeated="1013"/>
        </table:table-row>
        <table:table-row table:style-name="ro13">
          <table:table-cell table:style-name="ce4" office:value-type="float" office:value="552.2" calcext:value-type="float">
            <text:p>552.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S:$G(X)=1 ^PSX(552.2,"AQ",$P(^PSX(552.2,DA,0),"-",1,2),DA)=""</text:p>
          </table:table-cell>
          <table:table-cell table:style-name="ce4" office:value-type="string" calcext:value-type="string">
            <text:p>K ^PSX(552.2,"AQ",$P(^PSX(552.2,DA,0),"-",1,2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3" table:number-columns-repeated="3"/>
          <table:table-cell table:style-name="ce4"/>
          <table:table-cell table:style-name="ce20" table:number-columns-repeated="1013"/>
        </table:table-row>
        <table:table-row table:style-name="ro13">
          <table:table-cell table:style-name="ce4" office:value-type="float" office:value="552.2" calcext:value-type="float">
            <text:p>552.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S:$G(X)=2 ^PSX(552.2,"AE",$P(^PSX(552.2,DA,0),"-",1,2),DA)=""</text:p>
          </table:table-cell>
          <table:table-cell table:style-name="ce4" office:value-type="string" calcext:value-type="string">
            <text:p>K ^PSX(552.2,"AE",$P(^PSX(552.2,DA,0),"-",1,2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3" table:number-columns-repeated="3"/>
          <table:table-cell table:style-name="ce4"/>
          <table:table-cell table:style-name="ce20" table:number-columns-repeated="1013"/>
        </table:table-row>
        <table:table-row table:style-name="ro13">
          <table:table-cell table:style-name="ce4" office:value-type="float" office:value="552.2" calcext:value-type="float">
            <text:p>552.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S:$G(X)=4 ^PSX(552.2,"AB",$P(^PSX(552.2,DA,0),"-",1,2),DA)=""</text:p>
          </table:table-cell>
          <table:table-cell table:style-name="ce4" office:value-type="string" calcext:value-type="string">
            <text:p>K ^PSX(552.2,"AB",$P(^PSX(552.2,DA,0),"-",1,2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3" table:number-columns-repeated="3"/>
          <table:table-cell table:style-name="ce4"/>
          <table:table-cell table:style-name="ce20" table:number-columns-repeated="1013"/>
        </table:table-row>
        <table:table-row table:style-name="ro13">
          <table:table-cell table:style-name="ce4" office:value-type="float" office:value="552.2" calcext:value-type="float">
            <text:p>552.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S:$G(X)=99 ^PSX(552.2,"AR",$P(^PSX(552.2,DA,0),"-",1,2),DA)=""</text:p>
          </table:table-cell>
          <table:table-cell table:style-name="ce4" office:value-type="string" calcext:value-type="string">
            <text:p>K ^PSX(552.2,"AR",$P(^PSX(552.2,DA,0),"-",1,2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3" table:number-columns-repeated="3"/>
          <table:table-cell table:style-name="ce4"/>
          <table:table-cell table:style-name="ce20" table:number-columns-repeated="1013"/>
        </table:table-row>
        <table:table-row table:style-name="ro13">
          <table:table-cell table:style-name="ce4" office:value-type="float" office:value="552.2" calcext:value-type="float">
            <text:p>552.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S:$G(X)=5 ^PSX(552.2,"AP",$P(^PSX(552.2,DA,0),"-",1,2),DA)=""</text:p>
          </table:table-cell>
          <table:table-cell table:style-name="ce4" office:value-type="string" calcext:value-type="string">
            <text:p>K ^PSX(552.2,"AP",$P(^PSX(552.2,DA,0),"-",1,2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3" table:number-columns-repeated="3"/>
          <table:table-cell table:style-name="ce4"/>
          <table:table-cell table:style-name="ce20" table:number-columns-repeated="1013"/>
        </table:table-row>
        <table:table-row table:style-name="ro1">
          <table:table-cell table:style-name="ce4" office:value-type="float" office:value="552.3" calcext:value-type="float">
            <text:p>552.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S:X=1 ^PSX(552.3,"AF",DA)=""</text:p>
          </table:table-cell>
          <table:table-cell table:style-name="ce4" office:value-type="string" calcext:value-type="string">
            <text:p>K ^PSX(552.3,"AF"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3" table:number-columns-repeated="3"/>
          <table:table-cell table:style-name="ce4"/>
          <table:table-cell table:style-name="ce20" table:number-columns-repeated="1013"/>
        </table:table-row>
        <table:table-row table:style-name="ro1">
          <table:table-cell table:style-name="ce4" office:value-type="float" office:value="552.3" calcext:value-type="float">
            <text:p>552.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S:X=2 ^PSX(552.3,"AQ",DA)=""</text:p>
          </table:table-cell>
          <table:table-cell table:style-name="ce4" office:value-type="string" calcext:value-type="string">
            <text:p>K ^PSX(552.3,"AQ"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3" table:number-columns-repeated="3"/>
          <table:table-cell table:style-name="ce4"/>
          <table:table-cell table:style-name="ce20" table:number-columns-repeated="1013"/>
        </table:table-row>
        <table:table-row table:style-name="ro1">
          <table:table-cell table:style-name="ce4" office:value-type="float" office:value="552.3" calcext:value-type="float">
            <text:p>552.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S:$G(X)=3 ^PSX(552.3,"AD",DA)=""</text:p>
          </table:table-cell>
          <table:table-cell table:style-name="ce4" office:value-type="string" calcext:value-type="string">
            <text:p>K ^PSX(552.3,"AD"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3" table:number-columns-repeated="3"/>
          <table:table-cell table:style-name="ce4"/>
          <table:table-cell table:style-name="ce20" table:number-columns-repeated="1013"/>
        </table:table-row>
        <table:table-row table:style-name="ro1">
          <table:table-cell table:style-name="ce4" office:value-type="float" office:value="552.3" calcext:value-type="float">
            <text:p>552.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S:$G(X)=4 ^PSX(552.3,"AR",DA)=""</text:p>
          </table:table-cell>
          <table:table-cell table:style-name="ce4" office:value-type="string" calcext:value-type="string">
            <text:p>K ^PSX(552.3,"AR"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3" table:number-columns-repeated="3"/>
          <table:table-cell table:style-name="ce4"/>
          <table:table-cell table:style-name="ce20" table:number-columns-repeated="1013"/>
        </table:table-row>
        <table:table-row table:style-name="ro1">
          <table:table-cell table:style-name="ce4" office:value-type="float" office:value="552.41" calcext:value-type="float">
            <text:p>552.41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S ^PSX(552.4,"AD",$P(X,"."),DA(1),DA)=""</text:p>
          </table:table-cell>
          <table:table-cell table:style-name="ce4" office:value-type="string" calcext:value-type="string">
            <text:p>K ^PSX(552.4,"AD",$P(X,"."),DA(1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3" table:number-columns-repeated="3"/>
          <table:table-cell table:style-name="ce4"/>
          <table:table-cell table:style-name="ce20" table:number-columns-repeated="1013"/>
        </table:table-row>
        <table:table-row table:style-name="ro14">
          <table:table-cell table:style-name="ce4" office:value-type="float" office:value="552.41" calcext:value-type="float">
            <text:p>552.4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S:X=2 ^PSX(552.4,"AP",$P(^PSX(552.4,DA(1),0),"^",1),$P(^PSX(552.4,DA(1),1,DA,0),"^",1))=""</text:p>
          </table:table-cell>
          <table:table-cell table:style-name="ce4" office:value-type="string" calcext:value-type="string">
            <text:p>K ^PSX(552.4,"AP",$P(^PSX(552.4,DA(1),0),"^",1),$P(^PSX(552.4,DA(1),1,DA,0),"^",1)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3" table:number-columns-repeated="3"/>
          <table:table-cell table:style-name="ce4"/>
          <table:table-cell table:style-name="ce20" table:number-columns-repeated="1013"/>
        </table:table-row>
        <table:table-row table:style-name="ro14">
          <table:table-cell table:style-name="ce4" office:value-type="float" office:value="552.41" calcext:value-type="float">
            <text:p>552.4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S:$G(X)=1 ^PSX(552.4,"AC",+$P(^PSX(552.1,+^PSX(552.4,DA(1),0),0),"-"),DA(1),DA)=""</text:p>
          </table:table-cell>
          <table:table-cell table:style-name="ce4" office:value-type="string" calcext:value-type="string">
            <text:p>K ^PSX(552.4,"AC",+$P(^PSX(552.1,+^PSX(552.4,DA(1),0),0),"-"),DA(1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3" table:number-columns-repeated="3"/>
          <table:table-cell table:style-name="ce4"/>
          <table:table-cell table:style-name="ce20" table:number-columns-repeated="1013"/>
        </table:table-row>
        <table:table-row table:style-name="ro14">
          <table:table-cell table:style-name="ce4" office:value-type="float" office:value="552.41" calcext:value-type="float">
            <text:p>552.4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S:X=5 ^PSX(552.4,"AR",$P(^PSX(552.4,DA(1),0),"^",1),$P(^PSX(552.4,DA(1),1,DA,0),"^",1))=""</text:p>
          </table:table-cell>
          <table:table-cell table:style-name="ce4" office:value-type="string" calcext:value-type="string">
            <text:p>K ^PSX(552.4,"AR",$P(^PSX(552.4,DA(1),0),"^",1),$P(^PSX(552.4,DA(1),1,DA,0),"^",1)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3" table:number-columns-repeated="3"/>
          <table:table-cell table:style-name="ce4"/>
          <table:table-cell table:style-name="ce20" table:number-columns-repeated="1013"/>
        </table:table-row>
        <table:table-row table:style-name="ro14">
          <table:table-cell table:style-name="ce4" office:value-type="float" office:value="552.41" calcext:value-type="float">
            <text:p>552.4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S:$G(X)=2 ^PSX(552.4,"AX",+$P(^PSX(552.1,+^PSX(552.4,DA(1),0),0),"-"),DA(1),DA)=""</text:p>
          </table:table-cell>
          <table:table-cell table:style-name="ce4" office:value-type="string" calcext:value-type="string">
            <text:p>K ^PSX(552.4,"AX",+$P(^PSX(552.1,+^PSX(552.4,DA(1),0),0),"-"),DA(1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3" table:number-columns-repeated="3"/>
          <table:table-cell table:style-name="ce4"/>
          <table:table-cell table:style-name="ce20" table:number-columns-repeated="1013"/>
        </table:table-row>
        <table:table-row table:style-name="ro1">
          <table:table-cell table:style-name="ce4" office:value-type="float" office:value="552.41" calcext:value-type="float">
            <text:p>552.4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S:X'="" ^PSX(552.4,"AB",X,DA(1),DA)=""</text:p>
          </table:table-cell>
          <table:table-cell table:style-name="ce4" office:value-type="string" calcext:value-type="string">
            <text:p>K ^PSX(552.4,"AB",X,DA(1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3" table:number-columns-repeated="3"/>
          <table:table-cell table:style-name="ce4"/>
          <table:table-cell table:style-name="ce20" table:number-columns-repeated="1013"/>
        </table:table-row>
        <table:table-row table:style-name="ro14">
          <table:table-cell table:style-name="ce4" office:value-type="float" office:value="553.1" calcext:value-type="float">
            <text:p>553.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S ^PSX(553.1,"AD",X,$P(^PSX(553.1,DA,0),"^"),DA)=""</text:p>
          </table:table-cell>
          <table:table-cell table:style-name="ce4" office:value-type="string" calcext:value-type="string">
            <text:p>K ^PSX(553.1,"AD",X,$P(^PSX(553.1,DA,0),"^")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3" table:number-columns-repeated="3"/>
          <table:table-cell table:style-name="ce4"/>
          <table:table-cell table:style-name="ce20" table:number-columns-repeated="1013"/>
        </table:table-row>
        <table:table-row table:style-name="ro13">
          <table:table-cell table:style-name="ce4" office:value-type="float" office:value="553.1" calcext:value-type="float">
            <text:p>553.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S ^PSX(553.1,"AC",X,DA)="" K ^PSX(553.1,"C",$P(^PSX(553.1,DA,0),U,4),DA)</text:p>
          </table:table-cell>
          <table:table-cell table:style-name="ce4" office:value-type="string" calcext:value-type="string">
            <text:p>K ^PSX(553.1,"AC",X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3" table:number-columns-repeated="3"/>
          <table:table-cell table:style-name="ce4"/>
          <table:table-cell table:style-name="ce20" table:number-columns-repeated="1013"/>
        </table:table-row>
        <table:table-row table:style-name="ro1">
          <table:table-cell table:style-name="ce4" office:value-type="float" office:value="554.02" calcext:value-type="float">
            <text:p>554.0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S:'X!(X=1) ^PSX(554,"ARUN",X,DA)=""</text:p>
          </table:table-cell>
          <table:table-cell table:style-name="ce4" office:value-type="string" calcext:value-type="string">
            <text:p>K ^PSX(554,"ARUN",X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3" table:number-columns-repeated="3"/>
          <table:table-cell table:style-name="ce4"/>
          <table:table-cell table:style-name="ce20" table:number-columns-repeated="1013"/>
        </table:table-row>
        <table:table-row table:style-name="ro1">
          <table:table-cell table:style-name="ce4" office:value-type="float" office:value="554.03" calcext:value-type="float">
            <text:p>554.0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S:X'="" ^PSX(554,"AC",X,DA)=""</text:p>
          </table:table-cell>
          <table:table-cell table:style-name="ce4" office:value-type="string" calcext:value-type="string">
            <text:p>K ^PSX(554,"AC",X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3" table:number-columns-repeated="3"/>
          <table:table-cell table:style-name="ce4"/>
          <table:table-cell table:style-name="ce20" table:number-columns-repeated="1013"/>
        </table:table-row>
        <table:table-row table:style-name="ro1">
          <table:table-cell table:style-name="ce4" office:value-type="float" office:value="554.03" calcext:value-type="float">
            <text:p>554.0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S:X'="" ^PSX(554,"AF",X,DA)=""</text:p>
          </table:table-cell>
          <table:table-cell table:style-name="ce4" office:value-type="string" calcext:value-type="string">
            <text:p>K ^PSX(554,"AF",X,DA)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style-name="ce13" table:number-columns-repeated="3"/>
          <table:table-cell table:style-name="ce4"/>
          <table:table-cell table:style-name="ce20" table:number-columns-repeated="1013"/>
        </table:table-row>
        <table:table-row table:style-name="ro18">
          <table:table-cell table:style-name="ce4" office:value-type="float" office:value="9000010" calcext:value-type="float">
            <text:p>9000010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I $P(^AUPNVSIT(DA,0),U,5),$P(^(0),U,7)]"",$P(^(0),U,7)="H" S ^AUPNVSIT("AAH",$P(^AUPNVSIT(DA,0),U,5),((9999999-$P(X,".",1))_$S($P(X,".",2)'="":"."_$P(X,".",2),1:"")),DA)=""</text:p>
          </table:table-cell>
          <table:table-cell table:style-name="ce4" office:value-type="string" calcext:value-type="string">
            <text:p>I $P(^AUPNVSIT(DA,0),U,5),$P(^(0),U,7)]"",$P(^(0),U,7)="H" K ^AUPNVSIT("AAH",$P(^AUPNVSIT(DA,0),U,5),((9999999-$P(X,".",1))_$S($P(X,".",2)'="":"."_$P(X,".",2),1:"")),DA)</text:p>
          </table:table-cell>
          <table:table-cell table:style-name="ce13" table:number-columns-repeated="4"/>
          <table:table-cell table:style-name="ce4"/>
          <table:table-cell table:number-columns-repeated="1013"/>
        </table:table-row>
        <table:table-row table:style-name="ro16">
          <table:table-cell table:style-name="ce4" office:value-type="float" office:value="9000010" calcext:value-type="float">
            <text:p>9000010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I $P(^AUPNVSIT(DA,0),U,5) S ^AUPNVSIT("AA",$P(^AUPNVSIT(DA,0),U,5),((9999999-$P(X,".",1))_$S($P(X,".",2)'="":"."_$P(X,".",2),1:"")),DA)=$S(+$P(^AUPNVSIT(DA,0),U,21):+$P(^(0),U,21),1:"")</text:p>
          </table:table-cell>
          <table:table-cell table:style-name="ce4" office:value-type="string" calcext:value-type="string">
            <text:p>I $P(^AUPNVSIT(DA,0),U,5) K ^AUPNVSIT("AA",$P(^AUPNVSIT(DA,0),U,5),((9999999-$P(X,".",1))_$S($P(X,".",2)'="":"."_$P(X,".",2),1:"")),DA)</text:p>
          </table:table-cell>
          <table:table-cell table:style-name="ce13" table:number-columns-repeated="4"/>
          <table:table-cell table:style-name="ce4"/>
          <table:table-cell table:number-columns-repeated="1013"/>
        </table:table-row>
        <table:table-row table:style-name="ro18">
          <table:table-cell table:style-name="ce4" office:value-type="float" office:value="9000010" calcext:value-type="float">
            <text:p>9000010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I $P($G(^AUPNVSIT(DA,150)),U,3)]"",$P($G(^AUPNVSIT(DA,0)),U,22)]"",$P($G(^AUPNVSIT(DA,0)),U,5)]"" S ^AUPNVSIT("AET",$P(^AUPNVSIT(DA,0),U,5),X,$P(^AUPNVSIT(DA,0),U,22),$P(^AUPNVSIT(DA,150),U,3),DA)=""</text:p>
          </table:table-cell>
          <table:table-cell table:style-name="ce4" office:value-type="string" calcext:value-type="string">
            <text:p>I $P($G(^AUPNVSIT(DA,150)),U,3)]"",$P($G(^AUPNVSIT(DA,0)),U,22)]"",$P($G(^AUPNVSIT(DA,0)),U,5)]"" K ^AUPNVSIT("AET",$P(^AUPNVSIT(DA,0),U,5),X,$P(^AUPNVSIT(DA,0),U,22),$P(^AUPNVSIT(DA,150),U,3),DA)</text:p>
          </table:table-cell>
          <table:table-cell table:style-name="ce13" table:number-columns-repeated="4"/>
          <table:table-cell table:style-name="ce4"/>
          <table:table-cell table:number-columns-repeated="1013"/>
        </table:table-row>
        <table:table-row table:style-name="ro14">
          <table:table-cell table:style-name="ce4" office:value-type="float" office:value="9000010" calcext:value-type="float">
            <text:p>9000010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I $G(DUZ("AG"))'?1"I"0.1"HS",+$P(^AUPNVSIT(DA,0),"^",9)'&gt;0 S ^AUPNVSIT("ADEL",+X,DA)=""</text:p>
          </table:table-cell>
          <table:table-cell table:style-name="ce4" office:value-type="string" calcext:value-type="string">
            <text:p>K ^AUPNVSIT("ADEL",+X,DA)</text:p>
          </table:table-cell>
          <table:table-cell table:style-name="ce13" table:number-columns-repeated="4"/>
          <table:table-cell table:style-name="ce4"/>
          <table:table-cell table:number-columns-repeated="1013"/>
        </table:table-row>
        <table:table-row table:style-name="ro16">
          <table:table-cell table:style-name="ce4" office:value-type="float" office:value="9000010" calcext:value-type="float">
            <text:p>9000010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I $P(^AUPNVSIT(DA,0),U,22) S ^AUPNVSIT("AHL",$P(^AUPNVSIT(DA,0),U,22),((9999999-$P(X,".",1))_$S($P(X,".",2)'="":"."_$P(X,".",2),1:"")),DA)=""</text:p>
          </table:table-cell>
          <table:table-cell table:style-name="ce4" office:value-type="string" calcext:value-type="string">
            <text:p>I $P(^AUPNVSIT(DA,0),U,22) K ^AUPNVSIT("AHL",$P(^AUPNVSIT(DA,0),U,22),((9999999-$P(X,".",1))_$S($P(X,".",2)'="":"."_$P(X,".",2),1:"")),DA)</text:p>
          </table:table-cell>
          <table:table-cell table:style-name="ce13" table:number-columns-repeated="4"/>
          <table:table-cell table:style-name="ce4"/>
          <table:table-cell table:number-columns-repeated="1013"/>
        </table:table-row>
        <table:table-row table:style-name="ro12">
          <table:table-cell table:style-name="ce4" office:value-type="float" office:value="9000010" calcext:value-type="float">
            <text:p>9000010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S ^AUPNVSIT("AA",X,((9999999-$P(+^AUPNVSIT(DA,0),".",1))_$S($P(+^AUPNVSIT(DA,0),".",2)'="":"."_$P(+^(0),".",2),1:"")),DA)=$S(+$P(^AUPNVSIT(DA,0),U,21):+$P(^(0),U,21),1:"")</text:p>
          </table:table-cell>
          <table:table-cell table:style-name="ce4" office:value-type="string" calcext:value-type="string">
            <text:p>K ^AUPNVSIT("AA",X,((9999999-$P(+^AUPNVSIT(DA,0),".",1))_$S($P(+^AUPNVSIT(DA,0),".",2)'="":"."_$P(+^(0),".",2),1:"")),DA)</text:p>
          </table:table-cell>
          <table:table-cell table:style-name="ce13" table:number-columns-repeated="4"/>
          <table:table-cell table:style-name="ce4"/>
          <table:table-cell table:number-columns-repeated="1013"/>
        </table:table-row>
        <table:table-row table:style-name="ro12">
          <table:table-cell table:style-name="ce4" office:value-type="float" office:value="9000010" calcext:value-type="float">
            <text:p>9000010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I $P(^AUPNVSIT(DA,0),U,7)]"",$P(^(0),U,7)="H" S ^AUPNVSIT("AAH",X,((9999999-$P(+^AUPNVSIT(DA,0),".",1))_$S($P(+^AUPNVSIT(DA,0),".",2)'="":"."_$P(+^(0),".",2),1:"")),DA)=""</text:p>
          </table:table-cell>
          <table:table-cell table:style-name="ce4" office:value-type="string" calcext:value-type="string">
            <text:p>I $P(^AUPNVSIT(DA,0),U,7)]"",$P(^(0),U,7)="H" K ^AUPNVSIT("AAH",X,((9999999-$P(+^AUPNVSIT(DA,0),".",1))_$S($P(+^AUPNVSIT(DA,0),".",2)'="":"."_$P(+^(0),".",2),1:"")),DA)</text:p>
          </table:table-cell>
          <table:table-cell table:style-name="ce13" table:number-columns-repeated="4"/>
          <table:table-cell table:style-name="ce4"/>
          <table:table-cell table:number-columns-repeated="1013"/>
        </table:table-row>
        <table:table-row table:style-name="ro15">
          <table:table-cell table:style-name="ce4" office:value-type="float" office:value="9000010" calcext:value-type="float">
            <text:p>9000010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I $P($G(^AUPNVSIT(DA,150)),U,3)]"",$P($G(^AUPNVSIT(DA,0)),U,22)]"" S ^AUPNVSIT("AET",X,$P(^AUPNVSIT(DA,0),U,1),$P(^AUPNVSIT(DA,0),U,22),$P(^AUPNVSIT(DA,150),U,3),DA)=""</text:p>
          </table:table-cell>
          <table:table-cell table:style-name="ce4" office:value-type="string" calcext:value-type="string">
            <text:p>I $P($G(^AUPNVSIT(DA,150)),U,3)]"",$P($G(^AUPNVSIT(DA,0)),U,22)]"" K ^AUPNVSIT("AET",X,$P(^AUPNVSIT(DA,0),U,1),$P(^AUPNVSIT(DA,0),U,22),$P(^AUPNVSIT(DA,150),U,3),DA)</text:p>
          </table:table-cell>
          <table:table-cell table:style-name="ce13" table:number-columns-repeated="4"/>
          <table:table-cell table:style-name="ce4"/>
          <table:table-cell table:number-columns-repeated="1013"/>
        </table:table-row>
        <table:table-row table:style-name="ro16">
          <table:table-cell table:style-name="ce4" office:value-type="float" office:value="9000010" calcext:value-type="float">
            <text:p>9000010</text:p>
          </table:table-cell>
          <table:table-cell table:style-name="ce4" office:value-type="float" office:value="0.07" calcext:value-type="float">
            <text:p>0.07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I X="H",$P(^AUPNVSIT(DA,0),U,5)]"" S ^AUPNVSIT("AAH",$P(^AUPNVSIT(DA,0),U,5),((9999999-$P(+^(0),".",1))_$S($P(+^(0),".",2):"."_$P(+^(0),".",2),1:"")),DA)=""</text:p>
          </table:table-cell>
          <table:table-cell table:style-name="ce4" office:value-type="string" calcext:value-type="string">
            <text:p>I X="H",$P(^AUPNVSIT(DA,0),U,5)]"" K ^AUPNVSIT("AAH",$P(^AUPNVSIT(DA,0),U,5),((9999999-$P(+^(0),".",1))_$S($P(+^(0),".",2):"."_$P(+^(0),".",2),1:"")),DA)</text:p>
          </table:table-cell>
          <table:table-cell table:style-name="ce13" table:number-columns-repeated="4"/>
          <table:table-cell table:style-name="ce4"/>
          <table:table-cell table:number-columns-repeated="1013"/>
        </table:table-row>
        <table:table-row table:style-name="ro1">
          <table:table-cell table:style-name="ce4" office:value-type="float" office:value="9000010" calcext:value-type="float">
            <text:p>9000010</text:p>
          </table:table-cell>
          <table:table-cell table:style-name="ce4" office:value-type="float" office:value="0.12" calcext:value-type="float">
            <text:p>0.12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D ADD^AUPNVSIT</text:p>
          </table:table-cell>
          <table:table-cell table:style-name="ce4" office:value-type="string" calcext:value-type="string">
            <text:p>D SUB^AUPNVSIT</text:p>
          </table:table-cell>
          <table:table-cell table:style-name="ce13" table:number-columns-repeated="4"/>
          <table:table-cell table:style-name="ce4"/>
          <table:table-cell table:number-columns-repeated="1013"/>
        </table:table-row>
        <table:table-row table:style-name="ro15">
          <table:table-cell table:style-name="ce4" office:value-type="float" office:value="9000010" calcext:value-type="float">
            <text:p>9000010</text:p>
          </table:table-cell>
          <table:table-cell table:style-name="ce4" office:value-type="float" office:value="0.21" calcext:value-type="float">
            <text:p>0.21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I +$P(^AUPNVSIT(DA,0),"^",5) S ^AUPNVSIT("AA",$P(^AUPNVSIT(DA,0),"^",5),((9999999-$P(+^AUPNVSIT(DA,0),"."))_$S($P(+^AUPNVSIT(DA,0),".",2)'="":"."_$P(+^(0),".",2),1:"")),DA)=$S(+X:+X,1:"")</text:p>
          </table:table-cell>
          <table:table-cell table:style-name="ce4"/>
          <table:table-cell table:style-name="ce13" table:number-columns-repeated="4"/>
          <table:table-cell table:style-name="ce4"/>
          <table:table-cell table:number-columns-repeated="1013"/>
        </table:table-row>
        <table:table-row table:style-name="ro12">
          <table:table-cell table:style-name="ce4" office:value-type="float" office:value="9000010" calcext:value-type="float">
            <text:p>9000010</text:p>
          </table:table-cell>
          <table:table-cell table:style-name="ce4" office:value-type="float" office:value="0.22" calcext:value-type="float">
            <text:p>0.22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S ^AUPNVSIT("AHL",X,(9999999-$P($P(^AUPNVSIT(DA,0),U,1),".",1))_$S($P($P(^(0),U,1),".",2)'="":"."_$P($P(^(0),U,1),".",2),1:""),DA)=""</text:p>
          </table:table-cell>
          <table:table-cell table:style-name="ce4" office:value-type="string" calcext:value-type="string">
            <text:p>K ^AUPNVSIT("AHL",X,(9999999-$P($P(^AUPNVSIT(DA,0),U,1),".",1))_$S($P($P(^(0),U,1),".",2)'="":"."_$P($P(^(0),U,1),".",2),1:""),DA)</text:p>
          </table:table-cell>
          <table:table-cell table:style-name="ce13" table:number-columns-repeated="4"/>
          <table:table-cell table:style-name="ce4"/>
          <table:table-cell table:number-columns-repeated="1013"/>
        </table:table-row>
        <table:table-row table:style-name="ro15">
          <table:table-cell table:style-name="ce4" office:value-type="float" office:value="9000010" calcext:value-type="float">
            <text:p>9000010</text:p>
          </table:table-cell>
          <table:table-cell table:style-name="ce4" office:value-type="float" office:value="0.22" calcext:value-type="float">
            <text:p>0.22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I $P($G(^AUPNVSIT(DA,150)),U,3)]"",$P($G(^AUPNVSIT(DA,0)),U,5)]"" S ^AUPNVSIT("AET",$P(^AUPNVSIT(DA,0),U,5),$P(^AUPNVSIT(DA,0),U,1),X,$P(^AUPNVSIT(DA,150),U,3),DA)=""</text:p>
          </table:table-cell>
          <table:table-cell table:style-name="ce4" office:value-type="string" calcext:value-type="string">
            <text:p>I $P($G(^AUPNVSIT(DA,150)),U,3)]"",$P($G(^AUPNVSIT(DA,0)),U,5)]"" K ^AUPNVSIT("AET",$P(^AUPNVSIT(DA,0),U,5),$P(^AUPNVSIT(DA,0),U,1),X,$P(^AUPNVSIT(DA,150),U,3),DA)</text:p>
          </table:table-cell>
          <table:table-cell table:style-name="ce13" table:number-columns-repeated="4"/>
          <table:table-cell table:style-name="ce4"/>
          <table:table-cell table:number-columns-repeated="1013"/>
        </table:table-row>
        <table:table-row table:style-name="ro15">
          <table:table-cell table:style-name="ce4" office:value-type="float" office:value="9000010" calcext:value-type="float">
            <text:p>9000010</text:p>
          </table:table-cell>
          <table:table-cell table:style-name="ce4" office:value-type="float" office:value="15003" calcext:value-type="float">
            <text:p>15003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I $P($G(^AUPNVSIT(DA,0)),U,5)]"",$P($G(^AUPNVSIT(DA,0)),U,22)]"" S ^AUPNVSIT("AET",$P(^AUPNVSIT(DA,0),U,5),$P(^AUPNVSIT(DA,0),U,1),$P(^AUPNVSIT(DA,0),U,22),X,DA)=""</text:p>
          </table:table-cell>
          <table:table-cell table:style-name="ce4" office:value-type="string" calcext:value-type="string">
            <text:p>I $P($G(^AUPNVSIT(DA,0)),U,5)]"",$P($G(^AUPNVSIT(DA,0)),U,22)]"" K ^AUPNVSIT("AET",$P(^AUPNVSIT(DA,0),U,5),$P(^AUPNVSIT(DA,0),U,1),$P(^AUPNVSIT(DA,0),U,22),X,DA)</text:p>
          </table:table-cell>
          <table:table-cell table:style-name="ce13" table:number-columns-repeated="4"/>
          <table:table-cell table:style-name="ce4"/>
          <table:table-cell table:number-columns-repeated="1013"/>
        </table:table-row>
        <table:table-row table:style-name="ro1">
          <table:table-cell table:style-name="ce4" office:value-type="float" office:value="9000010.06" calcext:value-type="float">
            <text:p>9000010.06</text:p>
          </table:table-cell>
          <table:table-cell table:style-name="ce4" office:value-type="float" office:value="0.03" calcext:value-type="float">
            <text:p>0.03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D ADD^AUPNVSIT</text:p>
          </table:table-cell>
          <table:table-cell table:style-name="ce4" office:value-type="string" calcext:value-type="string">
            <text:p>D SUB^AUPNVSIT</text:p>
          </table:table-cell>
          <table:table-cell table:style-name="ce13" table:number-columns-repeated="4"/>
          <table:table-cell table:style-name="ce4"/>
          <table:table-cell table:number-columns-repeated="1013"/>
        </table:table-row>
        <table:table-row table:style-name="ro12">
          <table:table-cell table:style-name="ce4" office:value-type="float" office:value="9000010.07" calcext:value-type="float">
            <text:p>9000010.07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I $P(^AUPNVPOV(DA,0),U,3)]"" S ^AUPNVPOV("AA",X,(9999999-$P(+^AUPNVSIT($P(^AUPNVPOV(DA,0),U,3),0),".",1)),DA)=""</text:p>
          </table:table-cell>
          <table:table-cell table:style-name="ce4" office:value-type="string" calcext:value-type="string">
            <text:p>I $P(^AUPNVPOV(DA,0),U,3)]"" K ^AUPNVPOV("AA",X,(9999999-$P(+^AUPNVSIT($P(^AUPNVPOV(DA,0),U,3),0),".",1)),DA)</text:p>
          </table:table-cell>
          <table:table-cell table:style-name="ce13" table:number-columns-repeated="4"/>
          <table:table-cell table:style-name="ce4"/>
          <table:table-cell table:number-columns-repeated="1013"/>
        </table:table-row>
        <table:table-row table:style-name="ro14">
          <table:table-cell table:style-name="ce4" office:value-type="float" office:value="9000010.07" calcext:value-type="float">
            <text:p>9000010.07</text:p>
          </table:table-cell>
          <table:table-cell table:style-name="ce4" office:value-type="float" office:value="0.03" calcext:value-type="float">
            <text:p>0.03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Q:$P(^AUPNVPOV(DA,0),U,2)="" <text:s/>S ^AUPNVPOV("AA",$P(^AUPNVPOV(DA,0),U,2),(9999999-$P(+^AUPNVSIT(X,0),".",1)),DA)=""</text:p>
          </table:table-cell>
          <table:table-cell table:style-name="ce4" office:value-type="string" calcext:value-type="string">
            <text:p>Q:$P(^AUPNVPOV(DA,0),U,2)="" <text:s/>K ^AUPNVPOV("AA",$P(^AUPNVPOV(DA,0),U,2),(9999999-$P(+^AUPNVSIT(X,0),".",1)),DA)</text:p>
          </table:table-cell>
          <table:table-cell table:style-name="ce13" table:number-columns-repeated="4"/>
          <table:table-cell table:style-name="ce4"/>
          <table:table-cell table:number-columns-repeated="1013"/>
        </table:table-row>
        <table:table-row table:style-name="ro1">
          <table:table-cell table:style-name="ce4" office:value-type="float" office:value="9000010.07" calcext:value-type="float">
            <text:p>9000010.07</text:p>
          </table:table-cell>
          <table:table-cell table:style-name="ce4" office:value-type="float" office:value="0.03" calcext:value-type="float">
            <text:p>0.03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D ADD^AUPNVSIT</text:p>
          </table:table-cell>
          <table:table-cell table:style-name="ce4" office:value-type="string" calcext:value-type="string">
            <text:p>D SUB^AUPNVSIT</text:p>
          </table:table-cell>
          <table:table-cell table:style-name="ce13" table:number-columns-repeated="4"/>
          <table:table-cell table:style-name="ce4"/>
          <table:table-cell table:number-columns-repeated="1013"/>
        </table:table-row>
        <table:table-row table:style-name="ro16">
          <table:table-cell table:style-name="ce4" office:value-type="float" office:value="9000010.11" calcext:value-type="float">
            <text:p>9000010.11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I $P(^AUPNVIMM(DA,0),U,2)]"",$P(^(0),U,3)]"" S ^AUPNVIMM("AA",$P(^AUPNVIMM(DA,0),U,2),X,(9999999-$P(+^AUPNVSIT($P(^AUPNVIMM(DA,0),U,3),0),".",1)),DA)=""</text:p>
          </table:table-cell>
          <table:table-cell table:style-name="ce4" office:value-type="string" calcext:value-type="string">
            <text:p>I $P(^AUPNVIMM(DA,0),U,2)]"",$P(^(0),U,3)]"" K ^AUPNVIMM("AA",$P(^AUPNVIMM(DA,0),U,2),X,(9999999-$P(+^AUPNVSIT($P(^AUPNVIMM(DA,0),U,3),0),".",1)),DA)</text:p>
          </table:table-cell>
          <table:table-cell table:style-name="ce13" table:number-columns-repeated="4"/>
          <table:table-cell table:style-name="ce4"/>
          <table:table-cell table:number-columns-repeated="1013"/>
        </table:table-row>
        <table:table-row table:style-name="ro12">
          <table:table-cell table:style-name="ce4" office:value-type="float" office:value="9000010.11" calcext:value-type="float">
            <text:p>9000010.11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I $P(^AUPNVIMM(DA,0),U,3)]"" S ^AUPNVIMM("AA",X,+^AUPNVIMM(DA,0),(9999999-$P(+^AUPNVSIT($P(^AUPNVIMM(DA,0),U,3),0),".",1)),DA)=""</text:p>
          </table:table-cell>
          <table:table-cell table:style-name="ce4" office:value-type="string" calcext:value-type="string">
            <text:p>I $P(^AUPNVIMM(DA,0),U,3)]"" K ^AUPNVIMM("AA",X,+^AUPNVIMM(DA,0),(9999999-$P(+^AUPNVSIT($P(^AUPNVIMM(DA,0),U,3),0),".",1)),DA)</text:p>
          </table:table-cell>
          <table:table-cell table:style-name="ce13" table:number-columns-repeated="4"/>
          <table:table-cell table:style-name="ce4"/>
          <table:table-cell table:number-columns-repeated="1013"/>
        </table:table-row>
        <table:table-row table:style-name="ro12">
          <table:table-cell table:style-name="ce4" office:value-type="float" office:value="9000010.11" calcext:value-type="float">
            <text:p>9000010.11</text:p>
          </table:table-cell>
          <table:table-cell table:style-name="ce4" office:value-type="float" office:value="0.03" calcext:value-type="float">
            <text:p>0.03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Q:$P(^AUPNVIMM(DA,0),U,2)="" <text:s/>S ^AUPNVIMM("AA",$P(^AUPNVIMM(DA,0),U,2),+^AUPNVIMM(DA,0),(9999999-$P(+^AUPNVSIT(X,0),".",1)),DA)=""</text:p>
          </table:table-cell>
          <table:table-cell table:style-name="ce4" office:value-type="string" calcext:value-type="string">
            <text:p>Q:$P(^AUPNVIMM(DA,0),U,2)="" <text:s/>K ^AUPNVIMM("AA",$P(^AUPNVIMM(DA,0),U,2),+^AUPNVIMM(DA,0),(9999999-$P(+^AUPNVSIT(X,0),".",1)),DA)</text:p>
          </table:table-cell>
          <table:table-cell table:style-name="ce13" table:number-columns-repeated="4"/>
          <table:table-cell table:style-name="ce4"/>
          <table:table-cell table:number-columns-repeated="1013"/>
        </table:table-row>
        <table:table-row table:style-name="ro1">
          <table:table-cell table:style-name="ce4" office:value-type="float" office:value="9000010.11" calcext:value-type="float">
            <text:p>9000010.11</text:p>
          </table:table-cell>
          <table:table-cell table:style-name="ce4" office:value-type="float" office:value="0.03" calcext:value-type="float">
            <text:p>0.03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D ADD^AUPNVSIT</text:p>
          </table:table-cell>
          <table:table-cell table:style-name="ce4" office:value-type="string" calcext:value-type="string">
            <text:p>D SUB^AUPNVSIT</text:p>
          </table:table-cell>
          <table:table-cell table:style-name="ce13" table:number-columns-repeated="4"/>
          <table:table-cell table:style-name="ce4"/>
          <table:table-cell table:number-columns-repeated="1013"/>
        </table:table-row>
        <table:table-row table:style-name="ro12">
          <table:table-cell table:style-name="ce4" office:value-type="float" office:value="9000010.12" calcext:value-type="float">
            <text:p>9000010.12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I $P(^AUPNVSK(DA,0),U,2)]"",$P(^(0),U,3)]"" S ^AUPNVSK("AA",$P(^AUPNVSK(DA,0),U,2),X,(9999999-$P(+^AUPNVSIT($P(^AUPNVSK(DA,0),U,3),0),".",1)),DA)=""</text:p>
          </table:table-cell>
          <table:table-cell table:style-name="ce4" office:value-type="string" calcext:value-type="string">
            <text:p>I $P(^AUPNVSK(DA,0),U,2)]"",$P(^(0),U,3)]"" K ^AUPNVSK("AA",$P(^AUPNVSK(DA,0),U,2),X,(9999999-$P(+^AUPNVSIT($P(^AUPNVSK(DA,0),U,3),0),".",1)),DA)</text:p>
          </table:table-cell>
          <table:table-cell table:style-name="ce13" table:number-columns-repeated="4"/>
          <table:table-cell table:style-name="ce4"/>
          <table:table-cell table:number-columns-repeated="1013"/>
        </table:table-row>
        <table:table-row table:style-name="ro12">
          <table:table-cell table:style-name="ce4" office:value-type="float" office:value="9000010.12" calcext:value-type="float">
            <text:p>9000010.12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I $P(^AUPNVSK(DA,0),U,3)]"" S ^AUPNVSK("AA",X,+^AUPNVSK(DA,0),(9999999-$P(+^AUPNVSIT($P(^AUPNVSK(DA,0),U,3),0),".",1)),DA)=""</text:p>
          </table:table-cell>
          <table:table-cell table:style-name="ce4" office:value-type="string" calcext:value-type="string">
            <text:p>I $P(^AUPNVSK(DA,0),U,3)]"" K ^AUPNVSK("AA",X,+^AUPNVSK(DA,0),(9999999-$P(+^AUPNVSIT($P(^AUPNVSK(DA,0),U,3),0),".",1)),DA)</text:p>
          </table:table-cell>
          <table:table-cell table:style-name="ce13" table:number-columns-repeated="4"/>
          <table:table-cell table:style-name="ce4"/>
          <table:table-cell table:number-columns-repeated="1013"/>
        </table:table-row>
        <table:table-row table:style-name="ro14">
          <table:table-cell table:style-name="ce4" office:value-type="float" office:value="9000010.12" calcext:value-type="float">
            <text:p>9000010.12</text:p>
          </table:table-cell>
          <table:table-cell table:style-name="ce4" office:value-type="float" office:value="0.03" calcext:value-type="float">
            <text:p>0.03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Q:$P(^AUPNVSK(DA,0),U,2)="" <text:s/>S ^AUPNVSK("AA",$P(^AUPNVSK(DA,0),U,2),+^AUPNVSK(DA,0),(9999999-$P(+^AUPNVSIT(X,0),".",1)),DA)=""</text:p>
          </table:table-cell>
          <table:table-cell table:style-name="ce4" office:value-type="string" calcext:value-type="string">
            <text:p>Q:$P(^AUPNVSK(DA,0),U,2)="" <text:s/>K ^AUPNVSK("AA",$P(^AUPNVSK(DA,0),U,2),+^AUPNVSK(DA,0),(9999999-$P(+^AUPNVSIT(X,0),".",1)),DA)</text:p>
          </table:table-cell>
          <table:table-cell table:style-name="ce13" table:number-columns-repeated="4"/>
          <table:table-cell table:style-name="ce4"/>
          <table:table-cell table:number-columns-repeated="1013"/>
        </table:table-row>
        <table:table-row table:style-name="ro1">
          <table:table-cell table:style-name="ce4" office:value-type="float" office:value="9000010.12" calcext:value-type="float">
            <text:p>9000010.12</text:p>
          </table:table-cell>
          <table:table-cell table:style-name="ce4" office:value-type="float" office:value="0.03" calcext:value-type="float">
            <text:p>0.03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D ADD^AUPNVSIT</text:p>
          </table:table-cell>
          <table:table-cell table:style-name="ce4" office:value-type="string" calcext:value-type="string">
            <text:p>D SUB^AUPNVSIT</text:p>
          </table:table-cell>
          <table:table-cell table:style-name="ce13" table:number-columns-repeated="4"/>
          <table:table-cell table:style-name="ce4"/>
          <table:table-cell table:number-columns-repeated="1013"/>
        </table:table-row>
        <table:table-row table:style-name="ro16">
          <table:table-cell table:style-name="ce4" office:value-type="float" office:value="9000010.13" calcext:value-type="float">
            <text:p>9000010.13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I $P(^AUPNVXAM(DA,0),U,2)]"",$P(^(0),U,3)]"" S ^AUPNVXAM("AA",$P(^AUPNVXAM(DA,0),U,2),X,(9999999-$P(+^AUPNVSIT($P(^AUPNVXAM(DA,0),U,3),0),".",1)),DA)=""</text:p>
          </table:table-cell>
          <table:table-cell table:style-name="ce4" office:value-type="string" calcext:value-type="string">
            <text:p>I $P(^AUPNVXAM(DA,0),U,2)]"",$P(^(0),U,3)]"" K ^AUPNVXAM("AA",$P(^AUPNVXAM(DA,0),U,2),X,(9999999-$P(+^AUPNVSIT($P(^AUPNVXAM(DA,0),U,3),0),".",1)),DA)</text:p>
          </table:table-cell>
          <table:table-cell table:style-name="ce13" table:number-columns-repeated="4"/>
          <table:table-cell table:style-name="ce4"/>
          <table:table-cell table:number-columns-repeated="1013"/>
        </table:table-row>
        <table:table-row table:style-name="ro12">
          <table:table-cell table:style-name="ce4" office:value-type="float" office:value="9000010.13" calcext:value-type="float">
            <text:p>9000010.13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I $P(^AUPNVXAM(DA,0),U,3)]"" S ^AUPNVXAM("AA",X,+^AUPNVXAM(DA,0),(9999999-$P(+^AUPNVSIT($P(^AUPNVXAM(DA,0),U,3),0),".",1)),DA)=""</text:p>
          </table:table-cell>
          <table:table-cell table:style-name="ce4" office:value-type="string" calcext:value-type="string">
            <text:p>I $P(^AUPNVXAM(DA,0),U,3)]"" K ^AUPNVXAM("AA",X,+^AUPNVXAM(DA,0),(9999999-$P(+^AUPNVSIT($P(^AUPNVXAM(DA,0),U,3),0),".",1)),DA)</text:p>
          </table:table-cell>
          <table:table-cell table:style-name="ce13" table:number-columns-repeated="4"/>
          <table:table-cell table:style-name="ce4"/>
          <table:table-cell table:number-columns-repeated="1013"/>
        </table:table-row>
        <table:table-row table:style-name="ro12">
          <table:table-cell table:style-name="ce4" office:value-type="float" office:value="9000010.13" calcext:value-type="float">
            <text:p>9000010.13</text:p>
          </table:table-cell>
          <table:table-cell table:style-name="ce4" office:value-type="float" office:value="0.03" calcext:value-type="float">
            <text:p>0.03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Q:$P(^AUPNVXAM(DA,0),U,2)="" <text:s/>S ^AUPNVXAM("AA",$P(^AUPNVXAM(DA,0),U,2),+^AUPNVXAM(DA,0),(9999999-$P(+^AUPNVSIT(X,0),".",1)),DA)=""</text:p>
          </table:table-cell>
          <table:table-cell table:style-name="ce4" office:value-type="string" calcext:value-type="string">
            <text:p>Q:$P(^AUPNVXAM(DA,0),U,2)="" <text:s/>K ^AUPNVXAM("AA",$P(^AUPNVXAM(DA,0),U,2),+^AUPNVXAM(DA,0),(9999999-$P(+^AUPNVSIT(X,0),".",1)),DA)</text:p>
          </table:table-cell>
          <table:table-cell table:style-name="ce13" table:number-columns-repeated="4"/>
          <table:table-cell table:style-name="ce4"/>
          <table:table-cell table:number-columns-repeated="1013"/>
        </table:table-row>
        <table:table-row table:style-name="ro1">
          <table:table-cell table:style-name="ce4" office:value-type="float" office:value="9000010.13" calcext:value-type="float">
            <text:p>9000010.13</text:p>
          </table:table-cell>
          <table:table-cell table:style-name="ce4" office:value-type="float" office:value="0.03" calcext:value-type="float">
            <text:p>0.03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D ADD^AUPNVSIT</text:p>
          </table:table-cell>
          <table:table-cell table:style-name="ce4" office:value-type="string" calcext:value-type="string">
            <text:p>D SUB^AUPNVSIT</text:p>
          </table:table-cell>
          <table:table-cell table:style-name="ce13" table:number-columns-repeated="4"/>
          <table:table-cell table:style-name="ce4"/>
          <table:table-cell table:number-columns-repeated="1013"/>
        </table:table-row>
        <table:table-row table:style-name="ro12">
          <table:table-cell table:style-name="ce4" office:value-type="float" office:value="9000010.15" calcext:value-type="float">
            <text:p>9000010.15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I $P(^AUPNVTRT(DA,0),U,3)]"" S ^AUPNVTRT("AA",X,(9999999-$P(+^AUPNVSIT($P(^AUPNVTRT(DA,0),U,3),0),".",1)),DA)=""</text:p>
          </table:table-cell>
          <table:table-cell table:style-name="ce4" office:value-type="string" calcext:value-type="string">
            <text:p>I $P(^AUPNVTRT(DA,0),U,3)]"" K ^AUPNVTRT("AA",X,(9999999-$P(+^AUPNVSIT($P(^AUPNVTRT(DA,0),U,3),0),".",1)),DA)</text:p>
          </table:table-cell>
          <table:table-cell table:style-name="ce13" table:number-columns-repeated="4"/>
          <table:table-cell table:style-name="ce4"/>
          <table:table-cell table:number-columns-repeated="1013"/>
        </table:table-row>
        <table:table-row table:style-name="ro14">
          <table:table-cell table:style-name="ce4" office:value-type="float" office:value="9000010.15" calcext:value-type="float">
            <text:p>9000010.15</text:p>
          </table:table-cell>
          <table:table-cell table:style-name="ce4" office:value-type="float" office:value="0.03" calcext:value-type="float">
            <text:p>0.03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Q:$P(^AUPNVTRT(DA,0),U,2)="" <text:s/>S ^AUPNVTRT("AA",$P(^AUPNVTRT(DA,0),U,2),(9999999-$P(+^AUPNVSIT(X,0),".",1)),DA)=""</text:p>
          </table:table-cell>
          <table:table-cell table:style-name="ce4" office:value-type="string" calcext:value-type="string">
            <text:p>Q:$P(^AUPNVTRT(DA,0),U,2)="" <text:s/>K ^AUPNVTRT("AA",$P(^AUPNVTRT(DA,0),U,2),(9999999-$P(+^AUPNVSIT(X,0),".",1)),DA)</text:p>
          </table:table-cell>
          <table:table-cell table:style-name="ce13" table:number-columns-repeated="4"/>
          <table:table-cell table:style-name="ce4"/>
          <table:table-cell table:number-columns-repeated="1013"/>
        </table:table-row>
        <table:table-row table:style-name="ro1">
          <table:table-cell table:style-name="ce4" office:value-type="float" office:value="9000010.15" calcext:value-type="float">
            <text:p>9000010.15</text:p>
          </table:table-cell>
          <table:table-cell table:style-name="ce4" office:value-type="float" office:value="0.03" calcext:value-type="float">
            <text:p>0.03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D ADD^AUPNVSIT</text:p>
          </table:table-cell>
          <table:table-cell table:style-name="ce4" office:value-type="string" calcext:value-type="string">
            <text:p>D SUB^AUPNVSIT</text:p>
          </table:table-cell>
          <table:table-cell table:style-name="ce13" table:number-columns-repeated="4"/>
          <table:table-cell table:style-name="ce4"/>
          <table:table-cell table:number-columns-repeated="1013"/>
        </table:table-row>
        <table:table-row table:style-name="ro16">
          <table:table-cell table:style-name="ce4" office:value-type="float" office:value="9000010.16" calcext:value-type="float">
            <text:p>9000010.16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I $P(^AUPNVPED(DA,0),U,2)]"",$P(^(0),U,3)]"" S ^AUPNVPED("AA",$P(^AUPNVPED(DA,0),U,2),X,(9999999-$P(+^AUPNVSIT($P(^AUPNVPED(DA,0),U,3),0),".",1)),DA)=""</text:p>
          </table:table-cell>
          <table:table-cell table:style-name="ce4" office:value-type="string" calcext:value-type="string">
            <text:p>I $P(^AUPNVPED(DA,0),U,2)]"",$P(^(0),U,3)]"" K ^AUPNVPED("AA",$P(^AUPNVPED(DA,0),U,2),X,(9999999-$P(+^AUPNVSIT($P(^AUPNVPED(DA,0),U,3),0),".",1)),DA)</text:p>
          </table:table-cell>
          <table:table-cell table:style-name="ce13" table:number-columns-repeated="4"/>
          <table:table-cell table:style-name="ce4"/>
          <table:table-cell table:number-columns-repeated="1013"/>
        </table:table-row>
        <table:table-row table:style-name="ro12">
          <table:table-cell table:style-name="ce4" office:value-type="float" office:value="9000010.16" calcext:value-type="float">
            <text:p>9000010.16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I $P(^AUPNVPED(DA,0),U,3)]"" S ^AUPNVPED("AA",X,+^AUPNVPED(DA,0),(9999999-$P(+^AUPNVSIT($P(^AUPNVPED(DA,0),U,3),0),".",1)),DA)=""</text:p>
          </table:table-cell>
          <table:table-cell table:style-name="ce4" office:value-type="string" calcext:value-type="string">
            <text:p>I $P(^AUPNVPED(DA,0),U,3)]"" K ^AUPNVPED("AA",X,+^AUPNVPED(DA,0),(9999999-$P(+^AUPNVSIT($P(^AUPNVPED(DA,0),U,3),0),".",1)),DA)</text:p>
          </table:table-cell>
          <table:table-cell table:style-name="ce13" table:number-columns-repeated="4"/>
          <table:table-cell table:style-name="ce4"/>
          <table:table-cell table:number-columns-repeated="1013"/>
        </table:table-row>
        <table:table-row table:style-name="ro14">
          <table:table-cell table:style-name="ce4" office:value-type="float" office:value="9000010.16" calcext:value-type="float">
            <text:p>9000010.16</text:p>
          </table:table-cell>
          <table:table-cell table:style-name="ce4" office:value-type="float" office:value="0.03" calcext:value-type="float">
            <text:p>0.03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Q:$P(^AUPNVPED(DA,0),U,2)="" <text:s/>S ^AUPNVPED("AA",$P(^AUPNVPED(DA,0),U,2),+$P(^(0),U,1),(9999999-$P(+^AUPNVSIT(X,0),".",1)),DA)=""</text:p>
          </table:table-cell>
          <table:table-cell table:style-name="ce4" office:value-type="string" calcext:value-type="string">
            <text:p>Q:$P(^AUPNVPED(DA,0),U,2)="" <text:s/>K ^AUPNVPED("AA",$P(^AUPNVPED(DA,0),U,2),$P(^(0),U,1),(9999999-$P(+^AUPNVSIT(X,0),".",1)),DA)</text:p>
          </table:table-cell>
          <table:table-cell table:style-name="ce13" table:number-columns-repeated="4"/>
          <table:table-cell table:style-name="ce4"/>
          <table:table-cell table:number-columns-repeated="1013"/>
        </table:table-row>
        <table:table-row table:style-name="ro1">
          <table:table-cell table:style-name="ce4" office:value-type="float" office:value="9000010.16" calcext:value-type="float">
            <text:p>9000010.16</text:p>
          </table:table-cell>
          <table:table-cell table:style-name="ce4" office:value-type="float" office:value="0.03" calcext:value-type="float">
            <text:p>0.03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D ADD^AUPNVSIT</text:p>
          </table:table-cell>
          <table:table-cell table:style-name="ce4" office:value-type="string" calcext:value-type="string">
            <text:p>D SUB^AUPNVSIT</text:p>
          </table:table-cell>
          <table:table-cell table:style-name="ce13" table:number-columns-repeated="4"/>
          <table:table-cell table:style-name="ce4"/>
          <table:table-cell table:number-columns-repeated="1013"/>
        </table:table-row>
        <table:table-row table:style-name="ro16">
          <table:table-cell table:style-name="ce4" office:value-type="float" office:value="9000010.18" calcext:value-type="float">
            <text:p>9000010.18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I $P(^AUPNVCPT(DA,0),U,2)]"",$P(^(0),U,3)]"" S ^AUPNVCPT("AA",$P(^AUPNVCPT(DA,0),U,2),X,(9999999-$P(+^AUPNVSIT($P(^AUPNVCPT(DA,0),U,3),0),".",1)),DA)=""</text:p>
          </table:table-cell>
          <table:table-cell table:style-name="ce4" office:value-type="string" calcext:value-type="string">
            <text:p>I $P(^AUPNVCPT(DA,0),U,2)]"",$P(^(0),U,3)]"" K ^AUPNVCPT("AA",$P(^AUPNVCPT(DA,0),U,2),X,(9999999-$P(+^AUPNVSIT($P(^AUPNVCPT(DA,0),U,3),0),".",1)),DA)</text:p>
          </table:table-cell>
          <table:table-cell table:style-name="ce13" table:number-columns-repeated="4"/>
          <table:table-cell table:style-name="ce4"/>
          <table:table-cell table:number-columns-repeated="1013"/>
        </table:table-row>
        <table:table-row table:style-name="ro12">
          <table:table-cell table:style-name="ce4" office:value-type="float" office:value="9000010.18" calcext:value-type="float">
            <text:p>9000010.18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I $P(^AUPNVCPT(DA,0),U,3)]"" S ^AUPNVCPT("AA",X,+^AUPNVCPT(DA,0),(9999999-$P(+^AUPNVSIT($P(^AUPNVCPT(DA,0),U,3),0),".",1)),DA)=""</text:p>
          </table:table-cell>
          <table:table-cell table:style-name="ce4" office:value-type="string" calcext:value-type="string">
            <text:p>I $P(^AUPNVCPT(DA,0),U,3)]"" K ^AUPNVCPT("AA",X,+^AUPNVCPT(DA,0),(9999999-$P(+^AUPNVSIT($P(^AUPNVCPT(DA,0),U,3),0),".",1)),DA)</text:p>
          </table:table-cell>
          <table:table-cell table:style-name="ce13" table:number-columns-repeated="4"/>
          <table:table-cell table:style-name="ce4"/>
          <table:table-cell table:number-columns-repeated="1013"/>
        </table:table-row>
        <table:table-row table:style-name="ro12">
          <table:table-cell table:style-name="ce4" office:value-type="float" office:value="9000010.18" calcext:value-type="float">
            <text:p>9000010.18</text:p>
          </table:table-cell>
          <table:table-cell table:style-name="ce4" office:value-type="float" office:value="0.03" calcext:value-type="float">
            <text:p>0.03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Q:$P(^AUPNVCPT(DA,0),U,2)="" <text:s/>S ^AUPNVCPT("AA",$P(^AUPNVCPT(DA,0),U,2),+^AUPNVCPT(DA,0),(9999999-$P(+^AUPNVSIT(X,0),".",1)),DA)=""</text:p>
          </table:table-cell>
          <table:table-cell table:style-name="ce4" office:value-type="string" calcext:value-type="string">
            <text:p>Q:$P(^AUPNVCPT(DA,0),U,2)="" <text:s/>K ^AUPNVCPT("AA",$P(^AUPNVCPT(DA,0),U,2),+^AUPNVCPT(DA,0),(9999999-$P(+^AUPNVSIT(X,0),".",1)),DA)</text:p>
          </table:table-cell>
          <table:table-cell table:style-name="ce13" table:number-columns-repeated="4"/>
          <table:table-cell table:style-name="ce4"/>
          <table:table-cell table:number-columns-repeated="1013"/>
        </table:table-row>
        <table:table-row table:style-name="ro1">
          <table:table-cell table:style-name="ce4" office:value-type="float" office:value="9000010.18" calcext:value-type="float">
            <text:p>9000010.18</text:p>
          </table:table-cell>
          <table:table-cell table:style-name="ce4" office:value-type="float" office:value="0.03" calcext:value-type="float">
            <text:p>0.03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D ADD^AUPNVSIT</text:p>
          </table:table-cell>
          <table:table-cell table:style-name="ce4" office:value-type="string" calcext:value-type="string">
            <text:p>D SUB^AUPNVSIT</text:p>
          </table:table-cell>
          <table:table-cell table:style-name="ce13" table:number-columns-repeated="4"/>
          <table:table-cell table:style-name="ce4"/>
          <table:table-cell table:number-columns-repeated="1013"/>
        </table:table-row>
        <table:table-row table:style-name="ro12">
          <table:table-cell table:style-name="ce4" office:value-type="float" office:value="9000010.23" calcext:value-type="float">
            <text:p>9000010.23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I $P(^AUPNVHF(DA,0),U,2)]"",$P(^(0),U,3)]"" S ^AUPNVHF("AA",$P(^AUPNVHF(DA,0),U,2),X,(9999999-$P(^AUPNVSIT($P(^AUPNVHF(DA,0),U,3),0),".")),DA)=""</text:p>
          </table:table-cell>
          <table:table-cell table:style-name="ce4" office:value-type="string" calcext:value-type="string">
            <text:p>I $P(^AUPNVHF(DA,0),U,2)]"",$P(^(0),U,3)]"" K ^AUPNVHF("AA",$P(^AUPNVHF(DA,0),U,2),X,(9999999-$P(^AUPNVSIT($P(^AUPNVHF(DA,0),U,3),0),".")),DA)</text:p>
          </table:table-cell>
          <table:table-cell table:style-name="ce13" table:number-columns-repeated="4"/>
          <table:table-cell table:style-name="ce4"/>
          <table:table-cell table:number-columns-repeated="1013"/>
        </table:table-row>
        <table:table-row table:style-name="ro12">
          <table:table-cell table:style-name="ce4" office:value-type="float" office:value="9000010.23" calcext:value-type="float">
            <text:p>9000010.23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I $P(^AUPNVHF(DA,0),U,3)]"" S ^AUPNVHF("AA",X,$P(^AUPNVHF(DA,0),U,1),(9999999-$P(+^AUPNVSIT($P(^AUPNVHF(DA,0),U,3),0),".",1)),DA)=""</text:p>
          </table:table-cell>
          <table:table-cell table:style-name="ce4" office:value-type="string" calcext:value-type="string">
            <text:p>I $P(^AUPNVHF(DA,0),U,3)]"" K ^AUPNVHF("AA",X,$P(^AUPNVHF(DA,0),U,1),(9999999-$P(+^AUPNVSIT($P(^AUPNVHF(DA,0),U,3),0),".",1)),DA)</text:p>
          </table:table-cell>
          <table:table-cell table:style-name="ce13" table:number-columns-repeated="4"/>
          <table:table-cell table:style-name="ce4"/>
          <table:table-cell table:number-columns-repeated="1013"/>
        </table:table-row>
        <table:table-row table:style-name="ro14">
          <table:table-cell table:style-name="ce4" office:value-type="float" office:value="9000010.23" calcext:value-type="float">
            <text:p>9000010.23</text:p>
          </table:table-cell>
          <table:table-cell table:style-name="ce4" office:value-type="float" office:value="0.03" calcext:value-type="float">
            <text:p>0.03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Q:$P(^AUPNVHF(DA,0),U,2)="" <text:s/>S ^AUPNVHF("AA",$P(^AUPNVHF(DA,0),U,2),$P(^(0),U,1),(9999999-$P(+^AUPNVSIT(X,0),".",1)),DA)=""</text:p>
          </table:table-cell>
          <table:table-cell table:style-name="ce4" office:value-type="string" calcext:value-type="string">
            <text:p>Q:$P(^AUPNVHF(DA,0),U,2)="" <text:s/>K ^AUPNVHF("AA",$P(^AUPNVHF(DA,0),U,2),$P(^(0),U,1),(9999999-$P(+^AUPNVSIT(X,0),".",1)),DA)</text:p>
          </table:table-cell>
          <table:table-cell table:style-name="ce13" table:number-columns-repeated="4"/>
          <table:table-cell table:style-name="ce4"/>
          <table:table-cell table:number-columns-repeated="1013"/>
        </table:table-row>
        <table:table-row table:style-name="ro1">
          <table:table-cell table:style-name="ce4" office:value-type="float" office:value="9000010.23" calcext:value-type="float">
            <text:p>9000010.23</text:p>
          </table:table-cell>
          <table:table-cell table:style-name="ce4" office:value-type="float" office:value="0.03" calcext:value-type="float">
            <text:p>0.03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D ADD^AUPNVSIT</text:p>
          </table:table-cell>
          <table:table-cell table:style-name="ce4" office:value-type="string" calcext:value-type="string">
            <text:p>D SUB^AUPNVSIT</text:p>
          </table:table-cell>
          <table:table-cell table:style-name="ce13" table:number-columns-repeated="4"/>
          <table:table-cell table:style-name="ce4"/>
          <table:table-cell table:number-columns-repeated="1013"/>
        </table:table-row>
        <table:table-row table:style-name="ro16">
          <table:table-cell table:style-name="ce4" office:value-type="float" office:value="9000011" calcext:value-type="float">
            <text:p>9000011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I $P(^AUPNPROB(DA,0),U,6)]"",$P(^(0),U,7)]"" S X1=$P($P(^(0),U,7),"."),X2=$P($P(</text:p>
            <text:p>^(0),U,7),".",2),^AUPNPROB("AA",X,$P(^(0),U,6)," "_$E("000",1,4-$L(X1)-1)_X1_"."</text:p>
            <text:p>_X2_$E("00",1,3-$L(X2)-1),DA)="" K X1,X2</text:p>
          </table:table-cell>
          <table:table-cell table:style-name="ce4" office:value-type="string" calcext:value-type="string">
            <text:p>I $P(^AUPNPROB(DA,0),U,6)]"",$P(^(0),U,7)]"" S X1=$P($P(^(0),U,7),"."),X2=$P($P(^(0),U,7),".",2) K ^AUPNPROB("AA",X,$P(^(0),U,6)," "_$E("000",1,4-$L(X1)-1)_X1_"."_X2_$E("00",1,3-$L(X2)-1),DA),X1,X2</text:p>
          </table:table-cell>
          <table:table-cell table:style-name="ce13" table:number-columns-repeated="4"/>
          <table:table-cell table:style-name="ce4"/>
          <table:table-cell table:number-columns-repeated="1013"/>
        </table:table-row>
        <table:table-row table:style-name="ro16">
          <table:table-cell table:style-name="ce4" office:value-type="float" office:value="9000011" calcext:value-type="float">
            <text:p>9000011</text:p>
          </table:table-cell>
          <table:table-cell table:style-name="ce4" office:value-type="float" office:value="0.03" calcext:value-type="float">
            <text:p>0.03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K ^AUPNPROB("MODIFIED",$P(^AUPNPROB(DA,0),"^",2)) D NOW^%DTC S ^AUPNPROB("MODIFIED",$P(^AUPNPROB(DA,0),"^",2),%)=""</text:p>
          </table:table-cell>
          <table:table-cell table:style-name="ce4" office:value-type="string" calcext:value-type="string">
            <text:p>Q</text:p>
          </table:table-cell>
          <table:table-cell table:style-name="ce13" table:number-columns-repeated="4"/>
          <table:table-cell table:style-name="ce4"/>
          <table:table-cell table:number-columns-repeated="1013"/>
        </table:table-row>
        <table:table-row table:style-name="ro16">
          <table:table-cell table:style-name="ce4" office:value-type="float" office:value="9000011" calcext:value-type="float">
            <text:p>9000011</text:p>
          </table:table-cell>
          <table:table-cell table:style-name="ce4" office:value-type="float" office:value="0.06" calcext:value-type="float">
            <text:p>0.06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I $P(^AUPNPROB(DA,0),U,2)]"",$P(^(0),U,7)]"" S X1=$P($P(^(0),U,7),"."),X2=$P($P(</text:p>
            <text:p>^(0),U,7),".",2),^AUPNPROB("AA",$P(^(0),U,2),X," "_$E("000",1,4-$L(X1)-1)_X1_"."</text:p>
            <text:p>_X2_$E("00",1,3-$L(X2)-1),DA)="" K X1,X2</text:p>
          </table:table-cell>
          <table:table-cell table:style-name="ce4" office:value-type="string" calcext:value-type="string">
            <text:p>I $P(^AUPNPROB(DA,0),U,2)]"",$P(^(0),U,7)]"" S X1=$P($P(^(0),U,7),"."),X2=$P($P(^(0),U,7),".",2) K ^AUPNPROB("AA",$P(^(0),U,2),X," "_$E("000",1,4-$L(X1)-1)_X1_"."_X2_$E("00",1,3-$L(X2)-1),DA),X1,X2</text:p>
          </table:table-cell>
          <table:table-cell table:style-name="ce13" table:number-columns-repeated="4"/>
          <table:table-cell table:style-name="ce4"/>
          <table:table-cell table:number-columns-repeated="1013"/>
        </table:table-row>
        <table:table-row table:style-name="ro16">
          <table:table-cell table:style-name="ce4" office:value-type="float" office:value="9000011" calcext:value-type="float">
            <text:p>9000011</text:p>
          </table:table-cell>
          <table:table-cell table:style-name="ce4" office:value-type="float" office:value="0.07" calcext:value-type="float">
            <text:p>0.07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S ^AUPNPROB("AA",$P(^AUPNPROB(DA,0),U,2),$P(^(0),U,6)," "_$E("000",1,4-$L($P(X,".",1))-1)_$P(X,".",1)_"."_$P(X,".",2)_$E("00",1,3-$L($P(X,".",2))-1),DA)=""</text:p>
          </table:table-cell>
          <table:table-cell table:style-name="ce4" office:value-type="string" calcext:value-type="string">
            <text:p>K ^AUPNPROB("AA",$P(^AUPNPROB(DA,0),U,2),$P(^(0),U,6)," "_$E("000",1,4-$L($P(X,".",1))-1)_$P(X,".",1)_"."_$P(X,".",2)_$E("00",1,3-$L($P(X,".",2))-1),DA)</text:p>
          </table:table-cell>
          <table:table-cell table:style-name="ce13" table:number-columns-repeated="4"/>
          <table:table-cell table:style-name="ce4"/>
          <table:table-cell table:number-columns-repeated="1013"/>
        </table:table-row>
        <table:table-row table:style-name="ro14">
          <table:table-cell table:style-name="ce4" office:value-type="float" office:value="9000011" calcext:value-type="float">
            <text:p>9000011</text:p>
          </table:table-cell>
          <table:table-cell table:style-name="ce4" office:value-type="float" office:value="0.12" calcext:value-type="float">
            <text:p>0.12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S:$P(^AUPNPROB(DA,0),U,2) ^AUPNPROB("ACTIVE",+$P(^(0),U,2),X,DA)=""</text:p>
          </table:table-cell>
          <table:table-cell table:style-name="ce4" office:value-type="string" calcext:value-type="string">
            <text:p>K ^AUPNPROB("ACTIVE",+$P(^AUPNPROB(DA,0),U,2),X,DA)</text:p>
          </table:table-cell>
          <table:table-cell table:style-name="ce13" table:number-columns-repeated="4"/>
          <table:table-cell table:style-name="ce4"/>
          <table:table-cell table:number-columns-repeated="1013"/>
        </table:table-row>
        <table:table-row table:style-name="ro1">
          <table:table-cell table:style-name="ce4" office:value-type="float" office:value="9999999.14" calcext:value-type="float">
            <text:p>9999999.14</text:p>
          </table:table-cell>
          <table:table-cell table:style-name="ce4" office:value-type="float" office:value="1.01" calcext:value-type="float">
            <text:p>1.01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S ^AUTTIMM("D",$E(X,1,30),DA)=""</text:p>
          </table:table-cell>
          <table:table-cell table:style-name="ce4" office:value-type="string" calcext:value-type="string">
            <text:p>K ^AUTTIMM("D",$E(X,1,30),DA)</text:p>
          </table:table-cell>
          <table:table-cell table:style-name="ce13" table:number-columns-repeated="4"/>
          <table:table-cell table:style-name="ce4"/>
          <table:table-cell table:number-columns-repeated="1013"/>
        </table:table-row>
        <table:table-row table:style-name="ro1">
          <table:table-cell table:style-name="ce4" office:value-type="float" office:value="9999999.14" calcext:value-type="float">
            <text:p>9999999.14</text:p>
          </table:table-cell>
          <table:table-cell table:style-name="ce4" office:value-type="float" office:value="1.01" calcext:value-type="float">
            <text:p>1.01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D UPXREF^BIUTL5(X,"^AUTTIMM(","V")</text:p>
          </table:table-cell>
          <table:table-cell table:style-name="ce4" office:value-type="string" calcext:value-type="string">
            <text:p>D KUPXREF^BIUTL5(X,"^AUTTIMM(","V")</text:p>
          </table:table-cell>
          <table:table-cell table:style-name="ce13" table:number-columns-repeated="4"/>
          <table:table-cell table:style-name="ce4"/>
          <table:table-cell table:number-columns-repeated="1013"/>
        </table:table-row>
        <table:table-row table:style-name="ro1">
          <table:table-cell table:style-name="ce4" office:value-type="float" office:value="9999999.14" calcext:value-type="float">
            <text:p>9999999.14</text:p>
          </table:table-cell>
          <table:table-cell table:style-name="ce4" office:value-type="float" office:value="1.03" calcext:value-type="float">
            <text:p>1.03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S ^AUTTIMM("D",$E(X,1,30),DA)=""</text:p>
          </table:table-cell>
          <table:table-cell table:style-name="ce4" office:value-type="string" calcext:value-type="string">
            <text:p>K ^AUTTIMM("D",$E(X,1,30),DA)</text:p>
          </table:table-cell>
          <table:table-cell table:style-name="ce13" table:number-columns-repeated="4"/>
          <table:table-cell table:style-name="ce4"/>
          <table:table-cell table:number-columns-repeated="1013"/>
        </table:table-row>
        <table:table-row table:style-name="ro1">
          <table:table-cell table:style-name="ce4" office:value-type="float" office:value="9999999.14" calcext:value-type="float">
            <text:p>9999999.14</text:p>
          </table:table-cell>
          <table:table-cell table:style-name="ce4" office:value-type="float" office:value="1.03" calcext:value-type="float">
            <text:p>1.03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D UPXREF^BIUTL5(X,"^AUTTIMM(","V")</text:p>
          </table:table-cell>
          <table:table-cell table:style-name="ce4" office:value-type="string" calcext:value-type="string">
            <text:p>D KUPXREF^BIUTL5(X,"^AUTTIMM(","V")</text:p>
          </table:table-cell>
          <table:table-cell table:style-name="ce13" table:number-columns-repeated="4"/>
          <table:table-cell table:style-name="ce4"/>
          <table:table-cell table:number-columns-repeated="1013"/>
        </table:table-row>
        <table:table-row table:style-name="ro1">
          <table:table-cell table:style-name="ce4" office:value-type="float" office:value="9999999.14" calcext:value-type="float">
            <text:p>9999999.14</text:p>
          </table:table-cell>
          <table:table-cell table:style-name="ce4" office:value-type="float" office:value="1.05" calcext:value-type="float">
            <text:p>1.05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S ^AUTTIMM("D",$E(X,1,30),DA)=""</text:p>
          </table:table-cell>
          <table:table-cell table:style-name="ce4" office:value-type="string" calcext:value-type="string">
            <text:p>K ^AUTTIMM("D",$E(X,1,30),DA)</text:p>
          </table:table-cell>
          <table:table-cell table:style-name="ce13" table:number-columns-repeated="4"/>
          <table:table-cell table:style-name="ce4"/>
          <table:table-cell table:number-columns-repeated="1013"/>
        </table:table-row>
        <table:table-row table:style-name="ro1">
          <table:table-cell table:style-name="ce4" office:value-type="float" office:value="9999999.14" calcext:value-type="float">
            <text:p>9999999.14</text:p>
          </table:table-cell>
          <table:table-cell table:style-name="ce4" office:value-type="float" office:value="1.05" calcext:value-type="float">
            <text:p>1.05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D UPXREF^BIUTL5(X,"^AUTTIMM(","V")</text:p>
          </table:table-cell>
          <table:table-cell table:style-name="ce4" office:value-type="string" calcext:value-type="string">
            <text:p>D KUPXREF^BIUTL5(X,"^AUTTIMM(","V")</text:p>
          </table:table-cell>
          <table:table-cell table:style-name="ce13" table:number-columns-repeated="4"/>
          <table:table-cell table:style-name="ce4"/>
          <table:table-cell table:number-columns-repeated="1013"/>
        </table:table-row>
        <table:table-row table:style-name="ro1">
          <table:table-cell table:style-name="ce4" office:value-type="float" office:value="9999999.14" calcext:value-type="float">
            <text:p>9999999.14</text:p>
          </table:table-cell>
          <table:table-cell table:style-name="ce4" office:value-type="float" office:value="1.07" calcext:value-type="float">
            <text:p>1.07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S ^AUTTIMM("D",$E(X,1,30),DA)=""</text:p>
          </table:table-cell>
          <table:table-cell table:style-name="ce4" office:value-type="string" calcext:value-type="string">
            <text:p>K ^AUTTIMM("D",$E(X,1,30),DA)</text:p>
          </table:table-cell>
          <table:table-cell table:style-name="ce13" table:number-columns-repeated="4"/>
          <table:table-cell table:style-name="ce4"/>
          <table:table-cell table:number-columns-repeated="1013"/>
        </table:table-row>
        <table:table-row table:style-name="ro1">
          <table:table-cell table:style-name="ce4" office:value-type="float" office:value="9999999.14" calcext:value-type="float">
            <text:p>9999999.14</text:p>
          </table:table-cell>
          <table:table-cell table:style-name="ce4" office:value-type="float" office:value="1.07" calcext:value-type="float">
            <text:p>1.07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D UPXREF^BIUTL5(X,"^AUTTIMM(","V")</text:p>
          </table:table-cell>
          <table:table-cell table:style-name="ce4" office:value-type="string" calcext:value-type="string">
            <text:p>D KUPXREF^BIUTL5(X,"^AUTTIMM(","V")</text:p>
          </table:table-cell>
          <table:table-cell table:style-name="ce13" table:number-columns-repeated="4"/>
          <table:table-cell table:style-name="ce4"/>
          <table:table-cell table:number-columns-repeated="1013"/>
        </table:table-row>
        <table:table-row table:style-name="ro1">
          <table:table-cell table:style-name="ce4" office:value-type="float" office:value="9999999.14" calcext:value-type="float">
            <text:p>9999999.14</text:p>
          </table:table-cell>
          <table:table-cell table:style-name="ce4" office:value-type="float" office:value="1.09" calcext:value-type="float">
            <text:p>1.09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S ^AUTTIMM("D",$E(X,1,30),DA)=""</text:p>
          </table:table-cell>
          <table:table-cell table:style-name="ce4" office:value-type="string" calcext:value-type="string">
            <text:p>K ^AUTTIMM("D",$E(X,1,30),DA)</text:p>
          </table:table-cell>
          <table:table-cell table:style-name="ce13" table:number-columns-repeated="4"/>
          <table:table-cell table:style-name="ce4"/>
          <table:table-cell table:number-columns-repeated="1013"/>
        </table:table-row>
        <table:table-row table:style-name="ro1">
          <table:table-cell table:style-name="ce4" office:value-type="float" office:value="9999999.14" calcext:value-type="float">
            <text:p>9999999.14</text:p>
          </table:table-cell>
          <table:table-cell table:style-name="ce4" office:value-type="float" office:value="1.09" calcext:value-type="float">
            <text:p>1.09</text:p>
          </table:table-cell>
          <table:table-cell table:style-name="ce4" office:value-type="string" calcext:value-type="string">
            <text:p>MUMPS</text:p>
          </table:table-cell>
          <table:table-cell table:style-name="ce4"/>
          <table:table-cell table:style-name="ce4" office:value-type="string" calcext:value-type="string">
            <text:p>D UPXREF^BIUTL5(X,"^AUTTIMM(","V")</text:p>
          </table:table-cell>
          <table:table-cell table:style-name="ce4" office:value-type="string" calcext:value-type="string">
            <text:p>D KUPXREF^BIUTL5(X,"^AUTTIMM(","V")</text:p>
          </table:table-cell>
          <table:table-cell table:style-name="ce13" table:number-columns-repeated="4"/>
          <table:table-cell table:style-name="ce4"/>
          <table:table-cell table:number-columns-repeated="1013"/>
        </table:table-row>
        <table:table-row table:style-name="ro1" table:number-rows-repeated="104788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Sheet1.$A$1" table:cell-range-address="$Sheet1.$A$1:.$K$1"/>
        </table:named-expressions>
      </table:table>
      <table:named-expressions/>
      <table:database-ranges>
        <table:database-range table:name="__Anonymous_Sheet_DB__0" table:target-range-address="Sheet1.A1:Sheet1.K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SimSun" style:font-family-asian="SimSun" style:font-family-generic-asian="system" style:font-pitch-asian="variable" style:font-size-asian="11pt" style:font-name-complex="Lucida Sans" style:font-family-complex="'Lucida Sans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ord, Arlis L</meta:initial-creator>
    <dc:creator>Randy Rossnan</dc:creator>
    <meta:creation-date>2015-07-16T14:45:32</meta:creation-date>
    <dc:date>2015-08-13T12:09:28</dc:date>
    <meta:generator>LibreOffice/5.0.4.2$MacOSX_X86_64 LibreOffice_project/2b9802c1994aa0b7dc6079e128979269cf95bc78</meta:generator>
    <meta:document-statistic meta:table-count="1" meta:cell-count="4265" meta:object-count="0"/>
    <meta:user-defined meta:name="AppVersion">15.0300</meta:user-defined>
    <meta:user-defined meta:name="Company">General Dynamics Information Technology</meta:user-defined>
    <meta:user-defined meta:name="ContentTypeId">0x0101008DE15B626BC2C4498A244DAD5C00E27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dlc_DocIdItemGuid" meta:value-type="string">bf3af873-b0b6-41d1-9490-ff96c082a7e5</meta:user-defined>
  </office:meta>
</office:document-meta>
</file>